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10.16mm"/>
    </style:style>
    <style:style style:name="co3" style:family="table-column">
      <style:table-column-properties fo:break-before="auto" style:column-width="28.4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12.33mm"/>
    </style:style>
    <style:style style:name="co6" style:family="table-column">
      <style:table-column-properties fo:break-before="auto" style:column-width="27.7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L2_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" table:default-cell-style-name="Default"/>
        <table:table-row table:style-name="ro1">
          <table:table-cell office:value-type="string" calcext:value-type="string">
            <text:p>Top Speed</text:p>
          </table:table-cell>
          <table:table-cell office:value-type="string" calcext:value-type="string">
            <text:p><text:s/>Age</text:p>
          </table:table-cell>
          <table:table-cell office:value-type="string" calcext:value-type="string">
            <text:p><text:s/>Security Rating</text:p>
          </table:table-cell>
          <table:table-cell office:value-type="string" calcext:value-type="string">
            <text:p><text:s/>Efficiency Rating</text:p>
          </table:table-cell>
          <table:table-cell office:value-type="string" calcext:value-type="string">
            <text:p><text:s/>Price</text:p>
          </table:table-cell>
          <table:table-cell table:style-name="ce1" office:value-type="string" calcext:value-type="string">
            <text:p>Predicted Price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Squared Error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110" calcext:value-type="float">
            <text:p>7110</text:p>
          </table:table-cell>
          <table:table-cell table:formula="of:=[.$L$4]+[.$M$4]*[.A2]+[.$N$4]*[.B2]+[.$O$4]*[.C2]+[.$P$4]*[.D2]" office:value-type="float" office:value="108" calcext:value-type="float">
            <text:p>108</text:p>
          </table:table-cell>
          <table:table-cell table:formula="of:=[.E2]-[.F2]" office:value-type="float" office:value="7002" calcext:value-type="float">
            <text:p>7002</text:p>
          </table:table-cell>
          <table:table-cell table:formula="of:=[.G2]*[.G2]" office:value-type="float" office:value="49028004" calcext:value-type="float">
            <text:p>49028004</text:p>
          </table:table-cell>
          <table:table-cell/>
          <table:table-cell table:style-name="ce1" office:value-type="string" calcext:value-type="string">
            <text:p>MSE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770" calcext:value-type="float">
            <text:p>5770</text:p>
          </table:table-cell>
          <table:table-cell table:formula="of:=[.$L$4]+[.$M$4]*[.A3]+[.$N$4]*[.B3]+[.$O$4]*[.C3]+[.$P$4]*[.D3]" office:value-type="float" office:value="105" calcext:value-type="float">
            <text:p>105</text:p>
          </table:table-cell>
          <table:table-cell table:formula="of:=[.E3]-[.F3]" office:value-type="float" office:value="5665" calcext:value-type="float">
            <text:p>5665</text:p>
          </table:table-cell>
          <table:table-cell table:formula="of:=[.G3]*[.G3]" office:value-type="float" office:value="32092225" calcext:value-type="float">
            <text:p>32092225</text:p>
          </table:table-cell>
          <table:table-cell/>
          <table:table-cell table:formula="of:=AVERAGE([.H$1:.H$1048576])" office:value-type="float" office:value="38665924.424" calcext:value-type="float">
            <text:p>38665924.424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1</text:p>
          </table:table-cell>
          <table:table-cell table:style-name="ce1" office:value-type="string" calcext:value-type="string">
            <text:p>k2</text:p>
          </table:table-cell>
          <table:table-cell table:style-name="ce1" office:value-type="string" calcext:value-type="string">
            <text:p>k3</text:p>
          </table:table-cell>
          <table:table-cell table:style-name="ce1" office:value-type="string" calcext:value-type="string">
            <text:p>k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520" calcext:value-type="float">
            <text:p>6520</text:p>
          </table:table-cell>
          <table:table-cell table:formula="of:=[.$L$4]+[.$M$4]*[.A4]+[.$N$4]*[.B4]+[.$O$4]*[.C4]+[.$P$4]*[.D4]" office:value-type="float" office:value="108" calcext:value-type="float">
            <text:p>108</text:p>
          </table:table-cell>
          <table:table-cell table:formula="of:=[.E4]-[.F4]" office:value-type="float" office:value="6412" calcext:value-type="float">
            <text:p>6412</text:p>
          </table:table-cell>
          <table:table-cell table:formula="of:=[.G4]*[.G4]" office:value-type="float" office:value="41113744" calcext:value-type="float">
            <text:p>41113744</text:p>
          </table:table-cell>
          <table:table-cell/>
          <table:table-cell table:style-name="ce1" office:value-type="string" calcext:value-type="string">
            <text:p>RMS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190" calcext:value-type="float">
            <text:p>7190</text:p>
          </table:table-cell>
          <table:table-cell table:formula="of:=[.$L$4]+[.$M$4]*[.A5]+[.$N$4]*[.B5]+[.$O$4]*[.C5]+[.$P$4]*[.D5]" office:value-type="float" office:value="107" calcext:value-type="float">
            <text:p>107</text:p>
          </table:table-cell>
          <table:table-cell table:formula="of:=[.E5]-[.F5]" office:value-type="float" office:value="7083" calcext:value-type="float">
            <text:p>7083</text:p>
          </table:table-cell>
          <table:table-cell table:formula="of:=[.G5]*[.G5]" office:value-type="float" office:value="50168889" calcext:value-type="float">
            <text:p>50168889</text:p>
          </table:table-cell>
          <table:table-cell/>
          <table:table-cell table:formula="of:=SQRT([.J3])" office:value-type="float" office:value="6218.19301919778" calcext:value-type="float">
            <text:p>6218.19301919778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200" calcext:value-type="float">
            <text:p>6200</text:p>
          </table:table-cell>
          <table:table-cell table:formula="of:=[.$L$4]+[.$M$4]*[.A6]+[.$N$4]*[.B6]+[.$O$4]*[.C6]+[.$P$4]*[.D6]" office:value-type="float" office:value="105" calcext:value-type="float">
            <text:p>105</text:p>
          </table:table-cell>
          <table:table-cell table:formula="of:=[.E6]-[.F6]" office:value-type="float" office:value="6095" calcext:value-type="float">
            <text:p>6095</text:p>
          </table:table-cell>
          <table:table-cell table:formula="of:=[.G6]*[.G6]" office:value-type="float" office:value="37149025" calcext:value-type="float">
            <text:p>37149025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820" calcext:value-type="float">
            <text:p>5820</text:p>
          </table:table-cell>
          <table:table-cell table:formula="of:=[.$L$4]+[.$M$4]*[.A7]+[.$N$4]*[.B7]+[.$O$4]*[.C7]+[.$P$4]*[.D7]" office:value-type="float" office:value="100" calcext:value-type="float">
            <text:p>100</text:p>
          </table:table-cell>
          <table:table-cell table:formula="of:=[.E7]-[.F7]" office:value-type="float" office:value="5720" calcext:value-type="float">
            <text:p>5720</text:p>
          </table:table-cell>
          <table:table-cell table:formula="of:=[.G7]*[.G7]" office:value-type="float" office:value="32718400" calcext:value-type="float">
            <text:p>3271840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270" calcext:value-type="float">
            <text:p>6270</text:p>
          </table:table-cell>
          <table:table-cell table:formula="of:=[.$L$4]+[.$M$4]*[.A8]+[.$N$4]*[.B8]+[.$O$4]*[.C8]+[.$P$4]*[.D8]" office:value-type="float" office:value="109" calcext:value-type="float">
            <text:p>109</text:p>
          </table:table-cell>
          <table:table-cell table:formula="of:=[.E8]-[.F8]" office:value-type="float" office:value="6161" calcext:value-type="float">
            <text:p>6161</text:p>
          </table:table-cell>
          <table:table-cell table:formula="of:=[.G8]*[.G8]" office:value-type="float" office:value="37957921" calcext:value-type="float">
            <text:p>37957921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120" calcext:value-type="float">
            <text:p>6120</text:p>
          </table:table-cell>
          <table:table-cell table:formula="of:=[.$L$4]+[.$M$4]*[.A9]+[.$N$4]*[.B9]+[.$O$4]*[.C9]+[.$P$4]*[.D9]" office:value-type="float" office:value="106" calcext:value-type="float">
            <text:p>106</text:p>
          </table:table-cell>
          <table:table-cell table:formula="of:=[.E9]-[.F9]" office:value-type="float" office:value="6014" calcext:value-type="float">
            <text:p>6014</text:p>
          </table:table-cell>
          <table:table-cell table:formula="of:=[.G9]*[.G9]" office:value-type="float" office:value="36168196" calcext:value-type="float">
            <text:p>36168196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160" calcext:value-type="float">
            <text:p>6160</text:p>
          </table:table-cell>
          <table:table-cell table:formula="of:=[.$L$4]+[.$M$4]*[.A10]+[.$N$4]*[.B10]+[.$O$4]*[.C10]+[.$P$4]*[.D10]" office:value-type="float" office:value="105" calcext:value-type="float">
            <text:p>105</text:p>
          </table:table-cell>
          <table:table-cell table:formula="of:=[.E10]-[.F10]" office:value-type="float" office:value="6055" calcext:value-type="float">
            <text:p>6055</text:p>
          </table:table-cell>
          <table:table-cell table:formula="of:=[.G10]*[.G10]" office:value-type="float" office:value="36663025" calcext:value-type="float">
            <text:p>36663025</text:p>
          </table:table-cell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660" calcext:value-type="float">
            <text:p>7660</text:p>
          </table:table-cell>
          <table:table-cell table:formula="of:=[.$L$4]+[.$M$4]*[.A11]+[.$N$4]*[.B11]+[.$O$4]*[.C11]+[.$P$4]*[.D11]" office:value-type="float" office:value="106" calcext:value-type="float">
            <text:p>106</text:p>
          </table:table-cell>
          <table:table-cell table:formula="of:=[.E11]-[.F11]" office:value-type="float" office:value="7554" calcext:value-type="float">
            <text:p>7554</text:p>
          </table:table-cell>
          <table:table-cell table:formula="of:=[.G11]*[.G11]" office:value-type="float" office:value="57062916" calcext:value-type="float">
            <text:p>57062916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320" calcext:value-type="float">
            <text:p>6320</text:p>
          </table:table-cell>
          <table:table-cell table:formula="of:=[.$L$4]+[.$M$4]*[.A12]+[.$N$4]*[.B12]+[.$O$4]*[.C12]+[.$P$4]*[.D12]" office:value-type="float" office:value="106" calcext:value-type="float">
            <text:p>106</text:p>
          </table:table-cell>
          <table:table-cell table:formula="of:=[.E12]-[.F12]" office:value-type="float" office:value="6214" calcext:value-type="float">
            <text:p>6214</text:p>
          </table:table-cell>
          <table:table-cell table:formula="of:=[.G12]*[.G12]" office:value-type="float" office:value="38613796" calcext:value-type="float">
            <text:p>38613796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340" calcext:value-type="float">
            <text:p>5340</text:p>
          </table:table-cell>
          <table:table-cell table:formula="of:=[.$L$4]+[.$M$4]*[.A13]+[.$N$4]*[.B13]+[.$O$4]*[.C13]+[.$P$4]*[.D13]" office:value-type="float" office:value="102" calcext:value-type="float">
            <text:p>102</text:p>
          </table:table-cell>
          <table:table-cell table:formula="of:=[.E13]-[.F13]" office:value-type="float" office:value="5238" calcext:value-type="float">
            <text:p>5238</text:p>
          </table:table-cell>
          <table:table-cell table:formula="of:=[.G13]*[.G13]" office:value-type="float" office:value="27436644" calcext:value-type="float">
            <text:p>27436644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360" calcext:value-type="float">
            <text:p>6360</text:p>
          </table:table-cell>
          <table:table-cell table:formula="of:=[.$L$4]+[.$M$4]*[.A14]+[.$N$4]*[.B14]+[.$O$4]*[.C14]+[.$P$4]*[.D14]" office:value-type="float" office:value="110" calcext:value-type="float">
            <text:p>110</text:p>
          </table:table-cell>
          <table:table-cell table:formula="of:=[.E14]-[.F14]" office:value-type="float" office:value="6250" calcext:value-type="float">
            <text:p>6250</text:p>
          </table:table-cell>
          <table:table-cell table:formula="of:=[.G14]*[.G14]" office:value-type="float" office:value="39062500" calcext:value-type="float">
            <text:p>3906250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480" calcext:value-type="float">
            <text:p>5480</text:p>
          </table:table-cell>
          <table:table-cell table:formula="of:=[.$L$4]+[.$M$4]*[.A15]+[.$N$4]*[.B15]+[.$O$4]*[.C15]+[.$P$4]*[.D15]" office:value-type="float" office:value="104" calcext:value-type="float">
            <text:p>104</text:p>
          </table:table-cell>
          <table:table-cell table:formula="of:=[.E15]-[.F15]" office:value-type="float" office:value="5376" calcext:value-type="float">
            <text:p>5376</text:p>
          </table:table-cell>
          <table:table-cell table:formula="of:=[.G15]*[.G15]" office:value-type="float" office:value="28901376" calcext:value-type="float">
            <text:p>28901376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470" calcext:value-type="float">
            <text:p>6470</text:p>
          </table:table-cell>
          <table:table-cell table:formula="of:=[.$L$4]+[.$M$4]*[.A16]+[.$N$4]*[.B16]+[.$O$4]*[.C16]+[.$P$4]*[.D16]" office:value-type="float" office:value="110" calcext:value-type="float">
            <text:p>110</text:p>
          </table:table-cell>
          <table:table-cell table:formula="of:=[.E16]-[.F16]" office:value-type="float" office:value="6360" calcext:value-type="float">
            <text:p>6360</text:p>
          </table:table-cell>
          <table:table-cell table:formula="of:=[.G16]*[.G16]" office:value-type="float" office:value="40449600" calcext:value-type="float">
            <text:p>40449600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460" calcext:value-type="float">
            <text:p>6460</text:p>
          </table:table-cell>
          <table:table-cell table:formula="of:=[.$L$4]+[.$M$4]*[.A17]+[.$N$4]*[.B17]+[.$O$4]*[.C17]+[.$P$4]*[.D17]" office:value-type="float" office:value="110" calcext:value-type="float">
            <text:p>110</text:p>
          </table:table-cell>
          <table:table-cell table:formula="of:=[.E17]-[.F17]" office:value-type="float" office:value="6350" calcext:value-type="float">
            <text:p>6350</text:p>
          </table:table-cell>
          <table:table-cell table:formula="of:=[.G17]*[.G17]" office:value-type="float" office:value="40322500" calcext:value-type="float">
            <text:p>4032250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50" calcext:value-type="float">
            <text:p>6050</text:p>
          </table:table-cell>
          <table:table-cell table:formula="of:=[.$L$4]+[.$M$4]*[.A18]+[.$N$4]*[.B18]+[.$O$4]*[.C18]+[.$P$4]*[.D18]" office:value-type="float" office:value="102" calcext:value-type="float">
            <text:p>102</text:p>
          </table:table-cell>
          <table:table-cell table:formula="of:=[.E18]-[.F18]" office:value-type="float" office:value="5948" calcext:value-type="float">
            <text:p>5948</text:p>
          </table:table-cell>
          <table:table-cell table:formula="of:=[.G18]*[.G18]" office:value-type="float" office:value="35378704" calcext:value-type="float">
            <text:p>35378704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950" calcext:value-type="float">
            <text:p>5950</text:p>
          </table:table-cell>
          <table:table-cell table:formula="of:=[.$L$4]+[.$M$4]*[.A19]+[.$N$4]*[.B19]+[.$O$4]*[.C19]+[.$P$4]*[.D19]" office:value-type="float" office:value="103" calcext:value-type="float">
            <text:p>103</text:p>
          </table:table-cell>
          <table:table-cell table:formula="of:=[.E19]-[.F19]" office:value-type="float" office:value="5847" calcext:value-type="float">
            <text:p>5847</text:p>
          </table:table-cell>
          <table:table-cell table:formula="of:=[.G19]*[.G19]" office:value-type="float" office:value="34187409" calcext:value-type="float">
            <text:p>34187409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850" calcext:value-type="float">
            <text:p>6850</text:p>
          </table:table-cell>
          <table:table-cell table:formula="of:=[.$L$4]+[.$M$4]*[.A20]+[.$N$4]*[.B20]+[.$O$4]*[.C20]+[.$P$4]*[.D20]" office:value-type="float" office:value="110" calcext:value-type="float">
            <text:p>110</text:p>
          </table:table-cell>
          <table:table-cell table:formula="of:=[.E20]-[.F20]" office:value-type="float" office:value="6740" calcext:value-type="float">
            <text:p>6740</text:p>
          </table:table-cell>
          <table:table-cell table:formula="of:=[.G20]*[.G20]" office:value-type="float" office:value="45427600" calcext:value-type="float">
            <text:p>4542760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990" calcext:value-type="float">
            <text:p>5990</text:p>
          </table:table-cell>
          <table:table-cell table:formula="of:=[.$L$4]+[.$M$4]*[.A21]+[.$N$4]*[.B21]+[.$O$4]*[.C21]+[.$P$4]*[.D21]" office:value-type="float" office:value="106" calcext:value-type="float">
            <text:p>106</text:p>
          </table:table-cell>
          <table:table-cell table:formula="of:=[.E21]-[.F21]" office:value-type="float" office:value="5884" calcext:value-type="float">
            <text:p>5884</text:p>
          </table:table-cell>
          <table:table-cell table:formula="of:=[.G21]*[.G21]" office:value-type="float" office:value="34621456" calcext:value-type="float">
            <text:p>34621456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170" calcext:value-type="float">
            <text:p>6170</text:p>
          </table:table-cell>
          <table:table-cell table:formula="of:=[.$L$4]+[.$M$4]*[.A22]+[.$N$4]*[.B22]+[.$O$4]*[.C22]+[.$P$4]*[.D22]" office:value-type="float" office:value="110" calcext:value-type="float">
            <text:p>110</text:p>
          </table:table-cell>
          <table:table-cell table:formula="of:=[.E22]-[.F22]" office:value-type="float" office:value="6060" calcext:value-type="float">
            <text:p>6060</text:p>
          </table:table-cell>
          <table:table-cell table:formula="of:=[.G22]*[.G22]" office:value-type="float" office:value="36723600" calcext:value-type="float">
            <text:p>3672360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730" calcext:value-type="float">
            <text:p>6730</text:p>
          </table:table-cell>
          <table:table-cell table:formula="of:=[.$L$4]+[.$M$4]*[.A23]+[.$N$4]*[.B23]+[.$O$4]*[.C23]+[.$P$4]*[.D23]" office:value-type="float" office:value="110" calcext:value-type="float">
            <text:p>110</text:p>
          </table:table-cell>
          <table:table-cell table:formula="of:=[.E23]-[.F23]" office:value-type="float" office:value="6620" calcext:value-type="float">
            <text:p>6620</text:p>
          </table:table-cell>
          <table:table-cell table:formula="of:=[.G23]*[.G23]" office:value-type="float" office:value="43824400" calcext:value-type="float">
            <text:p>43824400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810" calcext:value-type="float">
            <text:p>6810</text:p>
          </table:table-cell>
          <table:table-cell table:formula="of:=[.$L$4]+[.$M$4]*[.A24]+[.$N$4]*[.B24]+[.$O$4]*[.C24]+[.$P$4]*[.D24]" office:value-type="float" office:value="103" calcext:value-type="float">
            <text:p>103</text:p>
          </table:table-cell>
          <table:table-cell table:formula="of:=[.E24]-[.F24]" office:value-type="float" office:value="6707" calcext:value-type="float">
            <text:p>6707</text:p>
          </table:table-cell>
          <table:table-cell table:formula="of:=[.G24]*[.G24]" office:value-type="float" office:value="44983849" calcext:value-type="float">
            <text:p>44983849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870" calcext:value-type="float">
            <text:p>6870</text:p>
          </table:table-cell>
          <table:table-cell table:formula="of:=[.$L$4]+[.$M$4]*[.A25]+[.$N$4]*[.B25]+[.$O$4]*[.C25]+[.$P$4]*[.D25]" office:value-type="float" office:value="110" calcext:value-type="float">
            <text:p>110</text:p>
          </table:table-cell>
          <table:table-cell table:formula="of:=[.E25]-[.F25]" office:value-type="float" office:value="6760" calcext:value-type="float">
            <text:p>6760</text:p>
          </table:table-cell>
          <table:table-cell table:formula="of:=[.G25]*[.G25]" office:value-type="float" office:value="45697600" calcext:value-type="float">
            <text:p>4569760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410" calcext:value-type="float">
            <text:p>6410</text:p>
          </table:table-cell>
          <table:table-cell table:formula="of:=[.$L$4]+[.$M$4]*[.A26]+[.$N$4]*[.B26]+[.$O$4]*[.C26]+[.$P$4]*[.D26]" office:value-type="float" office:value="107" calcext:value-type="float">
            <text:p>107</text:p>
          </table:table-cell>
          <table:table-cell table:formula="of:=[.E26]-[.F26]" office:value-type="float" office:value="6303" calcext:value-type="float">
            <text:p>6303</text:p>
          </table:table-cell>
          <table:table-cell table:formula="of:=[.G26]*[.G26]" office:value-type="float" office:value="39727809" calcext:value-type="float">
            <text:p>39727809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530" calcext:value-type="float">
            <text:p>6530</text:p>
          </table:table-cell>
          <table:table-cell table:formula="of:=[.$L$4]+[.$M$4]*[.A27]+[.$N$4]*[.B27]+[.$O$4]*[.C27]+[.$P$4]*[.D27]" office:value-type="float" office:value="103" calcext:value-type="float">
            <text:p>103</text:p>
          </table:table-cell>
          <table:table-cell table:formula="of:=[.E27]-[.F27]" office:value-type="float" office:value="6427" calcext:value-type="float">
            <text:p>6427</text:p>
          </table:table-cell>
          <table:table-cell table:formula="of:=[.G27]*[.G27]" office:value-type="float" office:value="41306329" calcext:value-type="float">
            <text:p>41306329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430" calcext:value-type="float">
            <text:p>6430</text:p>
          </table:table-cell>
          <table:table-cell table:formula="of:=[.$L$4]+[.$M$4]*[.A28]+[.$N$4]*[.B28]+[.$O$4]*[.C28]+[.$P$4]*[.D28]" office:value-type="float" office:value="106" calcext:value-type="float">
            <text:p>106</text:p>
          </table:table-cell>
          <table:table-cell table:formula="of:=[.E28]-[.F28]" office:value-type="float" office:value="6324" calcext:value-type="float">
            <text:p>6324</text:p>
          </table:table-cell>
          <table:table-cell table:formula="of:=[.G28]*[.G28]" office:value-type="float" office:value="39992976" calcext:value-type="float">
            <text:p>39992976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710" calcext:value-type="float">
            <text:p>6710</text:p>
          </table:table-cell>
          <table:table-cell table:formula="of:=[.$L$4]+[.$M$4]*[.A29]+[.$N$4]*[.B29]+[.$O$4]*[.C29]+[.$P$4]*[.D29]" office:value-type="float" office:value="102" calcext:value-type="float">
            <text:p>102</text:p>
          </table:table-cell>
          <table:table-cell table:formula="of:=[.E29]-[.F29]" office:value-type="float" office:value="6608" calcext:value-type="float">
            <text:p>6608</text:p>
          </table:table-cell>
          <table:table-cell table:formula="of:=[.G29]*[.G29]" office:value-type="float" office:value="43665664" calcext:value-type="float">
            <text:p>43665664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740" calcext:value-type="float">
            <text:p>5740</text:p>
          </table:table-cell>
          <table:table-cell table:formula="of:=[.$L$4]+[.$M$4]*[.A30]+[.$N$4]*[.B30]+[.$O$4]*[.C30]+[.$P$4]*[.D30]" office:value-type="float" office:value="102" calcext:value-type="float">
            <text:p>102</text:p>
          </table:table-cell>
          <table:table-cell table:formula="of:=[.E30]-[.F30]" office:value-type="float" office:value="5638" calcext:value-type="float">
            <text:p>5638</text:p>
          </table:table-cell>
          <table:table-cell table:formula="of:=[.G30]*[.G30]" office:value-type="float" office:value="31787044" calcext:value-type="float">
            <text:p>31787044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450" calcext:value-type="float">
            <text:p>6450</text:p>
          </table:table-cell>
          <table:table-cell table:formula="of:=[.$L$4]+[.$M$4]*[.A31]+[.$N$4]*[.B31]+[.$O$4]*[.C31]+[.$P$4]*[.D31]" office:value-type="float" office:value="110" calcext:value-type="float">
            <text:p>110</text:p>
          </table:table-cell>
          <table:table-cell table:formula="of:=[.E31]-[.F31]" office:value-type="float" office:value="6340" calcext:value-type="float">
            <text:p>6340</text:p>
          </table:table-cell>
          <table:table-cell table:formula="of:=[.G31]*[.G31]" office:value-type="float" office:value="40195600" calcext:value-type="float">
            <text:p>4019560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280" calcext:value-type="float">
            <text:p>5280</text:p>
          </table:table-cell>
          <table:table-cell table:formula="of:=[.$L$4]+[.$M$4]*[.A32]+[.$N$4]*[.B32]+[.$O$4]*[.C32]+[.$P$4]*[.D32]" office:value-type="float" office:value="100" calcext:value-type="float">
            <text:p>100</text:p>
          </table:table-cell>
          <table:table-cell table:formula="of:=[.E32]-[.F32]" office:value-type="float" office:value="5180" calcext:value-type="float">
            <text:p>5180</text:p>
          </table:table-cell>
          <table:table-cell table:formula="of:=[.G32]*[.G32]" office:value-type="float" office:value="26832400" calcext:value-type="float">
            <text:p>26832400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850" calcext:value-type="float">
            <text:p>5850</text:p>
          </table:table-cell>
          <table:table-cell table:formula="of:=[.$L$4]+[.$M$4]*[.A33]+[.$N$4]*[.B33]+[.$O$4]*[.C33]+[.$P$4]*[.D33]" office:value-type="float" office:value="104" calcext:value-type="float">
            <text:p>104</text:p>
          </table:table-cell>
          <table:table-cell table:formula="of:=[.E33]-[.F33]" office:value-type="float" office:value="5746" calcext:value-type="float">
            <text:p>5746</text:p>
          </table:table-cell>
          <table:table-cell table:formula="of:=[.G33]*[.G33]" office:value-type="float" office:value="33016516" calcext:value-type="float">
            <text:p>33016516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060" calcext:value-type="float">
            <text:p>7060</text:p>
          </table:table-cell>
          <table:table-cell table:formula="of:=[.$L$4]+[.$M$4]*[.A34]+[.$N$4]*[.B34]+[.$O$4]*[.C34]+[.$P$4]*[.D34]" office:value-type="float" office:value="107" calcext:value-type="float">
            <text:p>107</text:p>
          </table:table-cell>
          <table:table-cell table:formula="of:=[.E34]-[.F34]" office:value-type="float" office:value="6953" calcext:value-type="float">
            <text:p>6953</text:p>
          </table:table-cell>
          <table:table-cell table:formula="of:=[.G34]*[.G34]" office:value-type="float" office:value="48344209" calcext:value-type="float">
            <text:p>48344209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910" calcext:value-type="float">
            <text:p>5910</text:p>
          </table:table-cell>
          <table:table-cell table:formula="of:=[.$L$4]+[.$M$4]*[.A35]+[.$N$4]*[.B35]+[.$O$4]*[.C35]+[.$P$4]*[.D35]" office:value-type="float" office:value="105" calcext:value-type="float">
            <text:p>105</text:p>
          </table:table-cell>
          <table:table-cell table:formula="of:=[.E35]-[.F35]" office:value-type="float" office:value="5805" calcext:value-type="float">
            <text:p>5805</text:p>
          </table:table-cell>
          <table:table-cell table:formula="of:=[.G35]*[.G35]" office:value-type="float" office:value="33698025" calcext:value-type="float">
            <text:p>33698025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440" calcext:value-type="float">
            <text:p>5440</text:p>
          </table:table-cell>
          <table:table-cell table:formula="of:=[.$L$4]+[.$M$4]*[.A36]+[.$N$4]*[.B36]+[.$O$4]*[.C36]+[.$P$4]*[.D36]" office:value-type="float" office:value="105" calcext:value-type="float">
            <text:p>105</text:p>
          </table:table-cell>
          <table:table-cell table:formula="of:=[.E36]-[.F36]" office:value-type="float" office:value="5335" calcext:value-type="float">
            <text:p>5335</text:p>
          </table:table-cell>
          <table:table-cell table:formula="of:=[.G36]*[.G36]" office:value-type="float" office:value="28462225" calcext:value-type="float">
            <text:p>28462225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630" calcext:value-type="float">
            <text:p>6630</text:p>
          </table:table-cell>
          <table:table-cell table:formula="of:=[.$L$4]+[.$M$4]*[.A37]+[.$N$4]*[.B37]+[.$O$4]*[.C37]+[.$P$4]*[.D37]" office:value-type="float" office:value="110" calcext:value-type="float">
            <text:p>110</text:p>
          </table:table-cell>
          <table:table-cell table:formula="of:=[.E37]-[.F37]" office:value-type="float" office:value="6520" calcext:value-type="float">
            <text:p>6520</text:p>
          </table:table-cell>
          <table:table-cell table:formula="of:=[.G37]*[.G37]" office:value-type="float" office:value="42510400" calcext:value-type="float">
            <text:p>4251040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800" calcext:value-type="float">
            <text:p>5800</text:p>
          </table:table-cell>
          <table:table-cell table:formula="of:=[.$L$4]+[.$M$4]*[.A38]+[.$N$4]*[.B38]+[.$O$4]*[.C38]+[.$P$4]*[.D38]" office:value-type="float" office:value="103" calcext:value-type="float">
            <text:p>103</text:p>
          </table:table-cell>
          <table:table-cell table:formula="of:=[.E38]-[.F38]" office:value-type="float" office:value="5697" calcext:value-type="float">
            <text:p>5697</text:p>
          </table:table-cell>
          <table:table-cell table:formula="of:=[.G38]*[.G38]" office:value-type="float" office:value="32455809" calcext:value-type="float">
            <text:p>32455809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190" calcext:value-type="float">
            <text:p>6190</text:p>
          </table:table-cell>
          <table:table-cell table:formula="of:=[.$L$4]+[.$M$4]*[.A39]+[.$N$4]*[.B39]+[.$O$4]*[.C39]+[.$P$4]*[.D39]" office:value-type="float" office:value="105" calcext:value-type="float">
            <text:p>105</text:p>
          </table:table-cell>
          <table:table-cell table:formula="of:=[.E39]-[.F39]" office:value-type="float" office:value="6085" calcext:value-type="float">
            <text:p>6085</text:p>
          </table:table-cell>
          <table:table-cell table:formula="of:=[.G39]*[.G39]" office:value-type="float" office:value="37027225" calcext:value-type="float">
            <text:p>37027225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110" calcext:value-type="float">
            <text:p>6110</text:p>
          </table:table-cell>
          <table:table-cell table:formula="of:=[.$L$4]+[.$M$4]*[.A40]+[.$N$4]*[.B40]+[.$O$4]*[.C40]+[.$P$4]*[.D40]" office:value-type="float" office:value="101" calcext:value-type="float">
            <text:p>101</text:p>
          </table:table-cell>
          <table:table-cell table:formula="of:=[.E40]-[.F40]" office:value-type="float" office:value="6009" calcext:value-type="float">
            <text:p>6009</text:p>
          </table:table-cell>
          <table:table-cell table:formula="of:=[.G40]*[.G40]" office:value-type="float" office:value="36108081" calcext:value-type="float">
            <text:p>36108081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20" calcext:value-type="float">
            <text:p>6020</text:p>
          </table:table-cell>
          <table:table-cell table:formula="of:=[.$L$4]+[.$M$4]*[.A41]+[.$N$4]*[.B41]+[.$O$4]*[.C41]+[.$P$4]*[.D41]" office:value-type="float" office:value="104" calcext:value-type="float">
            <text:p>104</text:p>
          </table:table-cell>
          <table:table-cell table:formula="of:=[.E41]-[.F41]" office:value-type="float" office:value="5916" calcext:value-type="float">
            <text:p>5916</text:p>
          </table:table-cell>
          <table:table-cell table:formula="of:=[.G41]*[.G41]" office:value-type="float" office:value="34999056" calcext:value-type="float">
            <text:p>34999056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100" calcext:value-type="float">
            <text:p>7100</text:p>
          </table:table-cell>
          <table:table-cell table:formula="of:=[.$L$4]+[.$M$4]*[.A42]+[.$N$4]*[.B42]+[.$O$4]*[.C42]+[.$P$4]*[.D42]" office:value-type="float" office:value="109" calcext:value-type="float">
            <text:p>109</text:p>
          </table:table-cell>
          <table:table-cell table:formula="of:=[.E42]-[.F42]" office:value-type="float" office:value="6991" calcext:value-type="float">
            <text:p>6991</text:p>
          </table:table-cell>
          <table:table-cell table:formula="of:=[.G42]*[.G42]" office:value-type="float" office:value="48874081" calcext:value-type="float">
            <text:p>48874081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540" calcext:value-type="float">
            <text:p>5540</text:p>
          </table:table-cell>
          <table:table-cell table:formula="of:=[.$L$4]+[.$M$4]*[.A43]+[.$N$4]*[.B43]+[.$O$4]*[.C43]+[.$P$4]*[.D43]" office:value-type="float" office:value="106" calcext:value-type="float">
            <text:p>106</text:p>
          </table:table-cell>
          <table:table-cell table:formula="of:=[.E43]-[.F43]" office:value-type="float" office:value="5434" calcext:value-type="float">
            <text:p>5434</text:p>
          </table:table-cell>
          <table:table-cell table:formula="of:=[.G43]*[.G43]" office:value-type="float" office:value="29528356" calcext:value-type="float">
            <text:p>29528356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550" calcext:value-type="float">
            <text:p>7550</text:p>
          </table:table-cell>
          <table:table-cell table:formula="of:=[.$L$4]+[.$M$4]*[.A44]+[.$N$4]*[.B44]+[.$O$4]*[.C44]+[.$P$4]*[.D44]" office:value-type="float" office:value="107" calcext:value-type="float">
            <text:p>107</text:p>
          </table:table-cell>
          <table:table-cell table:formula="of:=[.E44]-[.F44]" office:value-type="float" office:value="7443" calcext:value-type="float">
            <text:p>7443</text:p>
          </table:table-cell>
          <table:table-cell table:formula="of:=[.G44]*[.G44]" office:value-type="float" office:value="55398249" calcext:value-type="float">
            <text:p>55398249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730" calcext:value-type="float">
            <text:p>5730</text:p>
          </table:table-cell>
          <table:table-cell table:formula="of:=[.$L$4]+[.$M$4]*[.A45]+[.$N$4]*[.B45]+[.$O$4]*[.C45]+[.$P$4]*[.D45]" office:value-type="float" office:value="105" calcext:value-type="float">
            <text:p>105</text:p>
          </table:table-cell>
          <table:table-cell table:formula="of:=[.E45]-[.F45]" office:value-type="float" office:value="5625" calcext:value-type="float">
            <text:p>5625</text:p>
          </table:table-cell>
          <table:table-cell table:formula="of:=[.G45]*[.G45]" office:value-type="float" office:value="31640625" calcext:value-type="float">
            <text:p>31640625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960" calcext:value-type="float">
            <text:p>6960</text:p>
          </table:table-cell>
          <table:table-cell table:formula="of:=[.$L$4]+[.$M$4]*[.A46]+[.$N$4]*[.B46]+[.$O$4]*[.C46]+[.$P$4]*[.D46]" office:value-type="float" office:value="107" calcext:value-type="float">
            <text:p>107</text:p>
          </table:table-cell>
          <table:table-cell table:formula="of:=[.E46]-[.F46]" office:value-type="float" office:value="6853" calcext:value-type="float">
            <text:p>6853</text:p>
          </table:table-cell>
          <table:table-cell table:formula="of:=[.G46]*[.G46]" office:value-type="float" office:value="46963609" calcext:value-type="float">
            <text:p>46963609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320" calcext:value-type="float">
            <text:p>7320</text:p>
          </table:table-cell>
          <table:table-cell table:formula="of:=[.$L$4]+[.$M$4]*[.A47]+[.$N$4]*[.B47]+[.$O$4]*[.C47]+[.$P$4]*[.D47]" office:value-type="float" office:value="110" calcext:value-type="float">
            <text:p>110</text:p>
          </table:table-cell>
          <table:table-cell table:formula="of:=[.E47]-[.F47]" office:value-type="float" office:value="7210" calcext:value-type="float">
            <text:p>7210</text:p>
          </table:table-cell>
          <table:table-cell table:formula="of:=[.G47]*[.G47]" office:value-type="float" office:value="51984100" calcext:value-type="float">
            <text:p>5198410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650" calcext:value-type="float">
            <text:p>5650</text:p>
          </table:table-cell>
          <table:table-cell table:formula="of:=[.$L$4]+[.$M$4]*[.A48]+[.$N$4]*[.B48]+[.$O$4]*[.C48]+[.$P$4]*[.D48]" office:value-type="float" office:value="100" calcext:value-type="float">
            <text:p>100</text:p>
          </table:table-cell>
          <table:table-cell table:formula="of:=[.E48]-[.F48]" office:value-type="float" office:value="5550" calcext:value-type="float">
            <text:p>5550</text:p>
          </table:table-cell>
          <table:table-cell table:formula="of:=[.G48]*[.G48]" office:value-type="float" office:value="30802500" calcext:value-type="float">
            <text:p>3080250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0" calcext:value-type="float">
            <text:p>6680</text:p>
          </table:table-cell>
          <table:table-cell table:formula="of:=[.$L$4]+[.$M$4]*[.A49]+[.$N$4]*[.B49]+[.$O$4]*[.C49]+[.$P$4]*[.D49]" office:value-type="float" office:value="103" calcext:value-type="float">
            <text:p>103</text:p>
          </table:table-cell>
          <table:table-cell table:formula="of:=[.E49]-[.F49]" office:value-type="float" office:value="6577" calcext:value-type="float">
            <text:p>6577</text:p>
          </table:table-cell>
          <table:table-cell table:formula="of:=[.G49]*[.G49]" office:value-type="float" office:value="43256929" calcext:value-type="float">
            <text:p>43256929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870" calcext:value-type="float">
            <text:p>5870</text:p>
          </table:table-cell>
          <table:table-cell table:formula="of:=[.$L$4]+[.$M$4]*[.A50]+[.$N$4]*[.B50]+[.$O$4]*[.C50]+[.$P$4]*[.D50]" office:value-type="float" office:value="103" calcext:value-type="float">
            <text:p>103</text:p>
          </table:table-cell>
          <table:table-cell table:formula="of:=[.E50]-[.F50]" office:value-type="float" office:value="5767" calcext:value-type="float">
            <text:p>5767</text:p>
          </table:table-cell>
          <table:table-cell table:formula="of:=[.G50]*[.G50]" office:value-type="float" office:value="33258289" calcext:value-type="float">
            <text:p>33258289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620" calcext:value-type="float">
            <text:p>6620</text:p>
          </table:table-cell>
          <table:table-cell table:formula="of:=[.$L$4]+[.$M$4]*[.A51]+[.$N$4]*[.B51]+[.$O$4]*[.C51]+[.$P$4]*[.D51]" office:value-type="float" office:value="108" calcext:value-type="float">
            <text:p>108</text:p>
          </table:table-cell>
          <table:table-cell table:formula="of:=[.E51]-[.F51]" office:value-type="float" office:value="6512" calcext:value-type="float">
            <text:p>6512</text:p>
          </table:table-cell>
          <table:table-cell table:formula="of:=[.G51]*[.G51]" office:value-type="float" office:value="42406144" calcext:value-type="float">
            <text:p>42406144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810" calcext:value-type="float">
            <text:p>6810</text:p>
          </table:table-cell>
          <table:table-cell table:formula="of:=[.$L$4]+[.$M$4]*[.A52]+[.$N$4]*[.B52]+[.$O$4]*[.C52]+[.$P$4]*[.D52]" office:value-type="float" office:value="100" calcext:value-type="float">
            <text:p>100</text:p>
          </table:table-cell>
          <table:table-cell table:formula="of:=[.E52]-[.F52]" office:value-type="float" office:value="6710" calcext:value-type="float">
            <text:p>6710</text:p>
          </table:table-cell>
          <table:table-cell table:formula="of:=[.G52]*[.G52]" office:value-type="float" office:value="45024100" calcext:value-type="float">
            <text:p>45024100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580" calcext:value-type="float">
            <text:p>5580</text:p>
          </table:table-cell>
          <table:table-cell table:formula="of:=[.$L$4]+[.$M$4]*[.A53]+[.$N$4]*[.B53]+[.$O$4]*[.C53]+[.$P$4]*[.D53]" office:value-type="float" office:value="104" calcext:value-type="float">
            <text:p>104</text:p>
          </table:table-cell>
          <table:table-cell table:formula="of:=[.E53]-[.F53]" office:value-type="float" office:value="5476" calcext:value-type="float">
            <text:p>5476</text:p>
          </table:table-cell>
          <table:table-cell table:formula="of:=[.G53]*[.G53]" office:value-type="float" office:value="29986576" calcext:value-type="float">
            <text:p>29986576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690" calcext:value-type="float">
            <text:p>5690</text:p>
          </table:table-cell>
          <table:table-cell table:formula="of:=[.$L$4]+[.$M$4]*[.A54]+[.$N$4]*[.B54]+[.$O$4]*[.C54]+[.$P$4]*[.D54]" office:value-type="float" office:value="104" calcext:value-type="float">
            <text:p>104</text:p>
          </table:table-cell>
          <table:table-cell table:formula="of:=[.E54]-[.F54]" office:value-type="float" office:value="5586" calcext:value-type="float">
            <text:p>5586</text:p>
          </table:table-cell>
          <table:table-cell table:formula="of:=[.G54]*[.G54]" office:value-type="float" office:value="31203396" calcext:value-type="float">
            <text:p>31203396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850" calcext:value-type="float">
            <text:p>5850</text:p>
          </table:table-cell>
          <table:table-cell table:formula="of:=[.$L$4]+[.$M$4]*[.A55]+[.$N$4]*[.B55]+[.$O$4]*[.C55]+[.$P$4]*[.D55]" office:value-type="float" office:value="103" calcext:value-type="float">
            <text:p>103</text:p>
          </table:table-cell>
          <table:table-cell table:formula="of:=[.E55]-[.F55]" office:value-type="float" office:value="5747" calcext:value-type="float">
            <text:p>5747</text:p>
          </table:table-cell>
          <table:table-cell table:formula="of:=[.G55]*[.G55]" office:value-type="float" office:value="33028009" calcext:value-type="float">
            <text:p>33028009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670" calcext:value-type="float">
            <text:p>6670</text:p>
          </table:table-cell>
          <table:table-cell table:formula="of:=[.$L$4]+[.$M$4]*[.A56]+[.$N$4]*[.B56]+[.$O$4]*[.C56]+[.$P$4]*[.D56]" office:value-type="float" office:value="101" calcext:value-type="float">
            <text:p>101</text:p>
          </table:table-cell>
          <table:table-cell table:formula="of:=[.E56]-[.F56]" office:value-type="float" office:value="6569" calcext:value-type="float">
            <text:p>6569</text:p>
          </table:table-cell>
          <table:table-cell table:formula="of:=[.G56]*[.G56]" office:value-type="float" office:value="43151761" calcext:value-type="float">
            <text:p>43151761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470" calcext:value-type="float">
            <text:p>6470</text:p>
          </table:table-cell>
          <table:table-cell table:formula="of:=[.$L$4]+[.$M$4]*[.A57]+[.$N$4]*[.B57]+[.$O$4]*[.C57]+[.$P$4]*[.D57]" office:value-type="float" office:value="102" calcext:value-type="float">
            <text:p>102</text:p>
          </table:table-cell>
          <table:table-cell table:formula="of:=[.E57]-[.F57]" office:value-type="float" office:value="6368" calcext:value-type="float">
            <text:p>6368</text:p>
          </table:table-cell>
          <table:table-cell table:formula="of:=[.G57]*[.G57]" office:value-type="float" office:value="40551424" calcext:value-type="float">
            <text:p>40551424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080" calcext:value-type="float">
            <text:p>7080</text:p>
          </table:table-cell>
          <table:table-cell table:formula="of:=[.$L$4]+[.$M$4]*[.A58]+[.$N$4]*[.B58]+[.$O$4]*[.C58]+[.$P$4]*[.D58]" office:value-type="float" office:value="110" calcext:value-type="float">
            <text:p>110</text:p>
          </table:table-cell>
          <table:table-cell table:formula="of:=[.E58]-[.F58]" office:value-type="float" office:value="6970" calcext:value-type="float">
            <text:p>6970</text:p>
          </table:table-cell>
          <table:table-cell table:formula="of:=[.G58]*[.G58]" office:value-type="float" office:value="48580900" calcext:value-type="float">
            <text:p>4858090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860" calcext:value-type="float">
            <text:p>6860</text:p>
          </table:table-cell>
          <table:table-cell table:formula="of:=[.$L$4]+[.$M$4]*[.A59]+[.$N$4]*[.B59]+[.$O$4]*[.C59]+[.$P$4]*[.D59]" office:value-type="float" office:value="105" calcext:value-type="float">
            <text:p>105</text:p>
          </table:table-cell>
          <table:table-cell table:formula="of:=[.E59]-[.F59]" office:value-type="float" office:value="6755" calcext:value-type="float">
            <text:p>6755</text:p>
          </table:table-cell>
          <table:table-cell table:formula="of:=[.G59]*[.G59]" office:value-type="float" office:value="45630025" calcext:value-type="float">
            <text:p>45630025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730" calcext:value-type="float">
            <text:p>6730</text:p>
          </table:table-cell>
          <table:table-cell table:formula="of:=[.$L$4]+[.$M$4]*[.A60]+[.$N$4]*[.B60]+[.$O$4]*[.C60]+[.$P$4]*[.D60]" office:value-type="float" office:value="106" calcext:value-type="float">
            <text:p>106</text:p>
          </table:table-cell>
          <table:table-cell table:formula="of:=[.E60]-[.F60]" office:value-type="float" office:value="6624" calcext:value-type="float">
            <text:p>6624</text:p>
          </table:table-cell>
          <table:table-cell table:formula="of:=[.G60]*[.G60]" office:value-type="float" office:value="43877376" calcext:value-type="float">
            <text:p>43877376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670" calcext:value-type="float">
            <text:p>6670</text:p>
          </table:table-cell>
          <table:table-cell table:formula="of:=[.$L$4]+[.$M$4]*[.A61]+[.$N$4]*[.B61]+[.$O$4]*[.C61]+[.$P$4]*[.D61]" office:value-type="float" office:value="108" calcext:value-type="float">
            <text:p>108</text:p>
          </table:table-cell>
          <table:table-cell table:formula="of:=[.E61]-[.F61]" office:value-type="float" office:value="6562" calcext:value-type="float">
            <text:p>6562</text:p>
          </table:table-cell>
          <table:table-cell table:formula="of:=[.G61]*[.G61]" office:value-type="float" office:value="43059844" calcext:value-type="float">
            <text:p>43059844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900" calcext:value-type="float">
            <text:p>6900</text:p>
          </table:table-cell>
          <table:table-cell table:formula="of:=[.$L$4]+[.$M$4]*[.A62]+[.$N$4]*[.B62]+[.$O$4]*[.C62]+[.$P$4]*[.D62]" office:value-type="float" office:value="107" calcext:value-type="float">
            <text:p>107</text:p>
          </table:table-cell>
          <table:table-cell table:formula="of:=[.E62]-[.F62]" office:value-type="float" office:value="6793" calcext:value-type="float">
            <text:p>6793</text:p>
          </table:table-cell>
          <table:table-cell table:formula="of:=[.G62]*[.G62]" office:value-type="float" office:value="46144849" calcext:value-type="float">
            <text:p>46144849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790" calcext:value-type="float">
            <text:p>5790</text:p>
          </table:table-cell>
          <table:table-cell table:formula="of:=[.$L$4]+[.$M$4]*[.A63]+[.$N$4]*[.B63]+[.$O$4]*[.C63]+[.$P$4]*[.D63]" office:value-type="float" office:value="100" calcext:value-type="float">
            <text:p>100</text:p>
          </table:table-cell>
          <table:table-cell table:formula="of:=[.E63]-[.F63]" office:value-type="float" office:value="5690" calcext:value-type="float">
            <text:p>5690</text:p>
          </table:table-cell>
          <table:table-cell table:formula="of:=[.G63]*[.G63]" office:value-type="float" office:value="32376100" calcext:value-type="float">
            <text:p>3237610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50" calcext:value-type="float">
            <text:p>6050</text:p>
          </table:table-cell>
          <table:table-cell table:formula="of:=[.$L$4]+[.$M$4]*[.A64]+[.$N$4]*[.B64]+[.$O$4]*[.C64]+[.$P$4]*[.D64]" office:value-type="float" office:value="101" calcext:value-type="float">
            <text:p>101</text:p>
          </table:table-cell>
          <table:table-cell table:formula="of:=[.E64]-[.F64]" office:value-type="float" office:value="5949" calcext:value-type="float">
            <text:p>5949</text:p>
          </table:table-cell>
          <table:table-cell table:formula="of:=[.G64]*[.G64]" office:value-type="float" office:value="35390601" calcext:value-type="float">
            <text:p>35390601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270" calcext:value-type="float">
            <text:p>6270</text:p>
          </table:table-cell>
          <table:table-cell table:formula="of:=[.$L$4]+[.$M$4]*[.A65]+[.$N$4]*[.B65]+[.$O$4]*[.C65]+[.$P$4]*[.D65]" office:value-type="float" office:value="105" calcext:value-type="float">
            <text:p>105</text:p>
          </table:table-cell>
          <table:table-cell table:formula="of:=[.E65]-[.F65]" office:value-type="float" office:value="6165" calcext:value-type="float">
            <text:p>6165</text:p>
          </table:table-cell>
          <table:table-cell table:formula="of:=[.G65]*[.G65]" office:value-type="float" office:value="38007225" calcext:value-type="float">
            <text:p>38007225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870" calcext:value-type="float">
            <text:p>5870</text:p>
          </table:table-cell>
          <table:table-cell table:formula="of:=[.$L$4]+[.$M$4]*[.A66]+[.$N$4]*[.B66]+[.$O$4]*[.C66]+[.$P$4]*[.D66]" office:value-type="float" office:value="109" calcext:value-type="float">
            <text:p>109</text:p>
          </table:table-cell>
          <table:table-cell table:formula="of:=[.E66]-[.F66]" office:value-type="float" office:value="5761" calcext:value-type="float">
            <text:p>5761</text:p>
          </table:table-cell>
          <table:table-cell table:formula="of:=[.G66]*[.G66]" office:value-type="float" office:value="33189121" calcext:value-type="float">
            <text:p>33189121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120" calcext:value-type="float">
            <text:p>6120</text:p>
          </table:table-cell>
          <table:table-cell table:formula="of:=[.$L$4]+[.$M$4]*[.A67]+[.$N$4]*[.B67]+[.$O$4]*[.C67]+[.$P$4]*[.D67]" office:value-type="float" office:value="105" calcext:value-type="float">
            <text:p>105</text:p>
          </table:table-cell>
          <table:table-cell table:formula="of:=[.E67]-[.F67]" office:value-type="float" office:value="6015" calcext:value-type="float">
            <text:p>6015</text:p>
          </table:table-cell>
          <table:table-cell table:formula="of:=[.G67]*[.G67]" office:value-type="float" office:value="36180225" calcext:value-type="float">
            <text:p>36180225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920" calcext:value-type="float">
            <text:p>5920</text:p>
          </table:table-cell>
          <table:table-cell table:formula="of:=[.$L$4]+[.$M$4]*[.A68]+[.$N$4]*[.B68]+[.$O$4]*[.C68]+[.$P$4]*[.D68]" office:value-type="float" office:value="100" calcext:value-type="float">
            <text:p>100</text:p>
          </table:table-cell>
          <table:table-cell table:formula="of:=[.E68]-[.F68]" office:value-type="float" office:value="5820" calcext:value-type="float">
            <text:p>5820</text:p>
          </table:table-cell>
          <table:table-cell table:formula="of:=[.G68]*[.G68]" office:value-type="float" office:value="33872400" calcext:value-type="float">
            <text:p>3387240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270" calcext:value-type="float">
            <text:p>6270</text:p>
          </table:table-cell>
          <table:table-cell table:formula="of:=[.$L$4]+[.$M$4]*[.A69]+[.$N$4]*[.B69]+[.$O$4]*[.C69]+[.$P$4]*[.D69]" office:value-type="float" office:value="109" calcext:value-type="float">
            <text:p>109</text:p>
          </table:table-cell>
          <table:table-cell table:formula="of:=[.E69]-[.F69]" office:value-type="float" office:value="6161" calcext:value-type="float">
            <text:p>6161</text:p>
          </table:table-cell>
          <table:table-cell table:formula="of:=[.G69]*[.G69]" office:value-type="float" office:value="37957921" calcext:value-type="float">
            <text:p>37957921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40" calcext:value-type="float">
            <text:p>6240</text:p>
          </table:table-cell>
          <table:table-cell table:formula="of:=[.$L$4]+[.$M$4]*[.A70]+[.$N$4]*[.B70]+[.$O$4]*[.C70]+[.$P$4]*[.D70]" office:value-type="float" office:value="101" calcext:value-type="float">
            <text:p>101</text:p>
          </table:table-cell>
          <table:table-cell table:formula="of:=[.E70]-[.F70]" office:value-type="float" office:value="6139" calcext:value-type="float">
            <text:p>6139</text:p>
          </table:table-cell>
          <table:table-cell table:formula="of:=[.G70]*[.G70]" office:value-type="float" office:value="37687321" calcext:value-type="float">
            <text:p>37687321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930" calcext:value-type="float">
            <text:p>5930</text:p>
          </table:table-cell>
          <table:table-cell table:formula="of:=[.$L$4]+[.$M$4]*[.A71]+[.$N$4]*[.B71]+[.$O$4]*[.C71]+[.$P$4]*[.D71]" office:value-type="float" office:value="104" calcext:value-type="float">
            <text:p>104</text:p>
          </table:table-cell>
          <table:table-cell table:formula="of:=[.E71]-[.F71]" office:value-type="float" office:value="5826" calcext:value-type="float">
            <text:p>5826</text:p>
          </table:table-cell>
          <table:table-cell table:formula="of:=[.G71]*[.G71]" office:value-type="float" office:value="33942276" calcext:value-type="float">
            <text:p>33942276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140" calcext:value-type="float">
            <text:p>5140</text:p>
          </table:table-cell>
          <table:table-cell table:formula="of:=[.$L$4]+[.$M$4]*[.A72]+[.$N$4]*[.B72]+[.$O$4]*[.C72]+[.$P$4]*[.D72]" office:value-type="float" office:value="104" calcext:value-type="float">
            <text:p>104</text:p>
          </table:table-cell>
          <table:table-cell table:formula="of:=[.E72]-[.F72]" office:value-type="float" office:value="5036" calcext:value-type="float">
            <text:p>5036</text:p>
          </table:table-cell>
          <table:table-cell table:formula="of:=[.G72]*[.G72]" office:value-type="float" office:value="25361296" calcext:value-type="float">
            <text:p>25361296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940" calcext:value-type="float">
            <text:p>5940</text:p>
          </table:table-cell>
          <table:table-cell table:formula="of:=[.$L$4]+[.$M$4]*[.A73]+[.$N$4]*[.B73]+[.$O$4]*[.C73]+[.$P$4]*[.D73]" office:value-type="float" office:value="101" calcext:value-type="float">
            <text:p>101</text:p>
          </table:table-cell>
          <table:table-cell table:formula="of:=[.E73]-[.F73]" office:value-type="float" office:value="5839" calcext:value-type="float">
            <text:p>5839</text:p>
          </table:table-cell>
          <table:table-cell table:formula="of:=[.G73]*[.G73]" office:value-type="float" office:value="34093921" calcext:value-type="float">
            <text:p>34093921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850" calcext:value-type="float">
            <text:p>6850</text:p>
          </table:table-cell>
          <table:table-cell table:formula="of:=[.$L$4]+[.$M$4]*[.A74]+[.$N$4]*[.B74]+[.$O$4]*[.C74]+[.$P$4]*[.D74]" office:value-type="float" office:value="104" calcext:value-type="float">
            <text:p>104</text:p>
          </table:table-cell>
          <table:table-cell table:formula="of:=[.E74]-[.F74]" office:value-type="float" office:value="6746" calcext:value-type="float">
            <text:p>6746</text:p>
          </table:table-cell>
          <table:table-cell table:formula="of:=[.G74]*[.G74]" office:value-type="float" office:value="45508516" calcext:value-type="float">
            <text:p>45508516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370" calcext:value-type="float">
            <text:p>6370</text:p>
          </table:table-cell>
          <table:table-cell table:formula="of:=[.$L$4]+[.$M$4]*[.A75]+[.$N$4]*[.B75]+[.$O$4]*[.C75]+[.$P$4]*[.D75]" office:value-type="float" office:value="105" calcext:value-type="float">
            <text:p>105</text:p>
          </table:table-cell>
          <table:table-cell table:formula="of:=[.E75]-[.F75]" office:value-type="float" office:value="6265" calcext:value-type="float">
            <text:p>6265</text:p>
          </table:table-cell>
          <table:table-cell table:formula="of:=[.G75]*[.G75]" office:value-type="float" office:value="39250225" calcext:value-type="float">
            <text:p>39250225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860" calcext:value-type="float">
            <text:p>5860</text:p>
          </table:table-cell>
          <table:table-cell table:formula="of:=[.$L$4]+[.$M$4]*[.A76]+[.$N$4]*[.B76]+[.$O$4]*[.C76]+[.$P$4]*[.D76]" office:value-type="float" office:value="101" calcext:value-type="float">
            <text:p>101</text:p>
          </table:table-cell>
          <table:table-cell table:formula="of:=[.E76]-[.F76]" office:value-type="float" office:value="5759" calcext:value-type="float">
            <text:p>5759</text:p>
          </table:table-cell>
          <table:table-cell table:formula="of:=[.G76]*[.G76]" office:value-type="float" office:value="33166081" calcext:value-type="float">
            <text:p>33166081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980" calcext:value-type="float">
            <text:p>5980</text:p>
          </table:table-cell>
          <table:table-cell table:formula="of:=[.$L$4]+[.$M$4]*[.A77]+[.$N$4]*[.B77]+[.$O$4]*[.C77]+[.$P$4]*[.D77]" office:value-type="float" office:value="107" calcext:value-type="float">
            <text:p>107</text:p>
          </table:table-cell>
          <table:table-cell table:formula="of:=[.E77]-[.F77]" office:value-type="float" office:value="5873" calcext:value-type="float">
            <text:p>5873</text:p>
          </table:table-cell>
          <table:table-cell table:formula="of:=[.G77]*[.G77]" office:value-type="float" office:value="34492129" calcext:value-type="float">
            <text:p>34492129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700" calcext:value-type="float">
            <text:p>6700</text:p>
          </table:table-cell>
          <table:table-cell table:formula="of:=[.$L$4]+[.$M$4]*[.A78]+[.$N$4]*[.B78]+[.$O$4]*[.C78]+[.$P$4]*[.D78]" office:value-type="float" office:value="108" calcext:value-type="float">
            <text:p>108</text:p>
          </table:table-cell>
          <table:table-cell table:formula="of:=[.E78]-[.F78]" office:value-type="float" office:value="6592" calcext:value-type="float">
            <text:p>6592</text:p>
          </table:table-cell>
          <table:table-cell table:formula="of:=[.G78]*[.G78]" office:value-type="float" office:value="43454464" calcext:value-type="float">
            <text:p>43454464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020" calcext:value-type="float">
            <text:p>6020</text:p>
          </table:table-cell>
          <table:table-cell table:formula="of:=[.$L$4]+[.$M$4]*[.A79]+[.$N$4]*[.B79]+[.$O$4]*[.C79]+[.$P$4]*[.D79]" office:value-type="float" office:value="110" calcext:value-type="float">
            <text:p>110</text:p>
          </table:table-cell>
          <table:table-cell table:formula="of:=[.E79]-[.F79]" office:value-type="float" office:value="5910" calcext:value-type="float">
            <text:p>5910</text:p>
          </table:table-cell>
          <table:table-cell table:formula="of:=[.G79]*[.G79]" office:value-type="float" office:value="34928100" calcext:value-type="float">
            <text:p>34928100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530" calcext:value-type="float">
            <text:p>4530</text:p>
          </table:table-cell>
          <table:table-cell table:formula="of:=[.$L$4]+[.$M$4]*[.A80]+[.$N$4]*[.B80]+[.$O$4]*[.C80]+[.$P$4]*[.D80]" office:value-type="float" office:value="101" calcext:value-type="float">
            <text:p>101</text:p>
          </table:table-cell>
          <table:table-cell table:formula="of:=[.E80]-[.F80]" office:value-type="float" office:value="4429" calcext:value-type="float">
            <text:p>4429</text:p>
          </table:table-cell>
          <table:table-cell table:formula="of:=[.G80]*[.G80]" office:value-type="float" office:value="19616041" calcext:value-type="float">
            <text:p>19616041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130" calcext:value-type="float">
            <text:p>6130</text:p>
          </table:table-cell>
          <table:table-cell table:formula="of:=[.$L$4]+[.$M$4]*[.A81]+[.$N$4]*[.B81]+[.$O$4]*[.C81]+[.$P$4]*[.D81]" office:value-type="float" office:value="104" calcext:value-type="float">
            <text:p>104</text:p>
          </table:table-cell>
          <table:table-cell table:formula="of:=[.E81]-[.F81]" office:value-type="float" office:value="6026" calcext:value-type="float">
            <text:p>6026</text:p>
          </table:table-cell>
          <table:table-cell table:formula="of:=[.G81]*[.G81]" office:value-type="float" office:value="36312676" calcext:value-type="float">
            <text:p>36312676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260" calcext:value-type="float">
            <text:p>6260</text:p>
          </table:table-cell>
          <table:table-cell table:formula="of:=[.$L$4]+[.$M$4]*[.A82]+[.$N$4]*[.B82]+[.$O$4]*[.C82]+[.$P$4]*[.D82]" office:value-type="float" office:value="104" calcext:value-type="float">
            <text:p>104</text:p>
          </table:table-cell>
          <table:table-cell table:formula="of:=[.E82]-[.F82]" office:value-type="float" office:value="6156" calcext:value-type="float">
            <text:p>6156</text:p>
          </table:table-cell>
          <table:table-cell table:formula="of:=[.G82]*[.G82]" office:value-type="float" office:value="37896336" calcext:value-type="float">
            <text:p>37896336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500" calcext:value-type="float">
            <text:p>6500</text:p>
          </table:table-cell>
          <table:table-cell table:formula="of:=[.$L$4]+[.$M$4]*[.A83]+[.$N$4]*[.B83]+[.$O$4]*[.C83]+[.$P$4]*[.D83]" office:value-type="float" office:value="104" calcext:value-type="float">
            <text:p>104</text:p>
          </table:table-cell>
          <table:table-cell table:formula="of:=[.E83]-[.F83]" office:value-type="float" office:value="6396" calcext:value-type="float">
            <text:p>6396</text:p>
          </table:table-cell>
          <table:table-cell table:formula="of:=[.G83]*[.G83]" office:value-type="float" office:value="40908816" calcext:value-type="float">
            <text:p>40908816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490" calcext:value-type="float">
            <text:p>5490</text:p>
          </table:table-cell>
          <table:table-cell table:formula="of:=[.$L$4]+[.$M$4]*[.A84]+[.$N$4]*[.B84]+[.$O$4]*[.C84]+[.$P$4]*[.D84]" office:value-type="float" office:value="100" calcext:value-type="float">
            <text:p>100</text:p>
          </table:table-cell>
          <table:table-cell table:formula="of:=[.E84]-[.F84]" office:value-type="float" office:value="5390" calcext:value-type="float">
            <text:p>5390</text:p>
          </table:table-cell>
          <table:table-cell table:formula="of:=[.G84]*[.G84]" office:value-type="float" office:value="29052100" calcext:value-type="float">
            <text:p>2905210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710" calcext:value-type="float">
            <text:p>6710</text:p>
          </table:table-cell>
          <table:table-cell table:formula="of:=[.$L$4]+[.$M$4]*[.A85]+[.$N$4]*[.B85]+[.$O$4]*[.C85]+[.$P$4]*[.D85]" office:value-type="float" office:value="110" calcext:value-type="float">
            <text:p>110</text:p>
          </table:table-cell>
          <table:table-cell table:formula="of:=[.E85]-[.F85]" office:value-type="float" office:value="6600" calcext:value-type="float">
            <text:p>6600</text:p>
          </table:table-cell>
          <table:table-cell table:formula="of:=[.G85]*[.G85]" office:value-type="float" office:value="43560000" calcext:value-type="float">
            <text:p>4356000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690" calcext:value-type="float">
            <text:p>6690</text:p>
          </table:table-cell>
          <table:table-cell table:formula="of:=[.$L$4]+[.$M$4]*[.A86]+[.$N$4]*[.B86]+[.$O$4]*[.C86]+[.$P$4]*[.D86]" office:value-type="float" office:value="110" calcext:value-type="float">
            <text:p>110</text:p>
          </table:table-cell>
          <table:table-cell table:formula="of:=[.E86]-[.F86]" office:value-type="float" office:value="6580" calcext:value-type="float">
            <text:p>6580</text:p>
          </table:table-cell>
          <table:table-cell table:formula="of:=[.G86]*[.G86]" office:value-type="float" office:value="43296400" calcext:value-type="float">
            <text:p>4329640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400" calcext:value-type="float">
            <text:p>6400</text:p>
          </table:table-cell>
          <table:table-cell table:formula="of:=[.$L$4]+[.$M$4]*[.A87]+[.$N$4]*[.B87]+[.$O$4]*[.C87]+[.$P$4]*[.D87]" office:value-type="float" office:value="106" calcext:value-type="float">
            <text:p>106</text:p>
          </table:table-cell>
          <table:table-cell table:formula="of:=[.E87]-[.F87]" office:value-type="float" office:value="6294" calcext:value-type="float">
            <text:p>6294</text:p>
          </table:table-cell>
          <table:table-cell table:formula="of:=[.G87]*[.G87]" office:value-type="float" office:value="39614436" calcext:value-type="float">
            <text:p>39614436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180" calcext:value-type="float">
            <text:p>7180</text:p>
          </table:table-cell>
          <table:table-cell table:formula="of:=[.$L$4]+[.$M$4]*[.A88]+[.$N$4]*[.B88]+[.$O$4]*[.C88]+[.$P$4]*[.D88]" office:value-type="float" office:value="110" calcext:value-type="float">
            <text:p>110</text:p>
          </table:table-cell>
          <table:table-cell table:formula="of:=[.E88]-[.F88]" office:value-type="float" office:value="7070" calcext:value-type="float">
            <text:p>7070</text:p>
          </table:table-cell>
          <table:table-cell table:formula="of:=[.G88]*[.G88]" office:value-type="float" office:value="49984900" calcext:value-type="float">
            <text:p>4998490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630" calcext:value-type="float">
            <text:p>6630</text:p>
          </table:table-cell>
          <table:table-cell table:formula="of:=[.$L$4]+[.$M$4]*[.A89]+[.$N$4]*[.B89]+[.$O$4]*[.C89]+[.$P$4]*[.D89]" office:value-type="float" office:value="110" calcext:value-type="float">
            <text:p>110</text:p>
          </table:table-cell>
          <table:table-cell table:formula="of:=[.E89]-[.F89]" office:value-type="float" office:value="6520" calcext:value-type="float">
            <text:p>6520</text:p>
          </table:table-cell>
          <table:table-cell table:formula="of:=[.G89]*[.G89]" office:value-type="float" office:value="42510400" calcext:value-type="float">
            <text:p>4251040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160" calcext:value-type="float">
            <text:p>6160</text:p>
          </table:table-cell>
          <table:table-cell table:formula="of:=[.$L$4]+[.$M$4]*[.A90]+[.$N$4]*[.B90]+[.$O$4]*[.C90]+[.$P$4]*[.D90]" office:value-type="float" office:value="109" calcext:value-type="float">
            <text:p>109</text:p>
          </table:table-cell>
          <table:table-cell table:formula="of:=[.E90]-[.F90]" office:value-type="float" office:value="6051" calcext:value-type="float">
            <text:p>6051</text:p>
          </table:table-cell>
          <table:table-cell table:formula="of:=[.G90]*[.G90]" office:value-type="float" office:value="36614601" calcext:value-type="float">
            <text:p>36614601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970" calcext:value-type="float">
            <text:p>5970</text:p>
          </table:table-cell>
          <table:table-cell table:formula="of:=[.$L$4]+[.$M$4]*[.A91]+[.$N$4]*[.B91]+[.$O$4]*[.C91]+[.$P$4]*[.D91]" office:value-type="float" office:value="108" calcext:value-type="float">
            <text:p>108</text:p>
          </table:table-cell>
          <table:table-cell table:formula="of:=[.E91]-[.F91]" office:value-type="float" office:value="5862" calcext:value-type="float">
            <text:p>5862</text:p>
          </table:table-cell>
          <table:table-cell table:formula="of:=[.G91]*[.G91]" office:value-type="float" office:value="34363044" calcext:value-type="float">
            <text:p>34363044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870" calcext:value-type="float">
            <text:p>5870</text:p>
          </table:table-cell>
          <table:table-cell table:formula="of:=[.$L$4]+[.$M$4]*[.A92]+[.$N$4]*[.B92]+[.$O$4]*[.C92]+[.$P$4]*[.D92]" office:value-type="float" office:value="100" calcext:value-type="float">
            <text:p>100</text:p>
          </table:table-cell>
          <table:table-cell table:formula="of:=[.E92]-[.F92]" office:value-type="float" office:value="5770" calcext:value-type="float">
            <text:p>5770</text:p>
          </table:table-cell>
          <table:table-cell table:formula="of:=[.G92]*[.G92]" office:value-type="float" office:value="33292900" calcext:value-type="float">
            <text:p>33292900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700" calcext:value-type="float">
            <text:p>6700</text:p>
          </table:table-cell>
          <table:table-cell table:formula="of:=[.$L$4]+[.$M$4]*[.A93]+[.$N$4]*[.B93]+[.$O$4]*[.C93]+[.$P$4]*[.D93]" office:value-type="float" office:value="104" calcext:value-type="float">
            <text:p>104</text:p>
          </table:table-cell>
          <table:table-cell table:formula="of:=[.E93]-[.F93]" office:value-type="float" office:value="6596" calcext:value-type="float">
            <text:p>6596</text:p>
          </table:table-cell>
          <table:table-cell table:formula="of:=[.G93]*[.G93]" office:value-type="float" office:value="43507216" calcext:value-type="float">
            <text:p>43507216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190" calcext:value-type="float">
            <text:p>6190</text:p>
          </table:table-cell>
          <table:table-cell table:formula="of:=[.$L$4]+[.$M$4]*[.A94]+[.$N$4]*[.B94]+[.$O$4]*[.C94]+[.$P$4]*[.D94]" office:value-type="float" office:value="104" calcext:value-type="float">
            <text:p>104</text:p>
          </table:table-cell>
          <table:table-cell table:formula="of:=[.E94]-[.F94]" office:value-type="float" office:value="6086" calcext:value-type="float">
            <text:p>6086</text:p>
          </table:table-cell>
          <table:table-cell table:formula="of:=[.G94]*[.G94]" office:value-type="float" office:value="37039396" calcext:value-type="float">
            <text:p>370393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870" calcext:value-type="float">
            <text:p>5870</text:p>
          </table:table-cell>
          <table:table-cell table:formula="of:=[.$L$4]+[.$M$4]*[.A95]+[.$N$4]*[.B95]+[.$O$4]*[.C95]+[.$P$4]*[.D95]" office:value-type="float" office:value="103" calcext:value-type="float">
            <text:p>103</text:p>
          </table:table-cell>
          <table:table-cell table:formula="of:=[.E95]-[.F95]" office:value-type="float" office:value="5767" calcext:value-type="float">
            <text:p>5767</text:p>
          </table:table-cell>
          <table:table-cell table:formula="of:=[.G95]*[.G95]" office:value-type="float" office:value="33258289" calcext:value-type="float">
            <text:p>33258289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250" calcext:value-type="float">
            <text:p>5250</text:p>
          </table:table-cell>
          <table:table-cell table:formula="of:=[.$L$4]+[.$M$4]*[.A96]+[.$N$4]*[.B96]+[.$O$4]*[.C96]+[.$P$4]*[.D96]" office:value-type="float" office:value="108" calcext:value-type="float">
            <text:p>108</text:p>
          </table:table-cell>
          <table:table-cell table:formula="of:=[.E96]-[.F96]" office:value-type="float" office:value="5142" calcext:value-type="float">
            <text:p>5142</text:p>
          </table:table-cell>
          <table:table-cell table:formula="of:=[.G96]*[.G96]" office:value-type="float" office:value="26440164" calcext:value-type="float">
            <text:p>26440164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260" calcext:value-type="float">
            <text:p>6260</text:p>
          </table:table-cell>
          <table:table-cell table:formula="of:=[.$L$4]+[.$M$4]*[.A97]+[.$N$4]*[.B97]+[.$O$4]*[.C97]+[.$P$4]*[.D97]" office:value-type="float" office:value="102" calcext:value-type="float">
            <text:p>102</text:p>
          </table:table-cell>
          <table:table-cell table:formula="of:=[.E97]-[.F97]" office:value-type="float" office:value="6158" calcext:value-type="float">
            <text:p>6158</text:p>
          </table:table-cell>
          <table:table-cell table:formula="of:=[.G97]*[.G97]" office:value-type="float" office:value="37920964" calcext:value-type="float">
            <text:p>37920964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110" calcext:value-type="float">
            <text:p>5110</text:p>
          </table:table-cell>
          <table:table-cell table:formula="of:=[.$L$4]+[.$M$4]*[.A98]+[.$N$4]*[.B98]+[.$O$4]*[.C98]+[.$P$4]*[.D98]" office:value-type="float" office:value="102" calcext:value-type="float">
            <text:p>102</text:p>
          </table:table-cell>
          <table:table-cell table:formula="of:=[.E98]-[.F98]" office:value-type="float" office:value="5008" calcext:value-type="float">
            <text:p>5008</text:p>
          </table:table-cell>
          <table:table-cell table:formula="of:=[.G98]*[.G98]" office:value-type="float" office:value="25080064" calcext:value-type="float">
            <text:p>25080064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570" calcext:value-type="float">
            <text:p>6570</text:p>
          </table:table-cell>
          <table:table-cell table:formula="of:=[.$L$4]+[.$M$4]*[.A99]+[.$N$4]*[.B99]+[.$O$4]*[.C99]+[.$P$4]*[.D99]" office:value-type="float" office:value="103" calcext:value-type="float">
            <text:p>103</text:p>
          </table:table-cell>
          <table:table-cell table:formula="of:=[.E99]-[.F99]" office:value-type="float" office:value="6467" calcext:value-type="float">
            <text:p>6467</text:p>
          </table:table-cell>
          <table:table-cell table:formula="of:=[.G99]*[.G99]" office:value-type="float" office:value="41822089" calcext:value-type="float">
            <text:p>41822089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560" calcext:value-type="float">
            <text:p>6560</text:p>
          </table:table-cell>
          <table:table-cell table:formula="of:=[.$L$4]+[.$M$4]*[.A100]+[.$N$4]*[.B100]+[.$O$4]*[.C100]+[.$P$4]*[.D100]" office:value-type="float" office:value="107" calcext:value-type="float">
            <text:p>107</text:p>
          </table:table-cell>
          <table:table-cell table:formula="of:=[.E100]-[.F100]" office:value-type="float" office:value="6453" calcext:value-type="float">
            <text:p>6453</text:p>
          </table:table-cell>
          <table:table-cell table:formula="of:=[.G100]*[.G100]" office:value-type="float" office:value="41641209" calcext:value-type="float">
            <text:p>41641209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980" calcext:value-type="float">
            <text:p>5980</text:p>
          </table:table-cell>
          <table:table-cell table:formula="of:=[.$L$4]+[.$M$4]*[.A101]+[.$N$4]*[.B101]+[.$O$4]*[.C101]+[.$P$4]*[.D101]" office:value-type="float" office:value="110" calcext:value-type="float">
            <text:p>110</text:p>
          </table:table-cell>
          <table:table-cell table:formula="of:=[.E101]-[.F101]" office:value-type="float" office:value="5870" calcext:value-type="float">
            <text:p>5870</text:p>
          </table:table-cell>
          <table:table-cell table:formula="of:=[.G101]*[.G101]" office:value-type="float" office:value="34456900" calcext:value-type="float">
            <text:p>34456900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290" calcext:value-type="float">
            <text:p>7290</text:p>
          </table:table-cell>
          <table:table-cell table:formula="of:=[.$L$4]+[.$M$4]*[.A102]+[.$N$4]*[.B102]+[.$O$4]*[.C102]+[.$P$4]*[.D102]" office:value-type="float" office:value="104" calcext:value-type="float">
            <text:p>104</text:p>
          </table:table-cell>
          <table:table-cell table:formula="of:=[.E102]-[.F102]" office:value-type="float" office:value="7186" calcext:value-type="float">
            <text:p>7186</text:p>
          </table:table-cell>
          <table:table-cell table:formula="of:=[.G102]*[.G102]" office:value-type="float" office:value="51638596" calcext:value-type="float">
            <text:p>51638596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590" calcext:value-type="float">
            <text:p>7590</text:p>
          </table:table-cell>
          <table:table-cell table:formula="of:=[.$L$4]+[.$M$4]*[.A103]+[.$N$4]*[.B103]+[.$O$4]*[.C103]+[.$P$4]*[.D103]" office:value-type="float" office:value="109" calcext:value-type="float">
            <text:p>109</text:p>
          </table:table-cell>
          <table:table-cell table:formula="of:=[.E103]-[.F103]" office:value-type="float" office:value="7481" calcext:value-type="float">
            <text:p>7481</text:p>
          </table:table-cell>
          <table:table-cell table:formula="of:=[.G103]*[.G103]" office:value-type="float" office:value="55965361" calcext:value-type="float">
            <text:p>55965361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770" calcext:value-type="float">
            <text:p>5770</text:p>
          </table:table-cell>
          <table:table-cell table:formula="of:=[.$L$4]+[.$M$4]*[.A104]+[.$N$4]*[.B104]+[.$O$4]*[.C104]+[.$P$4]*[.D104]" office:value-type="float" office:value="102" calcext:value-type="float">
            <text:p>102</text:p>
          </table:table-cell>
          <table:table-cell table:formula="of:=[.E104]-[.F104]" office:value-type="float" office:value="5668" calcext:value-type="float">
            <text:p>5668</text:p>
          </table:table-cell>
          <table:table-cell table:formula="of:=[.G104]*[.G104]" office:value-type="float" office:value="32126224" calcext:value-type="float">
            <text:p>32126224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050" calcext:value-type="float">
            <text:p>6050</text:p>
          </table:table-cell>
          <table:table-cell table:formula="of:=[.$L$4]+[.$M$4]*[.A105]+[.$N$4]*[.B105]+[.$O$4]*[.C105]+[.$P$4]*[.D105]" office:value-type="float" office:value="105" calcext:value-type="float">
            <text:p>105</text:p>
          </table:table-cell>
          <table:table-cell table:formula="of:=[.E105]-[.F105]" office:value-type="float" office:value="5945" calcext:value-type="float">
            <text:p>5945</text:p>
          </table:table-cell>
          <table:table-cell table:formula="of:=[.G105]*[.G105]" office:value-type="float" office:value="35343025" calcext:value-type="float">
            <text:p>35343025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950" calcext:value-type="float">
            <text:p>5950</text:p>
          </table:table-cell>
          <table:table-cell table:formula="of:=[.$L$4]+[.$M$4]*[.A106]+[.$N$4]*[.B106]+[.$O$4]*[.C106]+[.$P$4]*[.D106]" office:value-type="float" office:value="108" calcext:value-type="float">
            <text:p>108</text:p>
          </table:table-cell>
          <table:table-cell table:formula="of:=[.E106]-[.F106]" office:value-type="float" office:value="5842" calcext:value-type="float">
            <text:p>5842</text:p>
          </table:table-cell>
          <table:table-cell table:formula="of:=[.G106]*[.G106]" office:value-type="float" office:value="34128964" calcext:value-type="float">
            <text:p>34128964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520" calcext:value-type="float">
            <text:p>5520</text:p>
          </table:table-cell>
          <table:table-cell table:formula="of:=[.$L$4]+[.$M$4]*[.A107]+[.$N$4]*[.B107]+[.$O$4]*[.C107]+[.$P$4]*[.D107]" office:value-type="float" office:value="101" calcext:value-type="float">
            <text:p>101</text:p>
          </table:table-cell>
          <table:table-cell table:formula="of:=[.E107]-[.F107]" office:value-type="float" office:value="5419" calcext:value-type="float">
            <text:p>5419</text:p>
          </table:table-cell>
          <table:table-cell table:formula="of:=[.G107]*[.G107]" office:value-type="float" office:value="29365561" calcext:value-type="float">
            <text:p>29365561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130" calcext:value-type="float">
            <text:p>6130</text:p>
          </table:table-cell>
          <table:table-cell table:formula="of:=[.$L$4]+[.$M$4]*[.A108]+[.$N$4]*[.B108]+[.$O$4]*[.C108]+[.$P$4]*[.D108]" office:value-type="float" office:value="105" calcext:value-type="float">
            <text:p>105</text:p>
          </table:table-cell>
          <table:table-cell table:formula="of:=[.E108]-[.F108]" office:value-type="float" office:value="6025" calcext:value-type="float">
            <text:p>6025</text:p>
          </table:table-cell>
          <table:table-cell table:formula="of:=[.G108]*[.G108]" office:value-type="float" office:value="36300625" calcext:value-type="float">
            <text:p>36300625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010" calcext:value-type="float">
            <text:p>6010</text:p>
          </table:table-cell>
          <table:table-cell table:formula="of:=[.$L$4]+[.$M$4]*[.A109]+[.$N$4]*[.B109]+[.$O$4]*[.C109]+[.$P$4]*[.D109]" office:value-type="float" office:value="107" calcext:value-type="float">
            <text:p>107</text:p>
          </table:table-cell>
          <table:table-cell table:formula="of:=[.E109]-[.F109]" office:value-type="float" office:value="5903" calcext:value-type="float">
            <text:p>5903</text:p>
          </table:table-cell>
          <table:table-cell table:formula="of:=[.G109]*[.G109]" office:value-type="float" office:value="34845409" calcext:value-type="float">
            <text:p>34845409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600" calcext:value-type="float">
            <text:p>6600</text:p>
          </table:table-cell>
          <table:table-cell table:formula="of:=[.$L$4]+[.$M$4]*[.A110]+[.$N$4]*[.B110]+[.$O$4]*[.C110]+[.$P$4]*[.D110]" office:value-type="float" office:value="105" calcext:value-type="float">
            <text:p>105</text:p>
          </table:table-cell>
          <table:table-cell table:formula="of:=[.E110]-[.F110]" office:value-type="float" office:value="6495" calcext:value-type="float">
            <text:p>6495</text:p>
          </table:table-cell>
          <table:table-cell table:formula="of:=[.G110]*[.G110]" office:value-type="float" office:value="42185025" calcext:value-type="float">
            <text:p>42185025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660" calcext:value-type="float">
            <text:p>6660</text:p>
          </table:table-cell>
          <table:table-cell table:formula="of:=[.$L$4]+[.$M$4]*[.A111]+[.$N$4]*[.B111]+[.$O$4]*[.C111]+[.$P$4]*[.D111]" office:value-type="float" office:value="109" calcext:value-type="float">
            <text:p>109</text:p>
          </table:table-cell>
          <table:table-cell table:formula="of:=[.E111]-[.F111]" office:value-type="float" office:value="6551" calcext:value-type="float">
            <text:p>6551</text:p>
          </table:table-cell>
          <table:table-cell table:formula="of:=[.G111]*[.G111]" office:value-type="float" office:value="42915601" calcext:value-type="float">
            <text:p>42915601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350" calcext:value-type="float">
            <text:p>6350</text:p>
          </table:table-cell>
          <table:table-cell table:formula="of:=[.$L$4]+[.$M$4]*[.A112]+[.$N$4]*[.B112]+[.$O$4]*[.C112]+[.$P$4]*[.D112]" office:value-type="float" office:value="110" calcext:value-type="float">
            <text:p>110</text:p>
          </table:table-cell>
          <table:table-cell table:formula="of:=[.E112]-[.F112]" office:value-type="float" office:value="6240" calcext:value-type="float">
            <text:p>6240</text:p>
          </table:table-cell>
          <table:table-cell table:formula="of:=[.G112]*[.G112]" office:value-type="float" office:value="38937600" calcext:value-type="float">
            <text:p>38937600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560" calcext:value-type="float">
            <text:p>5560</text:p>
          </table:table-cell>
          <table:table-cell table:formula="of:=[.$L$4]+[.$M$4]*[.A113]+[.$N$4]*[.B113]+[.$O$4]*[.C113]+[.$P$4]*[.D113]" office:value-type="float" office:value="108" calcext:value-type="float">
            <text:p>108</text:p>
          </table:table-cell>
          <table:table-cell table:formula="of:=[.E113]-[.F113]" office:value-type="float" office:value="5452" calcext:value-type="float">
            <text:p>5452</text:p>
          </table:table-cell>
          <table:table-cell table:formula="of:=[.G113]*[.G113]" office:value-type="float" office:value="29724304" calcext:value-type="float">
            <text:p>29724304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610" calcext:value-type="float">
            <text:p>6610</text:p>
          </table:table-cell>
          <table:table-cell table:formula="of:=[.$L$4]+[.$M$4]*[.A114]+[.$N$4]*[.B114]+[.$O$4]*[.C114]+[.$P$4]*[.D114]" office:value-type="float" office:value="109" calcext:value-type="float">
            <text:p>109</text:p>
          </table:table-cell>
          <table:table-cell table:formula="of:=[.E114]-[.F114]" office:value-type="float" office:value="6501" calcext:value-type="float">
            <text:p>6501</text:p>
          </table:table-cell>
          <table:table-cell table:formula="of:=[.G114]*[.G114]" office:value-type="float" office:value="42263001" calcext:value-type="float">
            <text:p>42263001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170" calcext:value-type="float">
            <text:p>6170</text:p>
          </table:table-cell>
          <table:table-cell table:formula="of:=[.$L$4]+[.$M$4]*[.A115]+[.$N$4]*[.B115]+[.$O$4]*[.C115]+[.$P$4]*[.D115]" office:value-type="float" office:value="101" calcext:value-type="float">
            <text:p>101</text:p>
          </table:table-cell>
          <table:table-cell table:formula="of:=[.E115]-[.F115]" office:value-type="float" office:value="6069" calcext:value-type="float">
            <text:p>6069</text:p>
          </table:table-cell>
          <table:table-cell table:formula="of:=[.G115]*[.G115]" office:value-type="float" office:value="36832761" calcext:value-type="float">
            <text:p>36832761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410" calcext:value-type="float">
            <text:p>6410</text:p>
          </table:table-cell>
          <table:table-cell table:formula="of:=[.$L$4]+[.$M$4]*[.A116]+[.$N$4]*[.B116]+[.$O$4]*[.C116]+[.$P$4]*[.D116]" office:value-type="float" office:value="102" calcext:value-type="float">
            <text:p>102</text:p>
          </table:table-cell>
          <table:table-cell table:formula="of:=[.E116]-[.F116]" office:value-type="float" office:value="6308" calcext:value-type="float">
            <text:p>6308</text:p>
          </table:table-cell>
          <table:table-cell table:formula="of:=[.G116]*[.G116]" office:value-type="float" office:value="39790864" calcext:value-type="float">
            <text:p>39790864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960" calcext:value-type="float">
            <text:p>5960</text:p>
          </table:table-cell>
          <table:table-cell table:formula="of:=[.$L$4]+[.$M$4]*[.A117]+[.$N$4]*[.B117]+[.$O$4]*[.C117]+[.$P$4]*[.D117]" office:value-type="float" office:value="104" calcext:value-type="float">
            <text:p>104</text:p>
          </table:table-cell>
          <table:table-cell table:formula="of:=[.E117]-[.F117]" office:value-type="float" office:value="5856" calcext:value-type="float">
            <text:p>5856</text:p>
          </table:table-cell>
          <table:table-cell table:formula="of:=[.G117]*[.G117]" office:value-type="float" office:value="34292736" calcext:value-type="float">
            <text:p>34292736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580" calcext:value-type="float">
            <text:p>6580</text:p>
          </table:table-cell>
          <table:table-cell table:formula="of:=[.$L$4]+[.$M$4]*[.A118]+[.$N$4]*[.B118]+[.$O$4]*[.C118]+[.$P$4]*[.D118]" office:value-type="float" office:value="106" calcext:value-type="float">
            <text:p>106</text:p>
          </table:table-cell>
          <table:table-cell table:formula="of:=[.E118]-[.F118]" office:value-type="float" office:value="6474" calcext:value-type="float">
            <text:p>6474</text:p>
          </table:table-cell>
          <table:table-cell table:formula="of:=[.G118]*[.G118]" office:value-type="float" office:value="41912676" calcext:value-type="float">
            <text:p>41912676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750" calcext:value-type="float">
            <text:p>6750</text:p>
          </table:table-cell>
          <table:table-cell table:formula="of:=[.$L$4]+[.$M$4]*[.A119]+[.$N$4]*[.B119]+[.$O$4]*[.C119]+[.$P$4]*[.D119]" office:value-type="float" office:value="109" calcext:value-type="float">
            <text:p>109</text:p>
          </table:table-cell>
          <table:table-cell table:formula="of:=[.E119]-[.F119]" office:value-type="float" office:value="6641" calcext:value-type="float">
            <text:p>6641</text:p>
          </table:table-cell>
          <table:table-cell table:formula="of:=[.G119]*[.G119]" office:value-type="float" office:value="44102881" calcext:value-type="float">
            <text:p>44102881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450" calcext:value-type="float">
            <text:p>6450</text:p>
          </table:table-cell>
          <table:table-cell table:formula="of:=[.$L$4]+[.$M$4]*[.A120]+[.$N$4]*[.B120]+[.$O$4]*[.C120]+[.$P$4]*[.D120]" office:value-type="float" office:value="110" calcext:value-type="float">
            <text:p>110</text:p>
          </table:table-cell>
          <table:table-cell table:formula="of:=[.E120]-[.F120]" office:value-type="float" office:value="6340" calcext:value-type="float">
            <text:p>6340</text:p>
          </table:table-cell>
          <table:table-cell table:formula="of:=[.G120]*[.G120]" office:value-type="float" office:value="40195600" calcext:value-type="float">
            <text:p>40195600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260" calcext:value-type="float">
            <text:p>6260</text:p>
          </table:table-cell>
          <table:table-cell table:formula="of:=[.$L$4]+[.$M$4]*[.A121]+[.$N$4]*[.B121]+[.$O$4]*[.C121]+[.$P$4]*[.D121]" office:value-type="float" office:value="102" calcext:value-type="float">
            <text:p>102</text:p>
          </table:table-cell>
          <table:table-cell table:formula="of:=[.E121]-[.F121]" office:value-type="float" office:value="6158" calcext:value-type="float">
            <text:p>6158</text:p>
          </table:table-cell>
          <table:table-cell table:formula="of:=[.G121]*[.G121]" office:value-type="float" office:value="37920964" calcext:value-type="float">
            <text:p>37920964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810" calcext:value-type="float">
            <text:p>6810</text:p>
          </table:table-cell>
          <table:table-cell table:formula="of:=[.$L$4]+[.$M$4]*[.A122]+[.$N$4]*[.B122]+[.$O$4]*[.C122]+[.$P$4]*[.D122]" office:value-type="float" office:value="108" calcext:value-type="float">
            <text:p>108</text:p>
          </table:table-cell>
          <table:table-cell table:formula="of:=[.E122]-[.F122]" office:value-type="float" office:value="6702" calcext:value-type="float">
            <text:p>6702</text:p>
          </table:table-cell>
          <table:table-cell table:formula="of:=[.G122]*[.G122]" office:value-type="float" office:value="44916804" calcext:value-type="float">
            <text:p>44916804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180" calcext:value-type="float">
            <text:p>6180</text:p>
          </table:table-cell>
          <table:table-cell table:formula="of:=[.$L$4]+[.$M$4]*[.A123]+[.$N$4]*[.B123]+[.$O$4]*[.C123]+[.$P$4]*[.D123]" office:value-type="float" office:value="104" calcext:value-type="float">
            <text:p>104</text:p>
          </table:table-cell>
          <table:table-cell table:formula="of:=[.E123]-[.F123]" office:value-type="float" office:value="6076" calcext:value-type="float">
            <text:p>6076</text:p>
          </table:table-cell>
          <table:table-cell table:formula="of:=[.G123]*[.G123]" office:value-type="float" office:value="36917776" calcext:value-type="float">
            <text:p>36917776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660" calcext:value-type="float">
            <text:p>5660</text:p>
          </table:table-cell>
          <table:table-cell table:formula="of:=[.$L$4]+[.$M$4]*[.A124]+[.$N$4]*[.B124]+[.$O$4]*[.C124]+[.$P$4]*[.D124]" office:value-type="float" office:value="103" calcext:value-type="float">
            <text:p>103</text:p>
          </table:table-cell>
          <table:table-cell table:formula="of:=[.E124]-[.F124]" office:value-type="float" office:value="5557" calcext:value-type="float">
            <text:p>5557</text:p>
          </table:table-cell>
          <table:table-cell table:formula="of:=[.G124]*[.G124]" office:value-type="float" office:value="30880249" calcext:value-type="float">
            <text:p>30880249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700" calcext:value-type="float">
            <text:p>6700</text:p>
          </table:table-cell>
          <table:table-cell table:formula="of:=[.$L$4]+[.$M$4]*[.A125]+[.$N$4]*[.B125]+[.$O$4]*[.C125]+[.$P$4]*[.D125]" office:value-type="float" office:value="105" calcext:value-type="float">
            <text:p>105</text:p>
          </table:table-cell>
          <table:table-cell table:formula="of:=[.E125]-[.F125]" office:value-type="float" office:value="6595" calcext:value-type="float">
            <text:p>6595</text:p>
          </table:table-cell>
          <table:table-cell table:formula="of:=[.G125]*[.G125]" office:value-type="float" office:value="43494025" calcext:value-type="float">
            <text:p>43494025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060" calcext:value-type="float">
            <text:p>6060</text:p>
          </table:table-cell>
          <table:table-cell table:formula="of:=[.$L$4]+[.$M$4]*[.A126]+[.$N$4]*[.B126]+[.$O$4]*[.C126]+[.$P$4]*[.D126]" office:value-type="float" office:value="102" calcext:value-type="float">
            <text:p>102</text:p>
          </table:table-cell>
          <table:table-cell table:formula="of:=[.E126]-[.F126]" office:value-type="float" office:value="5958" calcext:value-type="float">
            <text:p>5958</text:p>
          </table:table-cell>
          <table:table-cell table:formula="of:=[.G126]*[.G126]" office:value-type="float" office:value="35497764" calcext:value-type="float">
            <text:p>35497764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140" calcext:value-type="float">
            <text:p>6140</text:p>
          </table:table-cell>
          <table:table-cell table:formula="of:=[.$L$4]+[.$M$4]*[.A127]+[.$N$4]*[.B127]+[.$O$4]*[.C127]+[.$P$4]*[.D127]" office:value-type="float" office:value="100" calcext:value-type="float">
            <text:p>100</text:p>
          </table:table-cell>
          <table:table-cell table:formula="of:=[.E127]-[.F127]" office:value-type="float" office:value="6040" calcext:value-type="float">
            <text:p>6040</text:p>
          </table:table-cell>
          <table:table-cell table:formula="of:=[.G127]*[.G127]" office:value-type="float" office:value="36481600" calcext:value-type="float">
            <text:p>36481600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410" calcext:value-type="float">
            <text:p>5410</text:p>
          </table:table-cell>
          <table:table-cell table:formula="of:=[.$L$4]+[.$M$4]*[.A128]+[.$N$4]*[.B128]+[.$O$4]*[.C128]+[.$P$4]*[.D128]" office:value-type="float" office:value="101" calcext:value-type="float">
            <text:p>101</text:p>
          </table:table-cell>
          <table:table-cell table:formula="of:=[.E128]-[.F128]" office:value-type="float" office:value="5309" calcext:value-type="float">
            <text:p>5309</text:p>
          </table:table-cell>
          <table:table-cell table:formula="of:=[.G128]*[.G128]" office:value-type="float" office:value="28185481" calcext:value-type="float">
            <text:p>28185481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230" calcext:value-type="float">
            <text:p>7230</text:p>
          </table:table-cell>
          <table:table-cell table:formula="of:=[.$L$4]+[.$M$4]*[.A129]+[.$N$4]*[.B129]+[.$O$4]*[.C129]+[.$P$4]*[.D129]" office:value-type="float" office:value="110" calcext:value-type="float">
            <text:p>110</text:p>
          </table:table-cell>
          <table:table-cell table:formula="of:=[.E129]-[.F129]" office:value-type="float" office:value="7120" calcext:value-type="float">
            <text:p>7120</text:p>
          </table:table-cell>
          <table:table-cell table:formula="of:=[.G129]*[.G129]" office:value-type="float" office:value="50694400" calcext:value-type="float">
            <text:p>5069440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730" calcext:value-type="float">
            <text:p>5730</text:p>
          </table:table-cell>
          <table:table-cell table:formula="of:=[.$L$4]+[.$M$4]*[.A130]+[.$N$4]*[.B130]+[.$O$4]*[.C130]+[.$P$4]*[.D130]" office:value-type="float" office:value="101" calcext:value-type="float">
            <text:p>101</text:p>
          </table:table-cell>
          <table:table-cell table:formula="of:=[.E130]-[.F130]" office:value-type="float" office:value="5629" calcext:value-type="float">
            <text:p>5629</text:p>
          </table:table-cell>
          <table:table-cell table:formula="of:=[.G130]*[.G130]" office:value-type="float" office:value="31685641" calcext:value-type="float">
            <text:p>31685641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420" calcext:value-type="float">
            <text:p>6420</text:p>
          </table:table-cell>
          <table:table-cell table:formula="of:=[.$L$4]+[.$M$4]*[.A131]+[.$N$4]*[.B131]+[.$O$4]*[.C131]+[.$P$4]*[.D131]" office:value-type="float" office:value="103" calcext:value-type="float">
            <text:p>103</text:p>
          </table:table-cell>
          <table:table-cell table:formula="of:=[.E131]-[.F131]" office:value-type="float" office:value="6317" calcext:value-type="float">
            <text:p>6317</text:p>
          </table:table-cell>
          <table:table-cell table:formula="of:=[.G131]*[.G131]" office:value-type="float" office:value="39904489" calcext:value-type="float">
            <text:p>39904489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620" calcext:value-type="float">
            <text:p>5620</text:p>
          </table:table-cell>
          <table:table-cell table:formula="of:=[.$L$4]+[.$M$4]*[.A132]+[.$N$4]*[.B132]+[.$O$4]*[.C132]+[.$P$4]*[.D132]" office:value-type="float" office:value="104" calcext:value-type="float">
            <text:p>104</text:p>
          </table:table-cell>
          <table:table-cell table:formula="of:=[.E132]-[.F132]" office:value-type="float" office:value="5516" calcext:value-type="float">
            <text:p>5516</text:p>
          </table:table-cell>
          <table:table-cell table:formula="of:=[.G132]*[.G132]" office:value-type="float" office:value="30426256" calcext:value-type="float">
            <text:p>30426256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table:formula="of:=[.$L$4]+[.$M$4]*[.A133]+[.$N$4]*[.B133]+[.$O$4]*[.C133]+[.$P$4]*[.D133]" office:value-type="float" office:value="101" calcext:value-type="float">
            <text:p>101</text:p>
          </table:table-cell>
          <table:table-cell table:formula="of:=[.E133]-[.F133]" office:value-type="float" office:value="5899" calcext:value-type="float">
            <text:p>5899</text:p>
          </table:table-cell>
          <table:table-cell table:formula="of:=[.G133]*[.G133]" office:value-type="float" office:value="34798201" calcext:value-type="float">
            <text:p>34798201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410" calcext:value-type="float">
            <text:p>6410</text:p>
          </table:table-cell>
          <table:table-cell table:formula="of:=[.$L$4]+[.$M$4]*[.A134]+[.$N$4]*[.B134]+[.$O$4]*[.C134]+[.$P$4]*[.D134]" office:value-type="float" office:value="107" calcext:value-type="float">
            <text:p>107</text:p>
          </table:table-cell>
          <table:table-cell table:formula="of:=[.E134]-[.F134]" office:value-type="float" office:value="6303" calcext:value-type="float">
            <text:p>6303</text:p>
          </table:table-cell>
          <table:table-cell table:formula="of:=[.G134]*[.G134]" office:value-type="float" office:value="39727809" calcext:value-type="float">
            <text:p>39727809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20" calcext:value-type="float">
            <text:p>6120</text:p>
          </table:table-cell>
          <table:table-cell table:formula="of:=[.$L$4]+[.$M$4]*[.A135]+[.$N$4]*[.B135]+[.$O$4]*[.C135]+[.$P$4]*[.D135]" office:value-type="float" office:value="107" calcext:value-type="float">
            <text:p>107</text:p>
          </table:table-cell>
          <table:table-cell table:formula="of:=[.E135]-[.F135]" office:value-type="float" office:value="6013" calcext:value-type="float">
            <text:p>6013</text:p>
          </table:table-cell>
          <table:table-cell table:formula="of:=[.G135]*[.G135]" office:value-type="float" office:value="36156169" calcext:value-type="float">
            <text:p>36156169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700" calcext:value-type="float">
            <text:p>6700</text:p>
          </table:table-cell>
          <table:table-cell table:formula="of:=[.$L$4]+[.$M$4]*[.A136]+[.$N$4]*[.B136]+[.$O$4]*[.C136]+[.$P$4]*[.D136]" office:value-type="float" office:value="102" calcext:value-type="float">
            <text:p>102</text:p>
          </table:table-cell>
          <table:table-cell table:formula="of:=[.E136]-[.F136]" office:value-type="float" office:value="6598" calcext:value-type="float">
            <text:p>6598</text:p>
          </table:table-cell>
          <table:table-cell table:formula="of:=[.G136]*[.G136]" office:value-type="float" office:value="43533604" calcext:value-type="float">
            <text:p>43533604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510" calcext:value-type="float">
            <text:p>6510</text:p>
          </table:table-cell>
          <table:table-cell table:formula="of:=[.$L$4]+[.$M$4]*[.A137]+[.$N$4]*[.B137]+[.$O$4]*[.C137]+[.$P$4]*[.D137]" office:value-type="float" office:value="102" calcext:value-type="float">
            <text:p>102</text:p>
          </table:table-cell>
          <table:table-cell table:formula="of:=[.E137]-[.F137]" office:value-type="float" office:value="6408" calcext:value-type="float">
            <text:p>6408</text:p>
          </table:table-cell>
          <table:table-cell table:formula="of:=[.G137]*[.G137]" office:value-type="float" office:value="41062464" calcext:value-type="float">
            <text:p>41062464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180" calcext:value-type="float">
            <text:p>6180</text:p>
          </table:table-cell>
          <table:table-cell table:formula="of:=[.$L$4]+[.$M$4]*[.A138]+[.$N$4]*[.B138]+[.$O$4]*[.C138]+[.$P$4]*[.D138]" office:value-type="float" office:value="106" calcext:value-type="float">
            <text:p>106</text:p>
          </table:table-cell>
          <table:table-cell table:formula="of:=[.E138]-[.F138]" office:value-type="float" office:value="6074" calcext:value-type="float">
            <text:p>6074</text:p>
          </table:table-cell>
          <table:table-cell table:formula="of:=[.G138]*[.G138]" office:value-type="float" office:value="36893476" calcext:value-type="float">
            <text:p>36893476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370" calcext:value-type="float">
            <text:p>6370</text:p>
          </table:table-cell>
          <table:table-cell table:formula="of:=[.$L$4]+[.$M$4]*[.A139]+[.$N$4]*[.B139]+[.$O$4]*[.C139]+[.$P$4]*[.D139]" office:value-type="float" office:value="105" calcext:value-type="float">
            <text:p>105</text:p>
          </table:table-cell>
          <table:table-cell table:formula="of:=[.E139]-[.F139]" office:value-type="float" office:value="6265" calcext:value-type="float">
            <text:p>6265</text:p>
          </table:table-cell>
          <table:table-cell table:formula="of:=[.G139]*[.G139]" office:value-type="float" office:value="39250225" calcext:value-type="float">
            <text:p>39250225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650" calcext:value-type="float">
            <text:p>6650</text:p>
          </table:table-cell>
          <table:table-cell table:formula="of:=[.$L$4]+[.$M$4]*[.A140]+[.$N$4]*[.B140]+[.$O$4]*[.C140]+[.$P$4]*[.D140]" office:value-type="float" office:value="102" calcext:value-type="float">
            <text:p>102</text:p>
          </table:table-cell>
          <table:table-cell table:formula="of:=[.E140]-[.F140]" office:value-type="float" office:value="6548" calcext:value-type="float">
            <text:p>6548</text:p>
          </table:table-cell>
          <table:table-cell table:formula="of:=[.G140]*[.G140]" office:value-type="float" office:value="42876304" calcext:value-type="float">
            <text:p>42876304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570" calcext:value-type="float">
            <text:p>6570</text:p>
          </table:table-cell>
          <table:table-cell table:formula="of:=[.$L$4]+[.$M$4]*[.A141]+[.$N$4]*[.B141]+[.$O$4]*[.C141]+[.$P$4]*[.D141]" office:value-type="float" office:value="106" calcext:value-type="float">
            <text:p>106</text:p>
          </table:table-cell>
          <table:table-cell table:formula="of:=[.E141]-[.F141]" office:value-type="float" office:value="6464" calcext:value-type="float">
            <text:p>6464</text:p>
          </table:table-cell>
          <table:table-cell table:formula="of:=[.G141]*[.G141]" office:value-type="float" office:value="41783296" calcext:value-type="float">
            <text:p>41783296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640" calcext:value-type="float">
            <text:p>5640</text:p>
          </table:table-cell>
          <table:table-cell table:formula="of:=[.$L$4]+[.$M$4]*[.A142]+[.$N$4]*[.B142]+[.$O$4]*[.C142]+[.$P$4]*[.D142]" office:value-type="float" office:value="105" calcext:value-type="float">
            <text:p>105</text:p>
          </table:table-cell>
          <table:table-cell table:formula="of:=[.E142]-[.F142]" office:value-type="float" office:value="5535" calcext:value-type="float">
            <text:p>5535</text:p>
          </table:table-cell>
          <table:table-cell table:formula="of:=[.G142]*[.G142]" office:value-type="float" office:value="30636225" calcext:value-type="float">
            <text:p>30636225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870" calcext:value-type="float">
            <text:p>5870</text:p>
          </table:table-cell>
          <table:table-cell table:formula="of:=[.$L$4]+[.$M$4]*[.A143]+[.$N$4]*[.B143]+[.$O$4]*[.C143]+[.$P$4]*[.D143]" office:value-type="float" office:value="105" calcext:value-type="float">
            <text:p>105</text:p>
          </table:table-cell>
          <table:table-cell table:formula="of:=[.E143]-[.F143]" office:value-type="float" office:value="5765" calcext:value-type="float">
            <text:p>5765</text:p>
          </table:table-cell>
          <table:table-cell table:formula="of:=[.G143]*[.G143]" office:value-type="float" office:value="33235225" calcext:value-type="float">
            <text:p>33235225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970" calcext:value-type="float">
            <text:p>6970</text:p>
          </table:table-cell>
          <table:table-cell table:formula="of:=[.$L$4]+[.$M$4]*[.A144]+[.$N$4]*[.B144]+[.$O$4]*[.C144]+[.$P$4]*[.D144]" office:value-type="float" office:value="107" calcext:value-type="float">
            <text:p>107</text:p>
          </table:table-cell>
          <table:table-cell table:formula="of:=[.E144]-[.F144]" office:value-type="float" office:value="6863" calcext:value-type="float">
            <text:p>6863</text:p>
          </table:table-cell>
          <table:table-cell table:formula="of:=[.G144]*[.G144]" office:value-type="float" office:value="47100769" calcext:value-type="float">
            <text:p>47100769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60" calcext:value-type="float">
            <text:p>5360</text:p>
          </table:table-cell>
          <table:table-cell table:formula="of:=[.$L$4]+[.$M$4]*[.A145]+[.$N$4]*[.B145]+[.$O$4]*[.C145]+[.$P$4]*[.D145]" office:value-type="float" office:value="100" calcext:value-type="float">
            <text:p>100</text:p>
          </table:table-cell>
          <table:table-cell table:formula="of:=[.E145]-[.F145]" office:value-type="float" office:value="5260" calcext:value-type="float">
            <text:p>5260</text:p>
          </table:table-cell>
          <table:table-cell table:formula="of:=[.G145]*[.G145]" office:value-type="float" office:value="27667600" calcext:value-type="float">
            <text:p>2766760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table:formula="of:=[.$L$4]+[.$M$4]*[.A146]+[.$N$4]*[.B146]+[.$O$4]*[.C146]+[.$P$4]*[.D146]" office:value-type="float" office:value="102" calcext:value-type="float">
            <text:p>102</text:p>
          </table:table-cell>
          <table:table-cell table:formula="of:=[.E146]-[.F146]" office:value-type="float" office:value="5898" calcext:value-type="float">
            <text:p>5898</text:p>
          </table:table-cell>
          <table:table-cell table:formula="of:=[.G146]*[.G146]" office:value-type="float" office:value="34786404" calcext:value-type="float">
            <text:p>34786404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260" calcext:value-type="float">
            <text:p>5260</text:p>
          </table:table-cell>
          <table:table-cell table:formula="of:=[.$L$4]+[.$M$4]*[.A147]+[.$N$4]*[.B147]+[.$O$4]*[.C147]+[.$P$4]*[.D147]" office:value-type="float" office:value="108" calcext:value-type="float">
            <text:p>108</text:p>
          </table:table-cell>
          <table:table-cell table:formula="of:=[.E147]-[.F147]" office:value-type="float" office:value="5152" calcext:value-type="float">
            <text:p>5152</text:p>
          </table:table-cell>
          <table:table-cell table:formula="of:=[.G147]*[.G147]" office:value-type="float" office:value="26543104" calcext:value-type="float">
            <text:p>26543104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440" calcext:value-type="float">
            <text:p>6440</text:p>
          </table:table-cell>
          <table:table-cell table:formula="of:=[.$L$4]+[.$M$4]*[.A148]+[.$N$4]*[.B148]+[.$O$4]*[.C148]+[.$P$4]*[.D148]" office:value-type="float" office:value="107" calcext:value-type="float">
            <text:p>107</text:p>
          </table:table-cell>
          <table:table-cell table:formula="of:=[.E148]-[.F148]" office:value-type="float" office:value="6333" calcext:value-type="float">
            <text:p>6333</text:p>
          </table:table-cell>
          <table:table-cell table:formula="of:=[.G148]*[.G148]" office:value-type="float" office:value="40106889" calcext:value-type="float">
            <text:p>40106889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080" calcext:value-type="float">
            <text:p>7080</text:p>
          </table:table-cell>
          <table:table-cell table:formula="of:=[.$L$4]+[.$M$4]*[.A149]+[.$N$4]*[.B149]+[.$O$4]*[.C149]+[.$P$4]*[.D149]" office:value-type="float" office:value="109" calcext:value-type="float">
            <text:p>109</text:p>
          </table:table-cell>
          <table:table-cell table:formula="of:=[.E149]-[.F149]" office:value-type="float" office:value="6971" calcext:value-type="float">
            <text:p>6971</text:p>
          </table:table-cell>
          <table:table-cell table:formula="of:=[.G149]*[.G149]" office:value-type="float" office:value="48594841" calcext:value-type="float">
            <text:p>48594841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840" calcext:value-type="float">
            <text:p>6840</text:p>
          </table:table-cell>
          <table:table-cell table:formula="of:=[.$L$4]+[.$M$4]*[.A150]+[.$N$4]*[.B150]+[.$O$4]*[.C150]+[.$P$4]*[.D150]" office:value-type="float" office:value="108" calcext:value-type="float">
            <text:p>108</text:p>
          </table:table-cell>
          <table:table-cell table:formula="of:=[.E150]-[.F150]" office:value-type="float" office:value="6732" calcext:value-type="float">
            <text:p>6732</text:p>
          </table:table-cell>
          <table:table-cell table:formula="of:=[.G150]*[.G150]" office:value-type="float" office:value="45319824" calcext:value-type="float">
            <text:p>45319824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160" calcext:value-type="float">
            <text:p>7160</text:p>
          </table:table-cell>
          <table:table-cell table:formula="of:=[.$L$4]+[.$M$4]*[.A151]+[.$N$4]*[.B151]+[.$O$4]*[.C151]+[.$P$4]*[.D151]" office:value-type="float" office:value="108" calcext:value-type="float">
            <text:p>108</text:p>
          </table:table-cell>
          <table:table-cell table:formula="of:=[.E151]-[.F151]" office:value-type="float" office:value="7052" calcext:value-type="float">
            <text:p>7052</text:p>
          </table:table-cell>
          <table:table-cell table:formula="of:=[.G151]*[.G151]" office:value-type="float" office:value="49730704" calcext:value-type="float">
            <text:p>49730704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690" calcext:value-type="float">
            <text:p>5690</text:p>
          </table:table-cell>
          <table:table-cell table:formula="of:=[.$L$4]+[.$M$4]*[.A152]+[.$N$4]*[.B152]+[.$O$4]*[.C152]+[.$P$4]*[.D152]" office:value-type="float" office:value="100" calcext:value-type="float">
            <text:p>100</text:p>
          </table:table-cell>
          <table:table-cell table:formula="of:=[.E152]-[.F152]" office:value-type="float" office:value="5590" calcext:value-type="float">
            <text:p>5590</text:p>
          </table:table-cell>
          <table:table-cell table:formula="of:=[.G152]*[.G152]" office:value-type="float" office:value="31248100" calcext:value-type="float">
            <text:p>31248100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520" calcext:value-type="float">
            <text:p>5520</text:p>
          </table:table-cell>
          <table:table-cell table:formula="of:=[.$L$4]+[.$M$4]*[.A153]+[.$N$4]*[.B153]+[.$O$4]*[.C153]+[.$P$4]*[.D153]" office:value-type="float" office:value="101" calcext:value-type="float">
            <text:p>101</text:p>
          </table:table-cell>
          <table:table-cell table:formula="of:=[.E153]-[.F153]" office:value-type="float" office:value="5419" calcext:value-type="float">
            <text:p>5419</text:p>
          </table:table-cell>
          <table:table-cell table:formula="of:=[.G153]*[.G153]" office:value-type="float" office:value="29365561" calcext:value-type="float">
            <text:p>29365561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330" calcext:value-type="float">
            <text:p>5330</text:p>
          </table:table-cell>
          <table:table-cell table:formula="of:=[.$L$4]+[.$M$4]*[.A154]+[.$N$4]*[.B154]+[.$O$4]*[.C154]+[.$P$4]*[.D154]" office:value-type="float" office:value="101" calcext:value-type="float">
            <text:p>101</text:p>
          </table:table-cell>
          <table:table-cell table:formula="of:=[.E154]-[.F154]" office:value-type="float" office:value="5229" calcext:value-type="float">
            <text:p>5229</text:p>
          </table:table-cell>
          <table:table-cell table:formula="of:=[.G154]*[.G154]" office:value-type="float" office:value="27342441" calcext:value-type="float">
            <text:p>27342441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220" calcext:value-type="float">
            <text:p>7220</text:p>
          </table:table-cell>
          <table:table-cell table:formula="of:=[.$L$4]+[.$M$4]*[.A155]+[.$N$4]*[.B155]+[.$O$4]*[.C155]+[.$P$4]*[.D155]" office:value-type="float" office:value="110" calcext:value-type="float">
            <text:p>110</text:p>
          </table:table-cell>
          <table:table-cell table:formula="of:=[.E155]-[.F155]" office:value-type="float" office:value="7110" calcext:value-type="float">
            <text:p>7110</text:p>
          </table:table-cell>
          <table:table-cell table:formula="of:=[.G155]*[.G155]" office:value-type="float" office:value="50552100" calcext:value-type="float">
            <text:p>50552100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060" calcext:value-type="float">
            <text:p>6060</text:p>
          </table:table-cell>
          <table:table-cell table:formula="of:=[.$L$4]+[.$M$4]*[.A156]+[.$N$4]*[.B156]+[.$O$4]*[.C156]+[.$P$4]*[.D156]" office:value-type="float" office:value="108" calcext:value-type="float">
            <text:p>108</text:p>
          </table:table-cell>
          <table:table-cell table:formula="of:=[.E156]-[.F156]" office:value-type="float" office:value="5952" calcext:value-type="float">
            <text:p>5952</text:p>
          </table:table-cell>
          <table:table-cell table:formula="of:=[.G156]*[.G156]" office:value-type="float" office:value="35426304" calcext:value-type="float">
            <text:p>35426304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390" calcext:value-type="float">
            <text:p>5390</text:p>
          </table:table-cell>
          <table:table-cell table:formula="of:=[.$L$4]+[.$M$4]*[.A157]+[.$N$4]*[.B157]+[.$O$4]*[.C157]+[.$P$4]*[.D157]" office:value-type="float" office:value="100" calcext:value-type="float">
            <text:p>100</text:p>
          </table:table-cell>
          <table:table-cell table:formula="of:=[.E157]-[.F157]" office:value-type="float" office:value="5290" calcext:value-type="float">
            <text:p>5290</text:p>
          </table:table-cell>
          <table:table-cell table:formula="of:=[.G157]*[.G157]" office:value-type="float" office:value="27984100" calcext:value-type="float">
            <text:p>2798410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160" calcext:value-type="float">
            <text:p>6160</text:p>
          </table:table-cell>
          <table:table-cell table:formula="of:=[.$L$4]+[.$M$4]*[.A158]+[.$N$4]*[.B158]+[.$O$4]*[.C158]+[.$P$4]*[.D158]" office:value-type="float" office:value="102" calcext:value-type="float">
            <text:p>102</text:p>
          </table:table-cell>
          <table:table-cell table:formula="of:=[.E158]-[.F158]" office:value-type="float" office:value="6058" calcext:value-type="float">
            <text:p>6058</text:p>
          </table:table-cell>
          <table:table-cell table:formula="of:=[.G158]*[.G158]" office:value-type="float" office:value="36699364" calcext:value-type="float">
            <text:p>36699364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670" calcext:value-type="float">
            <text:p>6670</text:p>
          </table:table-cell>
          <table:table-cell table:formula="of:=[.$L$4]+[.$M$4]*[.A159]+[.$N$4]*[.B159]+[.$O$4]*[.C159]+[.$P$4]*[.D159]" office:value-type="float" office:value="106" calcext:value-type="float">
            <text:p>106</text:p>
          </table:table-cell>
          <table:table-cell table:formula="of:=[.E159]-[.F159]" office:value-type="float" office:value="6564" calcext:value-type="float">
            <text:p>6564</text:p>
          </table:table-cell>
          <table:table-cell table:formula="of:=[.G159]*[.G159]" office:value-type="float" office:value="43086096" calcext:value-type="float">
            <text:p>43086096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360" calcext:value-type="float">
            <text:p>7360</text:p>
          </table:table-cell>
          <table:table-cell table:formula="of:=[.$L$4]+[.$M$4]*[.A160]+[.$N$4]*[.B160]+[.$O$4]*[.C160]+[.$P$4]*[.D160]" office:value-type="float" office:value="107" calcext:value-type="float">
            <text:p>107</text:p>
          </table:table-cell>
          <table:table-cell table:formula="of:=[.E160]-[.F160]" office:value-type="float" office:value="7253" calcext:value-type="float">
            <text:p>7253</text:p>
          </table:table-cell>
          <table:table-cell table:formula="of:=[.G160]*[.G160]" office:value-type="float" office:value="52606009" calcext:value-type="float">
            <text:p>52606009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690" calcext:value-type="float">
            <text:p>5690</text:p>
          </table:table-cell>
          <table:table-cell table:formula="of:=[.$L$4]+[.$M$4]*[.A161]+[.$N$4]*[.B161]+[.$O$4]*[.C161]+[.$P$4]*[.D161]" office:value-type="float" office:value="100" calcext:value-type="float">
            <text:p>100</text:p>
          </table:table-cell>
          <table:table-cell table:formula="of:=[.E161]-[.F161]" office:value-type="float" office:value="5590" calcext:value-type="float">
            <text:p>5590</text:p>
          </table:table-cell>
          <table:table-cell table:formula="of:=[.G161]*[.G161]" office:value-type="float" office:value="31248100" calcext:value-type="float">
            <text:p>31248100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890" calcext:value-type="float">
            <text:p>5890</text:p>
          </table:table-cell>
          <table:table-cell table:formula="of:=[.$L$4]+[.$M$4]*[.A162]+[.$N$4]*[.B162]+[.$O$4]*[.C162]+[.$P$4]*[.D162]" office:value-type="float" office:value="105" calcext:value-type="float">
            <text:p>105</text:p>
          </table:table-cell>
          <table:table-cell table:formula="of:=[.E162]-[.F162]" office:value-type="float" office:value="5785" calcext:value-type="float">
            <text:p>5785</text:p>
          </table:table-cell>
          <table:table-cell table:formula="of:=[.G162]*[.G162]" office:value-type="float" office:value="33466225" calcext:value-type="float">
            <text:p>33466225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820" calcext:value-type="float">
            <text:p>5820</text:p>
          </table:table-cell>
          <table:table-cell table:formula="of:=[.$L$4]+[.$M$4]*[.A163]+[.$N$4]*[.B163]+[.$O$4]*[.C163]+[.$P$4]*[.D163]" office:value-type="float" office:value="106" calcext:value-type="float">
            <text:p>106</text:p>
          </table:table-cell>
          <table:table-cell table:formula="of:=[.E163]-[.F163]" office:value-type="float" office:value="5714" calcext:value-type="float">
            <text:p>5714</text:p>
          </table:table-cell>
          <table:table-cell table:formula="of:=[.G163]*[.G163]" office:value-type="float" office:value="32649796" calcext:value-type="float">
            <text:p>32649796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340" calcext:value-type="float">
            <text:p>5340</text:p>
          </table:table-cell>
          <table:table-cell table:formula="of:=[.$L$4]+[.$M$4]*[.A164]+[.$N$4]*[.B164]+[.$O$4]*[.C164]+[.$P$4]*[.D164]" office:value-type="float" office:value="103" calcext:value-type="float">
            <text:p>103</text:p>
          </table:table-cell>
          <table:table-cell table:formula="of:=[.E164]-[.F164]" office:value-type="float" office:value="5237" calcext:value-type="float">
            <text:p>5237</text:p>
          </table:table-cell>
          <table:table-cell table:formula="of:=[.G164]*[.G164]" office:value-type="float" office:value="27426169" calcext:value-type="float">
            <text:p>27426169</text:p>
          </table:table-cell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730" calcext:value-type="float">
            <text:p>6730</text:p>
          </table:table-cell>
          <table:table-cell table:formula="of:=[.$L$4]+[.$M$4]*[.A165]+[.$N$4]*[.B165]+[.$O$4]*[.C165]+[.$P$4]*[.D165]" office:value-type="float" office:value="100" calcext:value-type="float">
            <text:p>100</text:p>
          </table:table-cell>
          <table:table-cell table:formula="of:=[.E165]-[.F165]" office:value-type="float" office:value="6630" calcext:value-type="float">
            <text:p>6630</text:p>
          </table:table-cell>
          <table:table-cell table:formula="of:=[.G165]*[.G165]" office:value-type="float" office:value="43956900" calcext:value-type="float">
            <text:p>4395690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610" calcext:value-type="float">
            <text:p>6610</text:p>
          </table:table-cell>
          <table:table-cell table:formula="of:=[.$L$4]+[.$M$4]*[.A166]+[.$N$4]*[.B166]+[.$O$4]*[.C166]+[.$P$4]*[.D166]" office:value-type="float" office:value="108" calcext:value-type="float">
            <text:p>108</text:p>
          </table:table-cell>
          <table:table-cell table:formula="of:=[.E166]-[.F166]" office:value-type="float" office:value="6502" calcext:value-type="float">
            <text:p>6502</text:p>
          </table:table-cell>
          <table:table-cell table:formula="of:=[.G166]*[.G166]" office:value-type="float" office:value="42276004" calcext:value-type="float">
            <text:p>42276004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20" calcext:value-type="float">
            <text:p>5020</text:p>
          </table:table-cell>
          <table:table-cell table:formula="of:=[.$L$4]+[.$M$4]*[.A167]+[.$N$4]*[.B167]+[.$O$4]*[.C167]+[.$P$4]*[.D167]" office:value-type="float" office:value="100" calcext:value-type="float">
            <text:p>100</text:p>
          </table:table-cell>
          <table:table-cell table:formula="of:=[.E167]-[.F167]" office:value-type="float" office:value="4920" calcext:value-type="float">
            <text:p>4920</text:p>
          </table:table-cell>
          <table:table-cell table:formula="of:=[.G167]*[.G167]" office:value-type="float" office:value="24206400" calcext:value-type="float">
            <text:p>24206400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320" calcext:value-type="float">
            <text:p>7320</text:p>
          </table:table-cell>
          <table:table-cell table:formula="of:=[.$L$4]+[.$M$4]*[.A168]+[.$N$4]*[.B168]+[.$O$4]*[.C168]+[.$P$4]*[.D168]" office:value-type="float" office:value="108" calcext:value-type="float">
            <text:p>108</text:p>
          </table:table-cell>
          <table:table-cell table:formula="of:=[.E168]-[.F168]" office:value-type="float" office:value="7212" calcext:value-type="float">
            <text:p>7212</text:p>
          </table:table-cell>
          <table:table-cell table:formula="of:=[.G168]*[.G168]" office:value-type="float" office:value="52012944" calcext:value-type="float">
            <text:p>52012944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440" calcext:value-type="float">
            <text:p>7440</text:p>
          </table:table-cell>
          <table:table-cell table:formula="of:=[.$L$4]+[.$M$4]*[.A169]+[.$N$4]*[.B169]+[.$O$4]*[.C169]+[.$P$4]*[.D169]" office:value-type="float" office:value="110" calcext:value-type="float">
            <text:p>110</text:p>
          </table:table-cell>
          <table:table-cell table:formula="of:=[.E169]-[.F169]" office:value-type="float" office:value="7330" calcext:value-type="float">
            <text:p>7330</text:p>
          </table:table-cell>
          <table:table-cell table:formula="of:=[.G169]*[.G169]" office:value-type="float" office:value="53728900" calcext:value-type="float">
            <text:p>5372890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620" calcext:value-type="float">
            <text:p>6620</text:p>
          </table:table-cell>
          <table:table-cell table:formula="of:=[.$L$4]+[.$M$4]*[.A170]+[.$N$4]*[.B170]+[.$O$4]*[.C170]+[.$P$4]*[.D170]" office:value-type="float" office:value="108" calcext:value-type="float">
            <text:p>108</text:p>
          </table:table-cell>
          <table:table-cell table:formula="of:=[.E170]-[.F170]" office:value-type="float" office:value="6512" calcext:value-type="float">
            <text:p>6512</text:p>
          </table:table-cell>
          <table:table-cell table:formula="of:=[.G170]*[.G170]" office:value-type="float" office:value="42406144" calcext:value-type="float">
            <text:p>42406144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310" calcext:value-type="float">
            <text:p>6310</text:p>
          </table:table-cell>
          <table:table-cell table:formula="of:=[.$L$4]+[.$M$4]*[.A171]+[.$N$4]*[.B171]+[.$O$4]*[.C171]+[.$P$4]*[.D171]" office:value-type="float" office:value="104" calcext:value-type="float">
            <text:p>104</text:p>
          </table:table-cell>
          <table:table-cell table:formula="of:=[.E171]-[.F171]" office:value-type="float" office:value="6206" calcext:value-type="float">
            <text:p>6206</text:p>
          </table:table-cell>
          <table:table-cell table:formula="of:=[.G171]*[.G171]" office:value-type="float" office:value="38514436" calcext:value-type="float">
            <text:p>38514436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690" calcext:value-type="float">
            <text:p>6690</text:p>
          </table:table-cell>
          <table:table-cell table:formula="of:=[.$L$4]+[.$M$4]*[.A172]+[.$N$4]*[.B172]+[.$O$4]*[.C172]+[.$P$4]*[.D172]" office:value-type="float" office:value="102" calcext:value-type="float">
            <text:p>102</text:p>
          </table:table-cell>
          <table:table-cell table:formula="of:=[.E172]-[.F172]" office:value-type="float" office:value="6588" calcext:value-type="float">
            <text:p>6588</text:p>
          </table:table-cell>
          <table:table-cell table:formula="of:=[.G172]*[.G172]" office:value-type="float" office:value="43401744" calcext:value-type="float">
            <text:p>43401744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800" calcext:value-type="float">
            <text:p>5800</text:p>
          </table:table-cell>
          <table:table-cell table:formula="of:=[.$L$4]+[.$M$4]*[.A173]+[.$N$4]*[.B173]+[.$O$4]*[.C173]+[.$P$4]*[.D173]" office:value-type="float" office:value="101" calcext:value-type="float">
            <text:p>101</text:p>
          </table:table-cell>
          <table:table-cell table:formula="of:=[.E173]-[.F173]" office:value-type="float" office:value="5699" calcext:value-type="float">
            <text:p>5699</text:p>
          </table:table-cell>
          <table:table-cell table:formula="of:=[.G173]*[.G173]" office:value-type="float" office:value="32478601" calcext:value-type="float">
            <text:p>32478601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670" calcext:value-type="float">
            <text:p>5670</text:p>
          </table:table-cell>
          <table:table-cell table:formula="of:=[.$L$4]+[.$M$4]*[.A174]+[.$N$4]*[.B174]+[.$O$4]*[.C174]+[.$P$4]*[.D174]" office:value-type="float" office:value="104" calcext:value-type="float">
            <text:p>104</text:p>
          </table:table-cell>
          <table:table-cell table:formula="of:=[.E174]-[.F174]" office:value-type="float" office:value="5566" calcext:value-type="float">
            <text:p>5566</text:p>
          </table:table-cell>
          <table:table-cell table:formula="of:=[.G174]*[.G174]" office:value-type="float" office:value="30980356" calcext:value-type="float">
            <text:p>30980356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070" calcext:value-type="float">
            <text:p>5070</text:p>
          </table:table-cell>
          <table:table-cell table:formula="of:=[.$L$4]+[.$M$4]*[.A175]+[.$N$4]*[.B175]+[.$O$4]*[.C175]+[.$P$4]*[.D175]" office:value-type="float" office:value="105" calcext:value-type="float">
            <text:p>105</text:p>
          </table:table-cell>
          <table:table-cell table:formula="of:=[.E175]-[.F175]" office:value-type="float" office:value="4965" calcext:value-type="float">
            <text:p>4965</text:p>
          </table:table-cell>
          <table:table-cell table:formula="of:=[.G175]*[.G175]" office:value-type="float" office:value="24651225" calcext:value-type="float">
            <text:p>24651225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660" calcext:value-type="float">
            <text:p>6660</text:p>
          </table:table-cell>
          <table:table-cell table:formula="of:=[.$L$4]+[.$M$4]*[.A176]+[.$N$4]*[.B176]+[.$O$4]*[.C176]+[.$P$4]*[.D176]" office:value-type="float" office:value="102" calcext:value-type="float">
            <text:p>102</text:p>
          </table:table-cell>
          <table:table-cell table:formula="of:=[.E176]-[.F176]" office:value-type="float" office:value="6558" calcext:value-type="float">
            <text:p>6558</text:p>
          </table:table-cell>
          <table:table-cell table:formula="of:=[.G176]*[.G176]" office:value-type="float" office:value="43007364" calcext:value-type="float">
            <text:p>43007364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formula="of:=[.$L$4]+[.$M$4]*[.A177]+[.$N$4]*[.B177]+[.$O$4]*[.C177]+[.$P$4]*[.D177]" office:value-type="float" office:value="100" calcext:value-type="float">
            <text:p>100</text:p>
          </table:table-cell>
          <table:table-cell table:formula="of:=[.E177]-[.F177]" office:value-type="float" office:value="5400" calcext:value-type="float">
            <text:p>5400</text:p>
          </table:table-cell>
          <table:table-cell table:formula="of:=[.G177]*[.G177]" office:value-type="float" office:value="29160000" calcext:value-type="float">
            <text:p>29160000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060" calcext:value-type="float">
            <text:p>6060</text:p>
          </table:table-cell>
          <table:table-cell table:formula="of:=[.$L$4]+[.$M$4]*[.A178]+[.$N$4]*[.B178]+[.$O$4]*[.C178]+[.$P$4]*[.D178]" office:value-type="float" office:value="110" calcext:value-type="float">
            <text:p>110</text:p>
          </table:table-cell>
          <table:table-cell table:formula="of:=[.E178]-[.F178]" office:value-type="float" office:value="5950" calcext:value-type="float">
            <text:p>5950</text:p>
          </table:table-cell>
          <table:table-cell table:formula="of:=[.G178]*[.G178]" office:value-type="float" office:value="35402500" calcext:value-type="float">
            <text:p>3540250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210" calcext:value-type="float">
            <text:p>7210</text:p>
          </table:table-cell>
          <table:table-cell table:formula="of:=[.$L$4]+[.$M$4]*[.A179]+[.$N$4]*[.B179]+[.$O$4]*[.C179]+[.$P$4]*[.D179]" office:value-type="float" office:value="110" calcext:value-type="float">
            <text:p>110</text:p>
          </table:table-cell>
          <table:table-cell table:formula="of:=[.E179]-[.F179]" office:value-type="float" office:value="7100" calcext:value-type="float">
            <text:p>7100</text:p>
          </table:table-cell>
          <table:table-cell table:formula="of:=[.G179]*[.G179]" office:value-type="float" office:value="50410000" calcext:value-type="float">
            <text:p>5041000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470" calcext:value-type="float">
            <text:p>5470</text:p>
          </table:table-cell>
          <table:table-cell table:formula="of:=[.$L$4]+[.$M$4]*[.A180]+[.$N$4]*[.B180]+[.$O$4]*[.C180]+[.$P$4]*[.D180]" office:value-type="float" office:value="100" calcext:value-type="float">
            <text:p>100</text:p>
          </table:table-cell>
          <table:table-cell table:formula="of:=[.E180]-[.F180]" office:value-type="float" office:value="5370" calcext:value-type="float">
            <text:p>5370</text:p>
          </table:table-cell>
          <table:table-cell table:formula="of:=[.G180]*[.G180]" office:value-type="float" office:value="28836900" calcext:value-type="float">
            <text:p>28836900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520" calcext:value-type="float">
            <text:p>7520</text:p>
          </table:table-cell>
          <table:table-cell table:formula="of:=[.$L$4]+[.$M$4]*[.A181]+[.$N$4]*[.B181]+[.$O$4]*[.C181]+[.$P$4]*[.D181]" office:value-type="float" office:value="106" calcext:value-type="float">
            <text:p>106</text:p>
          </table:table-cell>
          <table:table-cell table:formula="of:=[.E181]-[.F181]" office:value-type="float" office:value="7414" calcext:value-type="float">
            <text:p>7414</text:p>
          </table:table-cell>
          <table:table-cell table:formula="of:=[.G181]*[.G181]" office:value-type="float" office:value="54967396" calcext:value-type="float">
            <text:p>54967396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870" calcext:value-type="float">
            <text:p>5870</text:p>
          </table:table-cell>
          <table:table-cell table:formula="of:=[.$L$4]+[.$M$4]*[.A182]+[.$N$4]*[.B182]+[.$O$4]*[.C182]+[.$P$4]*[.D182]" office:value-type="float" office:value="107" calcext:value-type="float">
            <text:p>107</text:p>
          </table:table-cell>
          <table:table-cell table:formula="of:=[.E182]-[.F182]" office:value-type="float" office:value="5763" calcext:value-type="float">
            <text:p>5763</text:p>
          </table:table-cell>
          <table:table-cell table:formula="of:=[.G182]*[.G182]" office:value-type="float" office:value="33212169" calcext:value-type="float">
            <text:p>33212169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690" calcext:value-type="float">
            <text:p>6690</text:p>
          </table:table-cell>
          <table:table-cell table:formula="of:=[.$L$4]+[.$M$4]*[.A183]+[.$N$4]*[.B183]+[.$O$4]*[.C183]+[.$P$4]*[.D183]" office:value-type="float" office:value="100" calcext:value-type="float">
            <text:p>100</text:p>
          </table:table-cell>
          <table:table-cell table:formula="of:=[.E183]-[.F183]" office:value-type="float" office:value="6590" calcext:value-type="float">
            <text:p>6590</text:p>
          </table:table-cell>
          <table:table-cell table:formula="of:=[.G183]*[.G183]" office:value-type="float" office:value="43428100" calcext:value-type="float">
            <text:p>4342810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650" calcext:value-type="float">
            <text:p>5650</text:p>
          </table:table-cell>
          <table:table-cell table:formula="of:=[.$L$4]+[.$M$4]*[.A184]+[.$N$4]*[.B184]+[.$O$4]*[.C184]+[.$P$4]*[.D184]" office:value-type="float" office:value="100" calcext:value-type="float">
            <text:p>100</text:p>
          </table:table-cell>
          <table:table-cell table:formula="of:=[.E184]-[.F184]" office:value-type="float" office:value="5550" calcext:value-type="float">
            <text:p>5550</text:p>
          </table:table-cell>
          <table:table-cell table:formula="of:=[.G184]*[.G184]" office:value-type="float" office:value="30802500" calcext:value-type="float">
            <text:p>3080250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230" calcext:value-type="float">
            <text:p>6230</text:p>
          </table:table-cell>
          <table:table-cell table:formula="of:=[.$L$4]+[.$M$4]*[.A185]+[.$N$4]*[.B185]+[.$O$4]*[.C185]+[.$P$4]*[.D185]" office:value-type="float" office:value="109" calcext:value-type="float">
            <text:p>109</text:p>
          </table:table-cell>
          <table:table-cell table:formula="of:=[.E185]-[.F185]" office:value-type="float" office:value="6121" calcext:value-type="float">
            <text:p>6121</text:p>
          </table:table-cell>
          <table:table-cell table:formula="of:=[.G185]*[.G185]" office:value-type="float" office:value="37466641" calcext:value-type="float">
            <text:p>37466641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010" calcext:value-type="float">
            <text:p>7010</text:p>
          </table:table-cell>
          <table:table-cell table:formula="of:=[.$L$4]+[.$M$4]*[.A186]+[.$N$4]*[.B186]+[.$O$4]*[.C186]+[.$P$4]*[.D186]" office:value-type="float" office:value="103" calcext:value-type="float">
            <text:p>103</text:p>
          </table:table-cell>
          <table:table-cell table:formula="of:=[.E186]-[.F186]" office:value-type="float" office:value="6907" calcext:value-type="float">
            <text:p>6907</text:p>
          </table:table-cell>
          <table:table-cell table:formula="of:=[.G186]*[.G186]" office:value-type="float" office:value="47706649" calcext:value-type="float">
            <text:p>47706649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630" calcext:value-type="float">
            <text:p>6630</text:p>
          </table:table-cell>
          <table:table-cell table:formula="of:=[.$L$4]+[.$M$4]*[.A187]+[.$N$4]*[.B187]+[.$O$4]*[.C187]+[.$P$4]*[.D187]" office:value-type="float" office:value="107" calcext:value-type="float">
            <text:p>107</text:p>
          </table:table-cell>
          <table:table-cell table:formula="of:=[.E187]-[.F187]" office:value-type="float" office:value="6523" calcext:value-type="float">
            <text:p>6523</text:p>
          </table:table-cell>
          <table:table-cell table:formula="of:=[.G187]*[.G187]" office:value-type="float" office:value="42549529" calcext:value-type="float">
            <text:p>42549529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360" calcext:value-type="float">
            <text:p>6360</text:p>
          </table:table-cell>
          <table:table-cell table:formula="of:=[.$L$4]+[.$M$4]*[.A188]+[.$N$4]*[.B188]+[.$O$4]*[.C188]+[.$P$4]*[.D188]" office:value-type="float" office:value="106" calcext:value-type="float">
            <text:p>106</text:p>
          </table:table-cell>
          <table:table-cell table:formula="of:=[.E188]-[.F188]" office:value-type="float" office:value="6254" calcext:value-type="float">
            <text:p>6254</text:p>
          </table:table-cell>
          <table:table-cell table:formula="of:=[.G188]*[.G188]" office:value-type="float" office:value="39112516" calcext:value-type="float">
            <text:p>3911251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940" calcext:value-type="float">
            <text:p>5940</text:p>
          </table:table-cell>
          <table:table-cell table:formula="of:=[.$L$4]+[.$M$4]*[.A189]+[.$N$4]*[.B189]+[.$O$4]*[.C189]+[.$P$4]*[.D189]" office:value-type="float" office:value="106" calcext:value-type="float">
            <text:p>106</text:p>
          </table:table-cell>
          <table:table-cell table:formula="of:=[.E189]-[.F189]" office:value-type="float" office:value="5834" calcext:value-type="float">
            <text:p>5834</text:p>
          </table:table-cell>
          <table:table-cell table:formula="of:=[.G189]*[.G189]" office:value-type="float" office:value="34035556" calcext:value-type="float">
            <text:p>34035556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900" calcext:value-type="float">
            <text:p>6900</text:p>
          </table:table-cell>
          <table:table-cell table:formula="of:=[.$L$4]+[.$M$4]*[.A190]+[.$N$4]*[.B190]+[.$O$4]*[.C190]+[.$P$4]*[.D190]" office:value-type="float" office:value="110" calcext:value-type="float">
            <text:p>110</text:p>
          </table:table-cell>
          <table:table-cell table:formula="of:=[.E190]-[.F190]" office:value-type="float" office:value="6790" calcext:value-type="float">
            <text:p>6790</text:p>
          </table:table-cell>
          <table:table-cell table:formula="of:=[.G190]*[.G190]" office:value-type="float" office:value="46104100" calcext:value-type="float">
            <text:p>4610410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370" calcext:value-type="float">
            <text:p>5370</text:p>
          </table:table-cell>
          <table:table-cell table:formula="of:=[.$L$4]+[.$M$4]*[.A191]+[.$N$4]*[.B191]+[.$O$4]*[.C191]+[.$P$4]*[.D191]" office:value-type="float" office:value="100" calcext:value-type="float">
            <text:p>100</text:p>
          </table:table-cell>
          <table:table-cell table:formula="of:=[.E191]-[.F191]" office:value-type="float" office:value="5270" calcext:value-type="float">
            <text:p>5270</text:p>
          </table:table-cell>
          <table:table-cell table:formula="of:=[.G191]*[.G191]" office:value-type="float" office:value="27772900" calcext:value-type="float">
            <text:p>27772900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020" calcext:value-type="float">
            <text:p>6020</text:p>
          </table:table-cell>
          <table:table-cell table:formula="of:=[.$L$4]+[.$M$4]*[.A192]+[.$N$4]*[.B192]+[.$O$4]*[.C192]+[.$P$4]*[.D192]" office:value-type="float" office:value="107" calcext:value-type="float">
            <text:p>107</text:p>
          </table:table-cell>
          <table:table-cell table:formula="of:=[.E192]-[.F192]" office:value-type="float" office:value="5913" calcext:value-type="float">
            <text:p>5913</text:p>
          </table:table-cell>
          <table:table-cell table:formula="of:=[.G192]*[.G192]" office:value-type="float" office:value="34963569" calcext:value-type="float">
            <text:p>34963569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770" calcext:value-type="float">
            <text:p>5770</text:p>
          </table:table-cell>
          <table:table-cell table:formula="of:=[.$L$4]+[.$M$4]*[.A193]+[.$N$4]*[.B193]+[.$O$4]*[.C193]+[.$P$4]*[.D193]" office:value-type="float" office:value="103" calcext:value-type="float">
            <text:p>103</text:p>
          </table:table-cell>
          <table:table-cell table:formula="of:=[.E193]-[.F193]" office:value-type="float" office:value="5667" calcext:value-type="float">
            <text:p>5667</text:p>
          </table:table-cell>
          <table:table-cell table:formula="of:=[.G193]*[.G193]" office:value-type="float" office:value="32114889" calcext:value-type="float">
            <text:p>32114889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250" calcext:value-type="float">
            <text:p>6250</text:p>
          </table:table-cell>
          <table:table-cell table:formula="of:=[.$L$4]+[.$M$4]*[.A194]+[.$N$4]*[.B194]+[.$O$4]*[.C194]+[.$P$4]*[.D194]" office:value-type="float" office:value="108" calcext:value-type="float">
            <text:p>108</text:p>
          </table:table-cell>
          <table:table-cell table:formula="of:=[.E194]-[.F194]" office:value-type="float" office:value="6142" calcext:value-type="float">
            <text:p>6142</text:p>
          </table:table-cell>
          <table:table-cell table:formula="of:=[.G194]*[.G194]" office:value-type="float" office:value="37724164" calcext:value-type="float">
            <text:p>37724164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350" calcext:value-type="float">
            <text:p>6350</text:p>
          </table:table-cell>
          <table:table-cell table:formula="of:=[.$L$4]+[.$M$4]*[.A195]+[.$N$4]*[.B195]+[.$O$4]*[.C195]+[.$P$4]*[.D195]" office:value-type="float" office:value="109" calcext:value-type="float">
            <text:p>109</text:p>
          </table:table-cell>
          <table:table-cell table:formula="of:=[.E195]-[.F195]" office:value-type="float" office:value="6241" calcext:value-type="float">
            <text:p>6241</text:p>
          </table:table-cell>
          <table:table-cell table:formula="of:=[.G195]*[.G195]" office:value-type="float" office:value="38950081" calcext:value-type="float">
            <text:p>38950081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880" calcext:value-type="float">
            <text:p>4880</text:p>
          </table:table-cell>
          <table:table-cell table:formula="of:=[.$L$4]+[.$M$4]*[.A196]+[.$N$4]*[.B196]+[.$O$4]*[.C196]+[.$P$4]*[.D196]" office:value-type="float" office:value="108" calcext:value-type="float">
            <text:p>108</text:p>
          </table:table-cell>
          <table:table-cell table:formula="of:=[.E196]-[.F196]" office:value-type="float" office:value="4772" calcext:value-type="float">
            <text:p>4772</text:p>
          </table:table-cell>
          <table:table-cell table:formula="of:=[.G196]*[.G196]" office:value-type="float" office:value="22771984" calcext:value-type="float">
            <text:p>22771984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850" calcext:value-type="float">
            <text:p>5850</text:p>
          </table:table-cell>
          <table:table-cell table:formula="of:=[.$L$4]+[.$M$4]*[.A197]+[.$N$4]*[.B197]+[.$O$4]*[.C197]+[.$P$4]*[.D197]" office:value-type="float" office:value="100" calcext:value-type="float">
            <text:p>100</text:p>
          </table:table-cell>
          <table:table-cell table:formula="of:=[.E197]-[.F197]" office:value-type="float" office:value="5750" calcext:value-type="float">
            <text:p>5750</text:p>
          </table:table-cell>
          <table:table-cell table:formula="of:=[.G197]*[.G197]" office:value-type="float" office:value="33062500" calcext:value-type="float">
            <text:p>3306250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690" calcext:value-type="float">
            <text:p>6690</text:p>
          </table:table-cell>
          <table:table-cell table:formula="of:=[.$L$4]+[.$M$4]*[.A198]+[.$N$4]*[.B198]+[.$O$4]*[.C198]+[.$P$4]*[.D198]" office:value-type="float" office:value="109" calcext:value-type="float">
            <text:p>109</text:p>
          </table:table-cell>
          <table:table-cell table:formula="of:=[.E198]-[.F198]" office:value-type="float" office:value="6581" calcext:value-type="float">
            <text:p>6581</text:p>
          </table:table-cell>
          <table:table-cell table:formula="of:=[.G198]*[.G198]" office:value-type="float" office:value="43309561" calcext:value-type="float">
            <text:p>43309561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390" calcext:value-type="float">
            <text:p>7390</text:p>
          </table:table-cell>
          <table:table-cell table:formula="of:=[.$L$4]+[.$M$4]*[.A199]+[.$N$4]*[.B199]+[.$O$4]*[.C199]+[.$P$4]*[.D199]" office:value-type="float" office:value="108" calcext:value-type="float">
            <text:p>108</text:p>
          </table:table-cell>
          <table:table-cell table:formula="of:=[.E199]-[.F199]" office:value-type="float" office:value="7282" calcext:value-type="float">
            <text:p>7282</text:p>
          </table:table-cell>
          <table:table-cell table:formula="of:=[.G199]*[.G199]" office:value-type="float" office:value="53027524" calcext:value-type="float">
            <text:p>53027524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570" calcext:value-type="float">
            <text:p>5570</text:p>
          </table:table-cell>
          <table:table-cell table:formula="of:=[.$L$4]+[.$M$4]*[.A200]+[.$N$4]*[.B200]+[.$O$4]*[.C200]+[.$P$4]*[.D200]" office:value-type="float" office:value="102" calcext:value-type="float">
            <text:p>102</text:p>
          </table:table-cell>
          <table:table-cell table:formula="of:=[.E200]-[.F200]" office:value-type="float" office:value="5468" calcext:value-type="float">
            <text:p>5468</text:p>
          </table:table-cell>
          <table:table-cell table:formula="of:=[.G200]*[.G200]" office:value-type="float" office:value="29899024" calcext:value-type="float">
            <text:p>29899024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350" calcext:value-type="float">
            <text:p>5350</text:p>
          </table:table-cell>
          <table:table-cell table:formula="of:=[.$L$4]+[.$M$4]*[.A201]+[.$N$4]*[.B201]+[.$O$4]*[.C201]+[.$P$4]*[.D201]" office:value-type="float" office:value="101" calcext:value-type="float">
            <text:p>101</text:p>
          </table:table-cell>
          <table:table-cell table:formula="of:=[.E201]-[.F201]" office:value-type="float" office:value="5249" calcext:value-type="float">
            <text:p>5249</text:p>
          </table:table-cell>
          <table:table-cell table:formula="of:=[.G201]*[.G201]" office:value-type="float" office:value="27552001" calcext:value-type="float">
            <text:p>27552001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120" calcext:value-type="float">
            <text:p>6120</text:p>
          </table:table-cell>
          <table:table-cell table:formula="of:=[.$L$4]+[.$M$4]*[.A202]+[.$N$4]*[.B202]+[.$O$4]*[.C202]+[.$P$4]*[.D202]" office:value-type="float" office:value="105" calcext:value-type="float">
            <text:p>105</text:p>
          </table:table-cell>
          <table:table-cell table:formula="of:=[.E202]-[.F202]" office:value-type="float" office:value="6015" calcext:value-type="float">
            <text:p>6015</text:p>
          </table:table-cell>
          <table:table-cell table:formula="of:=[.G202]*[.G202]" office:value-type="float" office:value="36180225" calcext:value-type="float">
            <text:p>36180225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570" calcext:value-type="float">
            <text:p>6570</text:p>
          </table:table-cell>
          <table:table-cell table:formula="of:=[.$L$4]+[.$M$4]*[.A203]+[.$N$4]*[.B203]+[.$O$4]*[.C203]+[.$P$4]*[.D203]" office:value-type="float" office:value="109" calcext:value-type="float">
            <text:p>109</text:p>
          </table:table-cell>
          <table:table-cell table:formula="of:=[.E203]-[.F203]" office:value-type="float" office:value="6461" calcext:value-type="float">
            <text:p>6461</text:p>
          </table:table-cell>
          <table:table-cell table:formula="of:=[.G203]*[.G203]" office:value-type="float" office:value="41744521" calcext:value-type="float">
            <text:p>41744521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370" calcext:value-type="float">
            <text:p>6370</text:p>
          </table:table-cell>
          <table:table-cell table:formula="of:=[.$L$4]+[.$M$4]*[.A204]+[.$N$4]*[.B204]+[.$O$4]*[.C204]+[.$P$4]*[.D204]" office:value-type="float" office:value="105" calcext:value-type="float">
            <text:p>105</text:p>
          </table:table-cell>
          <table:table-cell table:formula="of:=[.E204]-[.F204]" office:value-type="float" office:value="6265" calcext:value-type="float">
            <text:p>6265</text:p>
          </table:table-cell>
          <table:table-cell table:formula="of:=[.G204]*[.G204]" office:value-type="float" office:value="39250225" calcext:value-type="float">
            <text:p>39250225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740" calcext:value-type="float">
            <text:p>6740</text:p>
          </table:table-cell>
          <table:table-cell table:formula="of:=[.$L$4]+[.$M$4]*[.A205]+[.$N$4]*[.B205]+[.$O$4]*[.C205]+[.$P$4]*[.D205]" office:value-type="float" office:value="100" calcext:value-type="float">
            <text:p>100</text:p>
          </table:table-cell>
          <table:table-cell table:formula="of:=[.E205]-[.F205]" office:value-type="float" office:value="6640" calcext:value-type="float">
            <text:p>6640</text:p>
          </table:table-cell>
          <table:table-cell table:formula="of:=[.G205]*[.G205]" office:value-type="float" office:value="44089600" calcext:value-type="float">
            <text:p>4408960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260" calcext:value-type="float">
            <text:p>6260</text:p>
          </table:table-cell>
          <table:table-cell table:formula="of:=[.$L$4]+[.$M$4]*[.A206]+[.$N$4]*[.B206]+[.$O$4]*[.C206]+[.$P$4]*[.D206]" office:value-type="float" office:value="107" calcext:value-type="float">
            <text:p>107</text:p>
          </table:table-cell>
          <table:table-cell table:formula="of:=[.E206]-[.F206]" office:value-type="float" office:value="6153" calcext:value-type="float">
            <text:p>6153</text:p>
          </table:table-cell>
          <table:table-cell table:formula="of:=[.G206]*[.G206]" office:value-type="float" office:value="37859409" calcext:value-type="float">
            <text:p>37859409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710" calcext:value-type="float">
            <text:p>6710</text:p>
          </table:table-cell>
          <table:table-cell table:formula="of:=[.$L$4]+[.$M$4]*[.A207]+[.$N$4]*[.B207]+[.$O$4]*[.C207]+[.$P$4]*[.D207]" office:value-type="float" office:value="105" calcext:value-type="float">
            <text:p>105</text:p>
          </table:table-cell>
          <table:table-cell table:formula="of:=[.E207]-[.F207]" office:value-type="float" office:value="6605" calcext:value-type="float">
            <text:p>6605</text:p>
          </table:table-cell>
          <table:table-cell table:formula="of:=[.G207]*[.G207]" office:value-type="float" office:value="43626025" calcext:value-type="float">
            <text:p>43626025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790" calcext:value-type="float">
            <text:p>6790</text:p>
          </table:table-cell>
          <table:table-cell table:formula="of:=[.$L$4]+[.$M$4]*[.A208]+[.$N$4]*[.B208]+[.$O$4]*[.C208]+[.$P$4]*[.D208]" office:value-type="float" office:value="102" calcext:value-type="float">
            <text:p>102</text:p>
          </table:table-cell>
          <table:table-cell table:formula="of:=[.E208]-[.F208]" office:value-type="float" office:value="6688" calcext:value-type="float">
            <text:p>6688</text:p>
          </table:table-cell>
          <table:table-cell table:formula="of:=[.G208]*[.G208]" office:value-type="float" office:value="44729344" calcext:value-type="float">
            <text:p>44729344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610" calcext:value-type="float">
            <text:p>5610</text:p>
          </table:table-cell>
          <table:table-cell table:formula="of:=[.$L$4]+[.$M$4]*[.A209]+[.$N$4]*[.B209]+[.$O$4]*[.C209]+[.$P$4]*[.D209]" office:value-type="float" office:value="101" calcext:value-type="float">
            <text:p>101</text:p>
          </table:table-cell>
          <table:table-cell table:formula="of:=[.E209]-[.F209]" office:value-type="float" office:value="5509" calcext:value-type="float">
            <text:p>5509</text:p>
          </table:table-cell>
          <table:table-cell table:formula="of:=[.G209]*[.G209]" office:value-type="float" office:value="30349081" calcext:value-type="float">
            <text:p>30349081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580" calcext:value-type="float">
            <text:p>6580</text:p>
          </table:table-cell>
          <table:table-cell table:formula="of:=[.$L$4]+[.$M$4]*[.A210]+[.$N$4]*[.B210]+[.$O$4]*[.C210]+[.$P$4]*[.D210]" office:value-type="float" office:value="110" calcext:value-type="float">
            <text:p>110</text:p>
          </table:table-cell>
          <table:table-cell table:formula="of:=[.E210]-[.F210]" office:value-type="float" office:value="6470" calcext:value-type="float">
            <text:p>6470</text:p>
          </table:table-cell>
          <table:table-cell table:formula="of:=[.G210]*[.G210]" office:value-type="float" office:value="41860900" calcext:value-type="float">
            <text:p>4186090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670" calcext:value-type="float">
            <text:p>6670</text:p>
          </table:table-cell>
          <table:table-cell table:formula="of:=[.$L$4]+[.$M$4]*[.A211]+[.$N$4]*[.B211]+[.$O$4]*[.C211]+[.$P$4]*[.D211]" office:value-type="float" office:value="108" calcext:value-type="float">
            <text:p>108</text:p>
          </table:table-cell>
          <table:table-cell table:formula="of:=[.E211]-[.F211]" office:value-type="float" office:value="6562" calcext:value-type="float">
            <text:p>6562</text:p>
          </table:table-cell>
          <table:table-cell table:formula="of:=[.G211]*[.G211]" office:value-type="float" office:value="43059844" calcext:value-type="float">
            <text:p>43059844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420" calcext:value-type="float">
            <text:p>6420</text:p>
          </table:table-cell>
          <table:table-cell table:formula="of:=[.$L$4]+[.$M$4]*[.A212]+[.$N$4]*[.B212]+[.$O$4]*[.C212]+[.$P$4]*[.D212]" office:value-type="float" office:value="104" calcext:value-type="float">
            <text:p>104</text:p>
          </table:table-cell>
          <table:table-cell table:formula="of:=[.E212]-[.F212]" office:value-type="float" office:value="6316" calcext:value-type="float">
            <text:p>6316</text:p>
          </table:table-cell>
          <table:table-cell table:formula="of:=[.G212]*[.G212]" office:value-type="float" office:value="39891856" calcext:value-type="float">
            <text:p>39891856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410" calcext:value-type="float">
            <text:p>6410</text:p>
          </table:table-cell>
          <table:table-cell table:formula="of:=[.$L$4]+[.$M$4]*[.A213]+[.$N$4]*[.B213]+[.$O$4]*[.C213]+[.$P$4]*[.D213]" office:value-type="float" office:value="105" calcext:value-type="float">
            <text:p>105</text:p>
          </table:table-cell>
          <table:table-cell table:formula="of:=[.E213]-[.F213]" office:value-type="float" office:value="6305" calcext:value-type="float">
            <text:p>6305</text:p>
          </table:table-cell>
          <table:table-cell table:formula="of:=[.G213]*[.G213]" office:value-type="float" office:value="39753025" calcext:value-type="float">
            <text:p>39753025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080" calcext:value-type="float">
            <text:p>6080</text:p>
          </table:table-cell>
          <table:table-cell table:formula="of:=[.$L$4]+[.$M$4]*[.A214]+[.$N$4]*[.B214]+[.$O$4]*[.C214]+[.$P$4]*[.D214]" office:value-type="float" office:value="104" calcext:value-type="float">
            <text:p>104</text:p>
          </table:table-cell>
          <table:table-cell table:formula="of:=[.E214]-[.F214]" office:value-type="float" office:value="5976" calcext:value-type="float">
            <text:p>5976</text:p>
          </table:table-cell>
          <table:table-cell table:formula="of:=[.G214]*[.G214]" office:value-type="float" office:value="35712576" calcext:value-type="float">
            <text:p>35712576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290" calcext:value-type="float">
            <text:p>6290</text:p>
          </table:table-cell>
          <table:table-cell table:formula="of:=[.$L$4]+[.$M$4]*[.A215]+[.$N$4]*[.B215]+[.$O$4]*[.C215]+[.$P$4]*[.D215]" office:value-type="float" office:value="104" calcext:value-type="float">
            <text:p>104</text:p>
          </table:table-cell>
          <table:table-cell table:formula="of:=[.E215]-[.F215]" office:value-type="float" office:value="6186" calcext:value-type="float">
            <text:p>6186</text:p>
          </table:table-cell>
          <table:table-cell table:formula="of:=[.G215]*[.G215]" office:value-type="float" office:value="38266596" calcext:value-type="float">
            <text:p>38266596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150" calcext:value-type="float">
            <text:p>5150</text:p>
          </table:table-cell>
          <table:table-cell table:formula="of:=[.$L$4]+[.$M$4]*[.A216]+[.$N$4]*[.B216]+[.$O$4]*[.C216]+[.$P$4]*[.D216]" office:value-type="float" office:value="106" calcext:value-type="float">
            <text:p>106</text:p>
          </table:table-cell>
          <table:table-cell table:formula="of:=[.E216]-[.F216]" office:value-type="float" office:value="5044" calcext:value-type="float">
            <text:p>5044</text:p>
          </table:table-cell>
          <table:table-cell table:formula="of:=[.G216]*[.G216]" office:value-type="float" office:value="25441936" calcext:value-type="float">
            <text:p>25441936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080" calcext:value-type="float">
            <text:p>6080</text:p>
          </table:table-cell>
          <table:table-cell table:formula="of:=[.$L$4]+[.$M$4]*[.A217]+[.$N$4]*[.B217]+[.$O$4]*[.C217]+[.$P$4]*[.D217]" office:value-type="float" office:value="108" calcext:value-type="float">
            <text:p>108</text:p>
          </table:table-cell>
          <table:table-cell table:formula="of:=[.E217]-[.F217]" office:value-type="float" office:value="5972" calcext:value-type="float">
            <text:p>5972</text:p>
          </table:table-cell>
          <table:table-cell table:formula="of:=[.G217]*[.G217]" office:value-type="float" office:value="35664784" calcext:value-type="float">
            <text:p>35664784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260" calcext:value-type="float">
            <text:p>6260</text:p>
          </table:table-cell>
          <table:table-cell table:formula="of:=[.$L$4]+[.$M$4]*[.A218]+[.$N$4]*[.B218]+[.$O$4]*[.C218]+[.$P$4]*[.D218]" office:value-type="float" office:value="104" calcext:value-type="float">
            <text:p>104</text:p>
          </table:table-cell>
          <table:table-cell table:formula="of:=[.E218]-[.F218]" office:value-type="float" office:value="6156" calcext:value-type="float">
            <text:p>6156</text:p>
          </table:table-cell>
          <table:table-cell table:formula="of:=[.G218]*[.G218]" office:value-type="float" office:value="37896336" calcext:value-type="float">
            <text:p>37896336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200" calcext:value-type="float">
            <text:p>6200</text:p>
          </table:table-cell>
          <table:table-cell table:formula="of:=[.$L$4]+[.$M$4]*[.A219]+[.$N$4]*[.B219]+[.$O$4]*[.C219]+[.$P$4]*[.D219]" office:value-type="float" office:value="106" calcext:value-type="float">
            <text:p>106</text:p>
          </table:table-cell>
          <table:table-cell table:formula="of:=[.E219]-[.F219]" office:value-type="float" office:value="6094" calcext:value-type="float">
            <text:p>6094</text:p>
          </table:table-cell>
          <table:table-cell table:formula="of:=[.G219]*[.G219]" office:value-type="float" office:value="37136836" calcext:value-type="float">
            <text:p>37136836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570" calcext:value-type="float">
            <text:p>6570</text:p>
          </table:table-cell>
          <table:table-cell table:formula="of:=[.$L$4]+[.$M$4]*[.A220]+[.$N$4]*[.B220]+[.$O$4]*[.C220]+[.$P$4]*[.D220]" office:value-type="float" office:value="105" calcext:value-type="float">
            <text:p>105</text:p>
          </table:table-cell>
          <table:table-cell table:formula="of:=[.E220]-[.F220]" office:value-type="float" office:value="6465" calcext:value-type="float">
            <text:p>6465</text:p>
          </table:table-cell>
          <table:table-cell table:formula="of:=[.G220]*[.G220]" office:value-type="float" office:value="41796225" calcext:value-type="float">
            <text:p>41796225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610" calcext:value-type="float">
            <text:p>6610</text:p>
          </table:table-cell>
          <table:table-cell table:formula="of:=[.$L$4]+[.$M$4]*[.A221]+[.$N$4]*[.B221]+[.$O$4]*[.C221]+[.$P$4]*[.D221]" office:value-type="float" office:value="106" calcext:value-type="float">
            <text:p>106</text:p>
          </table:table-cell>
          <table:table-cell table:formula="of:=[.E221]-[.F221]" office:value-type="float" office:value="6504" calcext:value-type="float">
            <text:p>6504</text:p>
          </table:table-cell>
          <table:table-cell table:formula="of:=[.G221]*[.G221]" office:value-type="float" office:value="42302016" calcext:value-type="float">
            <text:p>42302016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6180" calcext:value-type="float">
            <text:p>6180</text:p>
          </table:table-cell>
          <table:table-cell table:formula="of:=[.$L$4]+[.$M$4]*[.A222]+[.$N$4]*[.B222]+[.$O$4]*[.C222]+[.$P$4]*[.D222]" office:value-type="float" office:value="106" calcext:value-type="float">
            <text:p>106</text:p>
          </table:table-cell>
          <table:table-cell table:formula="of:=[.E222]-[.F222]" office:value-type="float" office:value="6074" calcext:value-type="float">
            <text:p>6074</text:p>
          </table:table-cell>
          <table:table-cell table:formula="of:=[.G222]*[.G222]" office:value-type="float" office:value="36893476" calcext:value-type="float">
            <text:p>36893476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310" calcext:value-type="float">
            <text:p>6310</text:p>
          </table:table-cell>
          <table:table-cell table:formula="of:=[.$L$4]+[.$M$4]*[.A223]+[.$N$4]*[.B223]+[.$O$4]*[.C223]+[.$P$4]*[.D223]" office:value-type="float" office:value="108" calcext:value-type="float">
            <text:p>108</text:p>
          </table:table-cell>
          <table:table-cell table:formula="of:=[.E223]-[.F223]" office:value-type="float" office:value="6202" calcext:value-type="float">
            <text:p>6202</text:p>
          </table:table-cell>
          <table:table-cell table:formula="of:=[.G223]*[.G223]" office:value-type="float" office:value="38464804" calcext:value-type="float">
            <text:p>38464804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640" calcext:value-type="float">
            <text:p>5640</text:p>
          </table:table-cell>
          <table:table-cell table:formula="of:=[.$L$4]+[.$M$4]*[.A224]+[.$N$4]*[.B224]+[.$O$4]*[.C224]+[.$P$4]*[.D224]" office:value-type="float" office:value="100" calcext:value-type="float">
            <text:p>100</text:p>
          </table:table-cell>
          <table:table-cell table:formula="of:=[.E224]-[.F224]" office:value-type="float" office:value="5540" calcext:value-type="float">
            <text:p>5540</text:p>
          </table:table-cell>
          <table:table-cell table:formula="of:=[.G224]*[.G224]" office:value-type="float" office:value="30691600" calcext:value-type="float">
            <text:p>30691600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60" calcext:value-type="float">
            <text:p>6560</text:p>
          </table:table-cell>
          <table:table-cell table:formula="of:=[.$L$4]+[.$M$4]*[.A225]+[.$N$4]*[.B225]+[.$O$4]*[.C225]+[.$P$4]*[.D225]" office:value-type="float" office:value="106" calcext:value-type="float">
            <text:p>106</text:p>
          </table:table-cell>
          <table:table-cell table:formula="of:=[.E225]-[.F225]" office:value-type="float" office:value="6454" calcext:value-type="float">
            <text:p>6454</text:p>
          </table:table-cell>
          <table:table-cell table:formula="of:=[.G225]*[.G225]" office:value-type="float" office:value="41654116" calcext:value-type="float">
            <text:p>41654116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940" calcext:value-type="float">
            <text:p>6940</text:p>
          </table:table-cell>
          <table:table-cell table:formula="of:=[.$L$4]+[.$M$4]*[.A226]+[.$N$4]*[.B226]+[.$O$4]*[.C226]+[.$P$4]*[.D226]" office:value-type="float" office:value="109" calcext:value-type="float">
            <text:p>109</text:p>
          </table:table-cell>
          <table:table-cell table:formula="of:=[.E226]-[.F226]" office:value-type="float" office:value="6831" calcext:value-type="float">
            <text:p>6831</text:p>
          </table:table-cell>
          <table:table-cell table:formula="of:=[.G226]*[.G226]" office:value-type="float" office:value="46662561" calcext:value-type="float">
            <text:p>46662561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710" calcext:value-type="float">
            <text:p>6710</text:p>
          </table:table-cell>
          <table:table-cell table:formula="of:=[.$L$4]+[.$M$4]*[.A227]+[.$N$4]*[.B227]+[.$O$4]*[.C227]+[.$P$4]*[.D227]" office:value-type="float" office:value="110" calcext:value-type="float">
            <text:p>110</text:p>
          </table:table-cell>
          <table:table-cell table:formula="of:=[.E227]-[.F227]" office:value-type="float" office:value="6600" calcext:value-type="float">
            <text:p>6600</text:p>
          </table:table-cell>
          <table:table-cell table:formula="of:=[.G227]*[.G227]" office:value-type="float" office:value="43560000" calcext:value-type="float">
            <text:p>43560000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110" calcext:value-type="float">
            <text:p>6110</text:p>
          </table:table-cell>
          <table:table-cell table:formula="of:=[.$L$4]+[.$M$4]*[.A228]+[.$N$4]*[.B228]+[.$O$4]*[.C228]+[.$P$4]*[.D228]" office:value-type="float" office:value="103" calcext:value-type="float">
            <text:p>103</text:p>
          </table:table-cell>
          <table:table-cell table:formula="of:=[.E228]-[.F228]" office:value-type="float" office:value="6007" calcext:value-type="float">
            <text:p>6007</text:p>
          </table:table-cell>
          <table:table-cell table:formula="of:=[.G228]*[.G228]" office:value-type="float" office:value="36084049" calcext:value-type="float">
            <text:p>36084049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580" calcext:value-type="float">
            <text:p>5580</text:p>
          </table:table-cell>
          <table:table-cell table:formula="of:=[.$L$4]+[.$M$4]*[.A229]+[.$N$4]*[.B229]+[.$O$4]*[.C229]+[.$P$4]*[.D229]" office:value-type="float" office:value="103" calcext:value-type="float">
            <text:p>103</text:p>
          </table:table-cell>
          <table:table-cell table:formula="of:=[.E229]-[.F229]" office:value-type="float" office:value="5477" calcext:value-type="float">
            <text:p>5477</text:p>
          </table:table-cell>
          <table:table-cell table:formula="of:=[.G229]*[.G229]" office:value-type="float" office:value="29997529" calcext:value-type="float">
            <text:p>29997529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920" calcext:value-type="float">
            <text:p>7920</text:p>
          </table:table-cell>
          <table:table-cell table:formula="of:=[.$L$4]+[.$M$4]*[.A230]+[.$N$4]*[.B230]+[.$O$4]*[.C230]+[.$P$4]*[.D230]" office:value-type="float" office:value="110" calcext:value-type="float">
            <text:p>110</text:p>
          </table:table-cell>
          <table:table-cell table:formula="of:=[.E230]-[.F230]" office:value-type="float" office:value="7810" calcext:value-type="float">
            <text:p>7810</text:p>
          </table:table-cell>
          <table:table-cell table:formula="of:=[.G230]*[.G230]" office:value-type="float" office:value="60996100" calcext:value-type="float">
            <text:p>60996100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960" calcext:value-type="float">
            <text:p>4960</text:p>
          </table:table-cell>
          <table:table-cell table:formula="of:=[.$L$4]+[.$M$4]*[.A231]+[.$N$4]*[.B231]+[.$O$4]*[.C231]+[.$P$4]*[.D231]" office:value-type="float" office:value="106" calcext:value-type="float">
            <text:p>106</text:p>
          </table:table-cell>
          <table:table-cell table:formula="of:=[.E231]-[.F231]" office:value-type="float" office:value="4854" calcext:value-type="float">
            <text:p>4854</text:p>
          </table:table-cell>
          <table:table-cell table:formula="of:=[.G231]*[.G231]" office:value-type="float" office:value="23561316" calcext:value-type="float">
            <text:p>23561316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20" calcext:value-type="float">
            <text:p>6120</text:p>
          </table:table-cell>
          <table:table-cell table:formula="of:=[.$L$4]+[.$M$4]*[.A232]+[.$N$4]*[.B232]+[.$O$4]*[.C232]+[.$P$4]*[.D232]" office:value-type="float" office:value="107" calcext:value-type="float">
            <text:p>107</text:p>
          </table:table-cell>
          <table:table-cell table:formula="of:=[.E232]-[.F232]" office:value-type="float" office:value="6013" calcext:value-type="float">
            <text:p>6013</text:p>
          </table:table-cell>
          <table:table-cell table:formula="of:=[.G232]*[.G232]" office:value-type="float" office:value="36156169" calcext:value-type="float">
            <text:p>36156169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930" calcext:value-type="float">
            <text:p>4930</text:p>
          </table:table-cell>
          <table:table-cell table:formula="of:=[.$L$4]+[.$M$4]*[.A233]+[.$N$4]*[.B233]+[.$O$4]*[.C233]+[.$P$4]*[.D233]" office:value-type="float" office:value="104" calcext:value-type="float">
            <text:p>104</text:p>
          </table:table-cell>
          <table:table-cell table:formula="of:=[.E233]-[.F233]" office:value-type="float" office:value="4826" calcext:value-type="float">
            <text:p>4826</text:p>
          </table:table-cell>
          <table:table-cell table:formula="of:=[.G233]*[.G233]" office:value-type="float" office:value="23290276" calcext:value-type="float">
            <text:p>23290276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860" calcext:value-type="float">
            <text:p>5860</text:p>
          </table:table-cell>
          <table:table-cell table:formula="of:=[.$L$4]+[.$M$4]*[.A234]+[.$N$4]*[.B234]+[.$O$4]*[.C234]+[.$P$4]*[.D234]" office:value-type="float" office:value="104" calcext:value-type="float">
            <text:p>104</text:p>
          </table:table-cell>
          <table:table-cell table:formula="of:=[.E234]-[.F234]" office:value-type="float" office:value="5756" calcext:value-type="float">
            <text:p>5756</text:p>
          </table:table-cell>
          <table:table-cell table:formula="of:=[.G234]*[.G234]" office:value-type="float" office:value="33131536" calcext:value-type="float">
            <text:p>33131536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720" calcext:value-type="float">
            <text:p>6720</text:p>
          </table:table-cell>
          <table:table-cell table:formula="of:=[.$L$4]+[.$M$4]*[.A235]+[.$N$4]*[.B235]+[.$O$4]*[.C235]+[.$P$4]*[.D235]" office:value-type="float" office:value="110" calcext:value-type="float">
            <text:p>110</text:p>
          </table:table-cell>
          <table:table-cell table:formula="of:=[.E235]-[.F235]" office:value-type="float" office:value="6610" calcext:value-type="float">
            <text:p>6610</text:p>
          </table:table-cell>
          <table:table-cell table:formula="of:=[.G235]*[.G235]" office:value-type="float" office:value="43692100" calcext:value-type="float">
            <text:p>43692100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890" calcext:value-type="float">
            <text:p>5890</text:p>
          </table:table-cell>
          <table:table-cell table:formula="of:=[.$L$4]+[.$M$4]*[.A236]+[.$N$4]*[.B236]+[.$O$4]*[.C236]+[.$P$4]*[.D236]" office:value-type="float" office:value="109" calcext:value-type="float">
            <text:p>109</text:p>
          </table:table-cell>
          <table:table-cell table:formula="of:=[.E236]-[.F236]" office:value-type="float" office:value="5781" calcext:value-type="float">
            <text:p>5781</text:p>
          </table:table-cell>
          <table:table-cell table:formula="of:=[.G236]*[.G236]" office:value-type="float" office:value="33419961" calcext:value-type="float">
            <text:p>33419961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360" calcext:value-type="float">
            <text:p>5360</text:p>
          </table:table-cell>
          <table:table-cell table:formula="of:=[.$L$4]+[.$M$4]*[.A237]+[.$N$4]*[.B237]+[.$O$4]*[.C237]+[.$P$4]*[.D237]" office:value-type="float" office:value="102" calcext:value-type="float">
            <text:p>102</text:p>
          </table:table-cell>
          <table:table-cell table:formula="of:=[.E237]-[.F237]" office:value-type="float" office:value="5258" calcext:value-type="float">
            <text:p>5258</text:p>
          </table:table-cell>
          <table:table-cell table:formula="of:=[.G237]*[.G237]" office:value-type="float" office:value="27646564" calcext:value-type="float">
            <text:p>27646564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610" calcext:value-type="float">
            <text:p>6610</text:p>
          </table:table-cell>
          <table:table-cell table:formula="of:=[.$L$4]+[.$M$4]*[.A238]+[.$N$4]*[.B238]+[.$O$4]*[.C238]+[.$P$4]*[.D238]" office:value-type="float" office:value="106" calcext:value-type="float">
            <text:p>106</text:p>
          </table:table-cell>
          <table:table-cell table:formula="of:=[.E238]-[.F238]" office:value-type="float" office:value="6504" calcext:value-type="float">
            <text:p>6504</text:p>
          </table:table-cell>
          <table:table-cell table:formula="of:=[.G238]*[.G238]" office:value-type="float" office:value="42302016" calcext:value-type="float">
            <text:p>42302016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270" calcext:value-type="float">
            <text:p>5270</text:p>
          </table:table-cell>
          <table:table-cell table:formula="of:=[.$L$4]+[.$M$4]*[.A239]+[.$N$4]*[.B239]+[.$O$4]*[.C239]+[.$P$4]*[.D239]" office:value-type="float" office:value="103" calcext:value-type="float">
            <text:p>103</text:p>
          </table:table-cell>
          <table:table-cell table:formula="of:=[.E239]-[.F239]" office:value-type="float" office:value="5167" calcext:value-type="float">
            <text:p>5167</text:p>
          </table:table-cell>
          <table:table-cell table:formula="of:=[.G239]*[.G239]" office:value-type="float" office:value="26697889" calcext:value-type="float">
            <text:p>26697889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050" calcext:value-type="float">
            <text:p>6050</text:p>
          </table:table-cell>
          <table:table-cell table:formula="of:=[.$L$4]+[.$M$4]*[.A240]+[.$N$4]*[.B240]+[.$O$4]*[.C240]+[.$P$4]*[.D240]" office:value-type="float" office:value="107" calcext:value-type="float">
            <text:p>107</text:p>
          </table:table-cell>
          <table:table-cell table:formula="of:=[.E240]-[.F240]" office:value-type="float" office:value="5943" calcext:value-type="float">
            <text:p>5943</text:p>
          </table:table-cell>
          <table:table-cell table:formula="of:=[.G240]*[.G240]" office:value-type="float" office:value="35319249" calcext:value-type="float">
            <text:p>35319249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660" calcext:value-type="float">
            <text:p>6660</text:p>
          </table:table-cell>
          <table:table-cell table:formula="of:=[.$L$4]+[.$M$4]*[.A241]+[.$N$4]*[.B241]+[.$O$4]*[.C241]+[.$P$4]*[.D241]" office:value-type="float" office:value="109" calcext:value-type="float">
            <text:p>109</text:p>
          </table:table-cell>
          <table:table-cell table:formula="of:=[.E241]-[.F241]" office:value-type="float" office:value="6551" calcext:value-type="float">
            <text:p>6551</text:p>
          </table:table-cell>
          <table:table-cell table:formula="of:=[.G241]*[.G241]" office:value-type="float" office:value="42915601" calcext:value-type="float">
            <text:p>42915601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860" calcext:value-type="float">
            <text:p>6860</text:p>
          </table:table-cell>
          <table:table-cell table:formula="of:=[.$L$4]+[.$M$4]*[.A242]+[.$N$4]*[.B242]+[.$O$4]*[.C242]+[.$P$4]*[.D242]" office:value-type="float" office:value="106" calcext:value-type="float">
            <text:p>106</text:p>
          </table:table-cell>
          <table:table-cell table:formula="of:=[.E242]-[.F242]" office:value-type="float" office:value="6754" calcext:value-type="float">
            <text:p>6754</text:p>
          </table:table-cell>
          <table:table-cell table:formula="of:=[.G242]*[.G242]" office:value-type="float" office:value="45616516" calcext:value-type="float">
            <text:p>45616516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30" calcext:value-type="float">
            <text:p>6430</text:p>
          </table:table-cell>
          <table:table-cell table:formula="of:=[.$L$4]+[.$M$4]*[.A243]+[.$N$4]*[.B243]+[.$O$4]*[.C243]+[.$P$4]*[.D243]" office:value-type="float" office:value="108" calcext:value-type="float">
            <text:p>108</text:p>
          </table:table-cell>
          <table:table-cell table:formula="of:=[.E243]-[.F243]" office:value-type="float" office:value="6322" calcext:value-type="float">
            <text:p>6322</text:p>
          </table:table-cell>
          <table:table-cell table:formula="of:=[.G243]*[.G243]" office:value-type="float" office:value="39967684" calcext:value-type="float">
            <text:p>39967684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110" calcext:value-type="float">
            <text:p>7110</text:p>
          </table:table-cell>
          <table:table-cell table:formula="of:=[.$L$4]+[.$M$4]*[.A244]+[.$N$4]*[.B244]+[.$O$4]*[.C244]+[.$P$4]*[.D244]" office:value-type="float" office:value="109" calcext:value-type="float">
            <text:p>109</text:p>
          </table:table-cell>
          <table:table-cell table:formula="of:=[.E244]-[.F244]" office:value-type="float" office:value="7001" calcext:value-type="float">
            <text:p>7001</text:p>
          </table:table-cell>
          <table:table-cell table:formula="of:=[.G244]*[.G244]" office:value-type="float" office:value="49014001" calcext:value-type="float">
            <text:p>49014001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430" calcext:value-type="float">
            <text:p>7430</text:p>
          </table:table-cell>
          <table:table-cell table:formula="of:=[.$L$4]+[.$M$4]*[.A245]+[.$N$4]*[.B245]+[.$O$4]*[.C245]+[.$P$4]*[.D245]" office:value-type="float" office:value="110" calcext:value-type="float">
            <text:p>110</text:p>
          </table:table-cell>
          <table:table-cell table:formula="of:=[.E245]-[.F245]" office:value-type="float" office:value="7320" calcext:value-type="float">
            <text:p>7320</text:p>
          </table:table-cell>
          <table:table-cell table:formula="of:=[.G245]*[.G245]" office:value-type="float" office:value="53582400" calcext:value-type="float">
            <text:p>53582400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780" calcext:value-type="float">
            <text:p>5780</text:p>
          </table:table-cell>
          <table:table-cell table:formula="of:=[.$L$4]+[.$M$4]*[.A246]+[.$N$4]*[.B246]+[.$O$4]*[.C246]+[.$P$4]*[.D246]" office:value-type="float" office:value="109" calcext:value-type="float">
            <text:p>109</text:p>
          </table:table-cell>
          <table:table-cell table:formula="of:=[.E246]-[.F246]" office:value-type="float" office:value="5671" calcext:value-type="float">
            <text:p>5671</text:p>
          </table:table-cell>
          <table:table-cell table:formula="of:=[.G246]*[.G246]" office:value-type="float" office:value="32160241" calcext:value-type="float">
            <text:p>32160241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070" calcext:value-type="float">
            <text:p>6070</text:p>
          </table:table-cell>
          <table:table-cell table:formula="of:=[.$L$4]+[.$M$4]*[.A247]+[.$N$4]*[.B247]+[.$O$4]*[.C247]+[.$P$4]*[.D247]" office:value-type="float" office:value="105" calcext:value-type="float">
            <text:p>105</text:p>
          </table:table-cell>
          <table:table-cell table:formula="of:=[.E247]-[.F247]" office:value-type="float" office:value="5965" calcext:value-type="float">
            <text:p>5965</text:p>
          </table:table-cell>
          <table:table-cell table:formula="of:=[.G247]*[.G247]" office:value-type="float" office:value="35581225" calcext:value-type="float">
            <text:p>35581225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370" calcext:value-type="float">
            <text:p>6370</text:p>
          </table:table-cell>
          <table:table-cell table:formula="of:=[.$L$4]+[.$M$4]*[.A248]+[.$N$4]*[.B248]+[.$O$4]*[.C248]+[.$P$4]*[.D248]" office:value-type="float" office:value="108" calcext:value-type="float">
            <text:p>108</text:p>
          </table:table-cell>
          <table:table-cell table:formula="of:=[.E248]-[.F248]" office:value-type="float" office:value="6262" calcext:value-type="float">
            <text:p>6262</text:p>
          </table:table-cell>
          <table:table-cell table:formula="of:=[.G248]*[.G248]" office:value-type="float" office:value="39212644" calcext:value-type="float">
            <text:p>39212644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840" calcext:value-type="float">
            <text:p>6840</text:p>
          </table:table-cell>
          <table:table-cell table:formula="of:=[.$L$4]+[.$M$4]*[.A249]+[.$N$4]*[.B249]+[.$O$4]*[.C249]+[.$P$4]*[.D249]" office:value-type="float" office:value="109" calcext:value-type="float">
            <text:p>109</text:p>
          </table:table-cell>
          <table:table-cell table:formula="of:=[.E249]-[.F249]" office:value-type="float" office:value="6731" calcext:value-type="float">
            <text:p>6731</text:p>
          </table:table-cell>
          <table:table-cell table:formula="of:=[.G249]*[.G249]" office:value-type="float" office:value="45306361" calcext:value-type="float">
            <text:p>45306361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040" calcext:value-type="float">
            <text:p>6040</text:p>
          </table:table-cell>
          <table:table-cell table:formula="of:=[.$L$4]+[.$M$4]*[.A250]+[.$N$4]*[.B250]+[.$O$4]*[.C250]+[.$P$4]*[.D250]" office:value-type="float" office:value="105" calcext:value-type="float">
            <text:p>105</text:p>
          </table:table-cell>
          <table:table-cell table:formula="of:=[.E250]-[.F250]" office:value-type="float" office:value="5935" calcext:value-type="float">
            <text:p>5935</text:p>
          </table:table-cell>
          <table:table-cell table:formula="of:=[.G250]*[.G250]" office:value-type="float" office:value="35224225" calcext:value-type="float">
            <text:p>35224225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440" calcext:value-type="float">
            <text:p>6440</text:p>
          </table:table-cell>
          <table:table-cell table:formula="of:=[.$L$4]+[.$M$4]*[.A251]+[.$N$4]*[.B251]+[.$O$4]*[.C251]+[.$P$4]*[.D251]" office:value-type="float" office:value="103" calcext:value-type="float">
            <text:p>103</text:p>
          </table:table-cell>
          <table:table-cell table:formula="of:=[.E251]-[.F251]" office:value-type="float" office:value="6337" calcext:value-type="float">
            <text:p>6337</text:p>
          </table:table-cell>
          <table:table-cell table:formula="of:=[.G251]*[.G251]" office:value-type="float" office:value="40157569" calcext:value-type="float">
            <text:p>40157569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200" calcext:value-type="float">
            <text:p>5200</text:p>
          </table:table-cell>
          <table:table-cell table:formula="of:=[.$L$4]+[.$M$4]*[.A252]+[.$N$4]*[.B252]+[.$O$4]*[.C252]+[.$P$4]*[.D252]" office:value-type="float" office:value="104" calcext:value-type="float">
            <text:p>104</text:p>
          </table:table-cell>
          <table:table-cell table:formula="of:=[.E252]-[.F252]" office:value-type="float" office:value="5096" calcext:value-type="float">
            <text:p>5096</text:p>
          </table:table-cell>
          <table:table-cell table:formula="of:=[.G252]*[.G252]" office:value-type="float" office:value="25969216" calcext:value-type="float">
            <text:p>25969216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880" calcext:value-type="float">
            <text:p>6880</text:p>
          </table:table-cell>
          <table:table-cell table:formula="of:=[.$L$4]+[.$M$4]*[.A253]+[.$N$4]*[.B253]+[.$O$4]*[.C253]+[.$P$4]*[.D253]" office:value-type="float" office:value="105" calcext:value-type="float">
            <text:p>105</text:p>
          </table:table-cell>
          <table:table-cell table:formula="of:=[.E253]-[.F253]" office:value-type="float" office:value="6775" calcext:value-type="float">
            <text:p>6775</text:p>
          </table:table-cell>
          <table:table-cell table:formula="of:=[.G253]*[.G253]" office:value-type="float" office:value="45900625" calcext:value-type="float">
            <text:p>45900625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990" calcext:value-type="float">
            <text:p>6990</text:p>
          </table:table-cell>
          <table:table-cell table:formula="of:=[.$L$4]+[.$M$4]*[.A254]+[.$N$4]*[.B254]+[.$O$4]*[.C254]+[.$P$4]*[.D254]" office:value-type="float" office:value="106" calcext:value-type="float">
            <text:p>106</text:p>
          </table:table-cell>
          <table:table-cell table:formula="of:=[.E254]-[.F254]" office:value-type="float" office:value="6884" calcext:value-type="float">
            <text:p>6884</text:p>
          </table:table-cell>
          <table:table-cell table:formula="of:=[.G254]*[.G254]" office:value-type="float" office:value="47389456" calcext:value-type="float">
            <text:p>47389456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310" calcext:value-type="float">
            <text:p>6310</text:p>
          </table:table-cell>
          <table:table-cell table:formula="of:=[.$L$4]+[.$M$4]*[.A255]+[.$N$4]*[.B255]+[.$O$4]*[.C255]+[.$P$4]*[.D255]" office:value-type="float" office:value="103" calcext:value-type="float">
            <text:p>103</text:p>
          </table:table-cell>
          <table:table-cell table:formula="of:=[.E255]-[.F255]" office:value-type="float" office:value="6207" calcext:value-type="float">
            <text:p>6207</text:p>
          </table:table-cell>
          <table:table-cell table:formula="of:=[.G255]*[.G255]" office:value-type="float" office:value="38526849" calcext:value-type="float">
            <text:p>38526849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680" calcext:value-type="float">
            <text:p>6680</text:p>
          </table:table-cell>
          <table:table-cell table:formula="of:=[.$L$4]+[.$M$4]*[.A256]+[.$N$4]*[.B256]+[.$O$4]*[.C256]+[.$P$4]*[.D256]" office:value-type="float" office:value="110" calcext:value-type="float">
            <text:p>110</text:p>
          </table:table-cell>
          <table:table-cell table:formula="of:=[.E256]-[.F256]" office:value-type="float" office:value="6570" calcext:value-type="float">
            <text:p>6570</text:p>
          </table:table-cell>
          <table:table-cell table:formula="of:=[.G256]*[.G256]" office:value-type="float" office:value="43164900" calcext:value-type="float">
            <text:p>4316490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880" calcext:value-type="float">
            <text:p>5880</text:p>
          </table:table-cell>
          <table:table-cell table:formula="of:=[.$L$4]+[.$M$4]*[.A257]+[.$N$4]*[.B257]+[.$O$4]*[.C257]+[.$P$4]*[.D257]" office:value-type="float" office:value="103" calcext:value-type="float">
            <text:p>103</text:p>
          </table:table-cell>
          <table:table-cell table:formula="of:=[.E257]-[.F257]" office:value-type="float" office:value="5777" calcext:value-type="float">
            <text:p>5777</text:p>
          </table:table-cell>
          <table:table-cell table:formula="of:=[.G257]*[.G257]" office:value-type="float" office:value="33373729" calcext:value-type="float">
            <text:p>33373729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510" calcext:value-type="float">
            <text:p>6510</text:p>
          </table:table-cell>
          <table:table-cell table:formula="of:=[.$L$4]+[.$M$4]*[.A258]+[.$N$4]*[.B258]+[.$O$4]*[.C258]+[.$P$4]*[.D258]" office:value-type="float" office:value="100" calcext:value-type="float">
            <text:p>100</text:p>
          </table:table-cell>
          <table:table-cell table:formula="of:=[.E258]-[.F258]" office:value-type="float" office:value="6410" calcext:value-type="float">
            <text:p>6410</text:p>
          </table:table-cell>
          <table:table-cell table:formula="of:=[.G258]*[.G258]" office:value-type="float" office:value="41088100" calcext:value-type="float">
            <text:p>41088100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350" calcext:value-type="float">
            <text:p>7350</text:p>
          </table:table-cell>
          <table:table-cell table:formula="of:=[.$L$4]+[.$M$4]*[.A259]+[.$N$4]*[.B259]+[.$O$4]*[.C259]+[.$P$4]*[.D259]" office:value-type="float" office:value="108" calcext:value-type="float">
            <text:p>108</text:p>
          </table:table-cell>
          <table:table-cell table:formula="of:=[.E259]-[.F259]" office:value-type="float" office:value="7242" calcext:value-type="float">
            <text:p>7242</text:p>
          </table:table-cell>
          <table:table-cell table:formula="of:=[.G259]*[.G259]" office:value-type="float" office:value="52446564" calcext:value-type="float">
            <text:p>52446564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600" calcext:value-type="float">
            <text:p>5600</text:p>
          </table:table-cell>
          <table:table-cell table:formula="of:=[.$L$4]+[.$M$4]*[.A260]+[.$N$4]*[.B260]+[.$O$4]*[.C260]+[.$P$4]*[.D260]" office:value-type="float" office:value="102" calcext:value-type="float">
            <text:p>102</text:p>
          </table:table-cell>
          <table:table-cell table:formula="of:=[.E260]-[.F260]" office:value-type="float" office:value="5498" calcext:value-type="float">
            <text:p>5498</text:p>
          </table:table-cell>
          <table:table-cell table:formula="of:=[.G260]*[.G260]" office:value-type="float" office:value="30228004" calcext:value-type="float">
            <text:p>30228004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040" calcext:value-type="float">
            <text:p>6040</text:p>
          </table:table-cell>
          <table:table-cell table:formula="of:=[.$L$4]+[.$M$4]*[.A261]+[.$N$4]*[.B261]+[.$O$4]*[.C261]+[.$P$4]*[.D261]" office:value-type="float" office:value="104" calcext:value-type="float">
            <text:p>104</text:p>
          </table:table-cell>
          <table:table-cell table:formula="of:=[.E261]-[.F261]" office:value-type="float" office:value="5936" calcext:value-type="float">
            <text:p>5936</text:p>
          </table:table-cell>
          <table:table-cell table:formula="of:=[.G261]*[.G261]" office:value-type="float" office:value="35236096" calcext:value-type="float">
            <text:p>35236096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740" calcext:value-type="float">
            <text:p>6740</text:p>
          </table:table-cell>
          <table:table-cell table:formula="of:=[.$L$4]+[.$M$4]*[.A262]+[.$N$4]*[.B262]+[.$O$4]*[.C262]+[.$P$4]*[.D262]" office:value-type="float" office:value="107" calcext:value-type="float">
            <text:p>107</text:p>
          </table:table-cell>
          <table:table-cell table:formula="of:=[.E262]-[.F262]" office:value-type="float" office:value="6633" calcext:value-type="float">
            <text:p>6633</text:p>
          </table:table-cell>
          <table:table-cell table:formula="of:=[.G262]*[.G262]" office:value-type="float" office:value="43996689" calcext:value-type="float">
            <text:p>43996689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710" calcext:value-type="float">
            <text:p>5710</text:p>
          </table:table-cell>
          <table:table-cell table:formula="of:=[.$L$4]+[.$M$4]*[.A263]+[.$N$4]*[.B263]+[.$O$4]*[.C263]+[.$P$4]*[.D263]" office:value-type="float" office:value="107" calcext:value-type="float">
            <text:p>107</text:p>
          </table:table-cell>
          <table:table-cell table:formula="of:=[.E263]-[.F263]" office:value-type="float" office:value="5603" calcext:value-type="float">
            <text:p>5603</text:p>
          </table:table-cell>
          <table:table-cell table:formula="of:=[.G263]*[.G263]" office:value-type="float" office:value="31393609" calcext:value-type="float">
            <text:p>31393609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220" calcext:value-type="float">
            <text:p>6220</text:p>
          </table:table-cell>
          <table:table-cell table:formula="of:=[.$L$4]+[.$M$4]*[.A264]+[.$N$4]*[.B264]+[.$O$4]*[.C264]+[.$P$4]*[.D264]" office:value-type="float" office:value="107" calcext:value-type="float">
            <text:p>107</text:p>
          </table:table-cell>
          <table:table-cell table:formula="of:=[.E264]-[.F264]" office:value-type="float" office:value="6113" calcext:value-type="float">
            <text:p>6113</text:p>
          </table:table-cell>
          <table:table-cell table:formula="of:=[.G264]*[.G264]" office:value-type="float" office:value="37368769" calcext:value-type="float">
            <text:p>37368769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470" calcext:value-type="float">
            <text:p>7470</text:p>
          </table:table-cell>
          <table:table-cell table:formula="of:=[.$L$4]+[.$M$4]*[.A265]+[.$N$4]*[.B265]+[.$O$4]*[.C265]+[.$P$4]*[.D265]" office:value-type="float" office:value="110" calcext:value-type="float">
            <text:p>110</text:p>
          </table:table-cell>
          <table:table-cell table:formula="of:=[.E265]-[.F265]" office:value-type="float" office:value="7360" calcext:value-type="float">
            <text:p>7360</text:p>
          </table:table-cell>
          <table:table-cell table:formula="of:=[.G265]*[.G265]" office:value-type="float" office:value="54169600" calcext:value-type="float">
            <text:p>54169600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950" calcext:value-type="float">
            <text:p>6950</text:p>
          </table:table-cell>
          <table:table-cell table:formula="of:=[.$L$4]+[.$M$4]*[.A266]+[.$N$4]*[.B266]+[.$O$4]*[.C266]+[.$P$4]*[.D266]" office:value-type="float" office:value="104" calcext:value-type="float">
            <text:p>104</text:p>
          </table:table-cell>
          <table:table-cell table:formula="of:=[.E266]-[.F266]" office:value-type="float" office:value="6846" calcext:value-type="float">
            <text:p>6846</text:p>
          </table:table-cell>
          <table:table-cell table:formula="of:=[.G266]*[.G266]" office:value-type="float" office:value="46867716" calcext:value-type="float">
            <text:p>46867716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760" calcext:value-type="float">
            <text:p>6760</text:p>
          </table:table-cell>
          <table:table-cell table:formula="of:=[.$L$4]+[.$M$4]*[.A267]+[.$N$4]*[.B267]+[.$O$4]*[.C267]+[.$P$4]*[.D267]" office:value-type="float" office:value="102" calcext:value-type="float">
            <text:p>102</text:p>
          </table:table-cell>
          <table:table-cell table:formula="of:=[.E267]-[.F267]" office:value-type="float" office:value="6658" calcext:value-type="float">
            <text:p>6658</text:p>
          </table:table-cell>
          <table:table-cell table:formula="of:=[.G267]*[.G267]" office:value-type="float" office:value="44328964" calcext:value-type="float">
            <text:p>44328964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480" calcext:value-type="float">
            <text:p>5480</text:p>
          </table:table-cell>
          <table:table-cell table:formula="of:=[.$L$4]+[.$M$4]*[.A268]+[.$N$4]*[.B268]+[.$O$4]*[.C268]+[.$P$4]*[.D268]" office:value-type="float" office:value="108" calcext:value-type="float">
            <text:p>108</text:p>
          </table:table-cell>
          <table:table-cell table:formula="of:=[.E268]-[.F268]" office:value-type="float" office:value="5372" calcext:value-type="float">
            <text:p>5372</text:p>
          </table:table-cell>
          <table:table-cell table:formula="of:=[.G268]*[.G268]" office:value-type="float" office:value="28858384" calcext:value-type="float">
            <text:p>28858384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80" calcext:value-type="float">
            <text:p>6080</text:p>
          </table:table-cell>
          <table:table-cell table:formula="of:=[.$L$4]+[.$M$4]*[.A269]+[.$N$4]*[.B269]+[.$O$4]*[.C269]+[.$P$4]*[.D269]" office:value-type="float" office:value="102" calcext:value-type="float">
            <text:p>102</text:p>
          </table:table-cell>
          <table:table-cell table:formula="of:=[.E269]-[.F269]" office:value-type="float" office:value="5978" calcext:value-type="float">
            <text:p>5978</text:p>
          </table:table-cell>
          <table:table-cell table:formula="of:=[.G269]*[.G269]" office:value-type="float" office:value="35736484" calcext:value-type="float">
            <text:p>35736484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620" calcext:value-type="float">
            <text:p>5620</text:p>
          </table:table-cell>
          <table:table-cell table:formula="of:=[.$L$4]+[.$M$4]*[.A270]+[.$N$4]*[.B270]+[.$O$4]*[.C270]+[.$P$4]*[.D270]" office:value-type="float" office:value="100" calcext:value-type="float">
            <text:p>100</text:p>
          </table:table-cell>
          <table:table-cell table:formula="of:=[.E270]-[.F270]" office:value-type="float" office:value="5520" calcext:value-type="float">
            <text:p>5520</text:p>
          </table:table-cell>
          <table:table-cell table:formula="of:=[.G270]*[.G270]" office:value-type="float" office:value="30470400" calcext:value-type="float">
            <text:p>30470400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850" calcext:value-type="float">
            <text:p>6850</text:p>
          </table:table-cell>
          <table:table-cell table:formula="of:=[.$L$4]+[.$M$4]*[.A271]+[.$N$4]*[.B271]+[.$O$4]*[.C271]+[.$P$4]*[.D271]" office:value-type="float" office:value="101" calcext:value-type="float">
            <text:p>101</text:p>
          </table:table-cell>
          <table:table-cell table:formula="of:=[.E271]-[.F271]" office:value-type="float" office:value="6749" calcext:value-type="float">
            <text:p>6749</text:p>
          </table:table-cell>
          <table:table-cell table:formula="of:=[.G271]*[.G271]" office:value-type="float" office:value="45549001" calcext:value-type="float">
            <text:p>45549001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990" calcext:value-type="float">
            <text:p>6990</text:p>
          </table:table-cell>
          <table:table-cell table:formula="of:=[.$L$4]+[.$M$4]*[.A272]+[.$N$4]*[.B272]+[.$O$4]*[.C272]+[.$P$4]*[.D272]" office:value-type="float" office:value="104" calcext:value-type="float">
            <text:p>104</text:p>
          </table:table-cell>
          <table:table-cell table:formula="of:=[.E272]-[.F272]" office:value-type="float" office:value="6886" calcext:value-type="float">
            <text:p>6886</text:p>
          </table:table-cell>
          <table:table-cell table:formula="of:=[.G272]*[.G272]" office:value-type="float" office:value="47416996" calcext:value-type="float">
            <text:p>47416996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260" calcext:value-type="float">
            <text:p>7260</text:p>
          </table:table-cell>
          <table:table-cell table:formula="of:=[.$L$4]+[.$M$4]*[.A273]+[.$N$4]*[.B273]+[.$O$4]*[.C273]+[.$P$4]*[.D273]" office:value-type="float" office:value="110" calcext:value-type="float">
            <text:p>110</text:p>
          </table:table-cell>
          <table:table-cell table:formula="of:=[.E273]-[.F273]" office:value-type="float" office:value="7150" calcext:value-type="float">
            <text:p>7150</text:p>
          </table:table-cell>
          <table:table-cell table:formula="of:=[.G273]*[.G273]" office:value-type="float" office:value="51122500" calcext:value-type="float">
            <text:p>51122500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960" calcext:value-type="float">
            <text:p>6960</text:p>
          </table:table-cell>
          <table:table-cell table:formula="of:=[.$L$4]+[.$M$4]*[.A274]+[.$N$4]*[.B274]+[.$O$4]*[.C274]+[.$P$4]*[.D274]" office:value-type="float" office:value="107" calcext:value-type="float">
            <text:p>107</text:p>
          </table:table-cell>
          <table:table-cell table:formula="of:=[.E274]-[.F274]" office:value-type="float" office:value="6853" calcext:value-type="float">
            <text:p>6853</text:p>
          </table:table-cell>
          <table:table-cell table:formula="of:=[.G274]*[.G274]" office:value-type="float" office:value="46963609" calcext:value-type="float">
            <text:p>46963609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230" calcext:value-type="float">
            <text:p>6230</text:p>
          </table:table-cell>
          <table:table-cell table:formula="of:=[.$L$4]+[.$M$4]*[.A275]+[.$N$4]*[.B275]+[.$O$4]*[.C275]+[.$P$4]*[.D275]" office:value-type="float" office:value="109" calcext:value-type="float">
            <text:p>109</text:p>
          </table:table-cell>
          <table:table-cell table:formula="of:=[.E275]-[.F275]" office:value-type="float" office:value="6121" calcext:value-type="float">
            <text:p>6121</text:p>
          </table:table-cell>
          <table:table-cell table:formula="of:=[.G275]*[.G275]" office:value-type="float" office:value="37466641" calcext:value-type="float">
            <text:p>37466641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250" calcext:value-type="float">
            <text:p>6250</text:p>
          </table:table-cell>
          <table:table-cell table:formula="of:=[.$L$4]+[.$M$4]*[.A276]+[.$N$4]*[.B276]+[.$O$4]*[.C276]+[.$P$4]*[.D276]" office:value-type="float" office:value="106" calcext:value-type="float">
            <text:p>106</text:p>
          </table:table-cell>
          <table:table-cell table:formula="of:=[.E276]-[.F276]" office:value-type="float" office:value="6144" calcext:value-type="float">
            <text:p>6144</text:p>
          </table:table-cell>
          <table:table-cell table:formula="of:=[.G276]*[.G276]" office:value-type="float" office:value="37748736" calcext:value-type="float">
            <text:p>37748736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480" calcext:value-type="float">
            <text:p>6480</text:p>
          </table:table-cell>
          <table:table-cell table:formula="of:=[.$L$4]+[.$M$4]*[.A277]+[.$N$4]*[.B277]+[.$O$4]*[.C277]+[.$P$4]*[.D277]" office:value-type="float" office:value="107" calcext:value-type="float">
            <text:p>107</text:p>
          </table:table-cell>
          <table:table-cell table:formula="of:=[.E277]-[.F277]" office:value-type="float" office:value="6373" calcext:value-type="float">
            <text:p>6373</text:p>
          </table:table-cell>
          <table:table-cell table:formula="of:=[.G277]*[.G277]" office:value-type="float" office:value="40615129" calcext:value-type="float">
            <text:p>40615129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680" calcext:value-type="float">
            <text:p>6680</text:p>
          </table:table-cell>
          <table:table-cell table:formula="of:=[.$L$4]+[.$M$4]*[.A278]+[.$N$4]*[.B278]+[.$O$4]*[.C278]+[.$P$4]*[.D278]" office:value-type="float" office:value="110" calcext:value-type="float">
            <text:p>110</text:p>
          </table:table-cell>
          <table:table-cell table:formula="of:=[.E278]-[.F278]" office:value-type="float" office:value="6570" calcext:value-type="float">
            <text:p>6570</text:p>
          </table:table-cell>
          <table:table-cell table:formula="of:=[.G278]*[.G278]" office:value-type="float" office:value="43164900" calcext:value-type="float">
            <text:p>43164900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6880" calcext:value-type="float">
            <text:p>6880</text:p>
          </table:table-cell>
          <table:table-cell table:formula="of:=[.$L$4]+[.$M$4]*[.A279]+[.$N$4]*[.B279]+[.$O$4]*[.C279]+[.$P$4]*[.D279]" office:value-type="float" office:value="106" calcext:value-type="float">
            <text:p>106</text:p>
          </table:table-cell>
          <table:table-cell table:formula="of:=[.E279]-[.F279]" office:value-type="float" office:value="6774" calcext:value-type="float">
            <text:p>6774</text:p>
          </table:table-cell>
          <table:table-cell table:formula="of:=[.G279]*[.G279]" office:value-type="float" office:value="45887076" calcext:value-type="float">
            <text:p>45887076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660" calcext:value-type="float">
            <text:p>5660</text:p>
          </table:table-cell>
          <table:table-cell table:formula="of:=[.$L$4]+[.$M$4]*[.A280]+[.$N$4]*[.B280]+[.$O$4]*[.C280]+[.$P$4]*[.D280]" office:value-type="float" office:value="101" calcext:value-type="float">
            <text:p>101</text:p>
          </table:table-cell>
          <table:table-cell table:formula="of:=[.E280]-[.F280]" office:value-type="float" office:value="5559" calcext:value-type="float">
            <text:p>5559</text:p>
          </table:table-cell>
          <table:table-cell table:formula="of:=[.G280]*[.G280]" office:value-type="float" office:value="30902481" calcext:value-type="float">
            <text:p>30902481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570" calcext:value-type="float">
            <text:p>6570</text:p>
          </table:table-cell>
          <table:table-cell table:formula="of:=[.$L$4]+[.$M$4]*[.A281]+[.$N$4]*[.B281]+[.$O$4]*[.C281]+[.$P$4]*[.D281]" office:value-type="float" office:value="105" calcext:value-type="float">
            <text:p>105</text:p>
          </table:table-cell>
          <table:table-cell table:formula="of:=[.E281]-[.F281]" office:value-type="float" office:value="6465" calcext:value-type="float">
            <text:p>6465</text:p>
          </table:table-cell>
          <table:table-cell table:formula="of:=[.G281]*[.G281]" office:value-type="float" office:value="41796225" calcext:value-type="float">
            <text:p>41796225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70" calcext:value-type="float">
            <text:p>5370</text:p>
          </table:table-cell>
          <table:table-cell table:formula="of:=[.$L$4]+[.$M$4]*[.A282]+[.$N$4]*[.B282]+[.$O$4]*[.C282]+[.$P$4]*[.D282]" office:value-type="float" office:value="106" calcext:value-type="float">
            <text:p>106</text:p>
          </table:table-cell>
          <table:table-cell table:formula="of:=[.E282]-[.F282]" office:value-type="float" office:value="5264" calcext:value-type="float">
            <text:p>5264</text:p>
          </table:table-cell>
          <table:table-cell table:formula="of:=[.G282]*[.G282]" office:value-type="float" office:value="27709696" calcext:value-type="float">
            <text:p>27709696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120" calcext:value-type="float">
            <text:p>6120</text:p>
          </table:table-cell>
          <table:table-cell table:formula="of:=[.$L$4]+[.$M$4]*[.A283]+[.$N$4]*[.B283]+[.$O$4]*[.C283]+[.$P$4]*[.D283]" office:value-type="float" office:value="110" calcext:value-type="float">
            <text:p>110</text:p>
          </table:table-cell>
          <table:table-cell table:formula="of:=[.E283]-[.F283]" office:value-type="float" office:value="6010" calcext:value-type="float">
            <text:p>6010</text:p>
          </table:table-cell>
          <table:table-cell table:formula="of:=[.G283]*[.G283]" office:value-type="float" office:value="36120100" calcext:value-type="float">
            <text:p>3612010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150" calcext:value-type="float">
            <text:p>7150</text:p>
          </table:table-cell>
          <table:table-cell table:formula="of:=[.$L$4]+[.$M$4]*[.A284]+[.$N$4]*[.B284]+[.$O$4]*[.C284]+[.$P$4]*[.D284]" office:value-type="float" office:value="110" calcext:value-type="float">
            <text:p>110</text:p>
          </table:table-cell>
          <table:table-cell table:formula="of:=[.E284]-[.F284]" office:value-type="float" office:value="7040" calcext:value-type="float">
            <text:p>7040</text:p>
          </table:table-cell>
          <table:table-cell table:formula="of:=[.G284]*[.G284]" office:value-type="float" office:value="49561600" calcext:value-type="float">
            <text:p>49561600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750" calcext:value-type="float">
            <text:p>6750</text:p>
          </table:table-cell>
          <table:table-cell table:formula="of:=[.$L$4]+[.$M$4]*[.A285]+[.$N$4]*[.B285]+[.$O$4]*[.C285]+[.$P$4]*[.D285]" office:value-type="float" office:value="103" calcext:value-type="float">
            <text:p>103</text:p>
          </table:table-cell>
          <table:table-cell table:formula="of:=[.E285]-[.F285]" office:value-type="float" office:value="6647" calcext:value-type="float">
            <text:p>6647</text:p>
          </table:table-cell>
          <table:table-cell table:formula="of:=[.G285]*[.G285]" office:value-type="float" office:value="44182609" calcext:value-type="float">
            <text:p>44182609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240" calcext:value-type="float">
            <text:p>6240</text:p>
          </table:table-cell>
          <table:table-cell table:formula="of:=[.$L$4]+[.$M$4]*[.A286]+[.$N$4]*[.B286]+[.$O$4]*[.C286]+[.$P$4]*[.D286]" office:value-type="float" office:value="105" calcext:value-type="float">
            <text:p>105</text:p>
          </table:table-cell>
          <table:table-cell table:formula="of:=[.E286]-[.F286]" office:value-type="float" office:value="6135" calcext:value-type="float">
            <text:p>6135</text:p>
          </table:table-cell>
          <table:table-cell table:formula="of:=[.G286]*[.G286]" office:value-type="float" office:value="37638225" calcext:value-type="float">
            <text:p>37638225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950" calcext:value-type="float">
            <text:p>5950</text:p>
          </table:table-cell>
          <table:table-cell table:formula="of:=[.$L$4]+[.$M$4]*[.A287]+[.$N$4]*[.B287]+[.$O$4]*[.C287]+[.$P$4]*[.D287]" office:value-type="float" office:value="109" calcext:value-type="float">
            <text:p>109</text:p>
          </table:table-cell>
          <table:table-cell table:formula="of:=[.E287]-[.F287]" office:value-type="float" office:value="5841" calcext:value-type="float">
            <text:p>5841</text:p>
          </table:table-cell>
          <table:table-cell table:formula="of:=[.G287]*[.G287]" office:value-type="float" office:value="34117281" calcext:value-type="float">
            <text:p>34117281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930" calcext:value-type="float">
            <text:p>5930</text:p>
          </table:table-cell>
          <table:table-cell table:formula="of:=[.$L$4]+[.$M$4]*[.A288]+[.$N$4]*[.B288]+[.$O$4]*[.C288]+[.$P$4]*[.D288]" office:value-type="float" office:value="100" calcext:value-type="float">
            <text:p>100</text:p>
          </table:table-cell>
          <table:table-cell table:formula="of:=[.E288]-[.F288]" office:value-type="float" office:value="5830" calcext:value-type="float">
            <text:p>5830</text:p>
          </table:table-cell>
          <table:table-cell table:formula="of:=[.G288]*[.G288]" office:value-type="float" office:value="33988900" calcext:value-type="float">
            <text:p>3398890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250" calcext:value-type="float">
            <text:p>7250</text:p>
          </table:table-cell>
          <table:table-cell table:formula="of:=[.$L$4]+[.$M$4]*[.A289]+[.$N$4]*[.B289]+[.$O$4]*[.C289]+[.$P$4]*[.D289]" office:value-type="float" office:value="110" calcext:value-type="float">
            <text:p>110</text:p>
          </table:table-cell>
          <table:table-cell table:formula="of:=[.E289]-[.F289]" office:value-type="float" office:value="7140" calcext:value-type="float">
            <text:p>7140</text:p>
          </table:table-cell>
          <table:table-cell table:formula="of:=[.G289]*[.G289]" office:value-type="float" office:value="50979600" calcext:value-type="float">
            <text:p>5097960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330" calcext:value-type="float">
            <text:p>6330</text:p>
          </table:table-cell>
          <table:table-cell table:formula="of:=[.$L$4]+[.$M$4]*[.A290]+[.$N$4]*[.B290]+[.$O$4]*[.C290]+[.$P$4]*[.D290]" office:value-type="float" office:value="110" calcext:value-type="float">
            <text:p>110</text:p>
          </table:table-cell>
          <table:table-cell table:formula="of:=[.E290]-[.F290]" office:value-type="float" office:value="6220" calcext:value-type="float">
            <text:p>6220</text:p>
          </table:table-cell>
          <table:table-cell table:formula="of:=[.G290]*[.G290]" office:value-type="float" office:value="38688400" calcext:value-type="float">
            <text:p>3868840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650" calcext:value-type="float">
            <text:p>5650</text:p>
          </table:table-cell>
          <table:table-cell table:formula="of:=[.$L$4]+[.$M$4]*[.A291]+[.$N$4]*[.B291]+[.$O$4]*[.C291]+[.$P$4]*[.D291]" office:value-type="float" office:value="100" calcext:value-type="float">
            <text:p>100</text:p>
          </table:table-cell>
          <table:table-cell table:formula="of:=[.E291]-[.F291]" office:value-type="float" office:value="5550" calcext:value-type="float">
            <text:p>5550</text:p>
          </table:table-cell>
          <table:table-cell table:formula="of:=[.G291]*[.G291]" office:value-type="float" office:value="30802500" calcext:value-type="float">
            <text:p>3080250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650" calcext:value-type="float">
            <text:p>6650</text:p>
          </table:table-cell>
          <table:table-cell table:formula="of:=[.$L$4]+[.$M$4]*[.A292]+[.$N$4]*[.B292]+[.$O$4]*[.C292]+[.$P$4]*[.D292]" office:value-type="float" office:value="109" calcext:value-type="float">
            <text:p>109</text:p>
          </table:table-cell>
          <table:table-cell table:formula="of:=[.E292]-[.F292]" office:value-type="float" office:value="6541" calcext:value-type="float">
            <text:p>6541</text:p>
          </table:table-cell>
          <table:table-cell table:formula="of:=[.G292]*[.G292]" office:value-type="float" office:value="42784681" calcext:value-type="float">
            <text:p>42784681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700" calcext:value-type="float">
            <text:p>6700</text:p>
          </table:table-cell>
          <table:table-cell table:formula="of:=[.$L$4]+[.$M$4]*[.A293]+[.$N$4]*[.B293]+[.$O$4]*[.C293]+[.$P$4]*[.D293]" office:value-type="float" office:value="105" calcext:value-type="float">
            <text:p>105</text:p>
          </table:table-cell>
          <table:table-cell table:formula="of:=[.E293]-[.F293]" office:value-type="float" office:value="6595" calcext:value-type="float">
            <text:p>6595</text:p>
          </table:table-cell>
          <table:table-cell table:formula="of:=[.G293]*[.G293]" office:value-type="float" office:value="43494025" calcext:value-type="float">
            <text:p>43494025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370" calcext:value-type="float">
            <text:p>7370</text:p>
          </table:table-cell>
          <table:table-cell table:formula="of:=[.$L$4]+[.$M$4]*[.A294]+[.$N$4]*[.B294]+[.$O$4]*[.C294]+[.$P$4]*[.D294]" office:value-type="float" office:value="104" calcext:value-type="float">
            <text:p>104</text:p>
          </table:table-cell>
          <table:table-cell table:formula="of:=[.E294]-[.F294]" office:value-type="float" office:value="7266" calcext:value-type="float">
            <text:p>7266</text:p>
          </table:table-cell>
          <table:table-cell table:formula="of:=[.G294]*[.G294]" office:value-type="float" office:value="52794756" calcext:value-type="float">
            <text:p>52794756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690" calcext:value-type="float">
            <text:p>6690</text:p>
          </table:table-cell>
          <table:table-cell table:formula="of:=[.$L$4]+[.$M$4]*[.A295]+[.$N$4]*[.B295]+[.$O$4]*[.C295]+[.$P$4]*[.D295]" office:value-type="float" office:value="109" calcext:value-type="float">
            <text:p>109</text:p>
          </table:table-cell>
          <table:table-cell table:formula="of:=[.E295]-[.F295]" office:value-type="float" office:value="6581" calcext:value-type="float">
            <text:p>6581</text:p>
          </table:table-cell>
          <table:table-cell table:formula="of:=[.G295]*[.G295]" office:value-type="float" office:value="43309561" calcext:value-type="float">
            <text:p>43309561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870" calcext:value-type="float">
            <text:p>5870</text:p>
          </table:table-cell>
          <table:table-cell table:formula="of:=[.$L$4]+[.$M$4]*[.A296]+[.$N$4]*[.B296]+[.$O$4]*[.C296]+[.$P$4]*[.D296]" office:value-type="float" office:value="107" calcext:value-type="float">
            <text:p>107</text:p>
          </table:table-cell>
          <table:table-cell table:formula="of:=[.E296]-[.F296]" office:value-type="float" office:value="5763" calcext:value-type="float">
            <text:p>5763</text:p>
          </table:table-cell>
          <table:table-cell table:formula="of:=[.G296]*[.G296]" office:value-type="float" office:value="33212169" calcext:value-type="float">
            <text:p>33212169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860" calcext:value-type="float">
            <text:p>5860</text:p>
          </table:table-cell>
          <table:table-cell table:formula="of:=[.$L$4]+[.$M$4]*[.A297]+[.$N$4]*[.B297]+[.$O$4]*[.C297]+[.$P$4]*[.D297]" office:value-type="float" office:value="106" calcext:value-type="float">
            <text:p>106</text:p>
          </table:table-cell>
          <table:table-cell table:formula="of:=[.E297]-[.F297]" office:value-type="float" office:value="5754" calcext:value-type="float">
            <text:p>5754</text:p>
          </table:table-cell>
          <table:table-cell table:formula="of:=[.G297]*[.G297]" office:value-type="float" office:value="33108516" calcext:value-type="float">
            <text:p>33108516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680" calcext:value-type="float">
            <text:p>6680</text:p>
          </table:table-cell>
          <table:table-cell table:formula="of:=[.$L$4]+[.$M$4]*[.A298]+[.$N$4]*[.B298]+[.$O$4]*[.C298]+[.$P$4]*[.D298]" office:value-type="float" office:value="109" calcext:value-type="float">
            <text:p>109</text:p>
          </table:table-cell>
          <table:table-cell table:formula="of:=[.E298]-[.F298]" office:value-type="float" office:value="6571" calcext:value-type="float">
            <text:p>6571</text:p>
          </table:table-cell>
          <table:table-cell table:formula="of:=[.G298]*[.G298]" office:value-type="float" office:value="43178041" calcext:value-type="float">
            <text:p>43178041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150" calcext:value-type="float">
            <text:p>6150</text:p>
          </table:table-cell>
          <table:table-cell table:formula="of:=[.$L$4]+[.$M$4]*[.A299]+[.$N$4]*[.B299]+[.$O$4]*[.C299]+[.$P$4]*[.D299]" office:value-type="float" office:value="107" calcext:value-type="float">
            <text:p>107</text:p>
          </table:table-cell>
          <table:table-cell table:formula="of:=[.E299]-[.F299]" office:value-type="float" office:value="6043" calcext:value-type="float">
            <text:p>6043</text:p>
          </table:table-cell>
          <table:table-cell table:formula="of:=[.G299]*[.G299]" office:value-type="float" office:value="36517849" calcext:value-type="float">
            <text:p>36517849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860" calcext:value-type="float">
            <text:p>5860</text:p>
          </table:table-cell>
          <table:table-cell table:formula="of:=[.$L$4]+[.$M$4]*[.A300]+[.$N$4]*[.B300]+[.$O$4]*[.C300]+[.$P$4]*[.D300]" office:value-type="float" office:value="100" calcext:value-type="float">
            <text:p>100</text:p>
          </table:table-cell>
          <table:table-cell table:formula="of:=[.E300]-[.F300]" office:value-type="float" office:value="5760" calcext:value-type="float">
            <text:p>5760</text:p>
          </table:table-cell>
          <table:table-cell table:formula="of:=[.G300]*[.G300]" office:value-type="float" office:value="33177600" calcext:value-type="float">
            <text:p>3317760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490" calcext:value-type="float">
            <text:p>6490</text:p>
          </table:table-cell>
          <table:table-cell table:formula="of:=[.$L$4]+[.$M$4]*[.A301]+[.$N$4]*[.B301]+[.$O$4]*[.C301]+[.$P$4]*[.D301]" office:value-type="float" office:value="110" calcext:value-type="float">
            <text:p>110</text:p>
          </table:table-cell>
          <table:table-cell table:formula="of:=[.E301]-[.F301]" office:value-type="float" office:value="6380" calcext:value-type="float">
            <text:p>6380</text:p>
          </table:table-cell>
          <table:table-cell table:formula="of:=[.G301]*[.G301]" office:value-type="float" office:value="40704400" calcext:value-type="float">
            <text:p>4070440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340" calcext:value-type="float">
            <text:p>5340</text:p>
          </table:table-cell>
          <table:table-cell table:formula="of:=[.$L$4]+[.$M$4]*[.A302]+[.$N$4]*[.B302]+[.$O$4]*[.C302]+[.$P$4]*[.D302]" office:value-type="float" office:value="100" calcext:value-type="float">
            <text:p>100</text:p>
          </table:table-cell>
          <table:table-cell table:formula="of:=[.E302]-[.F302]" office:value-type="float" office:value="5240" calcext:value-type="float">
            <text:p>5240</text:p>
          </table:table-cell>
          <table:table-cell table:formula="of:=[.G302]*[.G302]" office:value-type="float" office:value="27457600" calcext:value-type="float">
            <text:p>2745760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770" calcext:value-type="float">
            <text:p>5770</text:p>
          </table:table-cell>
          <table:table-cell table:formula="of:=[.$L$4]+[.$M$4]*[.A303]+[.$N$4]*[.B303]+[.$O$4]*[.C303]+[.$P$4]*[.D303]" office:value-type="float" office:value="104" calcext:value-type="float">
            <text:p>104</text:p>
          </table:table-cell>
          <table:table-cell table:formula="of:=[.E303]-[.F303]" office:value-type="float" office:value="5666" calcext:value-type="float">
            <text:p>5666</text:p>
          </table:table-cell>
          <table:table-cell table:formula="of:=[.G303]*[.G303]" office:value-type="float" office:value="32103556" calcext:value-type="float">
            <text:p>32103556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260" calcext:value-type="float">
            <text:p>6260</text:p>
          </table:table-cell>
          <table:table-cell table:formula="of:=[.$L$4]+[.$M$4]*[.A304]+[.$N$4]*[.B304]+[.$O$4]*[.C304]+[.$P$4]*[.D304]" office:value-type="float" office:value="107" calcext:value-type="float">
            <text:p>107</text:p>
          </table:table-cell>
          <table:table-cell table:formula="of:=[.E304]-[.F304]" office:value-type="float" office:value="6153" calcext:value-type="float">
            <text:p>6153</text:p>
          </table:table-cell>
          <table:table-cell table:formula="of:=[.G304]*[.G304]" office:value-type="float" office:value="37859409" calcext:value-type="float">
            <text:p>37859409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460" calcext:value-type="float">
            <text:p>6460</text:p>
          </table:table-cell>
          <table:table-cell table:formula="of:=[.$L$4]+[.$M$4]*[.A305]+[.$N$4]*[.B305]+[.$O$4]*[.C305]+[.$P$4]*[.D305]" office:value-type="float" office:value="107" calcext:value-type="float">
            <text:p>107</text:p>
          </table:table-cell>
          <table:table-cell table:formula="of:=[.E305]-[.F305]" office:value-type="float" office:value="6353" calcext:value-type="float">
            <text:p>6353</text:p>
          </table:table-cell>
          <table:table-cell table:formula="of:=[.G305]*[.G305]" office:value-type="float" office:value="40360609" calcext:value-type="float">
            <text:p>40360609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020" calcext:value-type="float">
            <text:p>7020</text:p>
          </table:table-cell>
          <table:table-cell table:formula="of:=[.$L$4]+[.$M$4]*[.A306]+[.$N$4]*[.B306]+[.$O$4]*[.C306]+[.$P$4]*[.D306]" office:value-type="float" office:value="106" calcext:value-type="float">
            <text:p>106</text:p>
          </table:table-cell>
          <table:table-cell table:formula="of:=[.E306]-[.F306]" office:value-type="float" office:value="6914" calcext:value-type="float">
            <text:p>6914</text:p>
          </table:table-cell>
          <table:table-cell table:formula="of:=[.G306]*[.G306]" office:value-type="float" office:value="47803396" calcext:value-type="float">
            <text:p>47803396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830" calcext:value-type="float">
            <text:p>5830</text:p>
          </table:table-cell>
          <table:table-cell table:formula="of:=[.$L$4]+[.$M$4]*[.A307]+[.$N$4]*[.B307]+[.$O$4]*[.C307]+[.$P$4]*[.D307]" office:value-type="float" office:value="104" calcext:value-type="float">
            <text:p>104</text:p>
          </table:table-cell>
          <table:table-cell table:formula="of:=[.E307]-[.F307]" office:value-type="float" office:value="5726" calcext:value-type="float">
            <text:p>5726</text:p>
          </table:table-cell>
          <table:table-cell table:formula="of:=[.G307]*[.G307]" office:value-type="float" office:value="32787076" calcext:value-type="float">
            <text:p>32787076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360" calcext:value-type="float">
            <text:p>6360</text:p>
          </table:table-cell>
          <table:table-cell table:formula="of:=[.$L$4]+[.$M$4]*[.A308]+[.$N$4]*[.B308]+[.$O$4]*[.C308]+[.$P$4]*[.D308]" office:value-type="float" office:value="102" calcext:value-type="float">
            <text:p>102</text:p>
          </table:table-cell>
          <table:table-cell table:formula="of:=[.E308]-[.F308]" office:value-type="float" office:value="6258" calcext:value-type="float">
            <text:p>6258</text:p>
          </table:table-cell>
          <table:table-cell table:formula="of:=[.G308]*[.G308]" office:value-type="float" office:value="39162564" calcext:value-type="float">
            <text:p>39162564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table:formula="of:=[.$L$4]+[.$M$4]*[.A309]+[.$N$4]*[.B309]+[.$O$4]*[.C309]+[.$P$4]*[.D309]" office:value-type="float" office:value="100" calcext:value-type="float">
            <text:p>100</text:p>
          </table:table-cell>
          <table:table-cell table:formula="of:=[.E309]-[.F309]" office:value-type="float" office:value="6200" calcext:value-type="float">
            <text:p>6200</text:p>
          </table:table-cell>
          <table:table-cell table:formula="of:=[.G309]*[.G309]" office:value-type="float" office:value="38440000" calcext:value-type="float">
            <text:p>3844000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50" calcext:value-type="float">
            <text:p>6450</text:p>
          </table:table-cell>
          <table:table-cell table:formula="of:=[.$L$4]+[.$M$4]*[.A310]+[.$N$4]*[.B310]+[.$O$4]*[.C310]+[.$P$4]*[.D310]" office:value-type="float" office:value="105" calcext:value-type="float">
            <text:p>105</text:p>
          </table:table-cell>
          <table:table-cell table:formula="of:=[.E310]-[.F310]" office:value-type="float" office:value="6345" calcext:value-type="float">
            <text:p>6345</text:p>
          </table:table-cell>
          <table:table-cell table:formula="of:=[.G310]*[.G310]" office:value-type="float" office:value="40259025" calcext:value-type="float">
            <text:p>40259025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480" calcext:value-type="float">
            <text:p>5480</text:p>
          </table:table-cell>
          <table:table-cell table:formula="of:=[.$L$4]+[.$M$4]*[.A311]+[.$N$4]*[.B311]+[.$O$4]*[.C311]+[.$P$4]*[.D311]" office:value-type="float" office:value="103" calcext:value-type="float">
            <text:p>103</text:p>
          </table:table-cell>
          <table:table-cell table:formula="of:=[.E311]-[.F311]" office:value-type="float" office:value="5377" calcext:value-type="float">
            <text:p>5377</text:p>
          </table:table-cell>
          <table:table-cell table:formula="of:=[.G311]*[.G311]" office:value-type="float" office:value="28912129" calcext:value-type="float">
            <text:p>28912129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40" calcext:value-type="float">
            <text:p>6040</text:p>
          </table:table-cell>
          <table:table-cell table:formula="of:=[.$L$4]+[.$M$4]*[.A312]+[.$N$4]*[.B312]+[.$O$4]*[.C312]+[.$P$4]*[.D312]" office:value-type="float" office:value="100" calcext:value-type="float">
            <text:p>100</text:p>
          </table:table-cell>
          <table:table-cell table:formula="of:=[.E312]-[.F312]" office:value-type="float" office:value="5940" calcext:value-type="float">
            <text:p>5940</text:p>
          </table:table-cell>
          <table:table-cell table:formula="of:=[.G312]*[.G312]" office:value-type="float" office:value="35283600" calcext:value-type="float">
            <text:p>35283600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70" calcext:value-type="float">
            <text:p>7270</text:p>
          </table:table-cell>
          <table:table-cell table:formula="of:=[.$L$4]+[.$M$4]*[.A313]+[.$N$4]*[.B313]+[.$O$4]*[.C313]+[.$P$4]*[.D313]" office:value-type="float" office:value="110" calcext:value-type="float">
            <text:p>110</text:p>
          </table:table-cell>
          <table:table-cell table:formula="of:=[.E313]-[.F313]" office:value-type="float" office:value="7160" calcext:value-type="float">
            <text:p>7160</text:p>
          </table:table-cell>
          <table:table-cell table:formula="of:=[.G313]*[.G313]" office:value-type="float" office:value="51265600" calcext:value-type="float">
            <text:p>5126560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460" calcext:value-type="float">
            <text:p>6460</text:p>
          </table:table-cell>
          <table:table-cell table:formula="of:=[.$L$4]+[.$M$4]*[.A314]+[.$N$4]*[.B314]+[.$O$4]*[.C314]+[.$P$4]*[.D314]" office:value-type="float" office:value="110" calcext:value-type="float">
            <text:p>110</text:p>
          </table:table-cell>
          <table:table-cell table:formula="of:=[.E314]-[.F314]" office:value-type="float" office:value="6350" calcext:value-type="float">
            <text:p>6350</text:p>
          </table:table-cell>
          <table:table-cell table:formula="of:=[.G314]*[.G314]" office:value-type="float" office:value="40322500" calcext:value-type="float">
            <text:p>40322500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190" calcext:value-type="float">
            <text:p>7190</text:p>
          </table:table-cell>
          <table:table-cell table:formula="of:=[.$L$4]+[.$M$4]*[.A315]+[.$N$4]*[.B315]+[.$O$4]*[.C315]+[.$P$4]*[.D315]" office:value-type="float" office:value="107" calcext:value-type="float">
            <text:p>107</text:p>
          </table:table-cell>
          <table:table-cell table:formula="of:=[.E315]-[.F315]" office:value-type="float" office:value="7083" calcext:value-type="float">
            <text:p>7083</text:p>
          </table:table-cell>
          <table:table-cell table:formula="of:=[.G315]*[.G315]" office:value-type="float" office:value="50168889" calcext:value-type="float">
            <text:p>50168889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750" calcext:value-type="float">
            <text:p>6750</text:p>
          </table:table-cell>
          <table:table-cell table:formula="of:=[.$L$4]+[.$M$4]*[.A316]+[.$N$4]*[.B316]+[.$O$4]*[.C316]+[.$P$4]*[.D316]" office:value-type="float" office:value="105" calcext:value-type="float">
            <text:p>105</text:p>
          </table:table-cell>
          <table:table-cell table:formula="of:=[.E316]-[.F316]" office:value-type="float" office:value="6645" calcext:value-type="float">
            <text:p>6645</text:p>
          </table:table-cell>
          <table:table-cell table:formula="of:=[.G316]*[.G316]" office:value-type="float" office:value="44156025" calcext:value-type="float">
            <text:p>44156025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680" calcext:value-type="float">
            <text:p>5680</text:p>
          </table:table-cell>
          <table:table-cell table:formula="of:=[.$L$4]+[.$M$4]*[.A317]+[.$N$4]*[.B317]+[.$O$4]*[.C317]+[.$P$4]*[.D317]" office:value-type="float" office:value="109" calcext:value-type="float">
            <text:p>109</text:p>
          </table:table-cell>
          <table:table-cell table:formula="of:=[.E317]-[.F317]" office:value-type="float" office:value="5571" calcext:value-type="float">
            <text:p>5571</text:p>
          </table:table-cell>
          <table:table-cell table:formula="of:=[.G317]*[.G317]" office:value-type="float" office:value="31036041" calcext:value-type="float">
            <text:p>31036041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960" calcext:value-type="float">
            <text:p>6960</text:p>
          </table:table-cell>
          <table:table-cell table:formula="of:=[.$L$4]+[.$M$4]*[.A318]+[.$N$4]*[.B318]+[.$O$4]*[.C318]+[.$P$4]*[.D318]" office:value-type="float" office:value="104" calcext:value-type="float">
            <text:p>104</text:p>
          </table:table-cell>
          <table:table-cell table:formula="of:=[.E318]-[.F318]" office:value-type="float" office:value="6856" calcext:value-type="float">
            <text:p>6856</text:p>
          </table:table-cell>
          <table:table-cell table:formula="of:=[.G318]*[.G318]" office:value-type="float" office:value="47004736" calcext:value-type="float">
            <text:p>47004736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750" calcext:value-type="float">
            <text:p>6750</text:p>
          </table:table-cell>
          <table:table-cell table:formula="of:=[.$L$4]+[.$M$4]*[.A319]+[.$N$4]*[.B319]+[.$O$4]*[.C319]+[.$P$4]*[.D319]" office:value-type="float" office:value="101" calcext:value-type="float">
            <text:p>101</text:p>
          </table:table-cell>
          <table:table-cell table:formula="of:=[.E319]-[.F319]" office:value-type="float" office:value="6649" calcext:value-type="float">
            <text:p>6649</text:p>
          </table:table-cell>
          <table:table-cell table:formula="of:=[.G319]*[.G319]" office:value-type="float" office:value="44209201" calcext:value-type="float">
            <text:p>44209201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360" calcext:value-type="float">
            <text:p>6360</text:p>
          </table:table-cell>
          <table:table-cell table:formula="of:=[.$L$4]+[.$M$4]*[.A320]+[.$N$4]*[.B320]+[.$O$4]*[.C320]+[.$P$4]*[.D320]" office:value-type="float" office:value="104" calcext:value-type="float">
            <text:p>104</text:p>
          </table:table-cell>
          <table:table-cell table:formula="of:=[.E320]-[.F320]" office:value-type="float" office:value="6256" calcext:value-type="float">
            <text:p>6256</text:p>
          </table:table-cell>
          <table:table-cell table:formula="of:=[.G320]*[.G320]" office:value-type="float" office:value="39137536" calcext:value-type="float">
            <text:p>39137536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680" calcext:value-type="float">
            <text:p>6680</text:p>
          </table:table-cell>
          <table:table-cell table:formula="of:=[.$L$4]+[.$M$4]*[.A321]+[.$N$4]*[.B321]+[.$O$4]*[.C321]+[.$P$4]*[.D321]" office:value-type="float" office:value="106" calcext:value-type="float">
            <text:p>106</text:p>
          </table:table-cell>
          <table:table-cell table:formula="of:=[.E321]-[.F321]" office:value-type="float" office:value="6574" calcext:value-type="float">
            <text:p>6574</text:p>
          </table:table-cell>
          <table:table-cell table:formula="of:=[.G321]*[.G321]" office:value-type="float" office:value="43217476" calcext:value-type="float">
            <text:p>43217476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370" calcext:value-type="float">
            <text:p>6370</text:p>
          </table:table-cell>
          <table:table-cell table:formula="of:=[.$L$4]+[.$M$4]*[.A322]+[.$N$4]*[.B322]+[.$O$4]*[.C322]+[.$P$4]*[.D322]" office:value-type="float" office:value="105" calcext:value-type="float">
            <text:p>105</text:p>
          </table:table-cell>
          <table:table-cell table:formula="of:=[.E322]-[.F322]" office:value-type="float" office:value="6265" calcext:value-type="float">
            <text:p>6265</text:p>
          </table:table-cell>
          <table:table-cell table:formula="of:=[.G322]*[.G322]" office:value-type="float" office:value="39250225" calcext:value-type="float">
            <text:p>39250225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640" calcext:value-type="float">
            <text:p>6640</text:p>
          </table:table-cell>
          <table:table-cell table:formula="of:=[.$L$4]+[.$M$4]*[.A323]+[.$N$4]*[.B323]+[.$O$4]*[.C323]+[.$P$4]*[.D323]" office:value-type="float" office:value="109" calcext:value-type="float">
            <text:p>109</text:p>
          </table:table-cell>
          <table:table-cell table:formula="of:=[.E323]-[.F323]" office:value-type="float" office:value="6531" calcext:value-type="float">
            <text:p>6531</text:p>
          </table:table-cell>
          <table:table-cell table:formula="of:=[.G323]*[.G323]" office:value-type="float" office:value="42653961" calcext:value-type="float">
            <text:p>42653961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710" calcext:value-type="float">
            <text:p>6710</text:p>
          </table:table-cell>
          <table:table-cell table:formula="of:=[.$L$4]+[.$M$4]*[.A324]+[.$N$4]*[.B324]+[.$O$4]*[.C324]+[.$P$4]*[.D324]" office:value-type="float" office:value="108" calcext:value-type="float">
            <text:p>108</text:p>
          </table:table-cell>
          <table:table-cell table:formula="of:=[.E324]-[.F324]" office:value-type="float" office:value="6602" calcext:value-type="float">
            <text:p>6602</text:p>
          </table:table-cell>
          <table:table-cell table:formula="of:=[.G324]*[.G324]" office:value-type="float" office:value="43586404" calcext:value-type="float">
            <text:p>43586404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670" calcext:value-type="float">
            <text:p>6670</text:p>
          </table:table-cell>
          <table:table-cell table:formula="of:=[.$L$4]+[.$M$4]*[.A325]+[.$N$4]*[.B325]+[.$O$4]*[.C325]+[.$P$4]*[.D325]" office:value-type="float" office:value="106" calcext:value-type="float">
            <text:p>106</text:p>
          </table:table-cell>
          <table:table-cell table:formula="of:=[.E325]-[.F325]" office:value-type="float" office:value="6564" calcext:value-type="float">
            <text:p>6564</text:p>
          </table:table-cell>
          <table:table-cell table:formula="of:=[.G325]*[.G325]" office:value-type="float" office:value="43086096" calcext:value-type="float">
            <text:p>430860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760</text:p>
          </table:table-cell>
          <table:table-cell table:formula="of:=[.$L$4]+[.$M$4]*[.A326]+[.$N$4]*[.B326]+[.$O$4]*[.C326]+[.$P$4]*[.D326]" office:value-type="float" office:value="102" calcext:value-type="float">
            <text:p>102</text:p>
          </table:table-cell>
          <table:table-cell table:formula="of:=[.E326]-[.F326]" office:value-type="float" office:value="5658" calcext:value-type="float">
            <text:p>5658</text:p>
          </table:table-cell>
          <table:table-cell table:formula="of:=[.G326]*[.G326]" office:value-type="float" office:value="32012964" calcext:value-type="float">
            <text:p>32012964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130" calcext:value-type="float">
            <text:p>6130</text:p>
          </table:table-cell>
          <table:table-cell table:formula="of:=[.$L$4]+[.$M$4]*[.A327]+[.$N$4]*[.B327]+[.$O$4]*[.C327]+[.$P$4]*[.D327]" office:value-type="float" office:value="109" calcext:value-type="float">
            <text:p>109</text:p>
          </table:table-cell>
          <table:table-cell table:formula="of:=[.E327]-[.F327]" office:value-type="float" office:value="6021" calcext:value-type="float">
            <text:p>6021</text:p>
          </table:table-cell>
          <table:table-cell table:formula="of:=[.G327]*[.G327]" office:value-type="float" office:value="36252441" calcext:value-type="float">
            <text:p>36252441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190" calcext:value-type="float">
            <text:p>6190</text:p>
          </table:table-cell>
          <table:table-cell table:formula="of:=[.$L$4]+[.$M$4]*[.A328]+[.$N$4]*[.B328]+[.$O$4]*[.C328]+[.$P$4]*[.D328]" office:value-type="float" office:value="105" calcext:value-type="float">
            <text:p>105</text:p>
          </table:table-cell>
          <table:table-cell table:formula="of:=[.E328]-[.F328]" office:value-type="float" office:value="6085" calcext:value-type="float">
            <text:p>6085</text:p>
          </table:table-cell>
          <table:table-cell table:formula="of:=[.G328]*[.G328]" office:value-type="float" office:value="37027225" calcext:value-type="float">
            <text:p>37027225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810" calcext:value-type="float">
            <text:p>5810</text:p>
          </table:table-cell>
          <table:table-cell table:formula="of:=[.$L$4]+[.$M$4]*[.A329]+[.$N$4]*[.B329]+[.$O$4]*[.C329]+[.$P$4]*[.D329]" office:value-type="float" office:value="105" calcext:value-type="float">
            <text:p>105</text:p>
          </table:table-cell>
          <table:table-cell table:formula="of:=[.E329]-[.F329]" office:value-type="float" office:value="5705" calcext:value-type="float">
            <text:p>5705</text:p>
          </table:table-cell>
          <table:table-cell table:formula="of:=[.G329]*[.G329]" office:value-type="float" office:value="32547025" calcext:value-type="float">
            <text:p>32547025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150" calcext:value-type="float">
            <text:p>7150</text:p>
          </table:table-cell>
          <table:table-cell table:formula="of:=[.$L$4]+[.$M$4]*[.A330]+[.$N$4]*[.B330]+[.$O$4]*[.C330]+[.$P$4]*[.D330]" office:value-type="float" office:value="109" calcext:value-type="float">
            <text:p>109</text:p>
          </table:table-cell>
          <table:table-cell table:formula="of:=[.E330]-[.F330]" office:value-type="float" office:value="7041" calcext:value-type="float">
            <text:p>7041</text:p>
          </table:table-cell>
          <table:table-cell table:formula="of:=[.G330]*[.G330]" office:value-type="float" office:value="49575681" calcext:value-type="float">
            <text:p>49575681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050" calcext:value-type="float">
            <text:p>6050</text:p>
          </table:table-cell>
          <table:table-cell table:formula="of:=[.$L$4]+[.$M$4]*[.A331]+[.$N$4]*[.B331]+[.$O$4]*[.C331]+[.$P$4]*[.D331]" office:value-type="float" office:value="103" calcext:value-type="float">
            <text:p>103</text:p>
          </table:table-cell>
          <table:table-cell table:formula="of:=[.E331]-[.F331]" office:value-type="float" office:value="5947" calcext:value-type="float">
            <text:p>5947</text:p>
          </table:table-cell>
          <table:table-cell table:formula="of:=[.G331]*[.G331]" office:value-type="float" office:value="35366809" calcext:value-type="float">
            <text:p>35366809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670" calcext:value-type="float">
            <text:p>6670</text:p>
          </table:table-cell>
          <table:table-cell table:formula="of:=[.$L$4]+[.$M$4]*[.A332]+[.$N$4]*[.B332]+[.$O$4]*[.C332]+[.$P$4]*[.D332]" office:value-type="float" office:value="109" calcext:value-type="float">
            <text:p>109</text:p>
          </table:table-cell>
          <table:table-cell table:formula="of:=[.E332]-[.F332]" office:value-type="float" office:value="6561" calcext:value-type="float">
            <text:p>6561</text:p>
          </table:table-cell>
          <table:table-cell table:formula="of:=[.G332]*[.G332]" office:value-type="float" office:value="43046721" calcext:value-type="float">
            <text:p>43046721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10" calcext:value-type="float">
            <text:p>6010</text:p>
          </table:table-cell>
          <table:table-cell table:formula="of:=[.$L$4]+[.$M$4]*[.A333]+[.$N$4]*[.B333]+[.$O$4]*[.C333]+[.$P$4]*[.D333]" office:value-type="float" office:value="103" calcext:value-type="float">
            <text:p>103</text:p>
          </table:table-cell>
          <table:table-cell table:formula="of:=[.E333]-[.F333]" office:value-type="float" office:value="5907" calcext:value-type="float">
            <text:p>5907</text:p>
          </table:table-cell>
          <table:table-cell table:formula="of:=[.G333]*[.G333]" office:value-type="float" office:value="34892649" calcext:value-type="float">
            <text:p>34892649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640" calcext:value-type="float">
            <text:p>5640</text:p>
          </table:table-cell>
          <table:table-cell table:formula="of:=[.$L$4]+[.$M$4]*[.A334]+[.$N$4]*[.B334]+[.$O$4]*[.C334]+[.$P$4]*[.D334]" office:value-type="float" office:value="105" calcext:value-type="float">
            <text:p>105</text:p>
          </table:table-cell>
          <table:table-cell table:formula="of:=[.E334]-[.F334]" office:value-type="float" office:value="5535" calcext:value-type="float">
            <text:p>5535</text:p>
          </table:table-cell>
          <table:table-cell table:formula="of:=[.G334]*[.G334]" office:value-type="float" office:value="30636225" calcext:value-type="float">
            <text:p>30636225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660" calcext:value-type="float">
            <text:p>6660</text:p>
          </table:table-cell>
          <table:table-cell table:formula="of:=[.$L$4]+[.$M$4]*[.A335]+[.$N$4]*[.B335]+[.$O$4]*[.C335]+[.$P$4]*[.D335]" office:value-type="float" office:value="102" calcext:value-type="float">
            <text:p>102</text:p>
          </table:table-cell>
          <table:table-cell table:formula="of:=[.E335]-[.F335]" office:value-type="float" office:value="6558" calcext:value-type="float">
            <text:p>6558</text:p>
          </table:table-cell>
          <table:table-cell table:formula="of:=[.G335]*[.G335]" office:value-type="float" office:value="43007364" calcext:value-type="float">
            <text:p>43007364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970" calcext:value-type="float">
            <text:p>6970</text:p>
          </table:table-cell>
          <table:table-cell table:formula="of:=[.$L$4]+[.$M$4]*[.A336]+[.$N$4]*[.B336]+[.$O$4]*[.C336]+[.$P$4]*[.D336]" office:value-type="float" office:value="109" calcext:value-type="float">
            <text:p>109</text:p>
          </table:table-cell>
          <table:table-cell table:formula="of:=[.E336]-[.F336]" office:value-type="float" office:value="6861" calcext:value-type="float">
            <text:p>6861</text:p>
          </table:table-cell>
          <table:table-cell table:formula="of:=[.G336]*[.G336]" office:value-type="float" office:value="47073321" calcext:value-type="float">
            <text:p>47073321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020" calcext:value-type="float">
            <text:p>7020</text:p>
          </table:table-cell>
          <table:table-cell table:formula="of:=[.$L$4]+[.$M$4]*[.A337]+[.$N$4]*[.B337]+[.$O$4]*[.C337]+[.$P$4]*[.D337]" office:value-type="float" office:value="107" calcext:value-type="float">
            <text:p>107</text:p>
          </table:table-cell>
          <table:table-cell table:formula="of:=[.E337]-[.F337]" office:value-type="float" office:value="6913" calcext:value-type="float">
            <text:p>6913</text:p>
          </table:table-cell>
          <table:table-cell table:formula="of:=[.G337]*[.G337]" office:value-type="float" office:value="47789569" calcext:value-type="float">
            <text:p>47789569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140" calcext:value-type="float">
            <text:p>7140</text:p>
          </table:table-cell>
          <table:table-cell table:formula="of:=[.$L$4]+[.$M$4]*[.A338]+[.$N$4]*[.B338]+[.$O$4]*[.C338]+[.$P$4]*[.D338]" office:value-type="float" office:value="106" calcext:value-type="float">
            <text:p>106</text:p>
          </table:table-cell>
          <table:table-cell table:formula="of:=[.E338]-[.F338]" office:value-type="float" office:value="7034" calcext:value-type="float">
            <text:p>7034</text:p>
          </table:table-cell>
          <table:table-cell table:formula="of:=[.G338]*[.G338]" office:value-type="float" office:value="49477156" calcext:value-type="float">
            <text:p>49477156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160" calcext:value-type="float">
            <text:p>6160</text:p>
          </table:table-cell>
          <table:table-cell table:formula="of:=[.$L$4]+[.$M$4]*[.A339]+[.$N$4]*[.B339]+[.$O$4]*[.C339]+[.$P$4]*[.D339]" office:value-type="float" office:value="107" calcext:value-type="float">
            <text:p>107</text:p>
          </table:table-cell>
          <table:table-cell table:formula="of:=[.E339]-[.F339]" office:value-type="float" office:value="6053" calcext:value-type="float">
            <text:p>6053</text:p>
          </table:table-cell>
          <table:table-cell table:formula="of:=[.G339]*[.G339]" office:value-type="float" office:value="36638809" calcext:value-type="float">
            <text:p>36638809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310" calcext:value-type="float">
            <text:p>6310</text:p>
          </table:table-cell>
          <table:table-cell table:formula="of:=[.$L$4]+[.$M$4]*[.A340]+[.$N$4]*[.B340]+[.$O$4]*[.C340]+[.$P$4]*[.D340]" office:value-type="float" office:value="108" calcext:value-type="float">
            <text:p>108</text:p>
          </table:table-cell>
          <table:table-cell table:formula="of:=[.E340]-[.F340]" office:value-type="float" office:value="6202" calcext:value-type="float">
            <text:p>6202</text:p>
          </table:table-cell>
          <table:table-cell table:formula="of:=[.G340]*[.G340]" office:value-type="float" office:value="38464804" calcext:value-type="float">
            <text:p>38464804</text:p>
          </table:table-cell>
          <table:table-cell table:number-columns-repeated="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930" calcext:value-type="float">
            <text:p>7930</text:p>
          </table:table-cell>
          <table:table-cell table:formula="of:=[.$L$4]+[.$M$4]*[.A341]+[.$N$4]*[.B341]+[.$O$4]*[.C341]+[.$P$4]*[.D341]" office:value-type="float" office:value="106" calcext:value-type="float">
            <text:p>106</text:p>
          </table:table-cell>
          <table:table-cell table:formula="of:=[.E341]-[.F341]" office:value-type="float" office:value="7824" calcext:value-type="float">
            <text:p>7824</text:p>
          </table:table-cell>
          <table:table-cell table:formula="of:=[.G341]*[.G341]" office:value-type="float" office:value="61214976" calcext:value-type="float">
            <text:p>61214976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040" calcext:value-type="float">
            <text:p>6040</text:p>
          </table:table-cell>
          <table:table-cell table:formula="of:=[.$L$4]+[.$M$4]*[.A342]+[.$N$4]*[.B342]+[.$O$4]*[.C342]+[.$P$4]*[.D342]" office:value-type="float" office:value="108" calcext:value-type="float">
            <text:p>108</text:p>
          </table:table-cell>
          <table:table-cell table:formula="of:=[.E342]-[.F342]" office:value-type="float" office:value="5932" calcext:value-type="float">
            <text:p>5932</text:p>
          </table:table-cell>
          <table:table-cell table:formula="of:=[.G342]*[.G342]" office:value-type="float" office:value="35188624" calcext:value-type="float">
            <text:p>35188624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610" calcext:value-type="float">
            <text:p>6610</text:p>
          </table:table-cell>
          <table:table-cell table:formula="of:=[.$L$4]+[.$M$4]*[.A343]+[.$N$4]*[.B343]+[.$O$4]*[.C343]+[.$P$4]*[.D343]" office:value-type="float" office:value="105" calcext:value-type="float">
            <text:p>105</text:p>
          </table:table-cell>
          <table:table-cell table:formula="of:=[.E343]-[.F343]" office:value-type="float" office:value="6505" calcext:value-type="float">
            <text:p>6505</text:p>
          </table:table-cell>
          <table:table-cell table:formula="of:=[.G343]*[.G343]" office:value-type="float" office:value="42315025" calcext:value-type="float">
            <text:p>42315025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170" calcext:value-type="float">
            <text:p>6170</text:p>
          </table:table-cell>
          <table:table-cell table:formula="of:=[.$L$4]+[.$M$4]*[.A344]+[.$N$4]*[.B344]+[.$O$4]*[.C344]+[.$P$4]*[.D344]" office:value-type="float" office:value="105" calcext:value-type="float">
            <text:p>105</text:p>
          </table:table-cell>
          <table:table-cell table:formula="of:=[.E344]-[.F344]" office:value-type="float" office:value="6065" calcext:value-type="float">
            <text:p>6065</text:p>
          </table:table-cell>
          <table:table-cell table:formula="of:=[.G344]*[.G344]" office:value-type="float" office:value="36784225" calcext:value-type="float">
            <text:p>36784225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290" calcext:value-type="float">
            <text:p>6290</text:p>
          </table:table-cell>
          <table:table-cell table:formula="of:=[.$L$4]+[.$M$4]*[.A345]+[.$N$4]*[.B345]+[.$O$4]*[.C345]+[.$P$4]*[.D345]" office:value-type="float" office:value="108" calcext:value-type="float">
            <text:p>108</text:p>
          </table:table-cell>
          <table:table-cell table:formula="of:=[.E345]-[.F345]" office:value-type="float" office:value="6182" calcext:value-type="float">
            <text:p>6182</text:p>
          </table:table-cell>
          <table:table-cell table:formula="of:=[.G345]*[.G345]" office:value-type="float" office:value="38217124" calcext:value-type="float">
            <text:p>38217124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840" calcext:value-type="float">
            <text:p>6840</text:p>
          </table:table-cell>
          <table:table-cell table:formula="of:=[.$L$4]+[.$M$4]*[.A346]+[.$N$4]*[.B346]+[.$O$4]*[.C346]+[.$P$4]*[.D346]" office:value-type="float" office:value="109" calcext:value-type="float">
            <text:p>109</text:p>
          </table:table-cell>
          <table:table-cell table:formula="of:=[.E346]-[.F346]" office:value-type="float" office:value="6731" calcext:value-type="float">
            <text:p>6731</text:p>
          </table:table-cell>
          <table:table-cell table:formula="of:=[.G346]*[.G346]" office:value-type="float" office:value="45306361" calcext:value-type="float">
            <text:p>45306361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310" calcext:value-type="float">
            <text:p>6310</text:p>
          </table:table-cell>
          <table:table-cell table:formula="of:=[.$L$4]+[.$M$4]*[.A347]+[.$N$4]*[.B347]+[.$O$4]*[.C347]+[.$P$4]*[.D347]" office:value-type="float" office:value="100" calcext:value-type="float">
            <text:p>100</text:p>
          </table:table-cell>
          <table:table-cell table:formula="of:=[.E347]-[.F347]" office:value-type="float" office:value="6210" calcext:value-type="float">
            <text:p>6210</text:p>
          </table:table-cell>
          <table:table-cell table:formula="of:=[.G347]*[.G347]" office:value-type="float" office:value="38564100" calcext:value-type="float">
            <text:p>3856410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670" calcext:value-type="float">
            <text:p>5670</text:p>
          </table:table-cell>
          <table:table-cell table:formula="of:=[.$L$4]+[.$M$4]*[.A348]+[.$N$4]*[.B348]+[.$O$4]*[.C348]+[.$P$4]*[.D348]" office:value-type="float" office:value="107" calcext:value-type="float">
            <text:p>107</text:p>
          </table:table-cell>
          <table:table-cell table:formula="of:=[.E348]-[.F348]" office:value-type="float" office:value="5563" calcext:value-type="float">
            <text:p>5563</text:p>
          </table:table-cell>
          <table:table-cell table:formula="of:=[.G348]*[.G348]" office:value-type="float" office:value="30946969" calcext:value-type="float">
            <text:p>30946969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550" calcext:value-type="float">
            <text:p>6550</text:p>
          </table:table-cell>
          <table:table-cell table:formula="of:=[.$L$4]+[.$M$4]*[.A349]+[.$N$4]*[.B349]+[.$O$4]*[.C349]+[.$P$4]*[.D349]" office:value-type="float" office:value="100" calcext:value-type="float">
            <text:p>100</text:p>
          </table:table-cell>
          <table:table-cell table:formula="of:=[.E349]-[.F349]" office:value-type="float" office:value="6450" calcext:value-type="float">
            <text:p>6450</text:p>
          </table:table-cell>
          <table:table-cell table:formula="of:=[.G349]*[.G349]" office:value-type="float" office:value="41602500" calcext:value-type="float">
            <text:p>41602500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260" calcext:value-type="float">
            <text:p>7260</text:p>
          </table:table-cell>
          <table:table-cell table:formula="of:=[.$L$4]+[.$M$4]*[.A350]+[.$N$4]*[.B350]+[.$O$4]*[.C350]+[.$P$4]*[.D350]" office:value-type="float" office:value="110" calcext:value-type="float">
            <text:p>110</text:p>
          </table:table-cell>
          <table:table-cell table:formula="of:=[.E350]-[.F350]" office:value-type="float" office:value="7150" calcext:value-type="float">
            <text:p>7150</text:p>
          </table:table-cell>
          <table:table-cell table:formula="of:=[.G350]*[.G350]" office:value-type="float" office:value="51122500" calcext:value-type="float">
            <text:p>51122500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60" calcext:value-type="float">
            <text:p>5060</text:p>
          </table:table-cell>
          <table:table-cell table:formula="of:=[.$L$4]+[.$M$4]*[.A351]+[.$N$4]*[.B351]+[.$O$4]*[.C351]+[.$P$4]*[.D351]" office:value-type="float" office:value="104" calcext:value-type="float">
            <text:p>104</text:p>
          </table:table-cell>
          <table:table-cell table:formula="of:=[.E351]-[.F351]" office:value-type="float" office:value="4956" calcext:value-type="float">
            <text:p>4956</text:p>
          </table:table-cell>
          <table:table-cell table:formula="of:=[.G351]*[.G351]" office:value-type="float" office:value="24561936" calcext:value-type="float">
            <text:p>24561936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890" calcext:value-type="float">
            <text:p>6890</text:p>
          </table:table-cell>
          <table:table-cell table:formula="of:=[.$L$4]+[.$M$4]*[.A352]+[.$N$4]*[.B352]+[.$O$4]*[.C352]+[.$P$4]*[.D352]" office:value-type="float" office:value="103" calcext:value-type="float">
            <text:p>103</text:p>
          </table:table-cell>
          <table:table-cell table:formula="of:=[.E352]-[.F352]" office:value-type="float" office:value="6787" calcext:value-type="float">
            <text:p>6787</text:p>
          </table:table-cell>
          <table:table-cell table:formula="of:=[.G352]*[.G352]" office:value-type="float" office:value="46063369" calcext:value-type="float">
            <text:p>46063369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810" calcext:value-type="float">
            <text:p>5810</text:p>
          </table:table-cell>
          <table:table-cell table:formula="of:=[.$L$4]+[.$M$4]*[.A353]+[.$N$4]*[.B353]+[.$O$4]*[.C353]+[.$P$4]*[.D353]" office:value-type="float" office:value="101" calcext:value-type="float">
            <text:p>101</text:p>
          </table:table-cell>
          <table:table-cell table:formula="of:=[.E353]-[.F353]" office:value-type="float" office:value="5709" calcext:value-type="float">
            <text:p>5709</text:p>
          </table:table-cell>
          <table:table-cell table:formula="of:=[.G353]*[.G353]" office:value-type="float" office:value="32592681" calcext:value-type="float">
            <text:p>32592681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910" calcext:value-type="float">
            <text:p>5910</text:p>
          </table:table-cell>
          <table:table-cell table:formula="of:=[.$L$4]+[.$M$4]*[.A354]+[.$N$4]*[.B354]+[.$O$4]*[.C354]+[.$P$4]*[.D354]" office:value-type="float" office:value="104" calcext:value-type="float">
            <text:p>104</text:p>
          </table:table-cell>
          <table:table-cell table:formula="of:=[.E354]-[.F354]" office:value-type="float" office:value="5806" calcext:value-type="float">
            <text:p>5806</text:p>
          </table:table-cell>
          <table:table-cell table:formula="of:=[.G354]*[.G354]" office:value-type="float" office:value="33709636" calcext:value-type="float">
            <text:p>33709636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780" calcext:value-type="float">
            <text:p>6780</text:p>
          </table:table-cell>
          <table:table-cell table:formula="of:=[.$L$4]+[.$M$4]*[.A355]+[.$N$4]*[.B355]+[.$O$4]*[.C355]+[.$P$4]*[.D355]" office:value-type="float" office:value="100" calcext:value-type="float">
            <text:p>100</text:p>
          </table:table-cell>
          <table:table-cell table:formula="of:=[.E355]-[.F355]" office:value-type="float" office:value="6680" calcext:value-type="float">
            <text:p>6680</text:p>
          </table:table-cell>
          <table:table-cell table:formula="of:=[.G355]*[.G355]" office:value-type="float" office:value="44622400" calcext:value-type="float">
            <text:p>4462240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840" calcext:value-type="float">
            <text:p>5840</text:p>
          </table:table-cell>
          <table:table-cell table:formula="of:=[.$L$4]+[.$M$4]*[.A356]+[.$N$4]*[.B356]+[.$O$4]*[.C356]+[.$P$4]*[.D356]" office:value-type="float" office:value="102" calcext:value-type="float">
            <text:p>102</text:p>
          </table:table-cell>
          <table:table-cell table:formula="of:=[.E356]-[.F356]" office:value-type="float" office:value="5738" calcext:value-type="float">
            <text:p>5738</text:p>
          </table:table-cell>
          <table:table-cell table:formula="of:=[.G356]*[.G356]" office:value-type="float" office:value="32924644" calcext:value-type="float">
            <text:p>32924644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150" calcext:value-type="float">
            <text:p>6150</text:p>
          </table:table-cell>
          <table:table-cell table:formula="of:=[.$L$4]+[.$M$4]*[.A357]+[.$N$4]*[.B357]+[.$O$4]*[.C357]+[.$P$4]*[.D357]" office:value-type="float" office:value="100" calcext:value-type="float">
            <text:p>100</text:p>
          </table:table-cell>
          <table:table-cell table:formula="of:=[.E357]-[.F357]" office:value-type="float" office:value="6050" calcext:value-type="float">
            <text:p>6050</text:p>
          </table:table-cell>
          <table:table-cell table:formula="of:=[.G357]*[.G357]" office:value-type="float" office:value="36602500" calcext:value-type="float">
            <text:p>3660250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300" calcext:value-type="float">
            <text:p>6300</text:p>
          </table:table-cell>
          <table:table-cell table:formula="of:=[.$L$4]+[.$M$4]*[.A358]+[.$N$4]*[.B358]+[.$O$4]*[.C358]+[.$P$4]*[.D358]" office:value-type="float" office:value="103" calcext:value-type="float">
            <text:p>103</text:p>
          </table:table-cell>
          <table:table-cell table:formula="of:=[.E358]-[.F358]" office:value-type="float" office:value="6197" calcext:value-type="float">
            <text:p>6197</text:p>
          </table:table-cell>
          <table:table-cell table:formula="of:=[.G358]*[.G358]" office:value-type="float" office:value="38402809" calcext:value-type="float">
            <text:p>38402809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900" calcext:value-type="float">
            <text:p>6900</text:p>
          </table:table-cell>
          <table:table-cell table:formula="of:=[.$L$4]+[.$M$4]*[.A359]+[.$N$4]*[.B359]+[.$O$4]*[.C359]+[.$P$4]*[.D359]" office:value-type="float" office:value="108" calcext:value-type="float">
            <text:p>108</text:p>
          </table:table-cell>
          <table:table-cell table:formula="of:=[.E359]-[.F359]" office:value-type="float" office:value="6792" calcext:value-type="float">
            <text:p>6792</text:p>
          </table:table-cell>
          <table:table-cell table:formula="of:=[.G359]*[.G359]" office:value-type="float" office:value="46131264" calcext:value-type="float">
            <text:p>46131264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110" calcext:value-type="float">
            <text:p>7110</text:p>
          </table:table-cell>
          <table:table-cell table:formula="of:=[.$L$4]+[.$M$4]*[.A360]+[.$N$4]*[.B360]+[.$O$4]*[.C360]+[.$P$4]*[.D360]" office:value-type="float" office:value="110" calcext:value-type="float">
            <text:p>110</text:p>
          </table:table-cell>
          <table:table-cell table:formula="of:=[.E360]-[.F360]" office:value-type="float" office:value="7000" calcext:value-type="float">
            <text:p>7000</text:p>
          </table:table-cell>
          <table:table-cell table:formula="of:=[.G360]*[.G360]" office:value-type="float" office:value="49000000" calcext:value-type="float">
            <text:p>4900000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600" calcext:value-type="float">
            <text:p>5600</text:p>
          </table:table-cell>
          <table:table-cell table:formula="of:=[.$L$4]+[.$M$4]*[.A361]+[.$N$4]*[.B361]+[.$O$4]*[.C361]+[.$P$4]*[.D361]" office:value-type="float" office:value="101" calcext:value-type="float">
            <text:p>101</text:p>
          </table:table-cell>
          <table:table-cell table:formula="of:=[.E361]-[.F361]" office:value-type="float" office:value="5499" calcext:value-type="float">
            <text:p>5499</text:p>
          </table:table-cell>
          <table:table-cell table:formula="of:=[.G361]*[.G361]" office:value-type="float" office:value="30239001" calcext:value-type="float">
            <text:p>30239001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340" calcext:value-type="float">
            <text:p>5340</text:p>
          </table:table-cell>
          <table:table-cell table:formula="of:=[.$L$4]+[.$M$4]*[.A362]+[.$N$4]*[.B362]+[.$O$4]*[.C362]+[.$P$4]*[.D362]" office:value-type="float" office:value="103" calcext:value-type="float">
            <text:p>103</text:p>
          </table:table-cell>
          <table:table-cell table:formula="of:=[.E362]-[.F362]" office:value-type="float" office:value="5237" calcext:value-type="float">
            <text:p>5237</text:p>
          </table:table-cell>
          <table:table-cell table:formula="of:=[.G362]*[.G362]" office:value-type="float" office:value="27426169" calcext:value-type="float">
            <text:p>27426169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790" calcext:value-type="float">
            <text:p>6790</text:p>
          </table:table-cell>
          <table:table-cell table:formula="of:=[.$L$4]+[.$M$4]*[.A363]+[.$N$4]*[.B363]+[.$O$4]*[.C363]+[.$P$4]*[.D363]" office:value-type="float" office:value="110" calcext:value-type="float">
            <text:p>110</text:p>
          </table:table-cell>
          <table:table-cell table:formula="of:=[.E363]-[.F363]" office:value-type="float" office:value="6680" calcext:value-type="float">
            <text:p>6680</text:p>
          </table:table-cell>
          <table:table-cell table:formula="of:=[.G363]*[.G363]" office:value-type="float" office:value="44622400" calcext:value-type="float">
            <text:p>4462240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730" calcext:value-type="float">
            <text:p>6730</text:p>
          </table:table-cell>
          <table:table-cell table:formula="of:=[.$L$4]+[.$M$4]*[.A364]+[.$N$4]*[.B364]+[.$O$4]*[.C364]+[.$P$4]*[.D364]" office:value-type="float" office:value="109" calcext:value-type="float">
            <text:p>109</text:p>
          </table:table-cell>
          <table:table-cell table:formula="of:=[.E364]-[.F364]" office:value-type="float" office:value="6621" calcext:value-type="float">
            <text:p>6621</text:p>
          </table:table-cell>
          <table:table-cell table:formula="of:=[.G364]*[.G364]" office:value-type="float" office:value="43837641" calcext:value-type="float">
            <text:p>43837641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590" calcext:value-type="float">
            <text:p>5590</text:p>
          </table:table-cell>
          <table:table-cell table:formula="of:=[.$L$4]+[.$M$4]*[.A365]+[.$N$4]*[.B365]+[.$O$4]*[.C365]+[.$P$4]*[.D365]" office:value-type="float" office:value="100" calcext:value-type="float">
            <text:p>100</text:p>
          </table:table-cell>
          <table:table-cell table:formula="of:=[.E365]-[.F365]" office:value-type="float" office:value="5490" calcext:value-type="float">
            <text:p>5490</text:p>
          </table:table-cell>
          <table:table-cell table:formula="of:=[.G365]*[.G365]" office:value-type="float" office:value="30140100" calcext:value-type="float">
            <text:p>3014010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360" calcext:value-type="float">
            <text:p>6360</text:p>
          </table:table-cell>
          <table:table-cell table:formula="of:=[.$L$4]+[.$M$4]*[.A366]+[.$N$4]*[.B366]+[.$O$4]*[.C366]+[.$P$4]*[.D366]" office:value-type="float" office:value="109" calcext:value-type="float">
            <text:p>109</text:p>
          </table:table-cell>
          <table:table-cell table:formula="of:=[.E366]-[.F366]" office:value-type="float" office:value="6251" calcext:value-type="float">
            <text:p>6251</text:p>
          </table:table-cell>
          <table:table-cell table:formula="of:=[.G366]*[.G366]" office:value-type="float" office:value="39075001" calcext:value-type="float">
            <text:p>39075001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50" calcext:value-type="float">
            <text:p>5750</text:p>
          </table:table-cell>
          <table:table-cell table:formula="of:=[.$L$4]+[.$M$4]*[.A367]+[.$N$4]*[.B367]+[.$O$4]*[.C367]+[.$P$4]*[.D367]" office:value-type="float" office:value="106" calcext:value-type="float">
            <text:p>106</text:p>
          </table:table-cell>
          <table:table-cell table:formula="of:=[.E367]-[.F367]" office:value-type="float" office:value="5644" calcext:value-type="float">
            <text:p>5644</text:p>
          </table:table-cell>
          <table:table-cell table:formula="of:=[.G367]*[.G367]" office:value-type="float" office:value="31854736" calcext:value-type="float">
            <text:p>31854736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70" calcext:value-type="float">
            <text:p>7070</text:p>
          </table:table-cell>
          <table:table-cell table:formula="of:=[.$L$4]+[.$M$4]*[.A368]+[.$N$4]*[.B368]+[.$O$4]*[.C368]+[.$P$4]*[.D368]" office:value-type="float" office:value="109" calcext:value-type="float">
            <text:p>109</text:p>
          </table:table-cell>
          <table:table-cell table:formula="of:=[.E368]-[.F368]" office:value-type="float" office:value="6961" calcext:value-type="float">
            <text:p>6961</text:p>
          </table:table-cell>
          <table:table-cell table:formula="of:=[.G368]*[.G368]" office:value-type="float" office:value="48455521" calcext:value-type="float">
            <text:p>48455521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960" calcext:value-type="float">
            <text:p>5960</text:p>
          </table:table-cell>
          <table:table-cell table:formula="of:=[.$L$4]+[.$M$4]*[.A369]+[.$N$4]*[.B369]+[.$O$4]*[.C369]+[.$P$4]*[.D369]" office:value-type="float" office:value="103" calcext:value-type="float">
            <text:p>103</text:p>
          </table:table-cell>
          <table:table-cell table:formula="of:=[.E369]-[.F369]" office:value-type="float" office:value="5857" calcext:value-type="float">
            <text:p>5857</text:p>
          </table:table-cell>
          <table:table-cell table:formula="of:=[.G369]*[.G369]" office:value-type="float" office:value="34304449" calcext:value-type="float">
            <text:p>34304449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380" calcext:value-type="float">
            <text:p>6380</text:p>
          </table:table-cell>
          <table:table-cell table:formula="of:=[.$L$4]+[.$M$4]*[.A370]+[.$N$4]*[.B370]+[.$O$4]*[.C370]+[.$P$4]*[.D370]" office:value-type="float" office:value="102" calcext:value-type="float">
            <text:p>102</text:p>
          </table:table-cell>
          <table:table-cell table:formula="of:=[.E370]-[.F370]" office:value-type="float" office:value="6278" calcext:value-type="float">
            <text:p>6278</text:p>
          </table:table-cell>
          <table:table-cell table:formula="of:=[.G370]*[.G370]" office:value-type="float" office:value="39413284" calcext:value-type="float">
            <text:p>39413284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780" calcext:value-type="float">
            <text:p>7780</text:p>
          </table:table-cell>
          <table:table-cell table:formula="of:=[.$L$4]+[.$M$4]*[.A371]+[.$N$4]*[.B371]+[.$O$4]*[.C371]+[.$P$4]*[.D371]" office:value-type="float" office:value="108" calcext:value-type="float">
            <text:p>108</text:p>
          </table:table-cell>
          <table:table-cell table:formula="of:=[.E371]-[.F371]" office:value-type="float" office:value="7672" calcext:value-type="float">
            <text:p>7672</text:p>
          </table:table-cell>
          <table:table-cell table:formula="of:=[.G371]*[.G371]" office:value-type="float" office:value="58859584" calcext:value-type="float">
            <text:p>58859584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950" calcext:value-type="float">
            <text:p>5950</text:p>
          </table:table-cell>
          <table:table-cell table:formula="of:=[.$L$4]+[.$M$4]*[.A372]+[.$N$4]*[.B372]+[.$O$4]*[.C372]+[.$P$4]*[.D372]" office:value-type="float" office:value="107" calcext:value-type="float">
            <text:p>107</text:p>
          </table:table-cell>
          <table:table-cell table:formula="of:=[.E372]-[.F372]" office:value-type="float" office:value="5843" calcext:value-type="float">
            <text:p>5843</text:p>
          </table:table-cell>
          <table:table-cell table:formula="of:=[.G372]*[.G372]" office:value-type="float" office:value="34140649" calcext:value-type="float">
            <text:p>34140649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990" calcext:value-type="float">
            <text:p>5990</text:p>
          </table:table-cell>
          <table:table-cell table:formula="of:=[.$L$4]+[.$M$4]*[.A373]+[.$N$4]*[.B373]+[.$O$4]*[.C373]+[.$P$4]*[.D373]" office:value-type="float" office:value="105" calcext:value-type="float">
            <text:p>105</text:p>
          </table:table-cell>
          <table:table-cell table:formula="of:=[.E373]-[.F373]" office:value-type="float" office:value="5885" calcext:value-type="float">
            <text:p>5885</text:p>
          </table:table-cell>
          <table:table-cell table:formula="of:=[.G373]*[.G373]" office:value-type="float" office:value="34633225" calcext:value-type="float">
            <text:p>34633225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980" calcext:value-type="float">
            <text:p>5980</text:p>
          </table:table-cell>
          <table:table-cell table:formula="of:=[.$L$4]+[.$M$4]*[.A374]+[.$N$4]*[.B374]+[.$O$4]*[.C374]+[.$P$4]*[.D374]" office:value-type="float" office:value="100" calcext:value-type="float">
            <text:p>100</text:p>
          </table:table-cell>
          <table:table-cell table:formula="of:=[.E374]-[.F374]" office:value-type="float" office:value="5880" calcext:value-type="float">
            <text:p>5880</text:p>
          </table:table-cell>
          <table:table-cell table:formula="of:=[.G374]*[.G374]" office:value-type="float" office:value="34574400" calcext:value-type="float">
            <text:p>3457440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50" calcext:value-type="float">
            <text:p>6050</text:p>
          </table:table-cell>
          <table:table-cell table:formula="of:=[.$L$4]+[.$M$4]*[.A375]+[.$N$4]*[.B375]+[.$O$4]*[.C375]+[.$P$4]*[.D375]" office:value-type="float" office:value="100" calcext:value-type="float">
            <text:p>100</text:p>
          </table:table-cell>
          <table:table-cell table:formula="of:=[.E375]-[.F375]" office:value-type="float" office:value="5950" calcext:value-type="float">
            <text:p>5950</text:p>
          </table:table-cell>
          <table:table-cell table:formula="of:=[.G375]*[.G375]" office:value-type="float" office:value="35402500" calcext:value-type="float">
            <text:p>35402500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070" calcext:value-type="float">
            <text:p>6070</text:p>
          </table:table-cell>
          <table:table-cell table:formula="of:=[.$L$4]+[.$M$4]*[.A376]+[.$N$4]*[.B376]+[.$O$4]*[.C376]+[.$P$4]*[.D376]" office:value-type="float" office:value="109" calcext:value-type="float">
            <text:p>109</text:p>
          </table:table-cell>
          <table:table-cell table:formula="of:=[.E376]-[.F376]" office:value-type="float" office:value="5961" calcext:value-type="float">
            <text:p>5961</text:p>
          </table:table-cell>
          <table:table-cell table:formula="of:=[.G376]*[.G376]" office:value-type="float" office:value="35533521" calcext:value-type="float">
            <text:p>35533521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570" calcext:value-type="float">
            <text:p>6570</text:p>
          </table:table-cell>
          <table:table-cell table:formula="of:=[.$L$4]+[.$M$4]*[.A377]+[.$N$4]*[.B377]+[.$O$4]*[.C377]+[.$P$4]*[.D377]" office:value-type="float" office:value="110" calcext:value-type="float">
            <text:p>110</text:p>
          </table:table-cell>
          <table:table-cell table:formula="of:=[.E377]-[.F377]" office:value-type="float" office:value="6460" calcext:value-type="float">
            <text:p>6460</text:p>
          </table:table-cell>
          <table:table-cell table:formula="of:=[.G377]*[.G377]" office:value-type="float" office:value="41731600" calcext:value-type="float">
            <text:p>4173160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500" calcext:value-type="float">
            <text:p>6500</text:p>
          </table:table-cell>
          <table:table-cell table:formula="of:=[.$L$4]+[.$M$4]*[.A378]+[.$N$4]*[.B378]+[.$O$4]*[.C378]+[.$P$4]*[.D378]" office:value-type="float" office:value="105" calcext:value-type="float">
            <text:p>105</text:p>
          </table:table-cell>
          <table:table-cell table:formula="of:=[.E378]-[.F378]" office:value-type="float" office:value="6395" calcext:value-type="float">
            <text:p>6395</text:p>
          </table:table-cell>
          <table:table-cell table:formula="of:=[.G378]*[.G378]" office:value-type="float" office:value="40896025" calcext:value-type="float">
            <text:p>40896025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080" calcext:value-type="float">
            <text:p>6080</text:p>
          </table:table-cell>
          <table:table-cell table:formula="of:=[.$L$4]+[.$M$4]*[.A379]+[.$N$4]*[.B379]+[.$O$4]*[.C379]+[.$P$4]*[.D379]" office:value-type="float" office:value="108" calcext:value-type="float">
            <text:p>108</text:p>
          </table:table-cell>
          <table:table-cell table:formula="of:=[.E379]-[.F379]" office:value-type="float" office:value="5972" calcext:value-type="float">
            <text:p>5972</text:p>
          </table:table-cell>
          <table:table-cell table:formula="of:=[.G379]*[.G379]" office:value-type="float" office:value="35664784" calcext:value-type="float">
            <text:p>35664784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470" calcext:value-type="float">
            <text:p>7470</text:p>
          </table:table-cell>
          <table:table-cell table:formula="of:=[.$L$4]+[.$M$4]*[.A380]+[.$N$4]*[.B380]+[.$O$4]*[.C380]+[.$P$4]*[.D380]" office:value-type="float" office:value="106" calcext:value-type="float">
            <text:p>106</text:p>
          </table:table-cell>
          <table:table-cell table:formula="of:=[.E380]-[.F380]" office:value-type="float" office:value="7364" calcext:value-type="float">
            <text:p>7364</text:p>
          </table:table-cell>
          <table:table-cell table:formula="of:=[.G380]*[.G380]" office:value-type="float" office:value="54228496" calcext:value-type="float">
            <text:p>54228496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650" calcext:value-type="float">
            <text:p>7650</text:p>
          </table:table-cell>
          <table:table-cell table:formula="of:=[.$L$4]+[.$M$4]*[.A381]+[.$N$4]*[.B381]+[.$O$4]*[.C381]+[.$P$4]*[.D381]" office:value-type="float" office:value="109" calcext:value-type="float">
            <text:p>109</text:p>
          </table:table-cell>
          <table:table-cell table:formula="of:=[.E381]-[.F381]" office:value-type="float" office:value="7541" calcext:value-type="float">
            <text:p>7541</text:p>
          </table:table-cell>
          <table:table-cell table:formula="of:=[.G381]*[.G381]" office:value-type="float" office:value="56866681" calcext:value-type="float">
            <text:p>56866681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730" calcext:value-type="float">
            <text:p>6730</text:p>
          </table:table-cell>
          <table:table-cell table:formula="of:=[.$L$4]+[.$M$4]*[.A382]+[.$N$4]*[.B382]+[.$O$4]*[.C382]+[.$P$4]*[.D382]" office:value-type="float" office:value="110" calcext:value-type="float">
            <text:p>110</text:p>
          </table:table-cell>
          <table:table-cell table:formula="of:=[.E382]-[.F382]" office:value-type="float" office:value="6620" calcext:value-type="float">
            <text:p>6620</text:p>
          </table:table-cell>
          <table:table-cell table:formula="of:=[.G382]*[.G382]" office:value-type="float" office:value="43824400" calcext:value-type="float">
            <text:p>4382440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700" calcext:value-type="float">
            <text:p>5700</text:p>
          </table:table-cell>
          <table:table-cell table:formula="of:=[.$L$4]+[.$M$4]*[.A383]+[.$N$4]*[.B383]+[.$O$4]*[.C383]+[.$P$4]*[.D383]" office:value-type="float" office:value="103" calcext:value-type="float">
            <text:p>103</text:p>
          </table:table-cell>
          <table:table-cell table:formula="of:=[.E383]-[.F383]" office:value-type="float" office:value="5597" calcext:value-type="float">
            <text:p>5597</text:p>
          </table:table-cell>
          <table:table-cell table:formula="of:=[.G383]*[.G383]" office:value-type="float" office:value="31326409" calcext:value-type="float">
            <text:p>31326409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20" calcext:value-type="float">
            <text:p>6820</text:p>
          </table:table-cell>
          <table:table-cell table:formula="of:=[.$L$4]+[.$M$4]*[.A384]+[.$N$4]*[.B384]+[.$O$4]*[.C384]+[.$P$4]*[.D384]" office:value-type="float" office:value="103" calcext:value-type="float">
            <text:p>103</text:p>
          </table:table-cell>
          <table:table-cell table:formula="of:=[.E384]-[.F384]" office:value-type="float" office:value="6717" calcext:value-type="float">
            <text:p>6717</text:p>
          </table:table-cell>
          <table:table-cell table:formula="of:=[.G384]*[.G384]" office:value-type="float" office:value="45118089" calcext:value-type="float">
            <text:p>45118089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970" calcext:value-type="float">
            <text:p>5970</text:p>
          </table:table-cell>
          <table:table-cell table:formula="of:=[.$L$4]+[.$M$4]*[.A385]+[.$N$4]*[.B385]+[.$O$4]*[.C385]+[.$P$4]*[.D385]" office:value-type="float" office:value="107" calcext:value-type="float">
            <text:p>107</text:p>
          </table:table-cell>
          <table:table-cell table:formula="of:=[.E385]-[.F385]" office:value-type="float" office:value="5863" calcext:value-type="float">
            <text:p>5863</text:p>
          </table:table-cell>
          <table:table-cell table:formula="of:=[.G385]*[.G385]" office:value-type="float" office:value="34374769" calcext:value-type="float">
            <text:p>34374769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170" calcext:value-type="float">
            <text:p>6170</text:p>
          </table:table-cell>
          <table:table-cell table:formula="of:=[.$L$4]+[.$M$4]*[.A386]+[.$N$4]*[.B386]+[.$O$4]*[.C386]+[.$P$4]*[.D386]" office:value-type="float" office:value="101" calcext:value-type="float">
            <text:p>101</text:p>
          </table:table-cell>
          <table:table-cell table:formula="of:=[.E386]-[.F386]" office:value-type="float" office:value="6069" calcext:value-type="float">
            <text:p>6069</text:p>
          </table:table-cell>
          <table:table-cell table:formula="of:=[.G386]*[.G386]" office:value-type="float" office:value="36832761" calcext:value-type="float">
            <text:p>36832761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570" calcext:value-type="float">
            <text:p>6570</text:p>
          </table:table-cell>
          <table:table-cell table:formula="of:=[.$L$4]+[.$M$4]*[.A387]+[.$N$4]*[.B387]+[.$O$4]*[.C387]+[.$P$4]*[.D387]" office:value-type="float" office:value="109" calcext:value-type="float">
            <text:p>109</text:p>
          </table:table-cell>
          <table:table-cell table:formula="of:=[.E387]-[.F387]" office:value-type="float" office:value="6461" calcext:value-type="float">
            <text:p>6461</text:p>
          </table:table-cell>
          <table:table-cell table:formula="of:=[.G387]*[.G387]" office:value-type="float" office:value="41744521" calcext:value-type="float">
            <text:p>41744521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850" calcext:value-type="float">
            <text:p>6850</text:p>
          </table:table-cell>
          <table:table-cell table:formula="of:=[.$L$4]+[.$M$4]*[.A388]+[.$N$4]*[.B388]+[.$O$4]*[.C388]+[.$P$4]*[.D388]" office:value-type="float" office:value="106" calcext:value-type="float">
            <text:p>106</text:p>
          </table:table-cell>
          <table:table-cell table:formula="of:=[.E388]-[.F388]" office:value-type="float" office:value="6744" calcext:value-type="float">
            <text:p>6744</text:p>
          </table:table-cell>
          <table:table-cell table:formula="of:=[.G388]*[.G388]" office:value-type="float" office:value="45481536" calcext:value-type="float">
            <text:p>45481536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670" calcext:value-type="float">
            <text:p>5670</text:p>
          </table:table-cell>
          <table:table-cell table:formula="of:=[.$L$4]+[.$M$4]*[.A389]+[.$N$4]*[.B389]+[.$O$4]*[.C389]+[.$P$4]*[.D389]" office:value-type="float" office:value="103" calcext:value-type="float">
            <text:p>103</text:p>
          </table:table-cell>
          <table:table-cell table:formula="of:=[.E389]-[.F389]" office:value-type="float" office:value="5567" calcext:value-type="float">
            <text:p>5567</text:p>
          </table:table-cell>
          <table:table-cell table:formula="of:=[.G389]*[.G389]" office:value-type="float" office:value="30991489" calcext:value-type="float">
            <text:p>30991489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610" calcext:value-type="float">
            <text:p>6610</text:p>
          </table:table-cell>
          <table:table-cell table:formula="of:=[.$L$4]+[.$M$4]*[.A390]+[.$N$4]*[.B390]+[.$O$4]*[.C390]+[.$P$4]*[.D390]" office:value-type="float" office:value="108" calcext:value-type="float">
            <text:p>108</text:p>
          </table:table-cell>
          <table:table-cell table:formula="of:=[.E390]-[.F390]" office:value-type="float" office:value="6502" calcext:value-type="float">
            <text:p>6502</text:p>
          </table:table-cell>
          <table:table-cell table:formula="of:=[.G390]*[.G390]" office:value-type="float" office:value="42276004" calcext:value-type="float">
            <text:p>42276004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550" calcext:value-type="float">
            <text:p>6550</text:p>
          </table:table-cell>
          <table:table-cell table:formula="of:=[.$L$4]+[.$M$4]*[.A391]+[.$N$4]*[.B391]+[.$O$4]*[.C391]+[.$P$4]*[.D391]" office:value-type="float" office:value="105" calcext:value-type="float">
            <text:p>105</text:p>
          </table:table-cell>
          <table:table-cell table:formula="of:=[.E391]-[.F391]" office:value-type="float" office:value="6445" calcext:value-type="float">
            <text:p>6445</text:p>
          </table:table-cell>
          <table:table-cell table:formula="of:=[.G391]*[.G391]" office:value-type="float" office:value="41538025" calcext:value-type="float">
            <text:p>41538025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130" calcext:value-type="float">
            <text:p>7130</text:p>
          </table:table-cell>
          <table:table-cell table:formula="of:=[.$L$4]+[.$M$4]*[.A392]+[.$N$4]*[.B392]+[.$O$4]*[.C392]+[.$P$4]*[.D392]" office:value-type="float" office:value="109" calcext:value-type="float">
            <text:p>109</text:p>
          </table:table-cell>
          <table:table-cell table:formula="of:=[.E392]-[.F392]" office:value-type="float" office:value="7021" calcext:value-type="float">
            <text:p>7021</text:p>
          </table:table-cell>
          <table:table-cell table:formula="of:=[.G392]*[.G392]" office:value-type="float" office:value="49294441" calcext:value-type="float">
            <text:p>49294441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410" calcext:value-type="float">
            <text:p>6410</text:p>
          </table:table-cell>
          <table:table-cell table:formula="of:=[.$L$4]+[.$M$4]*[.A393]+[.$N$4]*[.B393]+[.$O$4]*[.C393]+[.$P$4]*[.D393]" office:value-type="float" office:value="105" calcext:value-type="float">
            <text:p>105</text:p>
          </table:table-cell>
          <table:table-cell table:formula="of:=[.E393]-[.F393]" office:value-type="float" office:value="6305" calcext:value-type="float">
            <text:p>6305</text:p>
          </table:table-cell>
          <table:table-cell table:formula="of:=[.G393]*[.G393]" office:value-type="float" office:value="39753025" calcext:value-type="float">
            <text:p>39753025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30" calcext:value-type="float">
            <text:p>5030</text:p>
          </table:table-cell>
          <table:table-cell table:formula="of:=[.$L$4]+[.$M$4]*[.A394]+[.$N$4]*[.B394]+[.$O$4]*[.C394]+[.$P$4]*[.D394]" office:value-type="float" office:value="104" calcext:value-type="float">
            <text:p>104</text:p>
          </table:table-cell>
          <table:table-cell table:formula="of:=[.E394]-[.F394]" office:value-type="float" office:value="4926" calcext:value-type="float">
            <text:p>4926</text:p>
          </table:table-cell>
          <table:table-cell table:formula="of:=[.G394]*[.G394]" office:value-type="float" office:value="24265476" calcext:value-type="float">
            <text:p>24265476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150" calcext:value-type="float">
            <text:p>7150</text:p>
          </table:table-cell>
          <table:table-cell table:formula="of:=[.$L$4]+[.$M$4]*[.A395]+[.$N$4]*[.B395]+[.$O$4]*[.C395]+[.$P$4]*[.D395]" office:value-type="float" office:value="108" calcext:value-type="float">
            <text:p>108</text:p>
          </table:table-cell>
          <table:table-cell table:formula="of:=[.E395]-[.F395]" office:value-type="float" office:value="7042" calcext:value-type="float">
            <text:p>7042</text:p>
          </table:table-cell>
          <table:table-cell table:formula="of:=[.G395]*[.G395]" office:value-type="float" office:value="49589764" calcext:value-type="float">
            <text:p>49589764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960" calcext:value-type="float">
            <text:p>5960</text:p>
          </table:table-cell>
          <table:table-cell table:formula="of:=[.$L$4]+[.$M$4]*[.A396]+[.$N$4]*[.B396]+[.$O$4]*[.C396]+[.$P$4]*[.D396]" office:value-type="float" office:value="106" calcext:value-type="float">
            <text:p>106</text:p>
          </table:table-cell>
          <table:table-cell table:formula="of:=[.E396]-[.F396]" office:value-type="float" office:value="5854" calcext:value-type="float">
            <text:p>5854</text:p>
          </table:table-cell>
          <table:table-cell table:formula="of:=[.G396]*[.G396]" office:value-type="float" office:value="34269316" calcext:value-type="float">
            <text:p>34269316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350" calcext:value-type="float">
            <text:p>6350</text:p>
          </table:table-cell>
          <table:table-cell table:formula="of:=[.$L$4]+[.$M$4]*[.A397]+[.$N$4]*[.B397]+[.$O$4]*[.C397]+[.$P$4]*[.D397]" office:value-type="float" office:value="104" calcext:value-type="float">
            <text:p>104</text:p>
          </table:table-cell>
          <table:table-cell table:formula="of:=[.E397]-[.F397]" office:value-type="float" office:value="6246" calcext:value-type="float">
            <text:p>6246</text:p>
          </table:table-cell>
          <table:table-cell table:formula="of:=[.G397]*[.G397]" office:value-type="float" office:value="39012516" calcext:value-type="float">
            <text:p>39012516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720" calcext:value-type="float">
            <text:p>6720</text:p>
          </table:table-cell>
          <table:table-cell table:formula="of:=[.$L$4]+[.$M$4]*[.A398]+[.$N$4]*[.B398]+[.$O$4]*[.C398]+[.$P$4]*[.D398]" office:value-type="float" office:value="102" calcext:value-type="float">
            <text:p>102</text:p>
          </table:table-cell>
          <table:table-cell table:formula="of:=[.E398]-[.F398]" office:value-type="float" office:value="6618" calcext:value-type="float">
            <text:p>6618</text:p>
          </table:table-cell>
          <table:table-cell table:formula="of:=[.G398]*[.G398]" office:value-type="float" office:value="43797924" calcext:value-type="float">
            <text:p>43797924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860" calcext:value-type="float">
            <text:p>6860</text:p>
          </table:table-cell>
          <table:table-cell table:formula="of:=[.$L$4]+[.$M$4]*[.A399]+[.$N$4]*[.B399]+[.$O$4]*[.C399]+[.$P$4]*[.D399]" office:value-type="float" office:value="106" calcext:value-type="float">
            <text:p>106</text:p>
          </table:table-cell>
          <table:table-cell table:formula="of:=[.E399]-[.F399]" office:value-type="float" office:value="6754" calcext:value-type="float">
            <text:p>6754</text:p>
          </table:table-cell>
          <table:table-cell table:formula="of:=[.G399]*[.G399]" office:value-type="float" office:value="45616516" calcext:value-type="float">
            <text:p>45616516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650" calcext:value-type="float">
            <text:p>5650</text:p>
          </table:table-cell>
          <table:table-cell table:formula="of:=[.$L$4]+[.$M$4]*[.A400]+[.$N$4]*[.B400]+[.$O$4]*[.C400]+[.$P$4]*[.D400]" office:value-type="float" office:value="102" calcext:value-type="float">
            <text:p>102</text:p>
          </table:table-cell>
          <table:table-cell table:formula="of:=[.E400]-[.F400]" office:value-type="float" office:value="5548" calcext:value-type="float">
            <text:p>5548</text:p>
          </table:table-cell>
          <table:table-cell table:formula="of:=[.G400]*[.G400]" office:value-type="float" office:value="30780304" calcext:value-type="float">
            <text:p>30780304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270" calcext:value-type="float">
            <text:p>6270</text:p>
          </table:table-cell>
          <table:table-cell table:formula="of:=[.$L$4]+[.$M$4]*[.A401]+[.$N$4]*[.B401]+[.$O$4]*[.C401]+[.$P$4]*[.D401]" office:value-type="float" office:value="107" calcext:value-type="float">
            <text:p>107</text:p>
          </table:table-cell>
          <table:table-cell table:formula="of:=[.E401]-[.F401]" office:value-type="float" office:value="6163" calcext:value-type="float">
            <text:p>6163</text:p>
          </table:table-cell>
          <table:table-cell table:formula="of:=[.G401]*[.G401]" office:value-type="float" office:value="37982569" calcext:value-type="float">
            <text:p>37982569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280" calcext:value-type="float">
            <text:p>6280</text:p>
          </table:table-cell>
          <table:table-cell table:formula="of:=[.$L$4]+[.$M$4]*[.A402]+[.$N$4]*[.B402]+[.$O$4]*[.C402]+[.$P$4]*[.D402]" office:value-type="float" office:value="108" calcext:value-type="float">
            <text:p>108</text:p>
          </table:table-cell>
          <table:table-cell table:formula="of:=[.E402]-[.F402]" office:value-type="float" office:value="6172" calcext:value-type="float">
            <text:p>6172</text:p>
          </table:table-cell>
          <table:table-cell table:formula="of:=[.G402]*[.G402]" office:value-type="float" office:value="38093584" calcext:value-type="float">
            <text:p>38093584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320" calcext:value-type="float">
            <text:p>7320</text:p>
          </table:table-cell>
          <table:table-cell table:formula="of:=[.$L$4]+[.$M$4]*[.A403]+[.$N$4]*[.B403]+[.$O$4]*[.C403]+[.$P$4]*[.D403]" office:value-type="float" office:value="105" calcext:value-type="float">
            <text:p>105</text:p>
          </table:table-cell>
          <table:table-cell table:formula="of:=[.E403]-[.F403]" office:value-type="float" office:value="7215" calcext:value-type="float">
            <text:p>7215</text:p>
          </table:table-cell>
          <table:table-cell table:formula="of:=[.G403]*[.G403]" office:value-type="float" office:value="52056225" calcext:value-type="float">
            <text:p>52056225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290" calcext:value-type="float">
            <text:p>6290</text:p>
          </table:table-cell>
          <table:table-cell table:formula="of:=[.$L$4]+[.$M$4]*[.A404]+[.$N$4]*[.B404]+[.$O$4]*[.C404]+[.$P$4]*[.D404]" office:value-type="float" office:value="103" calcext:value-type="float">
            <text:p>103</text:p>
          </table:table-cell>
          <table:table-cell table:formula="of:=[.E404]-[.F404]" office:value-type="float" office:value="6187" calcext:value-type="float">
            <text:p>6187</text:p>
          </table:table-cell>
          <table:table-cell table:formula="of:=[.G404]*[.G404]" office:value-type="float" office:value="38278969" calcext:value-type="float">
            <text:p>38278969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780" calcext:value-type="float">
            <text:p>6780</text:p>
          </table:table-cell>
          <table:table-cell table:formula="of:=[.$L$4]+[.$M$4]*[.A405]+[.$N$4]*[.B405]+[.$O$4]*[.C405]+[.$P$4]*[.D405]" office:value-type="float" office:value="109" calcext:value-type="float">
            <text:p>109</text:p>
          </table:table-cell>
          <table:table-cell table:formula="of:=[.E405]-[.F405]" office:value-type="float" office:value="6671" calcext:value-type="float">
            <text:p>6671</text:p>
          </table:table-cell>
          <table:table-cell table:formula="of:=[.G405]*[.G405]" office:value-type="float" office:value="44502241" calcext:value-type="float">
            <text:p>44502241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130" calcext:value-type="float">
            <text:p>6130</text:p>
          </table:table-cell>
          <table:table-cell table:formula="of:=[.$L$4]+[.$M$4]*[.A406]+[.$N$4]*[.B406]+[.$O$4]*[.C406]+[.$P$4]*[.D406]" office:value-type="float" office:value="101" calcext:value-type="float">
            <text:p>101</text:p>
          </table:table-cell>
          <table:table-cell table:formula="of:=[.E406]-[.F406]" office:value-type="float" office:value="6029" calcext:value-type="float">
            <text:p>6029</text:p>
          </table:table-cell>
          <table:table-cell table:formula="of:=[.G406]*[.G406]" office:value-type="float" office:value="36348841" calcext:value-type="float">
            <text:p>36348841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110" calcext:value-type="float">
            <text:p>6110</text:p>
          </table:table-cell>
          <table:table-cell table:formula="of:=[.$L$4]+[.$M$4]*[.A407]+[.$N$4]*[.B407]+[.$O$4]*[.C407]+[.$P$4]*[.D407]" office:value-type="float" office:value="105" calcext:value-type="float">
            <text:p>105</text:p>
          </table:table-cell>
          <table:table-cell table:formula="of:=[.E407]-[.F407]" office:value-type="float" office:value="6005" calcext:value-type="float">
            <text:p>6005</text:p>
          </table:table-cell>
          <table:table-cell table:formula="of:=[.G407]*[.G407]" office:value-type="float" office:value="36060025" calcext:value-type="float">
            <text:p>36060025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800" calcext:value-type="float">
            <text:p>5800</text:p>
          </table:table-cell>
          <table:table-cell table:formula="of:=[.$L$4]+[.$M$4]*[.A408]+[.$N$4]*[.B408]+[.$O$4]*[.C408]+[.$P$4]*[.D408]" office:value-type="float" office:value="103" calcext:value-type="float">
            <text:p>103</text:p>
          </table:table-cell>
          <table:table-cell table:formula="of:=[.E408]-[.F408]" office:value-type="float" office:value="5697" calcext:value-type="float">
            <text:p>5697</text:p>
          </table:table-cell>
          <table:table-cell table:formula="of:=[.G408]*[.G408]" office:value-type="float" office:value="32455809" calcext:value-type="float">
            <text:p>32455809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570" calcext:value-type="float">
            <text:p>5570</text:p>
          </table:table-cell>
          <table:table-cell table:formula="of:=[.$L$4]+[.$M$4]*[.A409]+[.$N$4]*[.B409]+[.$O$4]*[.C409]+[.$P$4]*[.D409]" office:value-type="float" office:value="104" calcext:value-type="float">
            <text:p>104</text:p>
          </table:table-cell>
          <table:table-cell table:formula="of:=[.E409]-[.F409]" office:value-type="float" office:value="5466" calcext:value-type="float">
            <text:p>5466</text:p>
          </table:table-cell>
          <table:table-cell table:formula="of:=[.G409]*[.G409]" office:value-type="float" office:value="29877156" calcext:value-type="float">
            <text:p>29877156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390" calcext:value-type="float">
            <text:p>6390</text:p>
          </table:table-cell>
          <table:table-cell table:formula="of:=[.$L$4]+[.$M$4]*[.A410]+[.$N$4]*[.B410]+[.$O$4]*[.C410]+[.$P$4]*[.D410]" office:value-type="float" office:value="105" calcext:value-type="float">
            <text:p>105</text:p>
          </table:table-cell>
          <table:table-cell table:formula="of:=[.E410]-[.F410]" office:value-type="float" office:value="6285" calcext:value-type="float">
            <text:p>6285</text:p>
          </table:table-cell>
          <table:table-cell table:formula="of:=[.G410]*[.G410]" office:value-type="float" office:value="39501225" calcext:value-type="float">
            <text:p>39501225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600" calcext:value-type="float">
            <text:p>5600</text:p>
          </table:table-cell>
          <table:table-cell table:formula="of:=[.$L$4]+[.$M$4]*[.A411]+[.$N$4]*[.B411]+[.$O$4]*[.C411]+[.$P$4]*[.D411]" office:value-type="float" office:value="106" calcext:value-type="float">
            <text:p>106</text:p>
          </table:table-cell>
          <table:table-cell table:formula="of:=[.E411]-[.F411]" office:value-type="float" office:value="5494" calcext:value-type="float">
            <text:p>5494</text:p>
          </table:table-cell>
          <table:table-cell table:formula="of:=[.G411]*[.G411]" office:value-type="float" office:value="30184036" calcext:value-type="float">
            <text:p>30184036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670" calcext:value-type="float">
            <text:p>6670</text:p>
          </table:table-cell>
          <table:table-cell table:formula="of:=[.$L$4]+[.$M$4]*[.A412]+[.$N$4]*[.B412]+[.$O$4]*[.C412]+[.$P$4]*[.D412]" office:value-type="float" office:value="110" calcext:value-type="float">
            <text:p>110</text:p>
          </table:table-cell>
          <table:table-cell table:formula="of:=[.E412]-[.F412]" office:value-type="float" office:value="6560" calcext:value-type="float">
            <text:p>6560</text:p>
          </table:table-cell>
          <table:table-cell table:formula="of:=[.G412]*[.G412]" office:value-type="float" office:value="43033600" calcext:value-type="float">
            <text:p>43033600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360" calcext:value-type="float">
            <text:p>6360</text:p>
          </table:table-cell>
          <table:table-cell table:formula="of:=[.$L$4]+[.$M$4]*[.A413]+[.$N$4]*[.B413]+[.$O$4]*[.C413]+[.$P$4]*[.D413]" office:value-type="float" office:value="104" calcext:value-type="float">
            <text:p>104</text:p>
          </table:table-cell>
          <table:table-cell table:formula="of:=[.E413]-[.F413]" office:value-type="float" office:value="6256" calcext:value-type="float">
            <text:p>6256</text:p>
          </table:table-cell>
          <table:table-cell table:formula="of:=[.G413]*[.G413]" office:value-type="float" office:value="39137536" calcext:value-type="float">
            <text:p>39137536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900" calcext:value-type="float">
            <text:p>6900</text:p>
          </table:table-cell>
          <table:table-cell table:formula="of:=[.$L$4]+[.$M$4]*[.A414]+[.$N$4]*[.B414]+[.$O$4]*[.C414]+[.$P$4]*[.D414]" office:value-type="float" office:value="106" calcext:value-type="float">
            <text:p>106</text:p>
          </table:table-cell>
          <table:table-cell table:formula="of:=[.E414]-[.F414]" office:value-type="float" office:value="6794" calcext:value-type="float">
            <text:p>6794</text:p>
          </table:table-cell>
          <table:table-cell table:formula="of:=[.G414]*[.G414]" office:value-type="float" office:value="46158436" calcext:value-type="float">
            <text:p>46158436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590" calcext:value-type="float">
            <text:p>6590</text:p>
          </table:table-cell>
          <table:table-cell table:formula="of:=[.$L$4]+[.$M$4]*[.A415]+[.$N$4]*[.B415]+[.$O$4]*[.C415]+[.$P$4]*[.D415]" office:value-type="float" office:value="108" calcext:value-type="float">
            <text:p>108</text:p>
          </table:table-cell>
          <table:table-cell table:formula="of:=[.E415]-[.F415]" office:value-type="float" office:value="6482" calcext:value-type="float">
            <text:p>6482</text:p>
          </table:table-cell>
          <table:table-cell table:formula="of:=[.G415]*[.G415]" office:value-type="float" office:value="42016324" calcext:value-type="float">
            <text:p>42016324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030" calcext:value-type="float">
            <text:p>7030</text:p>
          </table:table-cell>
          <table:table-cell table:formula="of:=[.$L$4]+[.$M$4]*[.A416]+[.$N$4]*[.B416]+[.$O$4]*[.C416]+[.$P$4]*[.D416]" office:value-type="float" office:value="110" calcext:value-type="float">
            <text:p>110</text:p>
          </table:table-cell>
          <table:table-cell table:formula="of:=[.E416]-[.F416]" office:value-type="float" office:value="6920" calcext:value-type="float">
            <text:p>6920</text:p>
          </table:table-cell>
          <table:table-cell table:formula="of:=[.G416]*[.G416]" office:value-type="float" office:value="47886400" calcext:value-type="float">
            <text:p>47886400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710" calcext:value-type="float">
            <text:p>6710</text:p>
          </table:table-cell>
          <table:table-cell table:formula="of:=[.$L$4]+[.$M$4]*[.A417]+[.$N$4]*[.B417]+[.$O$4]*[.C417]+[.$P$4]*[.D417]" office:value-type="float" office:value="106" calcext:value-type="float">
            <text:p>106</text:p>
          </table:table-cell>
          <table:table-cell table:formula="of:=[.E417]-[.F417]" office:value-type="float" office:value="6604" calcext:value-type="float">
            <text:p>6604</text:p>
          </table:table-cell>
          <table:table-cell table:formula="of:=[.G417]*[.G417]" office:value-type="float" office:value="43612816" calcext:value-type="float">
            <text:p>43612816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500" calcext:value-type="float">
            <text:p>6500</text:p>
          </table:table-cell>
          <table:table-cell table:formula="of:=[.$L$4]+[.$M$4]*[.A418]+[.$N$4]*[.B418]+[.$O$4]*[.C418]+[.$P$4]*[.D418]" office:value-type="float" office:value="106" calcext:value-type="float">
            <text:p>106</text:p>
          </table:table-cell>
          <table:table-cell table:formula="of:=[.E418]-[.F418]" office:value-type="float" office:value="6394" calcext:value-type="float">
            <text:p>6394</text:p>
          </table:table-cell>
          <table:table-cell table:formula="of:=[.G418]*[.G418]" office:value-type="float" office:value="40883236" calcext:value-type="float">
            <text:p>40883236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520" calcext:value-type="float">
            <text:p>6520</text:p>
          </table:table-cell>
          <table:table-cell table:formula="of:=[.$L$4]+[.$M$4]*[.A419]+[.$N$4]*[.B419]+[.$O$4]*[.C419]+[.$P$4]*[.D419]" office:value-type="float" office:value="108" calcext:value-type="float">
            <text:p>108</text:p>
          </table:table-cell>
          <table:table-cell table:formula="of:=[.E419]-[.F419]" office:value-type="float" office:value="6412" calcext:value-type="float">
            <text:p>6412</text:p>
          </table:table-cell>
          <table:table-cell table:formula="of:=[.G419]*[.G419]" office:value-type="float" office:value="41113744" calcext:value-type="float">
            <text:p>41113744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750" calcext:value-type="float">
            <text:p>4750</text:p>
          </table:table-cell>
          <table:table-cell table:formula="of:=[.$L$4]+[.$M$4]*[.A420]+[.$N$4]*[.B420]+[.$O$4]*[.C420]+[.$P$4]*[.D420]" office:value-type="float" office:value="103" calcext:value-type="float">
            <text:p>103</text:p>
          </table:table-cell>
          <table:table-cell table:formula="of:=[.E420]-[.F420]" office:value-type="float" office:value="4647" calcext:value-type="float">
            <text:p>4647</text:p>
          </table:table-cell>
          <table:table-cell table:formula="of:=[.G420]*[.G420]" office:value-type="float" office:value="21594609" calcext:value-type="float">
            <text:p>21594609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190" calcext:value-type="float">
            <text:p>5190</text:p>
          </table:table-cell>
          <table:table-cell table:formula="of:=[.$L$4]+[.$M$4]*[.A421]+[.$N$4]*[.B421]+[.$O$4]*[.C421]+[.$P$4]*[.D421]" office:value-type="float" office:value="102" calcext:value-type="float">
            <text:p>102</text:p>
          </table:table-cell>
          <table:table-cell table:formula="of:=[.E421]-[.F421]" office:value-type="float" office:value="5088" calcext:value-type="float">
            <text:p>5088</text:p>
          </table:table-cell>
          <table:table-cell table:formula="of:=[.G421]*[.G421]" office:value-type="float" office:value="25887744" calcext:value-type="float">
            <text:p>25887744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810" calcext:value-type="float">
            <text:p>6810</text:p>
          </table:table-cell>
          <table:table-cell table:formula="of:=[.$L$4]+[.$M$4]*[.A422]+[.$N$4]*[.B422]+[.$O$4]*[.C422]+[.$P$4]*[.D422]" office:value-type="float" office:value="109" calcext:value-type="float">
            <text:p>109</text:p>
          </table:table-cell>
          <table:table-cell table:formula="of:=[.E422]-[.F422]" office:value-type="float" office:value="6701" calcext:value-type="float">
            <text:p>6701</text:p>
          </table:table-cell>
          <table:table-cell table:formula="of:=[.G422]*[.G422]" office:value-type="float" office:value="44903401" calcext:value-type="float">
            <text:p>44903401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750" calcext:value-type="float">
            <text:p>5750</text:p>
          </table:table-cell>
          <table:table-cell table:formula="of:=[.$L$4]+[.$M$4]*[.A423]+[.$N$4]*[.B423]+[.$O$4]*[.C423]+[.$P$4]*[.D423]" office:value-type="float" office:value="107" calcext:value-type="float">
            <text:p>107</text:p>
          </table:table-cell>
          <table:table-cell table:formula="of:=[.E423]-[.F423]" office:value-type="float" office:value="5643" calcext:value-type="float">
            <text:p>5643</text:p>
          </table:table-cell>
          <table:table-cell table:formula="of:=[.G423]*[.G423]" office:value-type="float" office:value="31843449" calcext:value-type="float">
            <text:p>31843449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40" calcext:value-type="float">
            <text:p>5840</text:p>
          </table:table-cell>
          <table:table-cell table:formula="of:=[.$L$4]+[.$M$4]*[.A424]+[.$N$4]*[.B424]+[.$O$4]*[.C424]+[.$P$4]*[.D424]" office:value-type="float" office:value="106" calcext:value-type="float">
            <text:p>106</text:p>
          </table:table-cell>
          <table:table-cell table:formula="of:=[.E424]-[.F424]" office:value-type="float" office:value="5734" calcext:value-type="float">
            <text:p>5734</text:p>
          </table:table-cell>
          <table:table-cell table:formula="of:=[.G424]*[.G424]" office:value-type="float" office:value="32878756" calcext:value-type="float">
            <text:p>32878756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590" calcext:value-type="float">
            <text:p>5590</text:p>
          </table:table-cell>
          <table:table-cell table:formula="of:=[.$L$4]+[.$M$4]*[.A425]+[.$N$4]*[.B425]+[.$O$4]*[.C425]+[.$P$4]*[.D425]" office:value-type="float" office:value="104" calcext:value-type="float">
            <text:p>104</text:p>
          </table:table-cell>
          <table:table-cell table:formula="of:=[.E425]-[.F425]" office:value-type="float" office:value="5486" calcext:value-type="float">
            <text:p>5486</text:p>
          </table:table-cell>
          <table:table-cell table:formula="of:=[.G425]*[.G425]" office:value-type="float" office:value="30096196" calcext:value-type="float">
            <text:p>30096196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table:formula="of:=[.$L$4]+[.$M$4]*[.A426]+[.$N$4]*[.B426]+[.$O$4]*[.C426]+[.$P$4]*[.D426]" office:value-type="float" office:value="106" calcext:value-type="float">
            <text:p>106</text:p>
          </table:table-cell>
          <table:table-cell table:formula="of:=[.E426]-[.F426]" office:value-type="float" office:value="5814" calcext:value-type="float">
            <text:p>5814</text:p>
          </table:table-cell>
          <table:table-cell table:formula="of:=[.G426]*[.G426]" office:value-type="float" office:value="33802596" calcext:value-type="float">
            <text:p>33802596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120" calcext:value-type="float">
            <text:p>6120</text:p>
          </table:table-cell>
          <table:table-cell table:formula="of:=[.$L$4]+[.$M$4]*[.A427]+[.$N$4]*[.B427]+[.$O$4]*[.C427]+[.$P$4]*[.D427]" office:value-type="float" office:value="101" calcext:value-type="float">
            <text:p>101</text:p>
          </table:table-cell>
          <table:table-cell table:formula="of:=[.E427]-[.F427]" office:value-type="float" office:value="6019" calcext:value-type="float">
            <text:p>6019</text:p>
          </table:table-cell>
          <table:table-cell table:formula="of:=[.G427]*[.G427]" office:value-type="float" office:value="36228361" calcext:value-type="float">
            <text:p>36228361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590" calcext:value-type="float">
            <text:p>6590</text:p>
          </table:table-cell>
          <table:table-cell table:formula="of:=[.$L$4]+[.$M$4]*[.A428]+[.$N$4]*[.B428]+[.$O$4]*[.C428]+[.$P$4]*[.D428]" office:value-type="float" office:value="105" calcext:value-type="float">
            <text:p>105</text:p>
          </table:table-cell>
          <table:table-cell table:formula="of:=[.E428]-[.F428]" office:value-type="float" office:value="6485" calcext:value-type="float">
            <text:p>6485</text:p>
          </table:table-cell>
          <table:table-cell table:formula="of:=[.G428]*[.G428]" office:value-type="float" office:value="42055225" calcext:value-type="float">
            <text:p>42055225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80" calcext:value-type="float">
            <text:p>6080</text:p>
          </table:table-cell>
          <table:table-cell table:formula="of:=[.$L$4]+[.$M$4]*[.A429]+[.$N$4]*[.B429]+[.$O$4]*[.C429]+[.$P$4]*[.D429]" office:value-type="float" office:value="100" calcext:value-type="float">
            <text:p>100</text:p>
          </table:table-cell>
          <table:table-cell table:formula="of:=[.E429]-[.F429]" office:value-type="float" office:value="5980" calcext:value-type="float">
            <text:p>5980</text:p>
          </table:table-cell>
          <table:table-cell table:formula="of:=[.G429]*[.G429]" office:value-type="float" office:value="35760400" calcext:value-type="float">
            <text:p>3576040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750" calcext:value-type="float">
            <text:p>5750</text:p>
          </table:table-cell>
          <table:table-cell table:formula="of:=[.$L$4]+[.$M$4]*[.A430]+[.$N$4]*[.B430]+[.$O$4]*[.C430]+[.$P$4]*[.D430]" office:value-type="float" office:value="106" calcext:value-type="float">
            <text:p>106</text:p>
          </table:table-cell>
          <table:table-cell table:formula="of:=[.E430]-[.F430]" office:value-type="float" office:value="5644" calcext:value-type="float">
            <text:p>5644</text:p>
          </table:table-cell>
          <table:table-cell table:formula="of:=[.G430]*[.G430]" office:value-type="float" office:value="31854736" calcext:value-type="float">
            <text:p>31854736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920" calcext:value-type="float">
            <text:p>6920</text:p>
          </table:table-cell>
          <table:table-cell table:formula="of:=[.$L$4]+[.$M$4]*[.A431]+[.$N$4]*[.B431]+[.$O$4]*[.C431]+[.$P$4]*[.D431]" office:value-type="float" office:value="107" calcext:value-type="float">
            <text:p>107</text:p>
          </table:table-cell>
          <table:table-cell table:formula="of:=[.E431]-[.F431]" office:value-type="float" office:value="6813" calcext:value-type="float">
            <text:p>6813</text:p>
          </table:table-cell>
          <table:table-cell table:formula="of:=[.G431]*[.G431]" office:value-type="float" office:value="46416969" calcext:value-type="float">
            <text:p>46416969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490" calcext:value-type="float">
            <text:p>6490</text:p>
          </table:table-cell>
          <table:table-cell table:formula="of:=[.$L$4]+[.$M$4]*[.A432]+[.$N$4]*[.B432]+[.$O$4]*[.C432]+[.$P$4]*[.D432]" office:value-type="float" office:value="109" calcext:value-type="float">
            <text:p>109</text:p>
          </table:table-cell>
          <table:table-cell table:formula="of:=[.E432]-[.F432]" office:value-type="float" office:value="6381" calcext:value-type="float">
            <text:p>6381</text:p>
          </table:table-cell>
          <table:table-cell table:formula="of:=[.G432]*[.G432]" office:value-type="float" office:value="40717161" calcext:value-type="float">
            <text:p>40717161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120" calcext:value-type="float">
            <text:p>7120</text:p>
          </table:table-cell>
          <table:table-cell table:formula="of:=[.$L$4]+[.$M$4]*[.A433]+[.$N$4]*[.B433]+[.$O$4]*[.C433]+[.$P$4]*[.D433]" office:value-type="float" office:value="104" calcext:value-type="float">
            <text:p>104</text:p>
          </table:table-cell>
          <table:table-cell table:formula="of:=[.E433]-[.F433]" office:value-type="float" office:value="7016" calcext:value-type="float">
            <text:p>7016</text:p>
          </table:table-cell>
          <table:table-cell table:formula="of:=[.G433]*[.G433]" office:value-type="float" office:value="49224256" calcext:value-type="float">
            <text:p>49224256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370" calcext:value-type="float">
            <text:p>7370</text:p>
          </table:table-cell>
          <table:table-cell table:formula="of:=[.$L$4]+[.$M$4]*[.A434]+[.$N$4]*[.B434]+[.$O$4]*[.C434]+[.$P$4]*[.D434]" office:value-type="float" office:value="107" calcext:value-type="float">
            <text:p>107</text:p>
          </table:table-cell>
          <table:table-cell table:formula="of:=[.E434]-[.F434]" office:value-type="float" office:value="7263" calcext:value-type="float">
            <text:p>7263</text:p>
          </table:table-cell>
          <table:table-cell table:formula="of:=[.G434]*[.G434]" office:value-type="float" office:value="52751169" calcext:value-type="float">
            <text:p>52751169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140" calcext:value-type="float">
            <text:p>7140</text:p>
          </table:table-cell>
          <table:table-cell table:formula="of:=[.$L$4]+[.$M$4]*[.A435]+[.$N$4]*[.B435]+[.$O$4]*[.C435]+[.$P$4]*[.D435]" office:value-type="float" office:value="103" calcext:value-type="float">
            <text:p>103</text:p>
          </table:table-cell>
          <table:table-cell table:formula="of:=[.E435]-[.F435]" office:value-type="float" office:value="7037" calcext:value-type="float">
            <text:p>7037</text:p>
          </table:table-cell>
          <table:table-cell table:formula="of:=[.G435]*[.G435]" office:value-type="float" office:value="49519369" calcext:value-type="float">
            <text:p>49519369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790" calcext:value-type="float">
            <text:p>5790</text:p>
          </table:table-cell>
          <table:table-cell table:formula="of:=[.$L$4]+[.$M$4]*[.A436]+[.$N$4]*[.B436]+[.$O$4]*[.C436]+[.$P$4]*[.D436]" office:value-type="float" office:value="108" calcext:value-type="float">
            <text:p>108</text:p>
          </table:table-cell>
          <table:table-cell table:formula="of:=[.E436]-[.F436]" office:value-type="float" office:value="5682" calcext:value-type="float">
            <text:p>5682</text:p>
          </table:table-cell>
          <table:table-cell table:formula="of:=[.G436]*[.G436]" office:value-type="float" office:value="32285124" calcext:value-type="float">
            <text:p>32285124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280" calcext:value-type="float">
            <text:p>6280</text:p>
          </table:table-cell>
          <table:table-cell table:formula="of:=[.$L$4]+[.$M$4]*[.A437]+[.$N$4]*[.B437]+[.$O$4]*[.C437]+[.$P$4]*[.D437]" office:value-type="float" office:value="105" calcext:value-type="float">
            <text:p>105</text:p>
          </table:table-cell>
          <table:table-cell table:formula="of:=[.E437]-[.F437]" office:value-type="float" office:value="6175" calcext:value-type="float">
            <text:p>6175</text:p>
          </table:table-cell>
          <table:table-cell table:formula="of:=[.G437]*[.G437]" office:value-type="float" office:value="38130625" calcext:value-type="float">
            <text:p>38130625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60" calcext:value-type="float">
            <text:p>5060</text:p>
          </table:table-cell>
          <table:table-cell table:formula="of:=[.$L$4]+[.$M$4]*[.A438]+[.$N$4]*[.B438]+[.$O$4]*[.C438]+[.$P$4]*[.D438]" office:value-type="float" office:value="103" calcext:value-type="float">
            <text:p>103</text:p>
          </table:table-cell>
          <table:table-cell table:formula="of:=[.E438]-[.F438]" office:value-type="float" office:value="4957" calcext:value-type="float">
            <text:p>4957</text:p>
          </table:table-cell>
          <table:table-cell table:formula="of:=[.G438]*[.G438]" office:value-type="float" office:value="24571849" calcext:value-type="float">
            <text:p>24571849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130" calcext:value-type="float">
            <text:p>6130</text:p>
          </table:table-cell>
          <table:table-cell table:formula="of:=[.$L$4]+[.$M$4]*[.A439]+[.$N$4]*[.B439]+[.$O$4]*[.C439]+[.$P$4]*[.D439]" office:value-type="float" office:value="106" calcext:value-type="float">
            <text:p>106</text:p>
          </table:table-cell>
          <table:table-cell table:formula="of:=[.E439]-[.F439]" office:value-type="float" office:value="6024" calcext:value-type="float">
            <text:p>6024</text:p>
          </table:table-cell>
          <table:table-cell table:formula="of:=[.G439]*[.G439]" office:value-type="float" office:value="36288576" calcext:value-type="float">
            <text:p>36288576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730" calcext:value-type="float">
            <text:p>5730</text:p>
          </table:table-cell>
          <table:table-cell table:formula="of:=[.$L$4]+[.$M$4]*[.A440]+[.$N$4]*[.B440]+[.$O$4]*[.C440]+[.$P$4]*[.D440]" office:value-type="float" office:value="102" calcext:value-type="float">
            <text:p>102</text:p>
          </table:table-cell>
          <table:table-cell table:formula="of:=[.E440]-[.F440]" office:value-type="float" office:value="5628" calcext:value-type="float">
            <text:p>5628</text:p>
          </table:table-cell>
          <table:table-cell table:formula="of:=[.G440]*[.G440]" office:value-type="float" office:value="31674384" calcext:value-type="float">
            <text:p>31674384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60" calcext:value-type="float">
            <text:p>5960</text:p>
          </table:table-cell>
          <table:table-cell table:formula="of:=[.$L$4]+[.$M$4]*[.A441]+[.$N$4]*[.B441]+[.$O$4]*[.C441]+[.$P$4]*[.D441]" office:value-type="float" office:value="106" calcext:value-type="float">
            <text:p>106</text:p>
          </table:table-cell>
          <table:table-cell table:formula="of:=[.E441]-[.F441]" office:value-type="float" office:value="5854" calcext:value-type="float">
            <text:p>5854</text:p>
          </table:table-cell>
          <table:table-cell table:formula="of:=[.G441]*[.G441]" office:value-type="float" office:value="34269316" calcext:value-type="float">
            <text:p>34269316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510" calcext:value-type="float">
            <text:p>6510</text:p>
          </table:table-cell>
          <table:table-cell table:formula="of:=[.$L$4]+[.$M$4]*[.A442]+[.$N$4]*[.B442]+[.$O$4]*[.C442]+[.$P$4]*[.D442]" office:value-type="float" office:value="104" calcext:value-type="float">
            <text:p>104</text:p>
          </table:table-cell>
          <table:table-cell table:formula="of:=[.E442]-[.F442]" office:value-type="float" office:value="6406" calcext:value-type="float">
            <text:p>6406</text:p>
          </table:table-cell>
          <table:table-cell table:formula="of:=[.G442]*[.G442]" office:value-type="float" office:value="41036836" calcext:value-type="float">
            <text:p>41036836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200" calcext:value-type="float">
            <text:p>6200</text:p>
          </table:table-cell>
          <table:table-cell table:formula="of:=[.$L$4]+[.$M$4]*[.A443]+[.$N$4]*[.B443]+[.$O$4]*[.C443]+[.$P$4]*[.D443]" office:value-type="float" office:value="104" calcext:value-type="float">
            <text:p>104</text:p>
          </table:table-cell>
          <table:table-cell table:formula="of:=[.E443]-[.F443]" office:value-type="float" office:value="6096" calcext:value-type="float">
            <text:p>6096</text:p>
          </table:table-cell>
          <table:table-cell table:formula="of:=[.G443]*[.G443]" office:value-type="float" office:value="37161216" calcext:value-type="float">
            <text:p>37161216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190" calcext:value-type="float">
            <text:p>6190</text:p>
          </table:table-cell>
          <table:table-cell table:formula="of:=[.$L$4]+[.$M$4]*[.A444]+[.$N$4]*[.B444]+[.$O$4]*[.C444]+[.$P$4]*[.D444]" office:value-type="float" office:value="105" calcext:value-type="float">
            <text:p>105</text:p>
          </table:table-cell>
          <table:table-cell table:formula="of:=[.E444]-[.F444]" office:value-type="float" office:value="6085" calcext:value-type="float">
            <text:p>6085</text:p>
          </table:table-cell>
          <table:table-cell table:formula="of:=[.G444]*[.G444]" office:value-type="float" office:value="37027225" calcext:value-type="float">
            <text:p>37027225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290" calcext:value-type="float">
            <text:p>5290</text:p>
          </table:table-cell>
          <table:table-cell table:formula="of:=[.$L$4]+[.$M$4]*[.A445]+[.$N$4]*[.B445]+[.$O$4]*[.C445]+[.$P$4]*[.D445]" office:value-type="float" office:value="102" calcext:value-type="float">
            <text:p>102</text:p>
          </table:table-cell>
          <table:table-cell table:formula="of:=[.E445]-[.F445]" office:value-type="float" office:value="5188" calcext:value-type="float">
            <text:p>5188</text:p>
          </table:table-cell>
          <table:table-cell table:formula="of:=[.G445]*[.G445]" office:value-type="float" office:value="26915344" calcext:value-type="float">
            <text:p>26915344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860" calcext:value-type="float">
            <text:p>5860</text:p>
          </table:table-cell>
          <table:table-cell table:formula="of:=[.$L$4]+[.$M$4]*[.A446]+[.$N$4]*[.B446]+[.$O$4]*[.C446]+[.$P$4]*[.D446]" office:value-type="float" office:value="105" calcext:value-type="float">
            <text:p>105</text:p>
          </table:table-cell>
          <table:table-cell table:formula="of:=[.E446]-[.F446]" office:value-type="float" office:value="5755" calcext:value-type="float">
            <text:p>5755</text:p>
          </table:table-cell>
          <table:table-cell table:formula="of:=[.G446]*[.G446]" office:value-type="float" office:value="33120025" calcext:value-type="float">
            <text:p>33120025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940" calcext:value-type="float">
            <text:p>5940</text:p>
          </table:table-cell>
          <table:table-cell table:formula="of:=[.$L$4]+[.$M$4]*[.A447]+[.$N$4]*[.B447]+[.$O$4]*[.C447]+[.$P$4]*[.D447]" office:value-type="float" office:value="101" calcext:value-type="float">
            <text:p>101</text:p>
          </table:table-cell>
          <table:table-cell table:formula="of:=[.E447]-[.F447]" office:value-type="float" office:value="5839" calcext:value-type="float">
            <text:p>5839</text:p>
          </table:table-cell>
          <table:table-cell table:formula="of:=[.G447]*[.G447]" office:value-type="float" office:value="34093921" calcext:value-type="float">
            <text:p>34093921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450" calcext:value-type="float">
            <text:p>6450</text:p>
          </table:table-cell>
          <table:table-cell table:formula="of:=[.$L$4]+[.$M$4]*[.A448]+[.$N$4]*[.B448]+[.$O$4]*[.C448]+[.$P$4]*[.D448]" office:value-type="float" office:value="106" calcext:value-type="float">
            <text:p>106</text:p>
          </table:table-cell>
          <table:table-cell table:formula="of:=[.E448]-[.F448]" office:value-type="float" office:value="6344" calcext:value-type="float">
            <text:p>6344</text:p>
          </table:table-cell>
          <table:table-cell table:formula="of:=[.G448]*[.G448]" office:value-type="float" office:value="40246336" calcext:value-type="float">
            <text:p>40246336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630" calcext:value-type="float">
            <text:p>5630</text:p>
          </table:table-cell>
          <table:table-cell table:formula="of:=[.$L$4]+[.$M$4]*[.A449]+[.$N$4]*[.B449]+[.$O$4]*[.C449]+[.$P$4]*[.D449]" office:value-type="float" office:value="104" calcext:value-type="float">
            <text:p>104</text:p>
          </table:table-cell>
          <table:table-cell table:formula="of:=[.E449]-[.F449]" office:value-type="float" office:value="5526" calcext:value-type="float">
            <text:p>5526</text:p>
          </table:table-cell>
          <table:table-cell table:formula="of:=[.G449]*[.G449]" office:value-type="float" office:value="30536676" calcext:value-type="float">
            <text:p>30536676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250" calcext:value-type="float">
            <text:p>7250</text:p>
          </table:table-cell>
          <table:table-cell table:formula="of:=[.$L$4]+[.$M$4]*[.A450]+[.$N$4]*[.B450]+[.$O$4]*[.C450]+[.$P$4]*[.D450]" office:value-type="float" office:value="107" calcext:value-type="float">
            <text:p>107</text:p>
          </table:table-cell>
          <table:table-cell table:formula="of:=[.E450]-[.F450]" office:value-type="float" office:value="7143" calcext:value-type="float">
            <text:p>7143</text:p>
          </table:table-cell>
          <table:table-cell table:formula="of:=[.G450]*[.G450]" office:value-type="float" office:value="51022449" calcext:value-type="float">
            <text:p>51022449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560" calcext:value-type="float">
            <text:p>5560</text:p>
          </table:table-cell>
          <table:table-cell table:formula="of:=[.$L$4]+[.$M$4]*[.A451]+[.$N$4]*[.B451]+[.$O$4]*[.C451]+[.$P$4]*[.D451]" office:value-type="float" office:value="100" calcext:value-type="float">
            <text:p>100</text:p>
          </table:table-cell>
          <table:table-cell table:formula="of:=[.E451]-[.F451]" office:value-type="float" office:value="5460" calcext:value-type="float">
            <text:p>5460</text:p>
          </table:table-cell>
          <table:table-cell table:formula="of:=[.G451]*[.G451]" office:value-type="float" office:value="29811600" calcext:value-type="float">
            <text:p>29811600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880" calcext:value-type="float">
            <text:p>5880</text:p>
          </table:table-cell>
          <table:table-cell table:formula="of:=[.$L$4]+[.$M$4]*[.A452]+[.$N$4]*[.B452]+[.$O$4]*[.C452]+[.$P$4]*[.D452]" office:value-type="float" office:value="109" calcext:value-type="float">
            <text:p>109</text:p>
          </table:table-cell>
          <table:table-cell table:formula="of:=[.E452]-[.F452]" office:value-type="float" office:value="5771" calcext:value-type="float">
            <text:p>5771</text:p>
          </table:table-cell>
          <table:table-cell table:formula="of:=[.G452]*[.G452]" office:value-type="float" office:value="33304441" calcext:value-type="float">
            <text:p>33304441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920" calcext:value-type="float">
            <text:p>5920</text:p>
          </table:table-cell>
          <table:table-cell table:formula="of:=[.$L$4]+[.$M$4]*[.A453]+[.$N$4]*[.B453]+[.$O$4]*[.C453]+[.$P$4]*[.D453]" office:value-type="float" office:value="100" calcext:value-type="float">
            <text:p>100</text:p>
          </table:table-cell>
          <table:table-cell table:formula="of:=[.E453]-[.F453]" office:value-type="float" office:value="5820" calcext:value-type="float">
            <text:p>5820</text:p>
          </table:table-cell>
          <table:table-cell table:formula="of:=[.G453]*[.G453]" office:value-type="float" office:value="33872400" calcext:value-type="float">
            <text:p>33872400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040" calcext:value-type="float">
            <text:p>7040</text:p>
          </table:table-cell>
          <table:table-cell table:formula="of:=[.$L$4]+[.$M$4]*[.A454]+[.$N$4]*[.B454]+[.$O$4]*[.C454]+[.$P$4]*[.D454]" office:value-type="float" office:value="108" calcext:value-type="float">
            <text:p>108</text:p>
          </table:table-cell>
          <table:table-cell table:formula="of:=[.E454]-[.F454]" office:value-type="float" office:value="6932" calcext:value-type="float">
            <text:p>6932</text:p>
          </table:table-cell>
          <table:table-cell table:formula="of:=[.G454]*[.G454]" office:value-type="float" office:value="48052624" calcext:value-type="float">
            <text:p>48052624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520" calcext:value-type="float">
            <text:p>6520</text:p>
          </table:table-cell>
          <table:table-cell table:formula="of:=[.$L$4]+[.$M$4]*[.A455]+[.$N$4]*[.B455]+[.$O$4]*[.C455]+[.$P$4]*[.D455]" office:value-type="float" office:value="106" calcext:value-type="float">
            <text:p>106</text:p>
          </table:table-cell>
          <table:table-cell table:formula="of:=[.E455]-[.F455]" office:value-type="float" office:value="6414" calcext:value-type="float">
            <text:p>6414</text:p>
          </table:table-cell>
          <table:table-cell table:formula="of:=[.G455]*[.G455]" office:value-type="float" office:value="41139396" calcext:value-type="float">
            <text:p>41139396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610" calcext:value-type="float">
            <text:p>6610</text:p>
          </table:table-cell>
          <table:table-cell table:formula="of:=[.$L$4]+[.$M$4]*[.A456]+[.$N$4]*[.B456]+[.$O$4]*[.C456]+[.$P$4]*[.D456]" office:value-type="float" office:value="110" calcext:value-type="float">
            <text:p>110</text:p>
          </table:table-cell>
          <table:table-cell table:formula="of:=[.E456]-[.F456]" office:value-type="float" office:value="6500" calcext:value-type="float">
            <text:p>6500</text:p>
          </table:table-cell>
          <table:table-cell table:formula="of:=[.G456]*[.G456]" office:value-type="float" office:value="42250000" calcext:value-type="float">
            <text:p>42250000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730" calcext:value-type="float">
            <text:p>5730</text:p>
          </table:table-cell>
          <table:table-cell table:formula="of:=[.$L$4]+[.$M$4]*[.A457]+[.$N$4]*[.B457]+[.$O$4]*[.C457]+[.$P$4]*[.D457]" office:value-type="float" office:value="105" calcext:value-type="float">
            <text:p>105</text:p>
          </table:table-cell>
          <table:table-cell table:formula="of:=[.E457]-[.F457]" office:value-type="float" office:value="5625" calcext:value-type="float">
            <text:p>5625</text:p>
          </table:table-cell>
          <table:table-cell table:formula="of:=[.G457]*[.G457]" office:value-type="float" office:value="31640625" calcext:value-type="float">
            <text:p>31640625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480" calcext:value-type="float">
            <text:p>5480</text:p>
          </table:table-cell>
          <table:table-cell table:formula="of:=[.$L$4]+[.$M$4]*[.A458]+[.$N$4]*[.B458]+[.$O$4]*[.C458]+[.$P$4]*[.D458]" office:value-type="float" office:value="104" calcext:value-type="float">
            <text:p>104</text:p>
          </table:table-cell>
          <table:table-cell table:formula="of:=[.E458]-[.F458]" office:value-type="float" office:value="5376" calcext:value-type="float">
            <text:p>5376</text:p>
          </table:table-cell>
          <table:table-cell table:formula="of:=[.G458]*[.G458]" office:value-type="float" office:value="28901376" calcext:value-type="float">
            <text:p>28901376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610" calcext:value-type="float">
            <text:p>6610</text:p>
          </table:table-cell>
          <table:table-cell table:formula="of:=[.$L$4]+[.$M$4]*[.A459]+[.$N$4]*[.B459]+[.$O$4]*[.C459]+[.$P$4]*[.D459]" office:value-type="float" office:value="104" calcext:value-type="float">
            <text:p>104</text:p>
          </table:table-cell>
          <table:table-cell table:formula="of:=[.E459]-[.F459]" office:value-type="float" office:value="6506" calcext:value-type="float">
            <text:p>6506</text:p>
          </table:table-cell>
          <table:table-cell table:formula="of:=[.G459]*[.G459]" office:value-type="float" office:value="42328036" calcext:value-type="float">
            <text:p>42328036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170" calcext:value-type="float">
            <text:p>6170</text:p>
          </table:table-cell>
          <table:table-cell table:formula="of:=[.$L$4]+[.$M$4]*[.A460]+[.$N$4]*[.B460]+[.$O$4]*[.C460]+[.$P$4]*[.D460]" office:value-type="float" office:value="110" calcext:value-type="float">
            <text:p>110</text:p>
          </table:table-cell>
          <table:table-cell table:formula="of:=[.E460]-[.F460]" office:value-type="float" office:value="6060" calcext:value-type="float">
            <text:p>6060</text:p>
          </table:table-cell>
          <table:table-cell table:formula="of:=[.G460]*[.G460]" office:value-type="float" office:value="36723600" calcext:value-type="float">
            <text:p>3672360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690" calcext:value-type="float">
            <text:p>6690</text:p>
          </table:table-cell>
          <table:table-cell table:formula="of:=[.$L$4]+[.$M$4]*[.A461]+[.$N$4]*[.B461]+[.$O$4]*[.C461]+[.$P$4]*[.D461]" office:value-type="float" office:value="110" calcext:value-type="float">
            <text:p>110</text:p>
          </table:table-cell>
          <table:table-cell table:formula="of:=[.E461]-[.F461]" office:value-type="float" office:value="6580" calcext:value-type="float">
            <text:p>6580</text:p>
          </table:table-cell>
          <table:table-cell table:formula="of:=[.G461]*[.G461]" office:value-type="float" office:value="43296400" calcext:value-type="float">
            <text:p>4329640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470" calcext:value-type="float">
            <text:p>6470</text:p>
          </table:table-cell>
          <table:table-cell table:formula="of:=[.$L$4]+[.$M$4]*[.A462]+[.$N$4]*[.B462]+[.$O$4]*[.C462]+[.$P$4]*[.D462]" office:value-type="float" office:value="100" calcext:value-type="float">
            <text:p>100</text:p>
          </table:table-cell>
          <table:table-cell table:formula="of:=[.E462]-[.F462]" office:value-type="float" office:value="6370" calcext:value-type="float">
            <text:p>6370</text:p>
          </table:table-cell>
          <table:table-cell table:formula="of:=[.G462]*[.G462]" office:value-type="float" office:value="40576900" calcext:value-type="float">
            <text:p>40576900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040" calcext:value-type="float">
            <text:p>6040</text:p>
          </table:table-cell>
          <table:table-cell table:formula="of:=[.$L$4]+[.$M$4]*[.A463]+[.$N$4]*[.B463]+[.$O$4]*[.C463]+[.$P$4]*[.D463]" office:value-type="float" office:value="108" calcext:value-type="float">
            <text:p>108</text:p>
          </table:table-cell>
          <table:table-cell table:formula="of:=[.E463]-[.F463]" office:value-type="float" office:value="5932" calcext:value-type="float">
            <text:p>5932</text:p>
          </table:table-cell>
          <table:table-cell table:formula="of:=[.G463]*[.G463]" office:value-type="float" office:value="35188624" calcext:value-type="float">
            <text:p>35188624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330" calcext:value-type="float">
            <text:p>6330</text:p>
          </table:table-cell>
          <table:table-cell table:formula="of:=[.$L$4]+[.$M$4]*[.A464]+[.$N$4]*[.B464]+[.$O$4]*[.C464]+[.$P$4]*[.D464]" office:value-type="float" office:value="105" calcext:value-type="float">
            <text:p>105</text:p>
          </table:table-cell>
          <table:table-cell table:formula="of:=[.E464]-[.F464]" office:value-type="float" office:value="6225" calcext:value-type="float">
            <text:p>6225</text:p>
          </table:table-cell>
          <table:table-cell table:formula="of:=[.G464]*[.G464]" office:value-type="float" office:value="38750625" calcext:value-type="float">
            <text:p>38750625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830" calcext:value-type="float">
            <text:p>7830</text:p>
          </table:table-cell>
          <table:table-cell table:formula="of:=[.$L$4]+[.$M$4]*[.A465]+[.$N$4]*[.B465]+[.$O$4]*[.C465]+[.$P$4]*[.D465]" office:value-type="float" office:value="110" calcext:value-type="float">
            <text:p>110</text:p>
          </table:table-cell>
          <table:table-cell table:formula="of:=[.E465]-[.F465]" office:value-type="float" office:value="7720" calcext:value-type="float">
            <text:p>7720</text:p>
          </table:table-cell>
          <table:table-cell table:formula="of:=[.G465]*[.G465]" office:value-type="float" office:value="59598400" calcext:value-type="float">
            <text:p>5959840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310" calcext:value-type="float">
            <text:p>6310</text:p>
          </table:table-cell>
          <table:table-cell table:formula="of:=[.$L$4]+[.$M$4]*[.A466]+[.$N$4]*[.B466]+[.$O$4]*[.C466]+[.$P$4]*[.D466]" office:value-type="float" office:value="110" calcext:value-type="float">
            <text:p>110</text:p>
          </table:table-cell>
          <table:table-cell table:formula="of:=[.E466]-[.F466]" office:value-type="float" office:value="6200" calcext:value-type="float">
            <text:p>6200</text:p>
          </table:table-cell>
          <table:table-cell table:formula="of:=[.G466]*[.G466]" office:value-type="float" office:value="38440000" calcext:value-type="float">
            <text:p>3844000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20" calcext:value-type="float">
            <text:p>5320</text:p>
          </table:table-cell>
          <table:table-cell table:formula="of:=[.$L$4]+[.$M$4]*[.A467]+[.$N$4]*[.B467]+[.$O$4]*[.C467]+[.$P$4]*[.D467]" office:value-type="float" office:value="100" calcext:value-type="float">
            <text:p>100</text:p>
          </table:table-cell>
          <table:table-cell table:formula="of:=[.E467]-[.F467]" office:value-type="float" office:value="5220" calcext:value-type="float">
            <text:p>5220</text:p>
          </table:table-cell>
          <table:table-cell table:formula="of:=[.G467]*[.G467]" office:value-type="float" office:value="27248400" calcext:value-type="float">
            <text:p>27248400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220" calcext:value-type="float">
            <text:p>7220</text:p>
          </table:table-cell>
          <table:table-cell table:formula="of:=[.$L$4]+[.$M$4]*[.A468]+[.$N$4]*[.B468]+[.$O$4]*[.C468]+[.$P$4]*[.D468]" office:value-type="float" office:value="106" calcext:value-type="float">
            <text:p>106</text:p>
          </table:table-cell>
          <table:table-cell table:formula="of:=[.E468]-[.F468]" office:value-type="float" office:value="7114" calcext:value-type="float">
            <text:p>7114</text:p>
          </table:table-cell>
          <table:table-cell table:formula="of:=[.G468]*[.G468]" office:value-type="float" office:value="50608996" calcext:value-type="float">
            <text:p>50608996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80" calcext:value-type="float">
            <text:p>5080</text:p>
          </table:table-cell>
          <table:table-cell table:formula="of:=[.$L$4]+[.$M$4]*[.A469]+[.$N$4]*[.B469]+[.$O$4]*[.C469]+[.$P$4]*[.D469]" office:value-type="float" office:value="101" calcext:value-type="float">
            <text:p>101</text:p>
          </table:table-cell>
          <table:table-cell table:formula="of:=[.E469]-[.F469]" office:value-type="float" office:value="4979" calcext:value-type="float">
            <text:p>4979</text:p>
          </table:table-cell>
          <table:table-cell table:formula="of:=[.G469]*[.G469]" office:value-type="float" office:value="24790441" calcext:value-type="float">
            <text:p>24790441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930" calcext:value-type="float">
            <text:p>6930</text:p>
          </table:table-cell>
          <table:table-cell table:formula="of:=[.$L$4]+[.$M$4]*[.A470]+[.$N$4]*[.B470]+[.$O$4]*[.C470]+[.$P$4]*[.D470]" office:value-type="float" office:value="105" calcext:value-type="float">
            <text:p>105</text:p>
          </table:table-cell>
          <table:table-cell table:formula="of:=[.E470]-[.F470]" office:value-type="float" office:value="6825" calcext:value-type="float">
            <text:p>6825</text:p>
          </table:table-cell>
          <table:table-cell table:formula="of:=[.G470]*[.G470]" office:value-type="float" office:value="46580625" calcext:value-type="float">
            <text:p>46580625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310" calcext:value-type="float">
            <text:p>5310</text:p>
          </table:table-cell>
          <table:table-cell table:formula="of:=[.$L$4]+[.$M$4]*[.A471]+[.$N$4]*[.B471]+[.$O$4]*[.C471]+[.$P$4]*[.D471]" office:value-type="float" office:value="109" calcext:value-type="float">
            <text:p>109</text:p>
          </table:table-cell>
          <table:table-cell table:formula="of:=[.E471]-[.F471]" office:value-type="float" office:value="5201" calcext:value-type="float">
            <text:p>5201</text:p>
          </table:table-cell>
          <table:table-cell table:formula="of:=[.G471]*[.G471]" office:value-type="float" office:value="27050401" calcext:value-type="float">
            <text:p>27050401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450" calcext:value-type="float">
            <text:p>6450</text:p>
          </table:table-cell>
          <table:table-cell table:formula="of:=[.$L$4]+[.$M$4]*[.A472]+[.$N$4]*[.B472]+[.$O$4]*[.C472]+[.$P$4]*[.D472]" office:value-type="float" office:value="108" calcext:value-type="float">
            <text:p>108</text:p>
          </table:table-cell>
          <table:table-cell table:formula="of:=[.E472]-[.F472]" office:value-type="float" office:value="6342" calcext:value-type="float">
            <text:p>6342</text:p>
          </table:table-cell>
          <table:table-cell table:formula="of:=[.G472]*[.G472]" office:value-type="float" office:value="40220964" calcext:value-type="float">
            <text:p>40220964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20" calcext:value-type="float">
            <text:p>6120</text:p>
          </table:table-cell>
          <table:table-cell table:formula="of:=[.$L$4]+[.$M$4]*[.A473]+[.$N$4]*[.B473]+[.$O$4]*[.C473]+[.$P$4]*[.D473]" office:value-type="float" office:value="107" calcext:value-type="float">
            <text:p>107</text:p>
          </table:table-cell>
          <table:table-cell table:formula="of:=[.E473]-[.F473]" office:value-type="float" office:value="6013" calcext:value-type="float">
            <text:p>6013</text:p>
          </table:table-cell>
          <table:table-cell table:formula="of:=[.G473]*[.G473]" office:value-type="float" office:value="36156169" calcext:value-type="float">
            <text:p>36156169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570" calcext:value-type="float">
            <text:p>5570</text:p>
          </table:table-cell>
          <table:table-cell table:formula="of:=[.$L$4]+[.$M$4]*[.A474]+[.$N$4]*[.B474]+[.$O$4]*[.C474]+[.$P$4]*[.D474]" office:value-type="float" office:value="108" calcext:value-type="float">
            <text:p>108</text:p>
          </table:table-cell>
          <table:table-cell table:formula="of:=[.E474]-[.F474]" office:value-type="float" office:value="5462" calcext:value-type="float">
            <text:p>5462</text:p>
          </table:table-cell>
          <table:table-cell table:formula="of:=[.G474]*[.G474]" office:value-type="float" office:value="29833444" calcext:value-type="float">
            <text:p>29833444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550" calcext:value-type="float">
            <text:p>5550</text:p>
          </table:table-cell>
          <table:table-cell table:formula="of:=[.$L$4]+[.$M$4]*[.A475]+[.$N$4]*[.B475]+[.$O$4]*[.C475]+[.$P$4]*[.D475]" office:value-type="float" office:value="100" calcext:value-type="float">
            <text:p>100</text:p>
          </table:table-cell>
          <table:table-cell table:formula="of:=[.E475]-[.F475]" office:value-type="float" office:value="5450" calcext:value-type="float">
            <text:p>5450</text:p>
          </table:table-cell>
          <table:table-cell table:formula="of:=[.G475]*[.G475]" office:value-type="float" office:value="29702500" calcext:value-type="float">
            <text:p>29702500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610" calcext:value-type="float">
            <text:p>6610</text:p>
          </table:table-cell>
          <table:table-cell table:formula="of:=[.$L$4]+[.$M$4]*[.A476]+[.$N$4]*[.B476]+[.$O$4]*[.C476]+[.$P$4]*[.D476]" office:value-type="float" office:value="105" calcext:value-type="float">
            <text:p>105</text:p>
          </table:table-cell>
          <table:table-cell table:formula="of:=[.E476]-[.F476]" office:value-type="float" office:value="6505" calcext:value-type="float">
            <text:p>6505</text:p>
          </table:table-cell>
          <table:table-cell table:formula="of:=[.G476]*[.G476]" office:value-type="float" office:value="42315025" calcext:value-type="float">
            <text:p>42315025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510" calcext:value-type="float">
            <text:p>7510</text:p>
          </table:table-cell>
          <table:table-cell table:formula="of:=[.$L$4]+[.$M$4]*[.A477]+[.$N$4]*[.B477]+[.$O$4]*[.C477]+[.$P$4]*[.D477]" office:value-type="float" office:value="109" calcext:value-type="float">
            <text:p>109</text:p>
          </table:table-cell>
          <table:table-cell table:formula="of:=[.E477]-[.F477]" office:value-type="float" office:value="7401" calcext:value-type="float">
            <text:p>7401</text:p>
          </table:table-cell>
          <table:table-cell table:formula="of:=[.G477]*[.G477]" office:value-type="float" office:value="54774801" calcext:value-type="float">
            <text:p>54774801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800" calcext:value-type="float">
            <text:p>6800</text:p>
          </table:table-cell>
          <table:table-cell table:formula="of:=[.$L$4]+[.$M$4]*[.A478]+[.$N$4]*[.B478]+[.$O$4]*[.C478]+[.$P$4]*[.D478]" office:value-type="float" office:value="108" calcext:value-type="float">
            <text:p>108</text:p>
          </table:table-cell>
          <table:table-cell table:formula="of:=[.E478]-[.F478]" office:value-type="float" office:value="6692" calcext:value-type="float">
            <text:p>6692</text:p>
          </table:table-cell>
          <table:table-cell table:formula="of:=[.G478]*[.G478]" office:value-type="float" office:value="44782864" calcext:value-type="float">
            <text:p>44782864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190" calcext:value-type="float">
            <text:p>7190</text:p>
          </table:table-cell>
          <table:table-cell table:formula="of:=[.$L$4]+[.$M$4]*[.A479]+[.$N$4]*[.B479]+[.$O$4]*[.C479]+[.$P$4]*[.D479]" office:value-type="float" office:value="107" calcext:value-type="float">
            <text:p>107</text:p>
          </table:table-cell>
          <table:table-cell table:formula="of:=[.E479]-[.F479]" office:value-type="float" office:value="7083" calcext:value-type="float">
            <text:p>7083</text:p>
          </table:table-cell>
          <table:table-cell table:formula="of:=[.G479]*[.G479]" office:value-type="float" office:value="50168889" calcext:value-type="float">
            <text:p>50168889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340" calcext:value-type="float">
            <text:p>6340</text:p>
          </table:table-cell>
          <table:table-cell table:formula="of:=[.$L$4]+[.$M$4]*[.A480]+[.$N$4]*[.B480]+[.$O$4]*[.C480]+[.$P$4]*[.D480]" office:value-type="float" office:value="106" calcext:value-type="float">
            <text:p>106</text:p>
          </table:table-cell>
          <table:table-cell table:formula="of:=[.E480]-[.F480]" office:value-type="float" office:value="6234" calcext:value-type="float">
            <text:p>6234</text:p>
          </table:table-cell>
          <table:table-cell table:formula="of:=[.G480]*[.G480]" office:value-type="float" office:value="38862756" calcext:value-type="float">
            <text:p>38862756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430" calcext:value-type="float">
            <text:p>7430</text:p>
          </table:table-cell>
          <table:table-cell table:formula="of:=[.$L$4]+[.$M$4]*[.A481]+[.$N$4]*[.B481]+[.$O$4]*[.C481]+[.$P$4]*[.D481]" office:value-type="float" office:value="104" calcext:value-type="float">
            <text:p>104</text:p>
          </table:table-cell>
          <table:table-cell table:formula="of:=[.E481]-[.F481]" office:value-type="float" office:value="7326" calcext:value-type="float">
            <text:p>7326</text:p>
          </table:table-cell>
          <table:table-cell table:formula="of:=[.G481]*[.G481]" office:value-type="float" office:value="53670276" calcext:value-type="float">
            <text:p>53670276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610" calcext:value-type="float">
            <text:p>6610</text:p>
          </table:table-cell>
          <table:table-cell table:formula="of:=[.$L$4]+[.$M$4]*[.A482]+[.$N$4]*[.B482]+[.$O$4]*[.C482]+[.$P$4]*[.D482]" office:value-type="float" office:value="110" calcext:value-type="float">
            <text:p>110</text:p>
          </table:table-cell>
          <table:table-cell table:formula="of:=[.E482]-[.F482]" office:value-type="float" office:value="6500" calcext:value-type="float">
            <text:p>6500</text:p>
          </table:table-cell>
          <table:table-cell table:formula="of:=[.G482]*[.G482]" office:value-type="float" office:value="42250000" calcext:value-type="float">
            <text:p>42250000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590" calcext:value-type="float">
            <text:p>7590</text:p>
          </table:table-cell>
          <table:table-cell table:formula="of:=[.$L$4]+[.$M$4]*[.A483]+[.$N$4]*[.B483]+[.$O$4]*[.C483]+[.$P$4]*[.D483]" office:value-type="float" office:value="110" calcext:value-type="float">
            <text:p>110</text:p>
          </table:table-cell>
          <table:table-cell table:formula="of:=[.E483]-[.F483]" office:value-type="float" office:value="7480" calcext:value-type="float">
            <text:p>7480</text:p>
          </table:table-cell>
          <table:table-cell table:formula="of:=[.G483]*[.G483]" office:value-type="float" office:value="55950400" calcext:value-type="float">
            <text:p>55950400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300" calcext:value-type="float">
            <text:p>7300</text:p>
          </table:table-cell>
          <table:table-cell table:formula="of:=[.$L$4]+[.$M$4]*[.A484]+[.$N$4]*[.B484]+[.$O$4]*[.C484]+[.$P$4]*[.D484]" office:value-type="float" office:value="106" calcext:value-type="float">
            <text:p>106</text:p>
          </table:table-cell>
          <table:table-cell table:formula="of:=[.E484]-[.F484]" office:value-type="float" office:value="7194" calcext:value-type="float">
            <text:p>7194</text:p>
          </table:table-cell>
          <table:table-cell table:formula="of:=[.G484]*[.G484]" office:value-type="float" office:value="51753636" calcext:value-type="float">
            <text:p>51753636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990" calcext:value-type="float">
            <text:p>5990</text:p>
          </table:table-cell>
          <table:table-cell table:formula="of:=[.$L$4]+[.$M$4]*[.A485]+[.$N$4]*[.B485]+[.$O$4]*[.C485]+[.$P$4]*[.D485]" office:value-type="float" office:value="104" calcext:value-type="float">
            <text:p>104</text:p>
          </table:table-cell>
          <table:table-cell table:formula="of:=[.E485]-[.F485]" office:value-type="float" office:value="5886" calcext:value-type="float">
            <text:p>5886</text:p>
          </table:table-cell>
          <table:table-cell table:formula="of:=[.G485]*[.G485]" office:value-type="float" office:value="34644996" calcext:value-type="float">
            <text:p>34644996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100" calcext:value-type="float">
            <text:p>7100</text:p>
          </table:table-cell>
          <table:table-cell table:formula="of:=[.$L$4]+[.$M$4]*[.A486]+[.$N$4]*[.B486]+[.$O$4]*[.C486]+[.$P$4]*[.D486]" office:value-type="float" office:value="109" calcext:value-type="float">
            <text:p>109</text:p>
          </table:table-cell>
          <table:table-cell table:formula="of:=[.E486]-[.F486]" office:value-type="float" office:value="6991" calcext:value-type="float">
            <text:p>6991</text:p>
          </table:table-cell>
          <table:table-cell table:formula="of:=[.G486]*[.G486]" office:value-type="float" office:value="48874081" calcext:value-type="float">
            <text:p>48874081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910" calcext:value-type="float">
            <text:p>5910</text:p>
          </table:table-cell>
          <table:table-cell table:formula="of:=[.$L$4]+[.$M$4]*[.A487]+[.$N$4]*[.B487]+[.$O$4]*[.C487]+[.$P$4]*[.D487]" office:value-type="float" office:value="107" calcext:value-type="float">
            <text:p>107</text:p>
          </table:table-cell>
          <table:table-cell table:formula="of:=[.E487]-[.F487]" office:value-type="float" office:value="5803" calcext:value-type="float">
            <text:p>5803</text:p>
          </table:table-cell>
          <table:table-cell table:formula="of:=[.G487]*[.G487]" office:value-type="float" office:value="33674809" calcext:value-type="float">
            <text:p>33674809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150" calcext:value-type="float">
            <text:p>6150</text:p>
          </table:table-cell>
          <table:table-cell table:formula="of:=[.$L$4]+[.$M$4]*[.A488]+[.$N$4]*[.B488]+[.$O$4]*[.C488]+[.$P$4]*[.D488]" office:value-type="float" office:value="103" calcext:value-type="float">
            <text:p>103</text:p>
          </table:table-cell>
          <table:table-cell table:formula="of:=[.E488]-[.F488]" office:value-type="float" office:value="6047" calcext:value-type="float">
            <text:p>6047</text:p>
          </table:table-cell>
          <table:table-cell table:formula="of:=[.G488]*[.G488]" office:value-type="float" office:value="36566209" calcext:value-type="float">
            <text:p>36566209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table:formula="of:=[.$L$4]+[.$M$4]*[.A489]+[.$N$4]*[.B489]+[.$O$4]*[.C489]+[.$P$4]*[.D489]" office:value-type="float" office:value="104" calcext:value-type="float">
            <text:p>104</text:p>
          </table:table-cell>
          <table:table-cell table:formula="of:=[.E489]-[.F489]" office:value-type="float" office:value="4896" calcext:value-type="float">
            <text:p>4896</text:p>
          </table:table-cell>
          <table:table-cell table:formula="of:=[.G489]*[.G489]" office:value-type="float" office:value="23970816" calcext:value-type="float">
            <text:p>23970816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290" calcext:value-type="float">
            <text:p>5290</text:p>
          </table:table-cell>
          <table:table-cell table:formula="of:=[.$L$4]+[.$M$4]*[.A490]+[.$N$4]*[.B490]+[.$O$4]*[.C490]+[.$P$4]*[.D490]" office:value-type="float" office:value="107" calcext:value-type="float">
            <text:p>107</text:p>
          </table:table-cell>
          <table:table-cell table:formula="of:=[.E490]-[.F490]" office:value-type="float" office:value="5183" calcext:value-type="float">
            <text:p>5183</text:p>
          </table:table-cell>
          <table:table-cell table:formula="of:=[.G490]*[.G490]" office:value-type="float" office:value="26863489" calcext:value-type="float">
            <text:p>26863489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650" calcext:value-type="float">
            <text:p>6650</text:p>
          </table:table-cell>
          <table:table-cell table:formula="of:=[.$L$4]+[.$M$4]*[.A491]+[.$N$4]*[.B491]+[.$O$4]*[.C491]+[.$P$4]*[.D491]" office:value-type="float" office:value="109" calcext:value-type="float">
            <text:p>109</text:p>
          </table:table-cell>
          <table:table-cell table:formula="of:=[.E491]-[.F491]" office:value-type="float" office:value="6541" calcext:value-type="float">
            <text:p>6541</text:p>
          </table:table-cell>
          <table:table-cell table:formula="of:=[.G491]*[.G491]" office:value-type="float" office:value="42784681" calcext:value-type="float">
            <text:p>42784681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100" calcext:value-type="float">
            <text:p>7100</text:p>
          </table:table-cell>
          <table:table-cell table:formula="of:=[.$L$4]+[.$M$4]*[.A492]+[.$N$4]*[.B492]+[.$O$4]*[.C492]+[.$P$4]*[.D492]" office:value-type="float" office:value="110" calcext:value-type="float">
            <text:p>110</text:p>
          </table:table-cell>
          <table:table-cell table:formula="of:=[.E492]-[.F492]" office:value-type="float" office:value="6990" calcext:value-type="float">
            <text:p>6990</text:p>
          </table:table-cell>
          <table:table-cell table:formula="of:=[.G492]*[.G492]" office:value-type="float" office:value="48860100" calcext:value-type="float">
            <text:p>48860100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390" calcext:value-type="float">
            <text:p>6390</text:p>
          </table:table-cell>
          <table:table-cell table:formula="of:=[.$L$4]+[.$M$4]*[.A493]+[.$N$4]*[.B493]+[.$O$4]*[.C493]+[.$P$4]*[.D493]" office:value-type="float" office:value="100" calcext:value-type="float">
            <text:p>100</text:p>
          </table:table-cell>
          <table:table-cell table:formula="of:=[.E493]-[.F493]" office:value-type="float" office:value="6290" calcext:value-type="float">
            <text:p>6290</text:p>
          </table:table-cell>
          <table:table-cell table:formula="of:=[.G493]*[.G493]" office:value-type="float" office:value="39564100" calcext:value-type="float">
            <text:p>39564100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080" calcext:value-type="float">
            <text:p>7080</text:p>
          </table:table-cell>
          <table:table-cell table:formula="of:=[.$L$4]+[.$M$4]*[.A494]+[.$N$4]*[.B494]+[.$O$4]*[.C494]+[.$P$4]*[.D494]" office:value-type="float" office:value="101" calcext:value-type="float">
            <text:p>101</text:p>
          </table:table-cell>
          <table:table-cell table:formula="of:=[.E494]-[.F494]" office:value-type="float" office:value="6979" calcext:value-type="float">
            <text:p>6979</text:p>
          </table:table-cell>
          <table:table-cell table:formula="of:=[.G494]*[.G494]" office:value-type="float" office:value="48706441" calcext:value-type="float">
            <text:p>48706441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120" calcext:value-type="float">
            <text:p>6120</text:p>
          </table:table-cell>
          <table:table-cell table:formula="of:=[.$L$4]+[.$M$4]*[.A495]+[.$N$4]*[.B495]+[.$O$4]*[.C495]+[.$P$4]*[.D495]" office:value-type="float" office:value="105" calcext:value-type="float">
            <text:p>105</text:p>
          </table:table-cell>
          <table:table-cell table:formula="of:=[.E495]-[.F495]" office:value-type="float" office:value="6015" calcext:value-type="float">
            <text:p>6015</text:p>
          </table:table-cell>
          <table:table-cell table:formula="of:=[.G495]*[.G495]" office:value-type="float" office:value="36180225" calcext:value-type="float">
            <text:p>36180225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040" calcext:value-type="float">
            <text:p>6040</text:p>
          </table:table-cell>
          <table:table-cell table:formula="of:=[.$L$4]+[.$M$4]*[.A496]+[.$N$4]*[.B496]+[.$O$4]*[.C496]+[.$P$4]*[.D496]" office:value-type="float" office:value="106" calcext:value-type="float">
            <text:p>106</text:p>
          </table:table-cell>
          <table:table-cell table:formula="of:=[.E496]-[.F496]" office:value-type="float" office:value="5934" calcext:value-type="float">
            <text:p>5934</text:p>
          </table:table-cell>
          <table:table-cell table:formula="of:=[.G496]*[.G496]" office:value-type="float" office:value="35212356" calcext:value-type="float">
            <text:p>35212356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690" calcext:value-type="float">
            <text:p>6690</text:p>
          </table:table-cell>
          <table:table-cell table:formula="of:=[.$L$4]+[.$M$4]*[.A497]+[.$N$4]*[.B497]+[.$O$4]*[.C497]+[.$P$4]*[.D497]" office:value-type="float" office:value="104" calcext:value-type="float">
            <text:p>104</text:p>
          </table:table-cell>
          <table:table-cell table:formula="of:=[.E497]-[.F497]" office:value-type="float" office:value="6586" calcext:value-type="float">
            <text:p>6586</text:p>
          </table:table-cell>
          <table:table-cell table:formula="of:=[.G497]*[.G497]" office:value-type="float" office:value="43375396" calcext:value-type="float">
            <text:p>43375396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170" calcext:value-type="float">
            <text:p>6170</text:p>
          </table:table-cell>
          <table:table-cell table:formula="of:=[.$L$4]+[.$M$4]*[.A498]+[.$N$4]*[.B498]+[.$O$4]*[.C498]+[.$P$4]*[.D498]" office:value-type="float" office:value="108" calcext:value-type="float">
            <text:p>108</text:p>
          </table:table-cell>
          <table:table-cell table:formula="of:=[.E498]-[.F498]" office:value-type="float" office:value="6062" calcext:value-type="float">
            <text:p>6062</text:p>
          </table:table-cell>
          <table:table-cell table:formula="of:=[.G498]*[.G498]" office:value-type="float" office:value="36747844" calcext:value-type="float">
            <text:p>36747844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970" calcext:value-type="float">
            <text:p>5970</text:p>
          </table:table-cell>
          <table:table-cell table:formula="of:=[.$L$4]+[.$M$4]*[.A499]+[.$N$4]*[.B499]+[.$O$4]*[.C499]+[.$P$4]*[.D499]" office:value-type="float" office:value="110" calcext:value-type="float">
            <text:p>110</text:p>
          </table:table-cell>
          <table:table-cell table:formula="of:=[.E499]-[.F499]" office:value-type="float" office:value="5860" calcext:value-type="float">
            <text:p>5860</text:p>
          </table:table-cell>
          <table:table-cell table:formula="of:=[.G499]*[.G499]" office:value-type="float" office:value="34339600" calcext:value-type="float">
            <text:p>3433960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710" calcext:value-type="float">
            <text:p>5710</text:p>
          </table:table-cell>
          <table:table-cell table:formula="of:=[.$L$4]+[.$M$4]*[.A500]+[.$N$4]*[.B500]+[.$O$4]*[.C500]+[.$P$4]*[.D500]" office:value-type="float" office:value="102" calcext:value-type="float">
            <text:p>102</text:p>
          </table:table-cell>
          <table:table-cell table:formula="of:=[.E500]-[.F500]" office:value-type="float" office:value="5608" calcext:value-type="float">
            <text:p>5608</text:p>
          </table:table-cell>
          <table:table-cell table:formula="of:=[.G500]*[.G500]" office:value-type="float" office:value="31449664" calcext:value-type="float">
            <text:p>31449664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350" calcext:value-type="float">
            <text:p>6350</text:p>
          </table:table-cell>
          <table:table-cell table:formula="of:=[.$L$4]+[.$M$4]*[.A501]+[.$N$4]*[.B501]+[.$O$4]*[.C501]+[.$P$4]*[.D501]" office:value-type="float" office:value="100" calcext:value-type="float">
            <text:p>100</text:p>
          </table:table-cell>
          <table:table-cell table:formula="of:=[.E501]-[.F501]" office:value-type="float" office:value="6250" calcext:value-type="float">
            <text:p>6250</text:p>
          </table:table-cell>
          <table:table-cell table:formula="of:=[.G501]*[.G501]" office:value-type="float" office:value="39062500" calcext:value-type="float">
            <text:p>39062500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040" calcext:value-type="float">
            <text:p>7040</text:p>
          </table:table-cell>
          <table:table-cell table:formula="of:=[.$L$4]+[.$M$4]*[.A502]+[.$N$4]*[.B502]+[.$O$4]*[.C502]+[.$P$4]*[.D502]" office:value-type="float" office:value="104" calcext:value-type="float">
            <text:p>104</text:p>
          </table:table-cell>
          <table:table-cell table:formula="of:=[.E502]-[.F502]" office:value-type="float" office:value="6936" calcext:value-type="float">
            <text:p>6936</text:p>
          </table:table-cell>
          <table:table-cell table:formula="of:=[.G502]*[.G502]" office:value-type="float" office:value="48108096" calcext:value-type="float">
            <text:p>48108096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910" calcext:value-type="float">
            <text:p>6910</text:p>
          </table:table-cell>
          <table:table-cell table:formula="of:=[.$L$4]+[.$M$4]*[.A503]+[.$N$4]*[.B503]+[.$O$4]*[.C503]+[.$P$4]*[.D503]" office:value-type="float" office:value="105" calcext:value-type="float">
            <text:p>105</text:p>
          </table:table-cell>
          <table:table-cell table:formula="of:=[.E503]-[.F503]" office:value-type="float" office:value="6805" calcext:value-type="float">
            <text:p>6805</text:p>
          </table:table-cell>
          <table:table-cell table:formula="of:=[.G503]*[.G503]" office:value-type="float" office:value="46308025" calcext:value-type="float">
            <text:p>46308025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650" calcext:value-type="float">
            <text:p>5650</text:p>
          </table:table-cell>
          <table:table-cell table:formula="of:=[.$L$4]+[.$M$4]*[.A504]+[.$N$4]*[.B504]+[.$O$4]*[.C504]+[.$P$4]*[.D504]" office:value-type="float" office:value="104" calcext:value-type="float">
            <text:p>104</text:p>
          </table:table-cell>
          <table:table-cell table:formula="of:=[.E504]-[.F504]" office:value-type="float" office:value="5546" calcext:value-type="float">
            <text:p>5546</text:p>
          </table:table-cell>
          <table:table-cell table:formula="of:=[.G504]*[.G504]" office:value-type="float" office:value="30758116" calcext:value-type="float">
            <text:p>30758116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390" calcext:value-type="float">
            <text:p>5390</text:p>
          </table:table-cell>
          <table:table-cell table:formula="of:=[.$L$4]+[.$M$4]*[.A505]+[.$N$4]*[.B505]+[.$O$4]*[.C505]+[.$P$4]*[.D505]" office:value-type="float" office:value="105" calcext:value-type="float">
            <text:p>105</text:p>
          </table:table-cell>
          <table:table-cell table:formula="of:=[.E505]-[.F505]" office:value-type="float" office:value="5285" calcext:value-type="float">
            <text:p>5285</text:p>
          </table:table-cell>
          <table:table-cell table:formula="of:=[.G505]*[.G505]" office:value-type="float" office:value="27931225" calcext:value-type="float">
            <text:p>27931225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780" calcext:value-type="float">
            <text:p>6780</text:p>
          </table:table-cell>
          <table:table-cell table:formula="of:=[.$L$4]+[.$M$4]*[.A506]+[.$N$4]*[.B506]+[.$O$4]*[.C506]+[.$P$4]*[.D506]" office:value-type="float" office:value="100" calcext:value-type="float">
            <text:p>100</text:p>
          </table:table-cell>
          <table:table-cell table:formula="of:=[.E506]-[.F506]" office:value-type="float" office:value="6680" calcext:value-type="float">
            <text:p>6680</text:p>
          </table:table-cell>
          <table:table-cell table:formula="of:=[.G506]*[.G506]" office:value-type="float" office:value="44622400" calcext:value-type="float">
            <text:p>44622400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70" calcext:value-type="float">
            <text:p>6870</text:p>
          </table:table-cell>
          <table:table-cell table:formula="of:=[.$L$4]+[.$M$4]*[.A507]+[.$N$4]*[.B507]+[.$O$4]*[.C507]+[.$P$4]*[.D507]" office:value-type="float" office:value="103" calcext:value-type="float">
            <text:p>103</text:p>
          </table:table-cell>
          <table:table-cell table:formula="of:=[.E507]-[.F507]" office:value-type="float" office:value="6767" calcext:value-type="float">
            <text:p>6767</text:p>
          </table:table-cell>
          <table:table-cell table:formula="of:=[.G507]*[.G507]" office:value-type="float" office:value="45792289" calcext:value-type="float">
            <text:p>45792289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500" calcext:value-type="float">
            <text:p>6500</text:p>
          </table:table-cell>
          <table:table-cell table:formula="of:=[.$L$4]+[.$M$4]*[.A508]+[.$N$4]*[.B508]+[.$O$4]*[.C508]+[.$P$4]*[.D508]" office:value-type="float" office:value="101" calcext:value-type="float">
            <text:p>101</text:p>
          </table:table-cell>
          <table:table-cell table:formula="of:=[.E508]-[.F508]" office:value-type="float" office:value="6399" calcext:value-type="float">
            <text:p>6399</text:p>
          </table:table-cell>
          <table:table-cell table:formula="of:=[.G508]*[.G508]" office:value-type="float" office:value="40947201" calcext:value-type="float">
            <text:p>40947201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710" calcext:value-type="float">
            <text:p>6710</text:p>
          </table:table-cell>
          <table:table-cell table:formula="of:=[.$L$4]+[.$M$4]*[.A509]+[.$N$4]*[.B509]+[.$O$4]*[.C509]+[.$P$4]*[.D509]" office:value-type="float" office:value="107" calcext:value-type="float">
            <text:p>107</text:p>
          </table:table-cell>
          <table:table-cell table:formula="of:=[.E509]-[.F509]" office:value-type="float" office:value="6603" calcext:value-type="float">
            <text:p>6603</text:p>
          </table:table-cell>
          <table:table-cell table:formula="of:=[.G509]*[.G509]" office:value-type="float" office:value="43599609" calcext:value-type="float">
            <text:p>43599609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20" calcext:value-type="float">
            <text:p>6120</text:p>
          </table:table-cell>
          <table:table-cell table:formula="of:=[.$L$4]+[.$M$4]*[.A510]+[.$N$4]*[.B510]+[.$O$4]*[.C510]+[.$P$4]*[.D510]" office:value-type="float" office:value="107" calcext:value-type="float">
            <text:p>107</text:p>
          </table:table-cell>
          <table:table-cell table:formula="of:=[.E510]-[.F510]" office:value-type="float" office:value="6013" calcext:value-type="float">
            <text:p>6013</text:p>
          </table:table-cell>
          <table:table-cell table:formula="of:=[.G510]*[.G510]" office:value-type="float" office:value="36156169" calcext:value-type="float">
            <text:p>36156169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450" calcext:value-type="float">
            <text:p>6450</text:p>
          </table:table-cell>
          <table:table-cell table:formula="of:=[.$L$4]+[.$M$4]*[.A511]+[.$N$4]*[.B511]+[.$O$4]*[.C511]+[.$P$4]*[.D511]" office:value-type="float" office:value="106" calcext:value-type="float">
            <text:p>106</text:p>
          </table:table-cell>
          <table:table-cell table:formula="of:=[.E511]-[.F511]" office:value-type="float" office:value="6344" calcext:value-type="float">
            <text:p>6344</text:p>
          </table:table-cell>
          <table:table-cell table:formula="of:=[.G511]*[.G511]" office:value-type="float" office:value="40246336" calcext:value-type="float">
            <text:p>40246336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400" calcext:value-type="float">
            <text:p>6400</text:p>
          </table:table-cell>
          <table:table-cell table:formula="of:=[.$L$4]+[.$M$4]*[.A512]+[.$N$4]*[.B512]+[.$O$4]*[.C512]+[.$P$4]*[.D512]" office:value-type="float" office:value="103" calcext:value-type="float">
            <text:p>103</text:p>
          </table:table-cell>
          <table:table-cell table:formula="of:=[.E512]-[.F512]" office:value-type="float" office:value="6297" calcext:value-type="float">
            <text:p>6297</text:p>
          </table:table-cell>
          <table:table-cell table:formula="of:=[.G512]*[.G512]" office:value-type="float" office:value="39652209" calcext:value-type="float">
            <text:p>39652209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660" calcext:value-type="float">
            <text:p>6660</text:p>
          </table:table-cell>
          <table:table-cell table:formula="of:=[.$L$4]+[.$M$4]*[.A513]+[.$N$4]*[.B513]+[.$O$4]*[.C513]+[.$P$4]*[.D513]" office:value-type="float" office:value="105" calcext:value-type="float">
            <text:p>105</text:p>
          </table:table-cell>
          <table:table-cell table:formula="of:=[.E513]-[.F513]" office:value-type="float" office:value="6555" calcext:value-type="float">
            <text:p>6555</text:p>
          </table:table-cell>
          <table:table-cell table:formula="of:=[.G513]*[.G513]" office:value-type="float" office:value="42968025" calcext:value-type="float">
            <text:p>42968025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540" calcext:value-type="float">
            <text:p>6540</text:p>
          </table:table-cell>
          <table:table-cell table:formula="of:=[.$L$4]+[.$M$4]*[.A514]+[.$N$4]*[.B514]+[.$O$4]*[.C514]+[.$P$4]*[.D514]" office:value-type="float" office:value="102" calcext:value-type="float">
            <text:p>102</text:p>
          </table:table-cell>
          <table:table-cell table:formula="of:=[.E514]-[.F514]" office:value-type="float" office:value="6438" calcext:value-type="float">
            <text:p>6438</text:p>
          </table:table-cell>
          <table:table-cell table:formula="of:=[.G514]*[.G514]" office:value-type="float" office:value="41447844" calcext:value-type="float">
            <text:p>41447844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830" calcext:value-type="float">
            <text:p>6830</text:p>
          </table:table-cell>
          <table:table-cell table:formula="of:=[.$L$4]+[.$M$4]*[.A515]+[.$N$4]*[.B515]+[.$O$4]*[.C515]+[.$P$4]*[.D515]" office:value-type="float" office:value="108" calcext:value-type="float">
            <text:p>108</text:p>
          </table:table-cell>
          <table:table-cell table:formula="of:=[.E515]-[.F515]" office:value-type="float" office:value="6722" calcext:value-type="float">
            <text:p>6722</text:p>
          </table:table-cell>
          <table:table-cell table:formula="of:=[.G515]*[.G515]" office:value-type="float" office:value="45185284" calcext:value-type="float">
            <text:p>45185284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510" calcext:value-type="float">
            <text:p>5510</text:p>
          </table:table-cell>
          <table:table-cell table:formula="of:=[.$L$4]+[.$M$4]*[.A516]+[.$N$4]*[.B516]+[.$O$4]*[.C516]+[.$P$4]*[.D516]" office:value-type="float" office:value="101" calcext:value-type="float">
            <text:p>101</text:p>
          </table:table-cell>
          <table:table-cell table:formula="of:=[.E516]-[.F516]" office:value-type="float" office:value="5409" calcext:value-type="float">
            <text:p>5409</text:p>
          </table:table-cell>
          <table:table-cell table:formula="of:=[.G516]*[.G516]" office:value-type="float" office:value="29257281" calcext:value-type="float">
            <text:p>29257281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550" calcext:value-type="float">
            <text:p>7550</text:p>
          </table:table-cell>
          <table:table-cell table:formula="of:=[.$L$4]+[.$M$4]*[.A517]+[.$N$4]*[.B517]+[.$O$4]*[.C517]+[.$P$4]*[.D517]" office:value-type="float" office:value="109" calcext:value-type="float">
            <text:p>109</text:p>
          </table:table-cell>
          <table:table-cell table:formula="of:=[.E517]-[.F517]" office:value-type="float" office:value="7441" calcext:value-type="float">
            <text:p>7441</text:p>
          </table:table-cell>
          <table:table-cell table:formula="of:=[.G517]*[.G517]" office:value-type="float" office:value="55368481" calcext:value-type="float">
            <text:p>55368481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760" calcext:value-type="float">
            <text:p>6760</text:p>
          </table:table-cell>
          <table:table-cell table:formula="of:=[.$L$4]+[.$M$4]*[.A518]+[.$N$4]*[.B518]+[.$O$4]*[.C518]+[.$P$4]*[.D518]" office:value-type="float" office:value="107" calcext:value-type="float">
            <text:p>107</text:p>
          </table:table-cell>
          <table:table-cell table:formula="of:=[.E518]-[.F518]" office:value-type="float" office:value="6653" calcext:value-type="float">
            <text:p>6653</text:p>
          </table:table-cell>
          <table:table-cell table:formula="of:=[.G518]*[.G518]" office:value-type="float" office:value="44262409" calcext:value-type="float">
            <text:p>44262409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610" calcext:value-type="float">
            <text:p>6610</text:p>
          </table:table-cell>
          <table:table-cell table:formula="of:=[.$L$4]+[.$M$4]*[.A519]+[.$N$4]*[.B519]+[.$O$4]*[.C519]+[.$P$4]*[.D519]" office:value-type="float" office:value="106" calcext:value-type="float">
            <text:p>106</text:p>
          </table:table-cell>
          <table:table-cell table:formula="of:=[.E519]-[.F519]" office:value-type="float" office:value="6504" calcext:value-type="float">
            <text:p>6504</text:p>
          </table:table-cell>
          <table:table-cell table:formula="of:=[.G519]*[.G519]" office:value-type="float" office:value="42302016" calcext:value-type="float">
            <text:p>42302016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840" calcext:value-type="float">
            <text:p>6840</text:p>
          </table:table-cell>
          <table:table-cell table:formula="of:=[.$L$4]+[.$M$4]*[.A520]+[.$N$4]*[.B520]+[.$O$4]*[.C520]+[.$P$4]*[.D520]" office:value-type="float" office:value="109" calcext:value-type="float">
            <text:p>109</text:p>
          </table:table-cell>
          <table:table-cell table:formula="of:=[.E520]-[.F520]" office:value-type="float" office:value="6731" calcext:value-type="float">
            <text:p>6731</text:p>
          </table:table-cell>
          <table:table-cell table:formula="of:=[.G520]*[.G520]" office:value-type="float" office:value="45306361" calcext:value-type="float">
            <text:p>45306361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360" calcext:value-type="float">
            <text:p>6360</text:p>
          </table:table-cell>
          <table:table-cell table:formula="of:=[.$L$4]+[.$M$4]*[.A521]+[.$N$4]*[.B521]+[.$O$4]*[.C521]+[.$P$4]*[.D521]" office:value-type="float" office:value="106" calcext:value-type="float">
            <text:p>106</text:p>
          </table:table-cell>
          <table:table-cell table:formula="of:=[.E521]-[.F521]" office:value-type="float" office:value="6254" calcext:value-type="float">
            <text:p>6254</text:p>
          </table:table-cell>
          <table:table-cell table:formula="of:=[.G521]*[.G521]" office:value-type="float" office:value="39112516" calcext:value-type="float">
            <text:p>39112516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570" calcext:value-type="float">
            <text:p>5570</text:p>
          </table:table-cell>
          <table:table-cell table:formula="of:=[.$L$4]+[.$M$4]*[.A522]+[.$N$4]*[.B522]+[.$O$4]*[.C522]+[.$P$4]*[.D522]" office:value-type="float" office:value="102" calcext:value-type="float">
            <text:p>102</text:p>
          </table:table-cell>
          <table:table-cell table:formula="of:=[.E522]-[.F522]" office:value-type="float" office:value="5468" calcext:value-type="float">
            <text:p>5468</text:p>
          </table:table-cell>
          <table:table-cell table:formula="of:=[.G522]*[.G522]" office:value-type="float" office:value="29899024" calcext:value-type="float">
            <text:p>29899024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140" calcext:value-type="float">
            <text:p>6140</text:p>
          </table:table-cell>
          <table:table-cell table:formula="of:=[.$L$4]+[.$M$4]*[.A523]+[.$N$4]*[.B523]+[.$O$4]*[.C523]+[.$P$4]*[.D523]" office:value-type="float" office:value="109" calcext:value-type="float">
            <text:p>109</text:p>
          </table:table-cell>
          <table:table-cell table:formula="of:=[.E523]-[.F523]" office:value-type="float" office:value="6031" calcext:value-type="float">
            <text:p>6031</text:p>
          </table:table-cell>
          <table:table-cell table:formula="of:=[.G523]*[.G523]" office:value-type="float" office:value="36372961" calcext:value-type="float">
            <text:p>36372961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670" calcext:value-type="float">
            <text:p>5670</text:p>
          </table:table-cell>
          <table:table-cell table:formula="of:=[.$L$4]+[.$M$4]*[.A524]+[.$N$4]*[.B524]+[.$O$4]*[.C524]+[.$P$4]*[.D524]" office:value-type="float" office:value="100" calcext:value-type="float">
            <text:p>100</text:p>
          </table:table-cell>
          <table:table-cell table:formula="of:=[.E524]-[.F524]" office:value-type="float" office:value="5570" calcext:value-type="float">
            <text:p>5570</text:p>
          </table:table-cell>
          <table:table-cell table:formula="of:=[.G524]*[.G524]" office:value-type="float" office:value="31024900" calcext:value-type="float">
            <text:p>3102490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640" calcext:value-type="float">
            <text:p>6640</text:p>
          </table:table-cell>
          <table:table-cell table:formula="of:=[.$L$4]+[.$M$4]*[.A525]+[.$N$4]*[.B525]+[.$O$4]*[.C525]+[.$P$4]*[.D525]" office:value-type="float" office:value="110" calcext:value-type="float">
            <text:p>110</text:p>
          </table:table-cell>
          <table:table-cell table:formula="of:=[.E525]-[.F525]" office:value-type="float" office:value="6530" calcext:value-type="float">
            <text:p>6530</text:p>
          </table:table-cell>
          <table:table-cell table:formula="of:=[.G525]*[.G525]" office:value-type="float" office:value="42640900" calcext:value-type="float">
            <text:p>4264090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950" calcext:value-type="float">
            <text:p>5950</text:p>
          </table:table-cell>
          <table:table-cell table:formula="of:=[.$L$4]+[.$M$4]*[.A526]+[.$N$4]*[.B526]+[.$O$4]*[.C526]+[.$P$4]*[.D526]" office:value-type="float" office:value="106" calcext:value-type="float">
            <text:p>106</text:p>
          </table:table-cell>
          <table:table-cell table:formula="of:=[.E526]-[.F526]" office:value-type="float" office:value="5844" calcext:value-type="float">
            <text:p>5844</text:p>
          </table:table-cell>
          <table:table-cell table:formula="of:=[.G526]*[.G526]" office:value-type="float" office:value="34152336" calcext:value-type="float">
            <text:p>34152336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180" calcext:value-type="float">
            <text:p>6180</text:p>
          </table:table-cell>
          <table:table-cell table:formula="of:=[.$L$4]+[.$M$4]*[.A527]+[.$N$4]*[.B527]+[.$O$4]*[.C527]+[.$P$4]*[.D527]" office:value-type="float" office:value="105" calcext:value-type="float">
            <text:p>105</text:p>
          </table:table-cell>
          <table:table-cell table:formula="of:=[.E527]-[.F527]" office:value-type="float" office:value="6075" calcext:value-type="float">
            <text:p>6075</text:p>
          </table:table-cell>
          <table:table-cell table:formula="of:=[.G527]*[.G527]" office:value-type="float" office:value="36905625" calcext:value-type="float">
            <text:p>36905625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420" calcext:value-type="float">
            <text:p>5420</text:p>
          </table:table-cell>
          <table:table-cell table:formula="of:=[.$L$4]+[.$M$4]*[.A528]+[.$N$4]*[.B528]+[.$O$4]*[.C528]+[.$P$4]*[.D528]" office:value-type="float" office:value="101" calcext:value-type="float">
            <text:p>101</text:p>
          </table:table-cell>
          <table:table-cell table:formula="of:=[.E528]-[.F528]" office:value-type="float" office:value="5319" calcext:value-type="float">
            <text:p>5319</text:p>
          </table:table-cell>
          <table:table-cell table:formula="of:=[.G528]*[.G528]" office:value-type="float" office:value="28291761" calcext:value-type="float">
            <text:p>28291761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020" calcext:value-type="float">
            <text:p>6020</text:p>
          </table:table-cell>
          <table:table-cell table:formula="of:=[.$L$4]+[.$M$4]*[.A529]+[.$N$4]*[.B529]+[.$O$4]*[.C529]+[.$P$4]*[.D529]" office:value-type="float" office:value="101" calcext:value-type="float">
            <text:p>101</text:p>
          </table:table-cell>
          <table:table-cell table:formula="of:=[.E529]-[.F529]" office:value-type="float" office:value="5919" calcext:value-type="float">
            <text:p>5919</text:p>
          </table:table-cell>
          <table:table-cell table:formula="of:=[.G529]*[.G529]" office:value-type="float" office:value="35034561" calcext:value-type="float">
            <text:p>35034561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40" calcext:value-type="float">
            <text:p>7240</text:p>
          </table:table-cell>
          <table:table-cell table:formula="of:=[.$L$4]+[.$M$4]*[.A530]+[.$N$4]*[.B530]+[.$O$4]*[.C530]+[.$P$4]*[.D530]" office:value-type="float" office:value="109" calcext:value-type="float">
            <text:p>109</text:p>
          </table:table-cell>
          <table:table-cell table:formula="of:=[.E530]-[.F530]" office:value-type="float" office:value="7131" calcext:value-type="float">
            <text:p>7131</text:p>
          </table:table-cell>
          <table:table-cell table:formula="of:=[.G530]*[.G530]" office:value-type="float" office:value="50851161" calcext:value-type="float">
            <text:p>50851161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00" calcext:value-type="float">
            <text:p>6400</text:p>
          </table:table-cell>
          <table:table-cell table:formula="of:=[.$L$4]+[.$M$4]*[.A531]+[.$N$4]*[.B531]+[.$O$4]*[.C531]+[.$P$4]*[.D531]" office:value-type="float" office:value="105" calcext:value-type="float">
            <text:p>105</text:p>
          </table:table-cell>
          <table:table-cell table:formula="of:=[.E531]-[.F531]" office:value-type="float" office:value="6295" calcext:value-type="float">
            <text:p>6295</text:p>
          </table:table-cell>
          <table:table-cell table:formula="of:=[.G531]*[.G531]" office:value-type="float" office:value="39627025" calcext:value-type="float">
            <text:p>39627025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730" calcext:value-type="float">
            <text:p>5730</text:p>
          </table:table-cell>
          <table:table-cell table:formula="of:=[.$L$4]+[.$M$4]*[.A532]+[.$N$4]*[.B532]+[.$O$4]*[.C532]+[.$P$4]*[.D532]" office:value-type="float" office:value="106" calcext:value-type="float">
            <text:p>106</text:p>
          </table:table-cell>
          <table:table-cell table:formula="of:=[.E532]-[.F532]" office:value-type="float" office:value="5624" calcext:value-type="float">
            <text:p>5624</text:p>
          </table:table-cell>
          <table:table-cell table:formula="of:=[.G532]*[.G532]" office:value-type="float" office:value="31629376" calcext:value-type="float">
            <text:p>31629376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800" calcext:value-type="float">
            <text:p>6800</text:p>
          </table:table-cell>
          <table:table-cell table:formula="of:=[.$L$4]+[.$M$4]*[.A533]+[.$N$4]*[.B533]+[.$O$4]*[.C533]+[.$P$4]*[.D533]" office:value-type="float" office:value="109" calcext:value-type="float">
            <text:p>109</text:p>
          </table:table-cell>
          <table:table-cell table:formula="of:=[.E533]-[.F533]" office:value-type="float" office:value="6691" calcext:value-type="float">
            <text:p>6691</text:p>
          </table:table-cell>
          <table:table-cell table:formula="of:=[.G533]*[.G533]" office:value-type="float" office:value="44769481" calcext:value-type="float">
            <text:p>44769481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680" calcext:value-type="float">
            <text:p>5680</text:p>
          </table:table-cell>
          <table:table-cell table:formula="of:=[.$L$4]+[.$M$4]*[.A534]+[.$N$4]*[.B534]+[.$O$4]*[.C534]+[.$P$4]*[.D534]" office:value-type="float" office:value="103" calcext:value-type="float">
            <text:p>103</text:p>
          </table:table-cell>
          <table:table-cell table:formula="of:=[.E534]-[.F534]" office:value-type="float" office:value="5577" calcext:value-type="float">
            <text:p>5577</text:p>
          </table:table-cell>
          <table:table-cell table:formula="of:=[.G534]*[.G534]" office:value-type="float" office:value="31102929" calcext:value-type="float">
            <text:p>31102929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490" calcext:value-type="float">
            <text:p>5490</text:p>
          </table:table-cell>
          <table:table-cell table:formula="of:=[.$L$4]+[.$M$4]*[.A535]+[.$N$4]*[.B535]+[.$O$4]*[.C535]+[.$P$4]*[.D535]" office:value-type="float" office:value="104" calcext:value-type="float">
            <text:p>104</text:p>
          </table:table-cell>
          <table:table-cell table:formula="of:=[.E535]-[.F535]" office:value-type="float" office:value="5386" calcext:value-type="float">
            <text:p>5386</text:p>
          </table:table-cell>
          <table:table-cell table:formula="of:=[.G535]*[.G535]" office:value-type="float" office:value="29008996" calcext:value-type="float">
            <text:p>29008996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390" calcext:value-type="float">
            <text:p>6390</text:p>
          </table:table-cell>
          <table:table-cell table:formula="of:=[.$L$4]+[.$M$4]*[.A536]+[.$N$4]*[.B536]+[.$O$4]*[.C536]+[.$P$4]*[.D536]" office:value-type="float" office:value="108" calcext:value-type="float">
            <text:p>108</text:p>
          </table:table-cell>
          <table:table-cell table:formula="of:=[.E536]-[.F536]" office:value-type="float" office:value="6282" calcext:value-type="float">
            <text:p>6282</text:p>
          </table:table-cell>
          <table:table-cell table:formula="of:=[.G536]*[.G536]" office:value-type="float" office:value="39463524" calcext:value-type="float">
            <text:p>39463524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900" calcext:value-type="float">
            <text:p>6900</text:p>
          </table:table-cell>
          <table:table-cell table:formula="of:=[.$L$4]+[.$M$4]*[.A537]+[.$N$4]*[.B537]+[.$O$4]*[.C537]+[.$P$4]*[.D537]" office:value-type="float" office:value="110" calcext:value-type="float">
            <text:p>110</text:p>
          </table:table-cell>
          <table:table-cell table:formula="of:=[.E537]-[.F537]" office:value-type="float" office:value="6790" calcext:value-type="float">
            <text:p>6790</text:p>
          </table:table-cell>
          <table:table-cell table:formula="of:=[.G537]*[.G537]" office:value-type="float" office:value="46104100" calcext:value-type="float">
            <text:p>46104100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740" calcext:value-type="float">
            <text:p>6740</text:p>
          </table:table-cell>
          <table:table-cell table:formula="of:=[.$L$4]+[.$M$4]*[.A538]+[.$N$4]*[.B538]+[.$O$4]*[.C538]+[.$P$4]*[.D538]" office:value-type="float" office:value="104" calcext:value-type="float">
            <text:p>104</text:p>
          </table:table-cell>
          <table:table-cell table:formula="of:=[.E538]-[.F538]" office:value-type="float" office:value="6636" calcext:value-type="float">
            <text:p>6636</text:p>
          </table:table-cell>
          <table:table-cell table:formula="of:=[.G538]*[.G538]" office:value-type="float" office:value="44036496" calcext:value-type="float">
            <text:p>44036496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170" calcext:value-type="float">
            <text:p>6170</text:p>
          </table:table-cell>
          <table:table-cell table:formula="of:=[.$L$4]+[.$M$4]*[.A539]+[.$N$4]*[.B539]+[.$O$4]*[.C539]+[.$P$4]*[.D539]" office:value-type="float" office:value="105" calcext:value-type="float">
            <text:p>105</text:p>
          </table:table-cell>
          <table:table-cell table:formula="of:=[.E539]-[.F539]" office:value-type="float" office:value="6065" calcext:value-type="float">
            <text:p>6065</text:p>
          </table:table-cell>
          <table:table-cell table:formula="of:=[.G539]*[.G539]" office:value-type="float" office:value="36784225" calcext:value-type="float">
            <text:p>36784225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620" calcext:value-type="float">
            <text:p>5620</text:p>
          </table:table-cell>
          <table:table-cell table:formula="of:=[.$L$4]+[.$M$4]*[.A540]+[.$N$4]*[.B540]+[.$O$4]*[.C540]+[.$P$4]*[.D540]" office:value-type="float" office:value="102" calcext:value-type="float">
            <text:p>102</text:p>
          </table:table-cell>
          <table:table-cell table:formula="of:=[.E540]-[.F540]" office:value-type="float" office:value="5518" calcext:value-type="float">
            <text:p>5518</text:p>
          </table:table-cell>
          <table:table-cell table:formula="of:=[.G540]*[.G540]" office:value-type="float" office:value="30448324" calcext:value-type="float">
            <text:p>30448324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570" calcext:value-type="float">
            <text:p>6570</text:p>
          </table:table-cell>
          <table:table-cell table:formula="of:=[.$L$4]+[.$M$4]*[.A541]+[.$N$4]*[.B541]+[.$O$4]*[.C541]+[.$P$4]*[.D541]" office:value-type="float" office:value="108" calcext:value-type="float">
            <text:p>108</text:p>
          </table:table-cell>
          <table:table-cell table:formula="of:=[.E541]-[.F541]" office:value-type="float" office:value="6462" calcext:value-type="float">
            <text:p>6462</text:p>
          </table:table-cell>
          <table:table-cell table:formula="of:=[.G541]*[.G541]" office:value-type="float" office:value="41757444" calcext:value-type="float">
            <text:p>41757444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660" calcext:value-type="float">
            <text:p>6660</text:p>
          </table:table-cell>
          <table:table-cell table:formula="of:=[.$L$4]+[.$M$4]*[.A542]+[.$N$4]*[.B542]+[.$O$4]*[.C542]+[.$P$4]*[.D542]" office:value-type="float" office:value="101" calcext:value-type="float">
            <text:p>101</text:p>
          </table:table-cell>
          <table:table-cell table:formula="of:=[.E542]-[.F542]" office:value-type="float" office:value="6559" calcext:value-type="float">
            <text:p>6559</text:p>
          </table:table-cell>
          <table:table-cell table:formula="of:=[.G542]*[.G542]" office:value-type="float" office:value="43020481" calcext:value-type="float">
            <text:p>43020481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740" calcext:value-type="float">
            <text:p>5740</text:p>
          </table:table-cell>
          <table:table-cell table:formula="of:=[.$L$4]+[.$M$4]*[.A543]+[.$N$4]*[.B543]+[.$O$4]*[.C543]+[.$P$4]*[.D543]" office:value-type="float" office:value="109" calcext:value-type="float">
            <text:p>109</text:p>
          </table:table-cell>
          <table:table-cell table:formula="of:=[.E543]-[.F543]" office:value-type="float" office:value="5631" calcext:value-type="float">
            <text:p>5631</text:p>
          </table:table-cell>
          <table:table-cell table:formula="of:=[.G543]*[.G543]" office:value-type="float" office:value="31708161" calcext:value-type="float">
            <text:p>31708161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600" calcext:value-type="float">
            <text:p>6600</text:p>
          </table:table-cell>
          <table:table-cell table:formula="of:=[.$L$4]+[.$M$4]*[.A544]+[.$N$4]*[.B544]+[.$O$4]*[.C544]+[.$P$4]*[.D544]" office:value-type="float" office:value="102" calcext:value-type="float">
            <text:p>102</text:p>
          </table:table-cell>
          <table:table-cell table:formula="of:=[.E544]-[.F544]" office:value-type="float" office:value="6498" calcext:value-type="float">
            <text:p>6498</text:p>
          </table:table-cell>
          <table:table-cell table:formula="of:=[.G544]*[.G544]" office:value-type="float" office:value="42224004" calcext:value-type="float">
            <text:p>42224004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540" calcext:value-type="float">
            <text:p>6540</text:p>
          </table:table-cell>
          <table:table-cell table:formula="of:=[.$L$4]+[.$M$4]*[.A545]+[.$N$4]*[.B545]+[.$O$4]*[.C545]+[.$P$4]*[.D545]" office:value-type="float" office:value="100" calcext:value-type="float">
            <text:p>100</text:p>
          </table:table-cell>
          <table:table-cell table:formula="of:=[.E545]-[.F545]" office:value-type="float" office:value="6440" calcext:value-type="float">
            <text:p>6440</text:p>
          </table:table-cell>
          <table:table-cell table:formula="of:=[.G545]*[.G545]" office:value-type="float" office:value="41473600" calcext:value-type="float">
            <text:p>4147360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090" calcext:value-type="float">
            <text:p>6090</text:p>
          </table:table-cell>
          <table:table-cell table:formula="of:=[.$L$4]+[.$M$4]*[.A546]+[.$N$4]*[.B546]+[.$O$4]*[.C546]+[.$P$4]*[.D546]" office:value-type="float" office:value="104" calcext:value-type="float">
            <text:p>104</text:p>
          </table:table-cell>
          <table:table-cell table:formula="of:=[.E546]-[.F546]" office:value-type="float" office:value="5986" calcext:value-type="float">
            <text:p>5986</text:p>
          </table:table-cell>
          <table:table-cell table:formula="of:=[.G546]*[.G546]" office:value-type="float" office:value="35832196" calcext:value-type="float">
            <text:p>35832196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010" calcext:value-type="float">
            <text:p>6010</text:p>
          </table:table-cell>
          <table:table-cell table:formula="of:=[.$L$4]+[.$M$4]*[.A547]+[.$N$4]*[.B547]+[.$O$4]*[.C547]+[.$P$4]*[.D547]" office:value-type="float" office:value="102" calcext:value-type="float">
            <text:p>102</text:p>
          </table:table-cell>
          <table:table-cell table:formula="of:=[.E547]-[.F547]" office:value-type="float" office:value="5908" calcext:value-type="float">
            <text:p>5908</text:p>
          </table:table-cell>
          <table:table-cell table:formula="of:=[.G547]*[.G547]" office:value-type="float" office:value="34904464" calcext:value-type="float">
            <text:p>34904464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130" calcext:value-type="float">
            <text:p>6130</text:p>
          </table:table-cell>
          <table:table-cell table:formula="of:=[.$L$4]+[.$M$4]*[.A548]+[.$N$4]*[.B548]+[.$O$4]*[.C548]+[.$P$4]*[.D548]" office:value-type="float" office:value="101" calcext:value-type="float">
            <text:p>101</text:p>
          </table:table-cell>
          <table:table-cell table:formula="of:=[.E548]-[.F548]" office:value-type="float" office:value="6029" calcext:value-type="float">
            <text:p>6029</text:p>
          </table:table-cell>
          <table:table-cell table:formula="of:=[.G548]*[.G548]" office:value-type="float" office:value="36348841" calcext:value-type="float">
            <text:p>36348841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410" calcext:value-type="float">
            <text:p>6410</text:p>
          </table:table-cell>
          <table:table-cell table:formula="of:=[.$L$4]+[.$M$4]*[.A549]+[.$N$4]*[.B549]+[.$O$4]*[.C549]+[.$P$4]*[.D549]" office:value-type="float" office:value="102" calcext:value-type="float">
            <text:p>102</text:p>
          </table:table-cell>
          <table:table-cell table:formula="of:=[.E549]-[.F549]" office:value-type="float" office:value="6308" calcext:value-type="float">
            <text:p>6308</text:p>
          </table:table-cell>
          <table:table-cell table:formula="of:=[.G549]*[.G549]" office:value-type="float" office:value="39790864" calcext:value-type="float">
            <text:p>39790864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380" calcext:value-type="float">
            <text:p>6380</text:p>
          </table:table-cell>
          <table:table-cell table:formula="of:=[.$L$4]+[.$M$4]*[.A550]+[.$N$4]*[.B550]+[.$O$4]*[.C550]+[.$P$4]*[.D550]" office:value-type="float" office:value="104" calcext:value-type="float">
            <text:p>104</text:p>
          </table:table-cell>
          <table:table-cell table:formula="of:=[.E550]-[.F550]" office:value-type="float" office:value="6276" calcext:value-type="float">
            <text:p>6276</text:p>
          </table:table-cell>
          <table:table-cell table:formula="of:=[.G550]*[.G550]" office:value-type="float" office:value="39388176" calcext:value-type="float">
            <text:p>39388176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710" calcext:value-type="float">
            <text:p>6710</text:p>
          </table:table-cell>
          <table:table-cell table:formula="of:=[.$L$4]+[.$M$4]*[.A551]+[.$N$4]*[.B551]+[.$O$4]*[.C551]+[.$P$4]*[.D551]" office:value-type="float" office:value="110" calcext:value-type="float">
            <text:p>110</text:p>
          </table:table-cell>
          <table:table-cell table:formula="of:=[.E551]-[.F551]" office:value-type="float" office:value="6600" calcext:value-type="float">
            <text:p>6600</text:p>
          </table:table-cell>
          <table:table-cell table:formula="of:=[.G551]*[.G551]" office:value-type="float" office:value="43560000" calcext:value-type="float">
            <text:p>43560000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480" calcext:value-type="float">
            <text:p>5480</text:p>
          </table:table-cell>
          <table:table-cell table:formula="of:=[.$L$4]+[.$M$4]*[.A552]+[.$N$4]*[.B552]+[.$O$4]*[.C552]+[.$P$4]*[.D552]" office:value-type="float" office:value="100" calcext:value-type="float">
            <text:p>100</text:p>
          </table:table-cell>
          <table:table-cell table:formula="of:=[.E552]-[.F552]" office:value-type="float" office:value="5380" calcext:value-type="float">
            <text:p>5380</text:p>
          </table:table-cell>
          <table:table-cell table:formula="of:=[.G552]*[.G552]" office:value-type="float" office:value="28944400" calcext:value-type="float">
            <text:p>2894440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710" calcext:value-type="float">
            <text:p>5710</text:p>
          </table:table-cell>
          <table:table-cell table:formula="of:=[.$L$4]+[.$M$4]*[.A553]+[.$N$4]*[.B553]+[.$O$4]*[.C553]+[.$P$4]*[.D553]" office:value-type="float" office:value="100" calcext:value-type="float">
            <text:p>100</text:p>
          </table:table-cell>
          <table:table-cell table:formula="of:=[.E553]-[.F553]" office:value-type="float" office:value="5610" calcext:value-type="float">
            <text:p>5610</text:p>
          </table:table-cell>
          <table:table-cell table:formula="of:=[.G553]*[.G553]" office:value-type="float" office:value="31472100" calcext:value-type="float">
            <text:p>3147210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690" calcext:value-type="float">
            <text:p>6690</text:p>
          </table:table-cell>
          <table:table-cell table:formula="of:=[.$L$4]+[.$M$4]*[.A554]+[.$N$4]*[.B554]+[.$O$4]*[.C554]+[.$P$4]*[.D554]" office:value-type="float" office:value="108" calcext:value-type="float">
            <text:p>108</text:p>
          </table:table-cell>
          <table:table-cell table:formula="of:=[.E554]-[.F554]" office:value-type="float" office:value="6582" calcext:value-type="float">
            <text:p>6582</text:p>
          </table:table-cell>
          <table:table-cell table:formula="of:=[.G554]*[.G554]" office:value-type="float" office:value="43322724" calcext:value-type="float">
            <text:p>43322724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290" calcext:value-type="float">
            <text:p>5290</text:p>
          </table:table-cell>
          <table:table-cell table:formula="of:=[.$L$4]+[.$M$4]*[.A555]+[.$N$4]*[.B555]+[.$O$4]*[.C555]+[.$P$4]*[.D555]" office:value-type="float" office:value="102" calcext:value-type="float">
            <text:p>102</text:p>
          </table:table-cell>
          <table:table-cell table:formula="of:=[.E555]-[.F555]" office:value-type="float" office:value="5188" calcext:value-type="float">
            <text:p>5188</text:p>
          </table:table-cell>
          <table:table-cell table:formula="of:=[.G555]*[.G555]" office:value-type="float" office:value="26915344" calcext:value-type="float">
            <text:p>26915344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700" calcext:value-type="float">
            <text:p>6700</text:p>
          </table:table-cell>
          <table:table-cell table:formula="of:=[.$L$4]+[.$M$4]*[.A556]+[.$N$4]*[.B556]+[.$O$4]*[.C556]+[.$P$4]*[.D556]" office:value-type="float" office:value="109" calcext:value-type="float">
            <text:p>109</text:p>
          </table:table-cell>
          <table:table-cell table:formula="of:=[.E556]-[.F556]" office:value-type="float" office:value="6591" calcext:value-type="float">
            <text:p>6591</text:p>
          </table:table-cell>
          <table:table-cell table:formula="of:=[.G556]*[.G556]" office:value-type="float" office:value="43441281" calcext:value-type="float">
            <text:p>43441281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930" calcext:value-type="float">
            <text:p>6930</text:p>
          </table:table-cell>
          <table:table-cell table:formula="of:=[.$L$4]+[.$M$4]*[.A557]+[.$N$4]*[.B557]+[.$O$4]*[.C557]+[.$P$4]*[.D557]" office:value-type="float" office:value="106" calcext:value-type="float">
            <text:p>106</text:p>
          </table:table-cell>
          <table:table-cell table:formula="of:=[.E557]-[.F557]" office:value-type="float" office:value="6824" calcext:value-type="float">
            <text:p>6824</text:p>
          </table:table-cell>
          <table:table-cell table:formula="of:=[.G557]*[.G557]" office:value-type="float" office:value="46566976" calcext:value-type="float">
            <text:p>46566976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690" calcext:value-type="float">
            <text:p>6690</text:p>
          </table:table-cell>
          <table:table-cell table:formula="of:=[.$L$4]+[.$M$4]*[.A558]+[.$N$4]*[.B558]+[.$O$4]*[.C558]+[.$P$4]*[.D558]" office:value-type="float" office:value="101" calcext:value-type="float">
            <text:p>101</text:p>
          </table:table-cell>
          <table:table-cell table:formula="of:=[.E558]-[.F558]" office:value-type="float" office:value="6589" calcext:value-type="float">
            <text:p>6589</text:p>
          </table:table-cell>
          <table:table-cell table:formula="of:=[.G558]*[.G558]" office:value-type="float" office:value="43414921" calcext:value-type="float">
            <text:p>43414921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560" calcext:value-type="float">
            <text:p>6560</text:p>
          </table:table-cell>
          <table:table-cell table:formula="of:=[.$L$4]+[.$M$4]*[.A559]+[.$N$4]*[.B559]+[.$O$4]*[.C559]+[.$P$4]*[.D559]" office:value-type="float" office:value="110" calcext:value-type="float">
            <text:p>110</text:p>
          </table:table-cell>
          <table:table-cell table:formula="of:=[.E559]-[.F559]" office:value-type="float" office:value="6450" calcext:value-type="float">
            <text:p>6450</text:p>
          </table:table-cell>
          <table:table-cell table:formula="of:=[.G559]*[.G559]" office:value-type="float" office:value="41602500" calcext:value-type="float">
            <text:p>4160250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850" calcext:value-type="float">
            <text:p>5850</text:p>
          </table:table-cell>
          <table:table-cell table:formula="of:=[.$L$4]+[.$M$4]*[.A560]+[.$N$4]*[.B560]+[.$O$4]*[.C560]+[.$P$4]*[.D560]" office:value-type="float" office:value="103" calcext:value-type="float">
            <text:p>103</text:p>
          </table:table-cell>
          <table:table-cell table:formula="of:=[.E560]-[.F560]" office:value-type="float" office:value="5747" calcext:value-type="float">
            <text:p>5747</text:p>
          </table:table-cell>
          <table:table-cell table:formula="of:=[.G560]*[.G560]" office:value-type="float" office:value="33028009" calcext:value-type="float">
            <text:p>33028009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20" calcext:value-type="float">
            <text:p>5820</text:p>
          </table:table-cell>
          <table:table-cell table:formula="of:=[.$L$4]+[.$M$4]*[.A561]+[.$N$4]*[.B561]+[.$O$4]*[.C561]+[.$P$4]*[.D561]" office:value-type="float" office:value="105" calcext:value-type="float">
            <text:p>105</text:p>
          </table:table-cell>
          <table:table-cell table:formula="of:=[.E561]-[.F561]" office:value-type="float" office:value="5715" calcext:value-type="float">
            <text:p>5715</text:p>
          </table:table-cell>
          <table:table-cell table:formula="of:=[.G561]*[.G561]" office:value-type="float" office:value="32661225" calcext:value-type="float">
            <text:p>32661225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110" calcext:value-type="float">
            <text:p>7110</text:p>
          </table:table-cell>
          <table:table-cell table:formula="of:=[.$L$4]+[.$M$4]*[.A562]+[.$N$4]*[.B562]+[.$O$4]*[.C562]+[.$P$4]*[.D562]" office:value-type="float" office:value="102" calcext:value-type="float">
            <text:p>102</text:p>
          </table:table-cell>
          <table:table-cell table:formula="of:=[.E562]-[.F562]" office:value-type="float" office:value="7008" calcext:value-type="float">
            <text:p>7008</text:p>
          </table:table-cell>
          <table:table-cell table:formula="of:=[.G562]*[.G562]" office:value-type="float" office:value="49112064" calcext:value-type="float">
            <text:p>49112064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170" calcext:value-type="float">
            <text:p>5170</text:p>
          </table:table-cell>
          <table:table-cell table:formula="of:=[.$L$4]+[.$M$4]*[.A563]+[.$N$4]*[.B563]+[.$O$4]*[.C563]+[.$P$4]*[.D563]" office:value-type="float" office:value="100" calcext:value-type="float">
            <text:p>100</text:p>
          </table:table-cell>
          <table:table-cell table:formula="of:=[.E563]-[.F563]" office:value-type="float" office:value="5070" calcext:value-type="float">
            <text:p>5070</text:p>
          </table:table-cell>
          <table:table-cell table:formula="of:=[.G563]*[.G563]" office:value-type="float" office:value="25704900" calcext:value-type="float">
            <text:p>25704900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480" calcext:value-type="float">
            <text:p>6480</text:p>
          </table:table-cell>
          <table:table-cell table:formula="of:=[.$L$4]+[.$M$4]*[.A564]+[.$N$4]*[.B564]+[.$O$4]*[.C564]+[.$P$4]*[.D564]" office:value-type="float" office:value="105" calcext:value-type="float">
            <text:p>105</text:p>
          </table:table-cell>
          <table:table-cell table:formula="of:=[.E564]-[.F564]" office:value-type="float" office:value="6375" calcext:value-type="float">
            <text:p>6375</text:p>
          </table:table-cell>
          <table:table-cell table:formula="of:=[.G564]*[.G564]" office:value-type="float" office:value="40640625" calcext:value-type="float">
            <text:p>40640625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830" calcext:value-type="float">
            <text:p>5830</text:p>
          </table:table-cell>
          <table:table-cell table:formula="of:=[.$L$4]+[.$M$4]*[.A565]+[.$N$4]*[.B565]+[.$O$4]*[.C565]+[.$P$4]*[.D565]" office:value-type="float" office:value="103" calcext:value-type="float">
            <text:p>103</text:p>
          </table:table-cell>
          <table:table-cell table:formula="of:=[.E565]-[.F565]" office:value-type="float" office:value="5727" calcext:value-type="float">
            <text:p>5727</text:p>
          </table:table-cell>
          <table:table-cell table:formula="of:=[.G565]*[.G565]" office:value-type="float" office:value="32798529" calcext:value-type="float">
            <text:p>32798529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400" calcext:value-type="float">
            <text:p>7400</text:p>
          </table:table-cell>
          <table:table-cell table:formula="of:=[.$L$4]+[.$M$4]*[.A566]+[.$N$4]*[.B566]+[.$O$4]*[.C566]+[.$P$4]*[.D566]" office:value-type="float" office:value="108" calcext:value-type="float">
            <text:p>108</text:p>
          </table:table-cell>
          <table:table-cell table:formula="of:=[.E566]-[.F566]" office:value-type="float" office:value="7292" calcext:value-type="float">
            <text:p>7292</text:p>
          </table:table-cell>
          <table:table-cell table:formula="of:=[.G566]*[.G566]" office:value-type="float" office:value="53173264" calcext:value-type="float">
            <text:p>53173264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580" calcext:value-type="float">
            <text:p>5580</text:p>
          </table:table-cell>
          <table:table-cell table:formula="of:=[.$L$4]+[.$M$4]*[.A567]+[.$N$4]*[.B567]+[.$O$4]*[.C567]+[.$P$4]*[.D567]" office:value-type="float" office:value="102" calcext:value-type="float">
            <text:p>102</text:p>
          </table:table-cell>
          <table:table-cell table:formula="of:=[.E567]-[.F567]" office:value-type="float" office:value="5478" calcext:value-type="float">
            <text:p>5478</text:p>
          </table:table-cell>
          <table:table-cell table:formula="of:=[.G567]*[.G567]" office:value-type="float" office:value="30008484" calcext:value-type="float">
            <text:p>30008484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610" calcext:value-type="float">
            <text:p>7610</text:p>
          </table:table-cell>
          <table:table-cell table:formula="of:=[.$L$4]+[.$M$4]*[.A568]+[.$N$4]*[.B568]+[.$O$4]*[.C568]+[.$P$4]*[.D568]" office:value-type="float" office:value="109" calcext:value-type="float">
            <text:p>109</text:p>
          </table:table-cell>
          <table:table-cell table:formula="of:=[.E568]-[.F568]" office:value-type="float" office:value="7501" calcext:value-type="float">
            <text:p>7501</text:p>
          </table:table-cell>
          <table:table-cell table:formula="of:=[.G568]*[.G568]" office:value-type="float" office:value="56265001" calcext:value-type="float">
            <text:p>56265001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000" calcext:value-type="float">
            <text:p>6000</text:p>
          </table:table-cell>
          <table:table-cell table:formula="of:=[.$L$4]+[.$M$4]*[.A569]+[.$N$4]*[.B569]+[.$O$4]*[.C569]+[.$P$4]*[.D569]" office:value-type="float" office:value="105" calcext:value-type="float">
            <text:p>105</text:p>
          </table:table-cell>
          <table:table-cell table:formula="of:=[.E569]-[.F569]" office:value-type="float" office:value="5895" calcext:value-type="float">
            <text:p>5895</text:p>
          </table:table-cell>
          <table:table-cell table:formula="of:=[.G569]*[.G569]" office:value-type="float" office:value="34751025" calcext:value-type="float">
            <text:p>34751025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530" calcext:value-type="float">
            <text:p>6530</text:p>
          </table:table-cell>
          <table:table-cell table:formula="of:=[.$L$4]+[.$M$4]*[.A570]+[.$N$4]*[.B570]+[.$O$4]*[.C570]+[.$P$4]*[.D570]" office:value-type="float" office:value="108" calcext:value-type="float">
            <text:p>108</text:p>
          </table:table-cell>
          <table:table-cell table:formula="of:=[.E570]-[.F570]" office:value-type="float" office:value="6422" calcext:value-type="float">
            <text:p>6422</text:p>
          </table:table-cell>
          <table:table-cell table:formula="of:=[.G570]*[.G570]" office:value-type="float" office:value="41242084" calcext:value-type="float">
            <text:p>41242084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180" calcext:value-type="float">
            <text:p>7180</text:p>
          </table:table-cell>
          <table:table-cell table:formula="of:=[.$L$4]+[.$M$4]*[.A571]+[.$N$4]*[.B571]+[.$O$4]*[.C571]+[.$P$4]*[.D571]" office:value-type="float" office:value="104" calcext:value-type="float">
            <text:p>104</text:p>
          </table:table-cell>
          <table:table-cell table:formula="of:=[.E571]-[.F571]" office:value-type="float" office:value="7076" calcext:value-type="float">
            <text:p>7076</text:p>
          </table:table-cell>
          <table:table-cell table:formula="of:=[.G571]*[.G571]" office:value-type="float" office:value="50069776" calcext:value-type="float">
            <text:p>50069776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220" calcext:value-type="float">
            <text:p>6220</text:p>
          </table:table-cell>
          <table:table-cell table:formula="of:=[.$L$4]+[.$M$4]*[.A572]+[.$N$4]*[.B572]+[.$O$4]*[.C572]+[.$P$4]*[.D572]" office:value-type="float" office:value="105" calcext:value-type="float">
            <text:p>105</text:p>
          </table:table-cell>
          <table:table-cell table:formula="of:=[.E572]-[.F572]" office:value-type="float" office:value="6115" calcext:value-type="float">
            <text:p>6115</text:p>
          </table:table-cell>
          <table:table-cell table:formula="of:=[.G572]*[.G572]" office:value-type="float" office:value="37393225" calcext:value-type="float">
            <text:p>37393225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460" calcext:value-type="float">
            <text:p>6460</text:p>
          </table:table-cell>
          <table:table-cell table:formula="of:=[.$L$4]+[.$M$4]*[.A573]+[.$N$4]*[.B573]+[.$O$4]*[.C573]+[.$P$4]*[.D573]" office:value-type="float" office:value="100" calcext:value-type="float">
            <text:p>100</text:p>
          </table:table-cell>
          <table:table-cell table:formula="of:=[.E573]-[.F573]" office:value-type="float" office:value="6360" calcext:value-type="float">
            <text:p>6360</text:p>
          </table:table-cell>
          <table:table-cell table:formula="of:=[.G573]*[.G573]" office:value-type="float" office:value="40449600" calcext:value-type="float">
            <text:p>4044960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080" calcext:value-type="float">
            <text:p>6080</text:p>
          </table:table-cell>
          <table:table-cell table:formula="of:=[.$L$4]+[.$M$4]*[.A574]+[.$N$4]*[.B574]+[.$O$4]*[.C574]+[.$P$4]*[.D574]" office:value-type="float" office:value="109" calcext:value-type="float">
            <text:p>109</text:p>
          </table:table-cell>
          <table:table-cell table:formula="of:=[.E574]-[.F574]" office:value-type="float" office:value="5971" calcext:value-type="float">
            <text:p>5971</text:p>
          </table:table-cell>
          <table:table-cell table:formula="of:=[.G574]*[.G574]" office:value-type="float" office:value="35652841" calcext:value-type="float">
            <text:p>35652841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10" calcext:value-type="float">
            <text:p>6010</text:p>
          </table:table-cell>
          <table:table-cell table:formula="of:=[.$L$4]+[.$M$4]*[.A575]+[.$N$4]*[.B575]+[.$O$4]*[.C575]+[.$P$4]*[.D575]" office:value-type="float" office:value="100" calcext:value-type="float">
            <text:p>100</text:p>
          </table:table-cell>
          <table:table-cell table:formula="of:=[.E575]-[.F575]" office:value-type="float" office:value="5910" calcext:value-type="float">
            <text:p>5910</text:p>
          </table:table-cell>
          <table:table-cell table:formula="of:=[.G575]*[.G575]" office:value-type="float" office:value="34928100" calcext:value-type="float">
            <text:p>34928100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570" calcext:value-type="float">
            <text:p>7570</text:p>
          </table:table-cell>
          <table:table-cell table:formula="of:=[.$L$4]+[.$M$4]*[.A576]+[.$N$4]*[.B576]+[.$O$4]*[.C576]+[.$P$4]*[.D576]" office:value-type="float" office:value="107" calcext:value-type="float">
            <text:p>107</text:p>
          </table:table-cell>
          <table:table-cell table:formula="of:=[.E576]-[.F576]" office:value-type="float" office:value="7463" calcext:value-type="float">
            <text:p>7463</text:p>
          </table:table-cell>
          <table:table-cell table:formula="of:=[.G576]*[.G576]" office:value-type="float" office:value="55696369" calcext:value-type="float">
            <text:p>55696369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570" calcext:value-type="float">
            <text:p>5570</text:p>
          </table:table-cell>
          <table:table-cell table:formula="of:=[.$L$4]+[.$M$4]*[.A577]+[.$N$4]*[.B577]+[.$O$4]*[.C577]+[.$P$4]*[.D577]" office:value-type="float" office:value="102" calcext:value-type="float">
            <text:p>102</text:p>
          </table:table-cell>
          <table:table-cell table:formula="of:=[.E577]-[.F577]" office:value-type="float" office:value="5468" calcext:value-type="float">
            <text:p>5468</text:p>
          </table:table-cell>
          <table:table-cell table:formula="of:=[.G577]*[.G577]" office:value-type="float" office:value="29899024" calcext:value-type="float">
            <text:p>29899024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860" calcext:value-type="float">
            <text:p>5860</text:p>
          </table:table-cell>
          <table:table-cell table:formula="of:=[.$L$4]+[.$M$4]*[.A578]+[.$N$4]*[.B578]+[.$O$4]*[.C578]+[.$P$4]*[.D578]" office:value-type="float" office:value="107" calcext:value-type="float">
            <text:p>107</text:p>
          </table:table-cell>
          <table:table-cell table:formula="of:=[.E578]-[.F578]" office:value-type="float" office:value="5753" calcext:value-type="float">
            <text:p>5753</text:p>
          </table:table-cell>
          <table:table-cell table:formula="of:=[.G578]*[.G578]" office:value-type="float" office:value="33097009" calcext:value-type="float">
            <text:p>33097009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800" calcext:value-type="float">
            <text:p>6800</text:p>
          </table:table-cell>
          <table:table-cell table:formula="of:=[.$L$4]+[.$M$4]*[.A579]+[.$N$4]*[.B579]+[.$O$4]*[.C579]+[.$P$4]*[.D579]" office:value-type="float" office:value="106" calcext:value-type="float">
            <text:p>106</text:p>
          </table:table-cell>
          <table:table-cell table:formula="of:=[.E579]-[.F579]" office:value-type="float" office:value="6694" calcext:value-type="float">
            <text:p>6694</text:p>
          </table:table-cell>
          <table:table-cell table:formula="of:=[.G579]*[.G579]" office:value-type="float" office:value="44809636" calcext:value-type="float">
            <text:p>44809636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970" calcext:value-type="float">
            <text:p>5970</text:p>
          </table:table-cell>
          <table:table-cell table:formula="of:=[.$L$4]+[.$M$4]*[.A580]+[.$N$4]*[.B580]+[.$O$4]*[.C580]+[.$P$4]*[.D580]" office:value-type="float" office:value="101" calcext:value-type="float">
            <text:p>101</text:p>
          </table:table-cell>
          <table:table-cell table:formula="of:=[.E580]-[.F580]" office:value-type="float" office:value="5869" calcext:value-type="float">
            <text:p>5869</text:p>
          </table:table-cell>
          <table:table-cell table:formula="of:=[.G580]*[.G580]" office:value-type="float" office:value="34445161" calcext:value-type="float">
            <text:p>34445161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030" calcext:value-type="float">
            <text:p>6030</text:p>
          </table:table-cell>
          <table:table-cell table:formula="of:=[.$L$4]+[.$M$4]*[.A581]+[.$N$4]*[.B581]+[.$O$4]*[.C581]+[.$P$4]*[.D581]" office:value-type="float" office:value="110" calcext:value-type="float">
            <text:p>110</text:p>
          </table:table-cell>
          <table:table-cell table:formula="of:=[.E581]-[.F581]" office:value-type="float" office:value="5920" calcext:value-type="float">
            <text:p>5920</text:p>
          </table:table-cell>
          <table:table-cell table:formula="of:=[.G581]*[.G581]" office:value-type="float" office:value="35046400" calcext:value-type="float">
            <text:p>3504640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840" calcext:value-type="float">
            <text:p>6840</text:p>
          </table:table-cell>
          <table:table-cell table:formula="of:=[.$L$4]+[.$M$4]*[.A582]+[.$N$4]*[.B582]+[.$O$4]*[.C582]+[.$P$4]*[.D582]" office:value-type="float" office:value="109" calcext:value-type="float">
            <text:p>109</text:p>
          </table:table-cell>
          <table:table-cell table:formula="of:=[.E582]-[.F582]" office:value-type="float" office:value="6731" calcext:value-type="float">
            <text:p>6731</text:p>
          </table:table-cell>
          <table:table-cell table:formula="of:=[.G582]*[.G582]" office:value-type="float" office:value="45306361" calcext:value-type="float">
            <text:p>45306361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10" calcext:value-type="float">
            <text:p>5310</text:p>
          </table:table-cell>
          <table:table-cell table:formula="of:=[.$L$4]+[.$M$4]*[.A583]+[.$N$4]*[.B583]+[.$O$4]*[.C583]+[.$P$4]*[.D583]" office:value-type="float" office:value="100" calcext:value-type="float">
            <text:p>100</text:p>
          </table:table-cell>
          <table:table-cell table:formula="of:=[.E583]-[.F583]" office:value-type="float" office:value="5210" calcext:value-type="float">
            <text:p>5210</text:p>
          </table:table-cell>
          <table:table-cell table:formula="of:=[.G583]*[.G583]" office:value-type="float" office:value="27144100" calcext:value-type="float">
            <text:p>27144100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860" calcext:value-type="float">
            <text:p>6860</text:p>
          </table:table-cell>
          <table:table-cell table:formula="of:=[.$L$4]+[.$M$4]*[.A584]+[.$N$4]*[.B584]+[.$O$4]*[.C584]+[.$P$4]*[.D584]" office:value-type="float" office:value="104" calcext:value-type="float">
            <text:p>104</text:p>
          </table:table-cell>
          <table:table-cell table:formula="of:=[.E584]-[.F584]" office:value-type="float" office:value="6756" calcext:value-type="float">
            <text:p>6756</text:p>
          </table:table-cell>
          <table:table-cell table:formula="of:=[.G584]*[.G584]" office:value-type="float" office:value="45643536" calcext:value-type="float">
            <text:p>45643536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610" calcext:value-type="float">
            <text:p>7610</text:p>
          </table:table-cell>
          <table:table-cell table:formula="of:=[.$L$4]+[.$M$4]*[.A585]+[.$N$4]*[.B585]+[.$O$4]*[.C585]+[.$P$4]*[.D585]" office:value-type="float" office:value="110" calcext:value-type="float">
            <text:p>110</text:p>
          </table:table-cell>
          <table:table-cell table:formula="of:=[.E585]-[.F585]" office:value-type="float" office:value="7500" calcext:value-type="float">
            <text:p>7500</text:p>
          </table:table-cell>
          <table:table-cell table:formula="of:=[.G585]*[.G585]" office:value-type="float" office:value="56250000" calcext:value-type="float">
            <text:p>56250000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6530" calcext:value-type="float">
            <text:p>6530</text:p>
          </table:table-cell>
          <table:table-cell table:formula="of:=[.$L$4]+[.$M$4]*[.A586]+[.$N$4]*[.B586]+[.$O$4]*[.C586]+[.$P$4]*[.D586]" office:value-type="float" office:value="106" calcext:value-type="float">
            <text:p>106</text:p>
          </table:table-cell>
          <table:table-cell table:formula="of:=[.E586]-[.F586]" office:value-type="float" office:value="6424" calcext:value-type="float">
            <text:p>6424</text:p>
          </table:table-cell>
          <table:table-cell table:formula="of:=[.G586]*[.G586]" office:value-type="float" office:value="41267776" calcext:value-type="float">
            <text:p>41267776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090" calcext:value-type="float">
            <text:p>6090</text:p>
          </table:table-cell>
          <table:table-cell table:formula="of:=[.$L$4]+[.$M$4]*[.A587]+[.$N$4]*[.B587]+[.$O$4]*[.C587]+[.$P$4]*[.D587]" office:value-type="float" office:value="107" calcext:value-type="float">
            <text:p>107</text:p>
          </table:table-cell>
          <table:table-cell table:formula="of:=[.E587]-[.F587]" office:value-type="float" office:value="5983" calcext:value-type="float">
            <text:p>5983</text:p>
          </table:table-cell>
          <table:table-cell table:formula="of:=[.G587]*[.G587]" office:value-type="float" office:value="35796289" calcext:value-type="float">
            <text:p>35796289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760" calcext:value-type="float">
            <text:p>5760</text:p>
          </table:table-cell>
          <table:table-cell table:formula="of:=[.$L$4]+[.$M$4]*[.A588]+[.$N$4]*[.B588]+[.$O$4]*[.C588]+[.$P$4]*[.D588]" office:value-type="float" office:value="101" calcext:value-type="float">
            <text:p>101</text:p>
          </table:table-cell>
          <table:table-cell table:formula="of:=[.E588]-[.F588]" office:value-type="float" office:value="5659" calcext:value-type="float">
            <text:p>5659</text:p>
          </table:table-cell>
          <table:table-cell table:formula="of:=[.G588]*[.G588]" office:value-type="float" office:value="32024281" calcext:value-type="float">
            <text:p>32024281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630" calcext:value-type="float">
            <text:p>6630</text:p>
          </table:table-cell>
          <table:table-cell table:formula="of:=[.$L$4]+[.$M$4]*[.A589]+[.$N$4]*[.B589]+[.$O$4]*[.C589]+[.$P$4]*[.D589]" office:value-type="float" office:value="107" calcext:value-type="float">
            <text:p>107</text:p>
          </table:table-cell>
          <table:table-cell table:formula="of:=[.E589]-[.F589]" office:value-type="float" office:value="6523" calcext:value-type="float">
            <text:p>6523</text:p>
          </table:table-cell>
          <table:table-cell table:formula="of:=[.G589]*[.G589]" office:value-type="float" office:value="42549529" calcext:value-type="float">
            <text:p>42549529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980" calcext:value-type="float">
            <text:p>4980</text:p>
          </table:table-cell>
          <table:table-cell table:formula="of:=[.$L$4]+[.$M$4]*[.A590]+[.$N$4]*[.B590]+[.$O$4]*[.C590]+[.$P$4]*[.D590]" office:value-type="float" office:value="100" calcext:value-type="float">
            <text:p>100</text:p>
          </table:table-cell>
          <table:table-cell table:formula="of:=[.E590]-[.F590]" office:value-type="float" office:value="4880" calcext:value-type="float">
            <text:p>4880</text:p>
          </table:table-cell>
          <table:table-cell table:formula="of:=[.G590]*[.G590]" office:value-type="float" office:value="23814400" calcext:value-type="float">
            <text:p>2381440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730" calcext:value-type="float">
            <text:p>6730</text:p>
          </table:table-cell>
          <table:table-cell table:formula="of:=[.$L$4]+[.$M$4]*[.A591]+[.$N$4]*[.B591]+[.$O$4]*[.C591]+[.$P$4]*[.D591]" office:value-type="float" office:value="109" calcext:value-type="float">
            <text:p>109</text:p>
          </table:table-cell>
          <table:table-cell table:formula="of:=[.E591]-[.F591]" office:value-type="float" office:value="6621" calcext:value-type="float">
            <text:p>6621</text:p>
          </table:table-cell>
          <table:table-cell table:formula="of:=[.G591]*[.G591]" office:value-type="float" office:value="43837641" calcext:value-type="float">
            <text:p>43837641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200" calcext:value-type="float">
            <text:p>6200</text:p>
          </table:table-cell>
          <table:table-cell table:formula="of:=[.$L$4]+[.$M$4]*[.A592]+[.$N$4]*[.B592]+[.$O$4]*[.C592]+[.$P$4]*[.D592]" office:value-type="float" office:value="102" calcext:value-type="float">
            <text:p>102</text:p>
          </table:table-cell>
          <table:table-cell table:formula="of:=[.E592]-[.F592]" office:value-type="float" office:value="6098" calcext:value-type="float">
            <text:p>6098</text:p>
          </table:table-cell>
          <table:table-cell table:formula="of:=[.G592]*[.G592]" office:value-type="float" office:value="37185604" calcext:value-type="float">
            <text:p>37185604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480" calcext:value-type="float">
            <text:p>5480</text:p>
          </table:table-cell>
          <table:table-cell table:formula="of:=[.$L$4]+[.$M$4]*[.A593]+[.$N$4]*[.B593]+[.$O$4]*[.C593]+[.$P$4]*[.D593]" office:value-type="float" office:value="103" calcext:value-type="float">
            <text:p>103</text:p>
          </table:table-cell>
          <table:table-cell table:formula="of:=[.E593]-[.F593]" office:value-type="float" office:value="5377" calcext:value-type="float">
            <text:p>5377</text:p>
          </table:table-cell>
          <table:table-cell table:formula="of:=[.G593]*[.G593]" office:value-type="float" office:value="28912129" calcext:value-type="float">
            <text:p>28912129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500" calcext:value-type="float">
            <text:p>6500</text:p>
          </table:table-cell>
          <table:table-cell table:formula="of:=[.$L$4]+[.$M$4]*[.A594]+[.$N$4]*[.B594]+[.$O$4]*[.C594]+[.$P$4]*[.D594]" office:value-type="float" office:value="105" calcext:value-type="float">
            <text:p>105</text:p>
          </table:table-cell>
          <table:table-cell table:formula="of:=[.E594]-[.F594]" office:value-type="float" office:value="6395" calcext:value-type="float">
            <text:p>6395</text:p>
          </table:table-cell>
          <table:table-cell table:formula="of:=[.G594]*[.G594]" office:value-type="float" office:value="40896025" calcext:value-type="float">
            <text:p>40896025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600" calcext:value-type="float">
            <text:p>6600</text:p>
          </table:table-cell>
          <table:table-cell table:formula="of:=[.$L$4]+[.$M$4]*[.A595]+[.$N$4]*[.B595]+[.$O$4]*[.C595]+[.$P$4]*[.D595]" office:value-type="float" office:value="100" calcext:value-type="float">
            <text:p>100</text:p>
          </table:table-cell>
          <table:table-cell table:formula="of:=[.E595]-[.F595]" office:value-type="float" office:value="6500" calcext:value-type="float">
            <text:p>6500</text:p>
          </table:table-cell>
          <table:table-cell table:formula="of:=[.G595]*[.G595]" office:value-type="float" office:value="42250000" calcext:value-type="float">
            <text:p>4225000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100" calcext:value-type="float">
            <text:p>6100</text:p>
          </table:table-cell>
          <table:table-cell table:formula="of:=[.$L$4]+[.$M$4]*[.A596]+[.$N$4]*[.B596]+[.$O$4]*[.C596]+[.$P$4]*[.D596]" office:value-type="float" office:value="103" calcext:value-type="float">
            <text:p>103</text:p>
          </table:table-cell>
          <table:table-cell table:formula="of:=[.E596]-[.F596]" office:value-type="float" office:value="5997" calcext:value-type="float">
            <text:p>5997</text:p>
          </table:table-cell>
          <table:table-cell table:formula="of:=[.G596]*[.G596]" office:value-type="float" office:value="35964009" calcext:value-type="float">
            <text:p>35964009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430" calcext:value-type="float">
            <text:p>6430</text:p>
          </table:table-cell>
          <table:table-cell table:formula="of:=[.$L$4]+[.$M$4]*[.A597]+[.$N$4]*[.B597]+[.$O$4]*[.C597]+[.$P$4]*[.D597]" office:value-type="float" office:value="106" calcext:value-type="float">
            <text:p>106</text:p>
          </table:table-cell>
          <table:table-cell table:formula="of:=[.E597]-[.F597]" office:value-type="float" office:value="6324" calcext:value-type="float">
            <text:p>6324</text:p>
          </table:table-cell>
          <table:table-cell table:formula="of:=[.G597]*[.G597]" office:value-type="float" office:value="39992976" calcext:value-type="float">
            <text:p>39992976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680" calcext:value-type="float">
            <text:p>6680</text:p>
          </table:table-cell>
          <table:table-cell table:formula="of:=[.$L$4]+[.$M$4]*[.A598]+[.$N$4]*[.B598]+[.$O$4]*[.C598]+[.$P$4]*[.D598]" office:value-type="float" office:value="105" calcext:value-type="float">
            <text:p>105</text:p>
          </table:table-cell>
          <table:table-cell table:formula="of:=[.E598]-[.F598]" office:value-type="float" office:value="6575" calcext:value-type="float">
            <text:p>6575</text:p>
          </table:table-cell>
          <table:table-cell table:formula="of:=[.G598]*[.G598]" office:value-type="float" office:value="43230625" calcext:value-type="float">
            <text:p>43230625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350" calcext:value-type="float">
            <text:p>7350</text:p>
          </table:table-cell>
          <table:table-cell table:formula="of:=[.$L$4]+[.$M$4]*[.A599]+[.$N$4]*[.B599]+[.$O$4]*[.C599]+[.$P$4]*[.D599]" office:value-type="float" office:value="107" calcext:value-type="float">
            <text:p>107</text:p>
          </table:table-cell>
          <table:table-cell table:formula="of:=[.E599]-[.F599]" office:value-type="float" office:value="7243" calcext:value-type="float">
            <text:p>7243</text:p>
          </table:table-cell>
          <table:table-cell table:formula="of:=[.G599]*[.G599]" office:value-type="float" office:value="52461049" calcext:value-type="float">
            <text:p>52461049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820" calcext:value-type="float">
            <text:p>6820</text:p>
          </table:table-cell>
          <table:table-cell table:formula="of:=[.$L$4]+[.$M$4]*[.A600]+[.$N$4]*[.B600]+[.$O$4]*[.C600]+[.$P$4]*[.D600]" office:value-type="float" office:value="101" calcext:value-type="float">
            <text:p>101</text:p>
          </table:table-cell>
          <table:table-cell table:formula="of:=[.E600]-[.F600]" office:value-type="float" office:value="6719" calcext:value-type="float">
            <text:p>6719</text:p>
          </table:table-cell>
          <table:table-cell table:formula="of:=[.G600]*[.G600]" office:value-type="float" office:value="45144961" calcext:value-type="float">
            <text:p>45144961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80" calcext:value-type="float">
            <text:p>6080</text:p>
          </table:table-cell>
          <table:table-cell table:formula="of:=[.$L$4]+[.$M$4]*[.A601]+[.$N$4]*[.B601]+[.$O$4]*[.C601]+[.$P$4]*[.D601]" office:value-type="float" office:value="100" calcext:value-type="float">
            <text:p>100</text:p>
          </table:table-cell>
          <table:table-cell table:formula="of:=[.E601]-[.F601]" office:value-type="float" office:value="5980" calcext:value-type="float">
            <text:p>5980</text:p>
          </table:table-cell>
          <table:table-cell table:formula="of:=[.G601]*[.G601]" office:value-type="float" office:value="35760400" calcext:value-type="float">
            <text:p>3576040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660" calcext:value-type="float">
            <text:p>5660</text:p>
          </table:table-cell>
          <table:table-cell table:formula="of:=[.$L$4]+[.$M$4]*[.A602]+[.$N$4]*[.B602]+[.$O$4]*[.C602]+[.$P$4]*[.D602]" office:value-type="float" office:value="100" calcext:value-type="float">
            <text:p>100</text:p>
          </table:table-cell>
          <table:table-cell table:formula="of:=[.E602]-[.F602]" office:value-type="float" office:value="5560" calcext:value-type="float">
            <text:p>5560</text:p>
          </table:table-cell>
          <table:table-cell table:formula="of:=[.G602]*[.G602]" office:value-type="float" office:value="30913600" calcext:value-type="float">
            <text:p>30913600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340" calcext:value-type="float">
            <text:p>5340</text:p>
          </table:table-cell>
          <table:table-cell table:formula="of:=[.$L$4]+[.$M$4]*[.A603]+[.$N$4]*[.B603]+[.$O$4]*[.C603]+[.$P$4]*[.D603]" office:value-type="float" office:value="101" calcext:value-type="float">
            <text:p>101</text:p>
          </table:table-cell>
          <table:table-cell table:formula="of:=[.E603]-[.F603]" office:value-type="float" office:value="5239" calcext:value-type="float">
            <text:p>5239</text:p>
          </table:table-cell>
          <table:table-cell table:formula="of:=[.G603]*[.G603]" office:value-type="float" office:value="27447121" calcext:value-type="float">
            <text:p>27447121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650" calcext:value-type="float">
            <text:p>6650</text:p>
          </table:table-cell>
          <table:table-cell table:formula="of:=[.$L$4]+[.$M$4]*[.A604]+[.$N$4]*[.B604]+[.$O$4]*[.C604]+[.$P$4]*[.D604]" office:value-type="float" office:value="110" calcext:value-type="float">
            <text:p>110</text:p>
          </table:table-cell>
          <table:table-cell table:formula="of:=[.E604]-[.F604]" office:value-type="float" office:value="6540" calcext:value-type="float">
            <text:p>6540</text:p>
          </table:table-cell>
          <table:table-cell table:formula="of:=[.G604]*[.G604]" office:value-type="float" office:value="42771600" calcext:value-type="float">
            <text:p>4277160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380" calcext:value-type="float">
            <text:p>6380</text:p>
          </table:table-cell>
          <table:table-cell table:formula="of:=[.$L$4]+[.$M$4]*[.A605]+[.$N$4]*[.B605]+[.$O$4]*[.C605]+[.$P$4]*[.D605]" office:value-type="float" office:value="105" calcext:value-type="float">
            <text:p>105</text:p>
          </table:table-cell>
          <table:table-cell table:formula="of:=[.E605]-[.F605]" office:value-type="float" office:value="6275" calcext:value-type="float">
            <text:p>6275</text:p>
          </table:table-cell>
          <table:table-cell table:formula="of:=[.G605]*[.G605]" office:value-type="float" office:value="39375625" calcext:value-type="float">
            <text:p>39375625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210" calcext:value-type="float">
            <text:p>6210</text:p>
          </table:table-cell>
          <table:table-cell table:formula="of:=[.$L$4]+[.$M$4]*[.A606]+[.$N$4]*[.B606]+[.$O$4]*[.C606]+[.$P$4]*[.D606]" office:value-type="float" office:value="101" calcext:value-type="float">
            <text:p>101</text:p>
          </table:table-cell>
          <table:table-cell table:formula="of:=[.E606]-[.F606]" office:value-type="float" office:value="6109" calcext:value-type="float">
            <text:p>6109</text:p>
          </table:table-cell>
          <table:table-cell table:formula="of:=[.G606]*[.G606]" office:value-type="float" office:value="37319881" calcext:value-type="float">
            <text:p>37319881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290" calcext:value-type="float">
            <text:p>7290</text:p>
          </table:table-cell>
          <table:table-cell table:formula="of:=[.$L$4]+[.$M$4]*[.A607]+[.$N$4]*[.B607]+[.$O$4]*[.C607]+[.$P$4]*[.D607]" office:value-type="float" office:value="106" calcext:value-type="float">
            <text:p>106</text:p>
          </table:table-cell>
          <table:table-cell table:formula="of:=[.E607]-[.F607]" office:value-type="float" office:value="7184" calcext:value-type="float">
            <text:p>7184</text:p>
          </table:table-cell>
          <table:table-cell table:formula="of:=[.G607]*[.G607]" office:value-type="float" office:value="51609856" calcext:value-type="float">
            <text:p>51609856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220" calcext:value-type="float">
            <text:p>7220</text:p>
          </table:table-cell>
          <table:table-cell table:formula="of:=[.$L$4]+[.$M$4]*[.A608]+[.$N$4]*[.B608]+[.$O$4]*[.C608]+[.$P$4]*[.D608]" office:value-type="float" office:value="105" calcext:value-type="float">
            <text:p>105</text:p>
          </table:table-cell>
          <table:table-cell table:formula="of:=[.E608]-[.F608]" office:value-type="float" office:value="7115" calcext:value-type="float">
            <text:p>7115</text:p>
          </table:table-cell>
          <table:table-cell table:formula="of:=[.G608]*[.G608]" office:value-type="float" office:value="50623225" calcext:value-type="float">
            <text:p>50623225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910" calcext:value-type="float">
            <text:p>5910</text:p>
          </table:table-cell>
          <table:table-cell table:formula="of:=[.$L$4]+[.$M$4]*[.A609]+[.$N$4]*[.B609]+[.$O$4]*[.C609]+[.$P$4]*[.D609]" office:value-type="float" office:value="110" calcext:value-type="float">
            <text:p>110</text:p>
          </table:table-cell>
          <table:table-cell table:formula="of:=[.E609]-[.F609]" office:value-type="float" office:value="5800" calcext:value-type="float">
            <text:p>5800</text:p>
          </table:table-cell>
          <table:table-cell table:formula="of:=[.G609]*[.G609]" office:value-type="float" office:value="33640000" calcext:value-type="float">
            <text:p>33640000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190" calcext:value-type="float">
            <text:p>7190</text:p>
          </table:table-cell>
          <table:table-cell table:formula="of:=[.$L$4]+[.$M$4]*[.A610]+[.$N$4]*[.B610]+[.$O$4]*[.C610]+[.$P$4]*[.D610]" office:value-type="float" office:value="109" calcext:value-type="float">
            <text:p>109</text:p>
          </table:table-cell>
          <table:table-cell table:formula="of:=[.E610]-[.F610]" office:value-type="float" office:value="7081" calcext:value-type="float">
            <text:p>7081</text:p>
          </table:table-cell>
          <table:table-cell table:formula="of:=[.G610]*[.G610]" office:value-type="float" office:value="50140561" calcext:value-type="float">
            <text:p>50140561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260" calcext:value-type="float">
            <text:p>7260</text:p>
          </table:table-cell>
          <table:table-cell table:formula="of:=[.$L$4]+[.$M$4]*[.A611]+[.$N$4]*[.B611]+[.$O$4]*[.C611]+[.$P$4]*[.D611]" office:value-type="float" office:value="107" calcext:value-type="float">
            <text:p>107</text:p>
          </table:table-cell>
          <table:table-cell table:formula="of:=[.E611]-[.F611]" office:value-type="float" office:value="7153" calcext:value-type="float">
            <text:p>7153</text:p>
          </table:table-cell>
          <table:table-cell table:formula="of:=[.G611]*[.G611]" office:value-type="float" office:value="51165409" calcext:value-type="float">
            <text:p>51165409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780" calcext:value-type="float">
            <text:p>6780</text:p>
          </table:table-cell>
          <table:table-cell table:formula="of:=[.$L$4]+[.$M$4]*[.A612]+[.$N$4]*[.B612]+[.$O$4]*[.C612]+[.$P$4]*[.D612]" office:value-type="float" office:value="108" calcext:value-type="float">
            <text:p>108</text:p>
          </table:table-cell>
          <table:table-cell table:formula="of:=[.E612]-[.F612]" office:value-type="float" office:value="6672" calcext:value-type="float">
            <text:p>6672</text:p>
          </table:table-cell>
          <table:table-cell table:formula="of:=[.G612]*[.G612]" office:value-type="float" office:value="44515584" calcext:value-type="float">
            <text:p>44515584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260" calcext:value-type="float">
            <text:p>7260</text:p>
          </table:table-cell>
          <table:table-cell table:formula="of:=[.$L$4]+[.$M$4]*[.A613]+[.$N$4]*[.B613]+[.$O$4]*[.C613]+[.$P$4]*[.D613]" office:value-type="float" office:value="107" calcext:value-type="float">
            <text:p>107</text:p>
          </table:table-cell>
          <table:table-cell table:formula="of:=[.E613]-[.F613]" office:value-type="float" office:value="7153" calcext:value-type="float">
            <text:p>7153</text:p>
          </table:table-cell>
          <table:table-cell table:formula="of:=[.G613]*[.G613]" office:value-type="float" office:value="51165409" calcext:value-type="float">
            <text:p>51165409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620" calcext:value-type="float">
            <text:p>6620</text:p>
          </table:table-cell>
          <table:table-cell table:formula="of:=[.$L$4]+[.$M$4]*[.A614]+[.$N$4]*[.B614]+[.$O$4]*[.C614]+[.$P$4]*[.D614]" office:value-type="float" office:value="103" calcext:value-type="float">
            <text:p>103</text:p>
          </table:table-cell>
          <table:table-cell table:formula="of:=[.E614]-[.F614]" office:value-type="float" office:value="6517" calcext:value-type="float">
            <text:p>6517</text:p>
          </table:table-cell>
          <table:table-cell table:formula="of:=[.G614]*[.G614]" office:value-type="float" office:value="42471289" calcext:value-type="float">
            <text:p>42471289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970" calcext:value-type="float">
            <text:p>5970</text:p>
          </table:table-cell>
          <table:table-cell table:formula="of:=[.$L$4]+[.$M$4]*[.A615]+[.$N$4]*[.B615]+[.$O$4]*[.C615]+[.$P$4]*[.D615]" office:value-type="float" office:value="100" calcext:value-type="float">
            <text:p>100</text:p>
          </table:table-cell>
          <table:table-cell table:formula="of:=[.E615]-[.F615]" office:value-type="float" office:value="5870" calcext:value-type="float">
            <text:p>5870</text:p>
          </table:table-cell>
          <table:table-cell table:formula="of:=[.G615]*[.G615]" office:value-type="float" office:value="34456900" calcext:value-type="float">
            <text:p>34456900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530" calcext:value-type="float">
            <text:p>6530</text:p>
          </table:table-cell>
          <table:table-cell table:formula="of:=[.$L$4]+[.$M$4]*[.A616]+[.$N$4]*[.B616]+[.$O$4]*[.C616]+[.$P$4]*[.D616]" office:value-type="float" office:value="101" calcext:value-type="float">
            <text:p>101</text:p>
          </table:table-cell>
          <table:table-cell table:formula="of:=[.E616]-[.F616]" office:value-type="float" office:value="6429" calcext:value-type="float">
            <text:p>6429</text:p>
          </table:table-cell>
          <table:table-cell table:formula="of:=[.G616]*[.G616]" office:value-type="float" office:value="41332041" calcext:value-type="float">
            <text:p>41332041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890" calcext:value-type="float">
            <text:p>6890</text:p>
          </table:table-cell>
          <table:table-cell table:formula="of:=[.$L$4]+[.$M$4]*[.A617]+[.$N$4]*[.B617]+[.$O$4]*[.C617]+[.$P$4]*[.D617]" office:value-type="float" office:value="110" calcext:value-type="float">
            <text:p>110</text:p>
          </table:table-cell>
          <table:table-cell table:formula="of:=[.E617]-[.F617]" office:value-type="float" office:value="6780" calcext:value-type="float">
            <text:p>6780</text:p>
          </table:table-cell>
          <table:table-cell table:formula="of:=[.G617]*[.G617]" office:value-type="float" office:value="45968400" calcext:value-type="float">
            <text:p>4596840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450" calcext:value-type="float">
            <text:p>6450</text:p>
          </table:table-cell>
          <table:table-cell table:formula="of:=[.$L$4]+[.$M$4]*[.A618]+[.$N$4]*[.B618]+[.$O$4]*[.C618]+[.$P$4]*[.D618]" office:value-type="float" office:value="107" calcext:value-type="float">
            <text:p>107</text:p>
          </table:table-cell>
          <table:table-cell table:formula="of:=[.E618]-[.F618]" office:value-type="float" office:value="6343" calcext:value-type="float">
            <text:p>6343</text:p>
          </table:table-cell>
          <table:table-cell table:formula="of:=[.G618]*[.G618]" office:value-type="float" office:value="40233649" calcext:value-type="float">
            <text:p>40233649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650" calcext:value-type="float">
            <text:p>6650</text:p>
          </table:table-cell>
          <table:table-cell table:formula="of:=[.$L$4]+[.$M$4]*[.A619]+[.$N$4]*[.B619]+[.$O$4]*[.C619]+[.$P$4]*[.D619]" office:value-type="float" office:value="105" calcext:value-type="float">
            <text:p>105</text:p>
          </table:table-cell>
          <table:table-cell table:formula="of:=[.E619]-[.F619]" office:value-type="float" office:value="6545" calcext:value-type="float">
            <text:p>6545</text:p>
          </table:table-cell>
          <table:table-cell table:formula="of:=[.G619]*[.G619]" office:value-type="float" office:value="42837025" calcext:value-type="float">
            <text:p>42837025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680" calcext:value-type="float">
            <text:p>5680</text:p>
          </table:table-cell>
          <table:table-cell table:formula="of:=[.$L$4]+[.$M$4]*[.A620]+[.$N$4]*[.B620]+[.$O$4]*[.C620]+[.$P$4]*[.D620]" office:value-type="float" office:value="101" calcext:value-type="float">
            <text:p>101</text:p>
          </table:table-cell>
          <table:table-cell table:formula="of:=[.E620]-[.F620]" office:value-type="float" office:value="5579" calcext:value-type="float">
            <text:p>5579</text:p>
          </table:table-cell>
          <table:table-cell table:formula="of:=[.G620]*[.G620]" office:value-type="float" office:value="31125241" calcext:value-type="float">
            <text:p>31125241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770" calcext:value-type="float">
            <text:p>5770</text:p>
          </table:table-cell>
          <table:table-cell table:formula="of:=[.$L$4]+[.$M$4]*[.A621]+[.$N$4]*[.B621]+[.$O$4]*[.C621]+[.$P$4]*[.D621]" office:value-type="float" office:value="107" calcext:value-type="float">
            <text:p>107</text:p>
          </table:table-cell>
          <table:table-cell table:formula="of:=[.E621]-[.F621]" office:value-type="float" office:value="5663" calcext:value-type="float">
            <text:p>5663</text:p>
          </table:table-cell>
          <table:table-cell table:formula="of:=[.G621]*[.G621]" office:value-type="float" office:value="32069569" calcext:value-type="float">
            <text:p>32069569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170" calcext:value-type="float">
            <text:p>7170</text:p>
          </table:table-cell>
          <table:table-cell table:formula="of:=[.$L$4]+[.$M$4]*[.A622]+[.$N$4]*[.B622]+[.$O$4]*[.C622]+[.$P$4]*[.D622]" office:value-type="float" office:value="110" calcext:value-type="float">
            <text:p>110</text:p>
          </table:table-cell>
          <table:table-cell table:formula="of:=[.E622]-[.F622]" office:value-type="float" office:value="7060" calcext:value-type="float">
            <text:p>7060</text:p>
          </table:table-cell>
          <table:table-cell table:formula="of:=[.G622]*[.G622]" office:value-type="float" office:value="49843600" calcext:value-type="float">
            <text:p>4984360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180" calcext:value-type="float">
            <text:p>6180</text:p>
          </table:table-cell>
          <table:table-cell table:formula="of:=[.$L$4]+[.$M$4]*[.A623]+[.$N$4]*[.B623]+[.$O$4]*[.C623]+[.$P$4]*[.D623]" office:value-type="float" office:value="109" calcext:value-type="float">
            <text:p>109</text:p>
          </table:table-cell>
          <table:table-cell table:formula="of:=[.E623]-[.F623]" office:value-type="float" office:value="6071" calcext:value-type="float">
            <text:p>6071</text:p>
          </table:table-cell>
          <table:table-cell table:formula="of:=[.G623]*[.G623]" office:value-type="float" office:value="36857041" calcext:value-type="float">
            <text:p>36857041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710" calcext:value-type="float">
            <text:p>6710</text:p>
          </table:table-cell>
          <table:table-cell table:formula="of:=[.$L$4]+[.$M$4]*[.A624]+[.$N$4]*[.B624]+[.$O$4]*[.C624]+[.$P$4]*[.D624]" office:value-type="float" office:value="106" calcext:value-type="float">
            <text:p>106</text:p>
          </table:table-cell>
          <table:table-cell table:formula="of:=[.E624]-[.F624]" office:value-type="float" office:value="6604" calcext:value-type="float">
            <text:p>6604</text:p>
          </table:table-cell>
          <table:table-cell table:formula="of:=[.G624]*[.G624]" office:value-type="float" office:value="43612816" calcext:value-type="float">
            <text:p>43612816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190" calcext:value-type="float">
            <text:p>6190</text:p>
          </table:table-cell>
          <table:table-cell table:formula="of:=[.$L$4]+[.$M$4]*[.A625]+[.$N$4]*[.B625]+[.$O$4]*[.C625]+[.$P$4]*[.D625]" office:value-type="float" office:value="104" calcext:value-type="float">
            <text:p>104</text:p>
          </table:table-cell>
          <table:table-cell table:formula="of:=[.E625]-[.F625]" office:value-type="float" office:value="6086" calcext:value-type="float">
            <text:p>6086</text:p>
          </table:table-cell>
          <table:table-cell table:formula="of:=[.G625]*[.G625]" office:value-type="float" office:value="37039396" calcext:value-type="float">
            <text:p>37039396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690" calcext:value-type="float">
            <text:p>6690</text:p>
          </table:table-cell>
          <table:table-cell table:formula="of:=[.$L$4]+[.$M$4]*[.A626]+[.$N$4]*[.B626]+[.$O$4]*[.C626]+[.$P$4]*[.D626]" office:value-type="float" office:value="102" calcext:value-type="float">
            <text:p>102</text:p>
          </table:table-cell>
          <table:table-cell table:formula="of:=[.E626]-[.F626]" office:value-type="float" office:value="6588" calcext:value-type="float">
            <text:p>6588</text:p>
          </table:table-cell>
          <table:table-cell table:formula="of:=[.G626]*[.G626]" office:value-type="float" office:value="43401744" calcext:value-type="float">
            <text:p>43401744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590" calcext:value-type="float">
            <text:p>6590</text:p>
          </table:table-cell>
          <table:table-cell table:formula="of:=[.$L$4]+[.$M$4]*[.A627]+[.$N$4]*[.B627]+[.$O$4]*[.C627]+[.$P$4]*[.D627]" office:value-type="float" office:value="108" calcext:value-type="float">
            <text:p>108</text:p>
          </table:table-cell>
          <table:table-cell table:formula="of:=[.E627]-[.F627]" office:value-type="float" office:value="6482" calcext:value-type="float">
            <text:p>6482</text:p>
          </table:table-cell>
          <table:table-cell table:formula="of:=[.G627]*[.G627]" office:value-type="float" office:value="42016324" calcext:value-type="float">
            <text:p>42016324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880" calcext:value-type="float">
            <text:p>5880</text:p>
          </table:table-cell>
          <table:table-cell table:formula="of:=[.$L$4]+[.$M$4]*[.A628]+[.$N$4]*[.B628]+[.$O$4]*[.C628]+[.$P$4]*[.D628]" office:value-type="float" office:value="109" calcext:value-type="float">
            <text:p>109</text:p>
          </table:table-cell>
          <table:table-cell table:formula="of:=[.E628]-[.F628]" office:value-type="float" office:value="5771" calcext:value-type="float">
            <text:p>5771</text:p>
          </table:table-cell>
          <table:table-cell table:formula="of:=[.G628]*[.G628]" office:value-type="float" office:value="33304441" calcext:value-type="float">
            <text:p>33304441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330" calcext:value-type="float">
            <text:p>6330</text:p>
          </table:table-cell>
          <table:table-cell table:formula="of:=[.$L$4]+[.$M$4]*[.A629]+[.$N$4]*[.B629]+[.$O$4]*[.C629]+[.$P$4]*[.D629]" office:value-type="float" office:value="104" calcext:value-type="float">
            <text:p>104</text:p>
          </table:table-cell>
          <table:table-cell table:formula="of:=[.E629]-[.F629]" office:value-type="float" office:value="6226" calcext:value-type="float">
            <text:p>6226</text:p>
          </table:table-cell>
          <table:table-cell table:formula="of:=[.G629]*[.G629]" office:value-type="float" office:value="38763076" calcext:value-type="float">
            <text:p>38763076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280" calcext:value-type="float">
            <text:p>7280</text:p>
          </table:table-cell>
          <table:table-cell table:formula="of:=[.$L$4]+[.$M$4]*[.A630]+[.$N$4]*[.B630]+[.$O$4]*[.C630]+[.$P$4]*[.D630]" office:value-type="float" office:value="108" calcext:value-type="float">
            <text:p>108</text:p>
          </table:table-cell>
          <table:table-cell table:formula="of:=[.E630]-[.F630]" office:value-type="float" office:value="7172" calcext:value-type="float">
            <text:p>7172</text:p>
          </table:table-cell>
          <table:table-cell table:formula="of:=[.G630]*[.G630]" office:value-type="float" office:value="51437584" calcext:value-type="float">
            <text:p>51437584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660" calcext:value-type="float">
            <text:p>6660</text:p>
          </table:table-cell>
          <table:table-cell table:formula="of:=[.$L$4]+[.$M$4]*[.A631]+[.$N$4]*[.B631]+[.$O$4]*[.C631]+[.$P$4]*[.D631]" office:value-type="float" office:value="106" calcext:value-type="float">
            <text:p>106</text:p>
          </table:table-cell>
          <table:table-cell table:formula="of:=[.E631]-[.F631]" office:value-type="float" office:value="6554" calcext:value-type="float">
            <text:p>6554</text:p>
          </table:table-cell>
          <table:table-cell table:formula="of:=[.G631]*[.G631]" office:value-type="float" office:value="42954916" calcext:value-type="float">
            <text:p>42954916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360" calcext:value-type="float">
            <text:p>5360</text:p>
          </table:table-cell>
          <table:table-cell table:formula="of:=[.$L$4]+[.$M$4]*[.A632]+[.$N$4]*[.B632]+[.$O$4]*[.C632]+[.$P$4]*[.D632]" office:value-type="float" office:value="105" calcext:value-type="float">
            <text:p>105</text:p>
          </table:table-cell>
          <table:table-cell table:formula="of:=[.E632]-[.F632]" office:value-type="float" office:value="5255" calcext:value-type="float">
            <text:p>5255</text:p>
          </table:table-cell>
          <table:table-cell table:formula="of:=[.G632]*[.G632]" office:value-type="float" office:value="27615025" calcext:value-type="float">
            <text:p>27615025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260" calcext:value-type="float">
            <text:p>6260</text:p>
          </table:table-cell>
          <table:table-cell table:formula="of:=[.$L$4]+[.$M$4]*[.A633]+[.$N$4]*[.B633]+[.$O$4]*[.C633]+[.$P$4]*[.D633]" office:value-type="float" office:value="109" calcext:value-type="float">
            <text:p>109</text:p>
          </table:table-cell>
          <table:table-cell table:formula="of:=[.E633]-[.F633]" office:value-type="float" office:value="6151" calcext:value-type="float">
            <text:p>6151</text:p>
          </table:table-cell>
          <table:table-cell table:formula="of:=[.G633]*[.G633]" office:value-type="float" office:value="37834801" calcext:value-type="float">
            <text:p>37834801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390" calcext:value-type="float">
            <text:p>5390</text:p>
          </table:table-cell>
          <table:table-cell table:formula="of:=[.$L$4]+[.$M$4]*[.A634]+[.$N$4]*[.B634]+[.$O$4]*[.C634]+[.$P$4]*[.D634]" office:value-type="float" office:value="105" calcext:value-type="float">
            <text:p>105</text:p>
          </table:table-cell>
          <table:table-cell table:formula="of:=[.E634]-[.F634]" office:value-type="float" office:value="5285" calcext:value-type="float">
            <text:p>5285</text:p>
          </table:table-cell>
          <table:table-cell table:formula="of:=[.G634]*[.G634]" office:value-type="float" office:value="27931225" calcext:value-type="float">
            <text:p>27931225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320" calcext:value-type="float">
            <text:p>6320</text:p>
          </table:table-cell>
          <table:table-cell table:formula="of:=[.$L$4]+[.$M$4]*[.A635]+[.$N$4]*[.B635]+[.$O$4]*[.C635]+[.$P$4]*[.D635]" office:value-type="float" office:value="106" calcext:value-type="float">
            <text:p>106</text:p>
          </table:table-cell>
          <table:table-cell table:formula="of:=[.E635]-[.F635]" office:value-type="float" office:value="6214" calcext:value-type="float">
            <text:p>6214</text:p>
          </table:table-cell>
          <table:table-cell table:formula="of:=[.G635]*[.G635]" office:value-type="float" office:value="38613796" calcext:value-type="float">
            <text:p>38613796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390" calcext:value-type="float">
            <text:p>6390</text:p>
          </table:table-cell>
          <table:table-cell table:formula="of:=[.$L$4]+[.$M$4]*[.A636]+[.$N$4]*[.B636]+[.$O$4]*[.C636]+[.$P$4]*[.D636]" office:value-type="float" office:value="106" calcext:value-type="float">
            <text:p>106</text:p>
          </table:table-cell>
          <table:table-cell table:formula="of:=[.E636]-[.F636]" office:value-type="float" office:value="6284" calcext:value-type="float">
            <text:p>6284</text:p>
          </table:table-cell>
          <table:table-cell table:formula="of:=[.G636]*[.G636]" office:value-type="float" office:value="39488656" calcext:value-type="float">
            <text:p>39488656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960" calcext:value-type="float">
            <text:p>6960</text:p>
          </table:table-cell>
          <table:table-cell table:formula="of:=[.$L$4]+[.$M$4]*[.A637]+[.$N$4]*[.B637]+[.$O$4]*[.C637]+[.$P$4]*[.D637]" office:value-type="float" office:value="110" calcext:value-type="float">
            <text:p>110</text:p>
          </table:table-cell>
          <table:table-cell table:formula="of:=[.E637]-[.F637]" office:value-type="float" office:value="6850" calcext:value-type="float">
            <text:p>6850</text:p>
          </table:table-cell>
          <table:table-cell table:formula="of:=[.G637]*[.G637]" office:value-type="float" office:value="46922500" calcext:value-type="float">
            <text:p>46922500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500" calcext:value-type="float">
            <text:p>5500</text:p>
          </table:table-cell>
          <table:table-cell table:formula="of:=[.$L$4]+[.$M$4]*[.A638]+[.$N$4]*[.B638]+[.$O$4]*[.C638]+[.$P$4]*[.D638]" office:value-type="float" office:value="102" calcext:value-type="float">
            <text:p>102</text:p>
          </table:table-cell>
          <table:table-cell table:formula="of:=[.E638]-[.F638]" office:value-type="float" office:value="5398" calcext:value-type="float">
            <text:p>5398</text:p>
          </table:table-cell>
          <table:table-cell table:formula="of:=[.G638]*[.G638]" office:value-type="float" office:value="29138404" calcext:value-type="float">
            <text:p>29138404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790" calcext:value-type="float">
            <text:p>5790</text:p>
          </table:table-cell>
          <table:table-cell table:formula="of:=[.$L$4]+[.$M$4]*[.A639]+[.$N$4]*[.B639]+[.$O$4]*[.C639]+[.$P$4]*[.D639]" office:value-type="float" office:value="101" calcext:value-type="float">
            <text:p>101</text:p>
          </table:table-cell>
          <table:table-cell table:formula="of:=[.E639]-[.F639]" office:value-type="float" office:value="5689" calcext:value-type="float">
            <text:p>5689</text:p>
          </table:table-cell>
          <table:table-cell table:formula="of:=[.G639]*[.G639]" office:value-type="float" office:value="32364721" calcext:value-type="float">
            <text:p>32364721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350" calcext:value-type="float">
            <text:p>6350</text:p>
          </table:table-cell>
          <table:table-cell table:formula="of:=[.$L$4]+[.$M$4]*[.A640]+[.$N$4]*[.B640]+[.$O$4]*[.C640]+[.$P$4]*[.D640]" office:value-type="float" office:value="106" calcext:value-type="float">
            <text:p>106</text:p>
          </table:table-cell>
          <table:table-cell table:formula="of:=[.E640]-[.F640]" office:value-type="float" office:value="6244" calcext:value-type="float">
            <text:p>6244</text:p>
          </table:table-cell>
          <table:table-cell table:formula="of:=[.G640]*[.G640]" office:value-type="float" office:value="38987536" calcext:value-type="float">
            <text:p>38987536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420" calcext:value-type="float">
            <text:p>7420</text:p>
          </table:table-cell>
          <table:table-cell table:formula="of:=[.$L$4]+[.$M$4]*[.A641]+[.$N$4]*[.B641]+[.$O$4]*[.C641]+[.$P$4]*[.D641]" office:value-type="float" office:value="109" calcext:value-type="float">
            <text:p>109</text:p>
          </table:table-cell>
          <table:table-cell table:formula="of:=[.E641]-[.F641]" office:value-type="float" office:value="7311" calcext:value-type="float">
            <text:p>7311</text:p>
          </table:table-cell>
          <table:table-cell table:formula="of:=[.G641]*[.G641]" office:value-type="float" office:value="53450721" calcext:value-type="float">
            <text:p>53450721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540" calcext:value-type="float">
            <text:p>6540</text:p>
          </table:table-cell>
          <table:table-cell table:formula="of:=[.$L$4]+[.$M$4]*[.A642]+[.$N$4]*[.B642]+[.$O$4]*[.C642]+[.$P$4]*[.D642]" office:value-type="float" office:value="103" calcext:value-type="float">
            <text:p>103</text:p>
          </table:table-cell>
          <table:table-cell table:formula="of:=[.E642]-[.F642]" office:value-type="float" office:value="6437" calcext:value-type="float">
            <text:p>6437</text:p>
          </table:table-cell>
          <table:table-cell table:formula="of:=[.G642]*[.G642]" office:value-type="float" office:value="41434969" calcext:value-type="float">
            <text:p>41434969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170" calcext:value-type="float">
            <text:p>7170</text:p>
          </table:table-cell>
          <table:table-cell table:formula="of:=[.$L$4]+[.$M$4]*[.A643]+[.$N$4]*[.B643]+[.$O$4]*[.C643]+[.$P$4]*[.D643]" office:value-type="float" office:value="104" calcext:value-type="float">
            <text:p>104</text:p>
          </table:table-cell>
          <table:table-cell table:formula="of:=[.E643]-[.F643]" office:value-type="float" office:value="7066" calcext:value-type="float">
            <text:p>7066</text:p>
          </table:table-cell>
          <table:table-cell table:formula="of:=[.G643]*[.G643]" office:value-type="float" office:value="49928356" calcext:value-type="float">
            <text:p>49928356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130" calcext:value-type="float">
            <text:p>7130</text:p>
          </table:table-cell>
          <table:table-cell table:formula="of:=[.$L$4]+[.$M$4]*[.A644]+[.$N$4]*[.B644]+[.$O$4]*[.C644]+[.$P$4]*[.D644]" office:value-type="float" office:value="107" calcext:value-type="float">
            <text:p>107</text:p>
          </table:table-cell>
          <table:table-cell table:formula="of:=[.E644]-[.F644]" office:value-type="float" office:value="7023" calcext:value-type="float">
            <text:p>7023</text:p>
          </table:table-cell>
          <table:table-cell table:formula="of:=[.G644]*[.G644]" office:value-type="float" office:value="49322529" calcext:value-type="float">
            <text:p>49322529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350" calcext:value-type="float">
            <text:p>5350</text:p>
          </table:table-cell>
          <table:table-cell table:formula="of:=[.$L$4]+[.$M$4]*[.A645]+[.$N$4]*[.B645]+[.$O$4]*[.C645]+[.$P$4]*[.D645]" office:value-type="float" office:value="102" calcext:value-type="float">
            <text:p>102</text:p>
          </table:table-cell>
          <table:table-cell table:formula="of:=[.E645]-[.F645]" office:value-type="float" office:value="5248" calcext:value-type="float">
            <text:p>5248</text:p>
          </table:table-cell>
          <table:table-cell table:formula="of:=[.G645]*[.G645]" office:value-type="float" office:value="27541504" calcext:value-type="float">
            <text:p>27541504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880" calcext:value-type="float">
            <text:p>5880</text:p>
          </table:table-cell>
          <table:table-cell table:formula="of:=[.$L$4]+[.$M$4]*[.A646]+[.$N$4]*[.B646]+[.$O$4]*[.C646]+[.$P$4]*[.D646]" office:value-type="float" office:value="100" calcext:value-type="float">
            <text:p>100</text:p>
          </table:table-cell>
          <table:table-cell table:formula="of:=[.E646]-[.F646]" office:value-type="float" office:value="5780" calcext:value-type="float">
            <text:p>5780</text:p>
          </table:table-cell>
          <table:table-cell table:formula="of:=[.G646]*[.G646]" office:value-type="float" office:value="33408400" calcext:value-type="float">
            <text:p>3340840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260" calcext:value-type="float">
            <text:p>6260</text:p>
          </table:table-cell>
          <table:table-cell table:formula="of:=[.$L$4]+[.$M$4]*[.A647]+[.$N$4]*[.B647]+[.$O$4]*[.C647]+[.$P$4]*[.D647]" office:value-type="float" office:value="105" calcext:value-type="float">
            <text:p>105</text:p>
          </table:table-cell>
          <table:table-cell table:formula="of:=[.E647]-[.F647]" office:value-type="float" office:value="6155" calcext:value-type="float">
            <text:p>6155</text:p>
          </table:table-cell>
          <table:table-cell table:formula="of:=[.G647]*[.G647]" office:value-type="float" office:value="37884025" calcext:value-type="float">
            <text:p>37884025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210" calcext:value-type="float">
            <text:p>5210</text:p>
          </table:table-cell>
          <table:table-cell table:formula="of:=[.$L$4]+[.$M$4]*[.A648]+[.$N$4]*[.B648]+[.$O$4]*[.C648]+[.$P$4]*[.D648]" office:value-type="float" office:value="102" calcext:value-type="float">
            <text:p>102</text:p>
          </table:table-cell>
          <table:table-cell table:formula="of:=[.E648]-[.F648]" office:value-type="float" office:value="5108" calcext:value-type="float">
            <text:p>5108</text:p>
          </table:table-cell>
          <table:table-cell table:formula="of:=[.G648]*[.G648]" office:value-type="float" office:value="26091664" calcext:value-type="float">
            <text:p>26091664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890" calcext:value-type="float">
            <text:p>6890</text:p>
          </table:table-cell>
          <table:table-cell table:formula="of:=[.$L$4]+[.$M$4]*[.A649]+[.$N$4]*[.B649]+[.$O$4]*[.C649]+[.$P$4]*[.D649]" office:value-type="float" office:value="110" calcext:value-type="float">
            <text:p>110</text:p>
          </table:table-cell>
          <table:table-cell table:formula="of:=[.E649]-[.F649]" office:value-type="float" office:value="6780" calcext:value-type="float">
            <text:p>6780</text:p>
          </table:table-cell>
          <table:table-cell table:formula="of:=[.G649]*[.G649]" office:value-type="float" office:value="45968400" calcext:value-type="float">
            <text:p>4596840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380" calcext:value-type="float">
            <text:p>6380</text:p>
          </table:table-cell>
          <table:table-cell table:formula="of:=[.$L$4]+[.$M$4]*[.A650]+[.$N$4]*[.B650]+[.$O$4]*[.C650]+[.$P$4]*[.D650]" office:value-type="float" office:value="101" calcext:value-type="float">
            <text:p>101</text:p>
          </table:table-cell>
          <table:table-cell table:formula="of:=[.E650]-[.F650]" office:value-type="float" office:value="6279" calcext:value-type="float">
            <text:p>6279</text:p>
          </table:table-cell>
          <table:table-cell table:formula="of:=[.G650]*[.G650]" office:value-type="float" office:value="39425841" calcext:value-type="float">
            <text:p>39425841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100" calcext:value-type="float">
            <text:p>7100</text:p>
          </table:table-cell>
          <table:table-cell table:formula="of:=[.$L$4]+[.$M$4]*[.A651]+[.$N$4]*[.B651]+[.$O$4]*[.C651]+[.$P$4]*[.D651]" office:value-type="float" office:value="106" calcext:value-type="float">
            <text:p>106</text:p>
          </table:table-cell>
          <table:table-cell table:formula="of:=[.E651]-[.F651]" office:value-type="float" office:value="6994" calcext:value-type="float">
            <text:p>6994</text:p>
          </table:table-cell>
          <table:table-cell table:formula="of:=[.G651]*[.G651]" office:value-type="float" office:value="48916036" calcext:value-type="float">
            <text:p>48916036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580" calcext:value-type="float">
            <text:p>6580</text:p>
          </table:table-cell>
          <table:table-cell table:formula="of:=[.$L$4]+[.$M$4]*[.A652]+[.$N$4]*[.B652]+[.$O$4]*[.C652]+[.$P$4]*[.D652]" office:value-type="float" office:value="110" calcext:value-type="float">
            <text:p>110</text:p>
          </table:table-cell>
          <table:table-cell table:formula="of:=[.E652]-[.F652]" office:value-type="float" office:value="6470" calcext:value-type="float">
            <text:p>6470</text:p>
          </table:table-cell>
          <table:table-cell table:formula="of:=[.G652]*[.G652]" office:value-type="float" office:value="41860900" calcext:value-type="float">
            <text:p>4186090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890" calcext:value-type="float">
            <text:p>6890</text:p>
          </table:table-cell>
          <table:table-cell table:formula="of:=[.$L$4]+[.$M$4]*[.A653]+[.$N$4]*[.B653]+[.$O$4]*[.C653]+[.$P$4]*[.D653]" office:value-type="float" office:value="110" calcext:value-type="float">
            <text:p>110</text:p>
          </table:table-cell>
          <table:table-cell table:formula="of:=[.E653]-[.F653]" office:value-type="float" office:value="6780" calcext:value-type="float">
            <text:p>6780</text:p>
          </table:table-cell>
          <table:table-cell table:formula="of:=[.G653]*[.G653]" office:value-type="float" office:value="45968400" calcext:value-type="float">
            <text:p>4596840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480" calcext:value-type="float">
            <text:p>6480</text:p>
          </table:table-cell>
          <table:table-cell table:formula="of:=[.$L$4]+[.$M$4]*[.A654]+[.$N$4]*[.B654]+[.$O$4]*[.C654]+[.$P$4]*[.D654]" office:value-type="float" office:value="103" calcext:value-type="float">
            <text:p>103</text:p>
          </table:table-cell>
          <table:table-cell table:formula="of:=[.E654]-[.F654]" office:value-type="float" office:value="6377" calcext:value-type="float">
            <text:p>6377</text:p>
          </table:table-cell>
          <table:table-cell table:formula="of:=[.G654]*[.G654]" office:value-type="float" office:value="40666129" calcext:value-type="float">
            <text:p>40666129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940" calcext:value-type="float">
            <text:p>5940</text:p>
          </table:table-cell>
          <table:table-cell table:formula="of:=[.$L$4]+[.$M$4]*[.A655]+[.$N$4]*[.B655]+[.$O$4]*[.C655]+[.$P$4]*[.D655]" office:value-type="float" office:value="104" calcext:value-type="float">
            <text:p>104</text:p>
          </table:table-cell>
          <table:table-cell table:formula="of:=[.E655]-[.F655]" office:value-type="float" office:value="5836" calcext:value-type="float">
            <text:p>5836</text:p>
          </table:table-cell>
          <table:table-cell table:formula="of:=[.G655]*[.G655]" office:value-type="float" office:value="34058896" calcext:value-type="float">
            <text:p>34058896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690" calcext:value-type="float">
            <text:p>5690</text:p>
          </table:table-cell>
          <table:table-cell table:formula="of:=[.$L$4]+[.$M$4]*[.A656]+[.$N$4]*[.B656]+[.$O$4]*[.C656]+[.$P$4]*[.D656]" office:value-type="float" office:value="102" calcext:value-type="float">
            <text:p>102</text:p>
          </table:table-cell>
          <table:table-cell table:formula="of:=[.E656]-[.F656]" office:value-type="float" office:value="5588" calcext:value-type="float">
            <text:p>5588</text:p>
          </table:table-cell>
          <table:table-cell table:formula="of:=[.G656]*[.G656]" office:value-type="float" office:value="31225744" calcext:value-type="float">
            <text:p>31225744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630" calcext:value-type="float">
            <text:p>5630</text:p>
          </table:table-cell>
          <table:table-cell table:formula="of:=[.$L$4]+[.$M$4]*[.A657]+[.$N$4]*[.B657]+[.$O$4]*[.C657]+[.$P$4]*[.D657]" office:value-type="float" office:value="105" calcext:value-type="float">
            <text:p>105</text:p>
          </table:table-cell>
          <table:table-cell table:formula="of:=[.E657]-[.F657]" office:value-type="float" office:value="5525" calcext:value-type="float">
            <text:p>5525</text:p>
          </table:table-cell>
          <table:table-cell table:formula="of:=[.G657]*[.G657]" office:value-type="float" office:value="30525625" calcext:value-type="float">
            <text:p>30525625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280" calcext:value-type="float">
            <text:p>5280</text:p>
          </table:table-cell>
          <table:table-cell table:formula="of:=[.$L$4]+[.$M$4]*[.A658]+[.$N$4]*[.B658]+[.$O$4]*[.C658]+[.$P$4]*[.D658]" office:value-type="float" office:value="106" calcext:value-type="float">
            <text:p>106</text:p>
          </table:table-cell>
          <table:table-cell table:formula="of:=[.E658]-[.F658]" office:value-type="float" office:value="5174" calcext:value-type="float">
            <text:p>5174</text:p>
          </table:table-cell>
          <table:table-cell table:formula="of:=[.G658]*[.G658]" office:value-type="float" office:value="26770276" calcext:value-type="float">
            <text:p>26770276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580" calcext:value-type="float">
            <text:p>5580</text:p>
          </table:table-cell>
          <table:table-cell table:formula="of:=[.$L$4]+[.$M$4]*[.A659]+[.$N$4]*[.B659]+[.$O$4]*[.C659]+[.$P$4]*[.D659]" office:value-type="float" office:value="102" calcext:value-type="float">
            <text:p>102</text:p>
          </table:table-cell>
          <table:table-cell table:formula="of:=[.E659]-[.F659]" office:value-type="float" office:value="5478" calcext:value-type="float">
            <text:p>5478</text:p>
          </table:table-cell>
          <table:table-cell table:formula="of:=[.G659]*[.G659]" office:value-type="float" office:value="30008484" calcext:value-type="float">
            <text:p>30008484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700</text:p>
          </table:table-cell>
          <table:table-cell table:formula="of:=[.$L$4]+[.$M$4]*[.A660]+[.$N$4]*[.B660]+[.$O$4]*[.C660]+[.$P$4]*[.D660]" office:value-type="float" office:value="100" calcext:value-type="float">
            <text:p>100</text:p>
          </table:table-cell>
          <table:table-cell table:formula="of:=[.E660]-[.F660]" office:value-type="float" office:value="5600" calcext:value-type="float">
            <text:p>5600</text:p>
          </table:table-cell>
          <table:table-cell table:formula="of:=[.G660]*[.G660]" office:value-type="float" office:value="31360000" calcext:value-type="float">
            <text:p>3136000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280" calcext:value-type="float">
            <text:p>6280</text:p>
          </table:table-cell>
          <table:table-cell table:formula="of:=[.$L$4]+[.$M$4]*[.A661]+[.$N$4]*[.B661]+[.$O$4]*[.C661]+[.$P$4]*[.D661]" office:value-type="float" office:value="104" calcext:value-type="float">
            <text:p>104</text:p>
          </table:table-cell>
          <table:table-cell table:formula="of:=[.E661]-[.F661]" office:value-type="float" office:value="6176" calcext:value-type="float">
            <text:p>6176</text:p>
          </table:table-cell>
          <table:table-cell table:formula="of:=[.G661]*[.G661]" office:value-type="float" office:value="38142976" calcext:value-type="float">
            <text:p>38142976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110" calcext:value-type="float">
            <text:p>6110</text:p>
          </table:table-cell>
          <table:table-cell table:formula="of:=[.$L$4]+[.$M$4]*[.A662]+[.$N$4]*[.B662]+[.$O$4]*[.C662]+[.$P$4]*[.D662]" office:value-type="float" office:value="102" calcext:value-type="float">
            <text:p>102</text:p>
          </table:table-cell>
          <table:table-cell table:formula="of:=[.E662]-[.F662]" office:value-type="float" office:value="6008" calcext:value-type="float">
            <text:p>6008</text:p>
          </table:table-cell>
          <table:table-cell table:formula="of:=[.G662]*[.G662]" office:value-type="float" office:value="36096064" calcext:value-type="float">
            <text:p>36096064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010" calcext:value-type="float">
            <text:p>7010</text:p>
          </table:table-cell>
          <table:table-cell table:formula="of:=[.$L$4]+[.$M$4]*[.A663]+[.$N$4]*[.B663]+[.$O$4]*[.C663]+[.$P$4]*[.D663]" office:value-type="float" office:value="106" calcext:value-type="float">
            <text:p>106</text:p>
          </table:table-cell>
          <table:table-cell table:formula="of:=[.E663]-[.F663]" office:value-type="float" office:value="6904" calcext:value-type="float">
            <text:p>6904</text:p>
          </table:table-cell>
          <table:table-cell table:formula="of:=[.G663]*[.G663]" office:value-type="float" office:value="47665216" calcext:value-type="float">
            <text:p>47665216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440" calcext:value-type="float">
            <text:p>7440</text:p>
          </table:table-cell>
          <table:table-cell table:formula="of:=[.$L$4]+[.$M$4]*[.A664]+[.$N$4]*[.B664]+[.$O$4]*[.C664]+[.$P$4]*[.D664]" office:value-type="float" office:value="109" calcext:value-type="float">
            <text:p>109</text:p>
          </table:table-cell>
          <table:table-cell table:formula="of:=[.E664]-[.F664]" office:value-type="float" office:value="7331" calcext:value-type="float">
            <text:p>7331</text:p>
          </table:table-cell>
          <table:table-cell table:formula="of:=[.G664]*[.G664]" office:value-type="float" office:value="53743561" calcext:value-type="float">
            <text:p>53743561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300" calcext:value-type="float">
            <text:p>6300</text:p>
          </table:table-cell>
          <table:table-cell table:formula="of:=[.$L$4]+[.$M$4]*[.A665]+[.$N$4]*[.B665]+[.$O$4]*[.C665]+[.$P$4]*[.D665]" office:value-type="float" office:value="105" calcext:value-type="float">
            <text:p>105</text:p>
          </table:table-cell>
          <table:table-cell table:formula="of:=[.E665]-[.F665]" office:value-type="float" office:value="6195" calcext:value-type="float">
            <text:p>6195</text:p>
          </table:table-cell>
          <table:table-cell table:formula="of:=[.G665]*[.G665]" office:value-type="float" office:value="38378025" calcext:value-type="float">
            <text:p>38378025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530" calcext:value-type="float">
            <text:p>5530</text:p>
          </table:table-cell>
          <table:table-cell table:formula="of:=[.$L$4]+[.$M$4]*[.A666]+[.$N$4]*[.B666]+[.$O$4]*[.C666]+[.$P$4]*[.D666]" office:value-type="float" office:value="101" calcext:value-type="float">
            <text:p>101</text:p>
          </table:table-cell>
          <table:table-cell table:formula="of:=[.E666]-[.F666]" office:value-type="float" office:value="5429" calcext:value-type="float">
            <text:p>5429</text:p>
          </table:table-cell>
          <table:table-cell table:formula="of:=[.G666]*[.G666]" office:value-type="float" office:value="29474041" calcext:value-type="float">
            <text:p>29474041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170" calcext:value-type="float">
            <text:p>6170</text:p>
          </table:table-cell>
          <table:table-cell table:formula="of:=[.$L$4]+[.$M$4]*[.A667]+[.$N$4]*[.B667]+[.$O$4]*[.C667]+[.$P$4]*[.D667]" office:value-type="float" office:value="101" calcext:value-type="float">
            <text:p>101</text:p>
          </table:table-cell>
          <table:table-cell table:formula="of:=[.E667]-[.F667]" office:value-type="float" office:value="6069" calcext:value-type="float">
            <text:p>6069</text:p>
          </table:table-cell>
          <table:table-cell table:formula="of:=[.G667]*[.G667]" office:value-type="float" office:value="36832761" calcext:value-type="float">
            <text:p>36832761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050" calcext:value-type="float">
            <text:p>7050</text:p>
          </table:table-cell>
          <table:table-cell table:formula="of:=[.$L$4]+[.$M$4]*[.A668]+[.$N$4]*[.B668]+[.$O$4]*[.C668]+[.$P$4]*[.D668]" office:value-type="float" office:value="102" calcext:value-type="float">
            <text:p>102</text:p>
          </table:table-cell>
          <table:table-cell table:formula="of:=[.E668]-[.F668]" office:value-type="float" office:value="6948" calcext:value-type="float">
            <text:p>6948</text:p>
          </table:table-cell>
          <table:table-cell table:formula="of:=[.G668]*[.G668]" office:value-type="float" office:value="48274704" calcext:value-type="float">
            <text:p>48274704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400" calcext:value-type="float">
            <text:p>6400</text:p>
          </table:table-cell>
          <table:table-cell table:formula="of:=[.$L$4]+[.$M$4]*[.A669]+[.$N$4]*[.B669]+[.$O$4]*[.C669]+[.$P$4]*[.D669]" office:value-type="float" office:value="104" calcext:value-type="float">
            <text:p>104</text:p>
          </table:table-cell>
          <table:table-cell table:formula="of:=[.E669]-[.F669]" office:value-type="float" office:value="6296" calcext:value-type="float">
            <text:p>6296</text:p>
          </table:table-cell>
          <table:table-cell table:formula="of:=[.G669]*[.G669]" office:value-type="float" office:value="39639616" calcext:value-type="float">
            <text:p>39639616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6630" calcext:value-type="float">
            <text:p>6630</text:p>
          </table:table-cell>
          <table:table-cell table:formula="of:=[.$L$4]+[.$M$4]*[.A670]+[.$N$4]*[.B670]+[.$O$4]*[.C670]+[.$P$4]*[.D670]" office:value-type="float" office:value="106" calcext:value-type="float">
            <text:p>106</text:p>
          </table:table-cell>
          <table:table-cell table:formula="of:=[.E670]-[.F670]" office:value-type="float" office:value="6524" calcext:value-type="float">
            <text:p>6524</text:p>
          </table:table-cell>
          <table:table-cell table:formula="of:=[.G670]*[.G670]" office:value-type="float" office:value="42562576" calcext:value-type="float">
            <text:p>42562576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150" calcext:value-type="float">
            <text:p>6150</text:p>
          </table:table-cell>
          <table:table-cell table:formula="of:=[.$L$4]+[.$M$4]*[.A671]+[.$N$4]*[.B671]+[.$O$4]*[.C671]+[.$P$4]*[.D671]" office:value-type="float" office:value="106" calcext:value-type="float">
            <text:p>106</text:p>
          </table:table-cell>
          <table:table-cell table:formula="of:=[.E671]-[.F671]" office:value-type="float" office:value="6044" calcext:value-type="float">
            <text:p>6044</text:p>
          </table:table-cell>
          <table:table-cell table:formula="of:=[.G671]*[.G671]" office:value-type="float" office:value="36529936" calcext:value-type="float">
            <text:p>36529936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550" calcext:value-type="float">
            <text:p>6550</text:p>
          </table:table-cell>
          <table:table-cell table:formula="of:=[.$L$4]+[.$M$4]*[.A672]+[.$N$4]*[.B672]+[.$O$4]*[.C672]+[.$P$4]*[.D672]" office:value-type="float" office:value="105" calcext:value-type="float">
            <text:p>105</text:p>
          </table:table-cell>
          <table:table-cell table:formula="of:=[.E672]-[.F672]" office:value-type="float" office:value="6445" calcext:value-type="float">
            <text:p>6445</text:p>
          </table:table-cell>
          <table:table-cell table:formula="of:=[.G672]*[.G672]" office:value-type="float" office:value="41538025" calcext:value-type="float">
            <text:p>41538025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570" calcext:value-type="float">
            <text:p>4570</text:p>
          </table:table-cell>
          <table:table-cell table:formula="of:=[.$L$4]+[.$M$4]*[.A673]+[.$N$4]*[.B673]+[.$O$4]*[.C673]+[.$P$4]*[.D673]" office:value-type="float" office:value="101" calcext:value-type="float">
            <text:p>101</text:p>
          </table:table-cell>
          <table:table-cell table:formula="of:=[.E673]-[.F673]" office:value-type="float" office:value="4469" calcext:value-type="float">
            <text:p>4469</text:p>
          </table:table-cell>
          <table:table-cell table:formula="of:=[.G673]*[.G673]" office:value-type="float" office:value="19971961" calcext:value-type="float">
            <text:p>19971961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180" calcext:value-type="float">
            <text:p>6180</text:p>
          </table:table-cell>
          <table:table-cell table:formula="of:=[.$L$4]+[.$M$4]*[.A674]+[.$N$4]*[.B674]+[.$O$4]*[.C674]+[.$P$4]*[.D674]" office:value-type="float" office:value="105" calcext:value-type="float">
            <text:p>105</text:p>
          </table:table-cell>
          <table:table-cell table:formula="of:=[.E674]-[.F674]" office:value-type="float" office:value="6075" calcext:value-type="float">
            <text:p>6075</text:p>
          </table:table-cell>
          <table:table-cell table:formula="of:=[.G674]*[.G674]" office:value-type="float" office:value="36905625" calcext:value-type="float">
            <text:p>36905625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050" calcext:value-type="float">
            <text:p>6050</text:p>
          </table:table-cell>
          <table:table-cell table:formula="of:=[.$L$4]+[.$M$4]*[.A675]+[.$N$4]*[.B675]+[.$O$4]*[.C675]+[.$P$4]*[.D675]" office:value-type="float" office:value="108" calcext:value-type="float">
            <text:p>108</text:p>
          </table:table-cell>
          <table:table-cell table:formula="of:=[.E675]-[.F675]" office:value-type="float" office:value="5942" calcext:value-type="float">
            <text:p>5942</text:p>
          </table:table-cell>
          <table:table-cell table:formula="of:=[.G675]*[.G675]" office:value-type="float" office:value="35307364" calcext:value-type="float">
            <text:p>35307364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160" calcext:value-type="float">
            <text:p>7160</text:p>
          </table:table-cell>
          <table:table-cell table:formula="of:=[.$L$4]+[.$M$4]*[.A676]+[.$N$4]*[.B676]+[.$O$4]*[.C676]+[.$P$4]*[.D676]" office:value-type="float" office:value="108" calcext:value-type="float">
            <text:p>108</text:p>
          </table:table-cell>
          <table:table-cell table:formula="of:=[.E676]-[.F676]" office:value-type="float" office:value="7052" calcext:value-type="float">
            <text:p>7052</text:p>
          </table:table-cell>
          <table:table-cell table:formula="of:=[.G676]*[.G676]" office:value-type="float" office:value="49730704" calcext:value-type="float">
            <text:p>49730704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920" calcext:value-type="float">
            <text:p>5920</text:p>
          </table:table-cell>
          <table:table-cell table:formula="of:=[.$L$4]+[.$M$4]*[.A677]+[.$N$4]*[.B677]+[.$O$4]*[.C677]+[.$P$4]*[.D677]" office:value-type="float" office:value="102" calcext:value-type="float">
            <text:p>102</text:p>
          </table:table-cell>
          <table:table-cell table:formula="of:=[.E677]-[.F677]" office:value-type="float" office:value="5818" calcext:value-type="float">
            <text:p>5818</text:p>
          </table:table-cell>
          <table:table-cell table:formula="of:=[.G677]*[.G677]" office:value-type="float" office:value="33849124" calcext:value-type="float">
            <text:p>33849124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410" calcext:value-type="float">
            <text:p>6410</text:p>
          </table:table-cell>
          <table:table-cell table:formula="of:=[.$L$4]+[.$M$4]*[.A678]+[.$N$4]*[.B678]+[.$O$4]*[.C678]+[.$P$4]*[.D678]" office:value-type="float" office:value="101" calcext:value-type="float">
            <text:p>101</text:p>
          </table:table-cell>
          <table:table-cell table:formula="of:=[.E678]-[.F678]" office:value-type="float" office:value="6309" calcext:value-type="float">
            <text:p>6309</text:p>
          </table:table-cell>
          <table:table-cell table:formula="of:=[.G678]*[.G678]" office:value-type="float" office:value="39803481" calcext:value-type="float">
            <text:p>39803481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330" calcext:value-type="float">
            <text:p>6330</text:p>
          </table:table-cell>
          <table:table-cell table:formula="of:=[.$L$4]+[.$M$4]*[.A679]+[.$N$4]*[.B679]+[.$O$4]*[.C679]+[.$P$4]*[.D679]" office:value-type="float" office:value="102" calcext:value-type="float">
            <text:p>102</text:p>
          </table:table-cell>
          <table:table-cell table:formula="of:=[.E679]-[.F679]" office:value-type="float" office:value="6228" calcext:value-type="float">
            <text:p>6228</text:p>
          </table:table-cell>
          <table:table-cell table:formula="of:=[.G679]*[.G679]" office:value-type="float" office:value="38787984" calcext:value-type="float">
            <text:p>38787984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140" calcext:value-type="float">
            <text:p>6140</text:p>
          </table:table-cell>
          <table:table-cell table:formula="of:=[.$L$4]+[.$M$4]*[.A680]+[.$N$4]*[.B680]+[.$O$4]*[.C680]+[.$P$4]*[.D680]" office:value-type="float" office:value="105" calcext:value-type="float">
            <text:p>105</text:p>
          </table:table-cell>
          <table:table-cell table:formula="of:=[.E680]-[.F680]" office:value-type="float" office:value="6035" calcext:value-type="float">
            <text:p>6035</text:p>
          </table:table-cell>
          <table:table-cell table:formula="of:=[.G680]*[.G680]" office:value-type="float" office:value="36421225" calcext:value-type="float">
            <text:p>36421225</text:p>
          </table:table-cell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230" calcext:value-type="float">
            <text:p>7230</text:p>
          </table:table-cell>
          <table:table-cell table:formula="of:=[.$L$4]+[.$M$4]*[.A681]+[.$N$4]*[.B681]+[.$O$4]*[.C681]+[.$P$4]*[.D681]" office:value-type="float" office:value="100" calcext:value-type="float">
            <text:p>100</text:p>
          </table:table-cell>
          <table:table-cell table:formula="of:=[.E681]-[.F681]" office:value-type="float" office:value="7130" calcext:value-type="float">
            <text:p>7130</text:p>
          </table:table-cell>
          <table:table-cell table:formula="of:=[.G681]*[.G681]" office:value-type="float" office:value="50836900" calcext:value-type="float">
            <text:p>50836900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710" calcext:value-type="float">
            <text:p>5710</text:p>
          </table:table-cell>
          <table:table-cell table:formula="of:=[.$L$4]+[.$M$4]*[.A682]+[.$N$4]*[.B682]+[.$O$4]*[.C682]+[.$P$4]*[.D682]" office:value-type="float" office:value="101" calcext:value-type="float">
            <text:p>101</text:p>
          </table:table-cell>
          <table:table-cell table:formula="of:=[.E682]-[.F682]" office:value-type="float" office:value="5609" calcext:value-type="float">
            <text:p>5609</text:p>
          </table:table-cell>
          <table:table-cell table:formula="of:=[.G682]*[.G682]" office:value-type="float" office:value="31460881" calcext:value-type="float">
            <text:p>31460881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130" calcext:value-type="float">
            <text:p>7130</text:p>
          </table:table-cell>
          <table:table-cell table:formula="of:=[.$L$4]+[.$M$4]*[.A683]+[.$N$4]*[.B683]+[.$O$4]*[.C683]+[.$P$4]*[.D683]" office:value-type="float" office:value="109" calcext:value-type="float">
            <text:p>109</text:p>
          </table:table-cell>
          <table:table-cell table:formula="of:=[.E683]-[.F683]" office:value-type="float" office:value="7021" calcext:value-type="float">
            <text:p>7021</text:p>
          </table:table-cell>
          <table:table-cell table:formula="of:=[.G683]*[.G683]" office:value-type="float" office:value="49294441" calcext:value-type="float">
            <text:p>49294441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970" calcext:value-type="float">
            <text:p>4970</text:p>
          </table:table-cell>
          <table:table-cell table:formula="of:=[.$L$4]+[.$M$4]*[.A684]+[.$N$4]*[.B684]+[.$O$4]*[.C684]+[.$P$4]*[.D684]" office:value-type="float" office:value="104" calcext:value-type="float">
            <text:p>104</text:p>
          </table:table-cell>
          <table:table-cell table:formula="of:=[.E684]-[.F684]" office:value-type="float" office:value="4866" calcext:value-type="float">
            <text:p>4866</text:p>
          </table:table-cell>
          <table:table-cell table:formula="of:=[.G684]*[.G684]" office:value-type="float" office:value="23677956" calcext:value-type="float">
            <text:p>23677956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630" calcext:value-type="float">
            <text:p>6630</text:p>
          </table:table-cell>
          <table:table-cell table:formula="of:=[.$L$4]+[.$M$4]*[.A685]+[.$N$4]*[.B685]+[.$O$4]*[.C685]+[.$P$4]*[.D685]" office:value-type="float" office:value="109" calcext:value-type="float">
            <text:p>109</text:p>
          </table:table-cell>
          <table:table-cell table:formula="of:=[.E685]-[.F685]" office:value-type="float" office:value="6521" calcext:value-type="float">
            <text:p>6521</text:p>
          </table:table-cell>
          <table:table-cell table:formula="of:=[.G685]*[.G685]" office:value-type="float" office:value="42523441" calcext:value-type="float">
            <text:p>42523441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830" calcext:value-type="float">
            <text:p>5830</text:p>
          </table:table-cell>
          <table:table-cell table:formula="of:=[.$L$4]+[.$M$4]*[.A686]+[.$N$4]*[.B686]+[.$O$4]*[.C686]+[.$P$4]*[.D686]" office:value-type="float" office:value="102" calcext:value-type="float">
            <text:p>102</text:p>
          </table:table-cell>
          <table:table-cell table:formula="of:=[.E686]-[.F686]" office:value-type="float" office:value="5728" calcext:value-type="float">
            <text:p>5728</text:p>
          </table:table-cell>
          <table:table-cell table:formula="of:=[.G686]*[.G686]" office:value-type="float" office:value="32809984" calcext:value-type="float">
            <text:p>32809984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140" calcext:value-type="float">
            <text:p>6140</text:p>
          </table:table-cell>
          <table:table-cell table:formula="of:=[.$L$4]+[.$M$4]*[.A687]+[.$N$4]*[.B687]+[.$O$4]*[.C687]+[.$P$4]*[.D687]" office:value-type="float" office:value="110" calcext:value-type="float">
            <text:p>110</text:p>
          </table:table-cell>
          <table:table-cell table:formula="of:=[.E687]-[.F687]" office:value-type="float" office:value="6030" calcext:value-type="float">
            <text:p>6030</text:p>
          </table:table-cell>
          <table:table-cell table:formula="of:=[.G687]*[.G687]" office:value-type="float" office:value="36360900" calcext:value-type="float">
            <text:p>3636090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510" calcext:value-type="float">
            <text:p>5510</text:p>
          </table:table-cell>
          <table:table-cell table:formula="of:=[.$L$4]+[.$M$4]*[.A688]+[.$N$4]*[.B688]+[.$O$4]*[.C688]+[.$P$4]*[.D688]" office:value-type="float" office:value="100" calcext:value-type="float">
            <text:p>100</text:p>
          </table:table-cell>
          <table:table-cell table:formula="of:=[.E688]-[.F688]" office:value-type="float" office:value="5410" calcext:value-type="float">
            <text:p>5410</text:p>
          </table:table-cell>
          <table:table-cell table:formula="of:=[.G688]*[.G688]" office:value-type="float" office:value="29268100" calcext:value-type="float">
            <text:p>29268100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790" calcext:value-type="float">
            <text:p>5790</text:p>
          </table:table-cell>
          <table:table-cell table:formula="of:=[.$L$4]+[.$M$4]*[.A689]+[.$N$4]*[.B689]+[.$O$4]*[.C689]+[.$P$4]*[.D689]" office:value-type="float" office:value="107" calcext:value-type="float">
            <text:p>107</text:p>
          </table:table-cell>
          <table:table-cell table:formula="of:=[.E689]-[.F689]" office:value-type="float" office:value="5683" calcext:value-type="float">
            <text:p>5683</text:p>
          </table:table-cell>
          <table:table-cell table:formula="of:=[.G689]*[.G689]" office:value-type="float" office:value="32296489" calcext:value-type="float">
            <text:p>32296489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390" calcext:value-type="float">
            <text:p>6390</text:p>
          </table:table-cell>
          <table:table-cell table:formula="of:=[.$L$4]+[.$M$4]*[.A690]+[.$N$4]*[.B690]+[.$O$4]*[.C690]+[.$P$4]*[.D690]" office:value-type="float" office:value="105" calcext:value-type="float">
            <text:p>105</text:p>
          </table:table-cell>
          <table:table-cell table:formula="of:=[.E690]-[.F690]" office:value-type="float" office:value="6285" calcext:value-type="float">
            <text:p>6285</text:p>
          </table:table-cell>
          <table:table-cell table:formula="of:=[.G690]*[.G690]" office:value-type="float" office:value="39501225" calcext:value-type="float">
            <text:p>39501225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500" calcext:value-type="float">
            <text:p>6500</text:p>
          </table:table-cell>
          <table:table-cell table:formula="of:=[.$L$4]+[.$M$4]*[.A691]+[.$N$4]*[.B691]+[.$O$4]*[.C691]+[.$P$4]*[.D691]" office:value-type="float" office:value="108" calcext:value-type="float">
            <text:p>108</text:p>
          </table:table-cell>
          <table:table-cell table:formula="of:=[.E691]-[.F691]" office:value-type="float" office:value="6392" calcext:value-type="float">
            <text:p>6392</text:p>
          </table:table-cell>
          <table:table-cell table:formula="of:=[.G691]*[.G691]" office:value-type="float" office:value="40857664" calcext:value-type="float">
            <text:p>40857664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60" calcext:value-type="float">
            <text:p>5060</text:p>
          </table:table-cell>
          <table:table-cell table:formula="of:=[.$L$4]+[.$M$4]*[.A692]+[.$N$4]*[.B692]+[.$O$4]*[.C692]+[.$P$4]*[.D692]" office:value-type="float" office:value="102" calcext:value-type="float">
            <text:p>102</text:p>
          </table:table-cell>
          <table:table-cell table:formula="of:=[.E692]-[.F692]" office:value-type="float" office:value="4958" calcext:value-type="float">
            <text:p>4958</text:p>
          </table:table-cell>
          <table:table-cell table:formula="of:=[.G692]*[.G692]" office:value-type="float" office:value="24581764" calcext:value-type="float">
            <text:p>24581764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740" calcext:value-type="float">
            <text:p>6740</text:p>
          </table:table-cell>
          <table:table-cell table:formula="of:=[.$L$4]+[.$M$4]*[.A693]+[.$N$4]*[.B693]+[.$O$4]*[.C693]+[.$P$4]*[.D693]" office:value-type="float" office:value="101" calcext:value-type="float">
            <text:p>101</text:p>
          </table:table-cell>
          <table:table-cell table:formula="of:=[.E693]-[.F693]" office:value-type="float" office:value="6639" calcext:value-type="float">
            <text:p>6639</text:p>
          </table:table-cell>
          <table:table-cell table:formula="of:=[.G693]*[.G693]" office:value-type="float" office:value="44076321" calcext:value-type="float">
            <text:p>44076321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200" calcext:value-type="float">
            <text:p>7200</text:p>
          </table:table-cell>
          <table:table-cell table:formula="of:=[.$L$4]+[.$M$4]*[.A694]+[.$N$4]*[.B694]+[.$O$4]*[.C694]+[.$P$4]*[.D694]" office:value-type="float" office:value="108" calcext:value-type="float">
            <text:p>108</text:p>
          </table:table-cell>
          <table:table-cell table:formula="of:=[.E694]-[.F694]" office:value-type="float" office:value="7092" calcext:value-type="float">
            <text:p>7092</text:p>
          </table:table-cell>
          <table:table-cell table:formula="of:=[.G694]*[.G694]" office:value-type="float" office:value="50296464" calcext:value-type="float">
            <text:p>50296464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070" calcext:value-type="float">
            <text:p>6070</text:p>
          </table:table-cell>
          <table:table-cell table:formula="of:=[.$L$4]+[.$M$4]*[.A695]+[.$N$4]*[.B695]+[.$O$4]*[.C695]+[.$P$4]*[.D695]" office:value-type="float" office:value="103" calcext:value-type="float">
            <text:p>103</text:p>
          </table:table-cell>
          <table:table-cell table:formula="of:=[.E695]-[.F695]" office:value-type="float" office:value="5967" calcext:value-type="float">
            <text:p>5967</text:p>
          </table:table-cell>
          <table:table-cell table:formula="of:=[.G695]*[.G695]" office:value-type="float" office:value="35605089" calcext:value-type="float">
            <text:p>35605089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390" calcext:value-type="float">
            <text:p>6390</text:p>
          </table:table-cell>
          <table:table-cell table:formula="of:=[.$L$4]+[.$M$4]*[.A696]+[.$N$4]*[.B696]+[.$O$4]*[.C696]+[.$P$4]*[.D696]" office:value-type="float" office:value="104" calcext:value-type="float">
            <text:p>104</text:p>
          </table:table-cell>
          <table:table-cell table:formula="of:=[.E696]-[.F696]" office:value-type="float" office:value="6286" calcext:value-type="float">
            <text:p>6286</text:p>
          </table:table-cell>
          <table:table-cell table:formula="of:=[.G696]*[.G696]" office:value-type="float" office:value="39513796" calcext:value-type="float">
            <text:p>39513796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280" calcext:value-type="float">
            <text:p>6280</text:p>
          </table:table-cell>
          <table:table-cell table:formula="of:=[.$L$4]+[.$M$4]*[.A697]+[.$N$4]*[.B697]+[.$O$4]*[.C697]+[.$P$4]*[.D697]" office:value-type="float" office:value="103" calcext:value-type="float">
            <text:p>103</text:p>
          </table:table-cell>
          <table:table-cell table:formula="of:=[.E697]-[.F697]" office:value-type="float" office:value="6177" calcext:value-type="float">
            <text:p>6177</text:p>
          </table:table-cell>
          <table:table-cell table:formula="of:=[.G697]*[.G697]" office:value-type="float" office:value="38155329" calcext:value-type="float">
            <text:p>38155329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200" calcext:value-type="float">
            <text:p>6200</text:p>
          </table:table-cell>
          <table:table-cell table:formula="of:=[.$L$4]+[.$M$4]*[.A698]+[.$N$4]*[.B698]+[.$O$4]*[.C698]+[.$P$4]*[.D698]" office:value-type="float" office:value="107" calcext:value-type="float">
            <text:p>107</text:p>
          </table:table-cell>
          <table:table-cell table:formula="of:=[.E698]-[.F698]" office:value-type="float" office:value="6093" calcext:value-type="float">
            <text:p>6093</text:p>
          </table:table-cell>
          <table:table-cell table:formula="of:=[.G698]*[.G698]" office:value-type="float" office:value="37124649" calcext:value-type="float">
            <text:p>37124649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200" calcext:value-type="float">
            <text:p>6200</text:p>
          </table:table-cell>
          <table:table-cell table:formula="of:=[.$L$4]+[.$M$4]*[.A699]+[.$N$4]*[.B699]+[.$O$4]*[.C699]+[.$P$4]*[.D699]" office:value-type="float" office:value="104" calcext:value-type="float">
            <text:p>104</text:p>
          </table:table-cell>
          <table:table-cell table:formula="of:=[.E699]-[.F699]" office:value-type="float" office:value="6096" calcext:value-type="float">
            <text:p>6096</text:p>
          </table:table-cell>
          <table:table-cell table:formula="of:=[.G699]*[.G699]" office:value-type="float" office:value="37161216" calcext:value-type="float">
            <text:p>37161216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000" calcext:value-type="float">
            <text:p>7000</text:p>
          </table:table-cell>
          <table:table-cell table:formula="of:=[.$L$4]+[.$M$4]*[.A700]+[.$N$4]*[.B700]+[.$O$4]*[.C700]+[.$P$4]*[.D700]" office:value-type="float" office:value="109" calcext:value-type="float">
            <text:p>109</text:p>
          </table:table-cell>
          <table:table-cell table:formula="of:=[.E700]-[.F700]" office:value-type="float" office:value="6891" calcext:value-type="float">
            <text:p>6891</text:p>
          </table:table-cell>
          <table:table-cell table:formula="of:=[.G700]*[.G700]" office:value-type="float" office:value="47485881" calcext:value-type="float">
            <text:p>47485881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830" calcext:value-type="float">
            <text:p>6830</text:p>
          </table:table-cell>
          <table:table-cell table:formula="of:=[.$L$4]+[.$M$4]*[.A701]+[.$N$4]*[.B701]+[.$O$4]*[.C701]+[.$P$4]*[.D701]" office:value-type="float" office:value="102" calcext:value-type="float">
            <text:p>102</text:p>
          </table:table-cell>
          <table:table-cell table:formula="of:=[.E701]-[.F701]" office:value-type="float" office:value="6728" calcext:value-type="float">
            <text:p>6728</text:p>
          </table:table-cell>
          <table:table-cell table:formula="of:=[.G701]*[.G701]" office:value-type="float" office:value="45265984" calcext:value-type="float">
            <text:p>45265984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180" calcext:value-type="float">
            <text:p>6180</text:p>
          </table:table-cell>
          <table:table-cell table:formula="of:=[.$L$4]+[.$M$4]*[.A702]+[.$N$4]*[.B702]+[.$O$4]*[.C702]+[.$P$4]*[.D702]" office:value-type="float" office:value="100" calcext:value-type="float">
            <text:p>100</text:p>
          </table:table-cell>
          <table:table-cell table:formula="of:=[.E702]-[.F702]" office:value-type="float" office:value="6080" calcext:value-type="float">
            <text:p>6080</text:p>
          </table:table-cell>
          <table:table-cell table:formula="of:=[.G702]*[.G702]" office:value-type="float" office:value="36966400" calcext:value-type="float">
            <text:p>36966400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480" calcext:value-type="float">
            <text:p>6480</text:p>
          </table:table-cell>
          <table:table-cell table:formula="of:=[.$L$4]+[.$M$4]*[.A703]+[.$N$4]*[.B703]+[.$O$4]*[.C703]+[.$P$4]*[.D703]" office:value-type="float" office:value="104" calcext:value-type="float">
            <text:p>104</text:p>
          </table:table-cell>
          <table:table-cell table:formula="of:=[.E703]-[.F703]" office:value-type="float" office:value="6376" calcext:value-type="float">
            <text:p>6376</text:p>
          </table:table-cell>
          <table:table-cell table:formula="of:=[.G703]*[.G703]" office:value-type="float" office:value="40653376" calcext:value-type="float">
            <text:p>40653376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960" calcext:value-type="float">
            <text:p>5960</text:p>
          </table:table-cell>
          <table:table-cell table:formula="of:=[.$L$4]+[.$M$4]*[.A704]+[.$N$4]*[.B704]+[.$O$4]*[.C704]+[.$P$4]*[.D704]" office:value-type="float" office:value="108" calcext:value-type="float">
            <text:p>108</text:p>
          </table:table-cell>
          <table:table-cell table:formula="of:=[.E704]-[.F704]" office:value-type="float" office:value="5852" calcext:value-type="float">
            <text:p>5852</text:p>
          </table:table-cell>
          <table:table-cell table:formula="of:=[.G704]*[.G704]" office:value-type="float" office:value="34245904" calcext:value-type="float">
            <text:p>34245904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330" calcext:value-type="float">
            <text:p>6330</text:p>
          </table:table-cell>
          <table:table-cell table:formula="of:=[.$L$4]+[.$M$4]*[.A705]+[.$N$4]*[.B705]+[.$O$4]*[.C705]+[.$P$4]*[.D705]" office:value-type="float" office:value="107" calcext:value-type="float">
            <text:p>107</text:p>
          </table:table-cell>
          <table:table-cell table:formula="of:=[.E705]-[.F705]" office:value-type="float" office:value="6223" calcext:value-type="float">
            <text:p>6223</text:p>
          </table:table-cell>
          <table:table-cell table:formula="of:=[.G705]*[.G705]" office:value-type="float" office:value="38725729" calcext:value-type="float">
            <text:p>38725729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330" calcext:value-type="float">
            <text:p>6330</text:p>
          </table:table-cell>
          <table:table-cell table:formula="of:=[.$L$4]+[.$M$4]*[.A706]+[.$N$4]*[.B706]+[.$O$4]*[.C706]+[.$P$4]*[.D706]" office:value-type="float" office:value="109" calcext:value-type="float">
            <text:p>109</text:p>
          </table:table-cell>
          <table:table-cell table:formula="of:=[.E706]-[.F706]" office:value-type="float" office:value="6221" calcext:value-type="float">
            <text:p>6221</text:p>
          </table:table-cell>
          <table:table-cell table:formula="of:=[.G706]*[.G706]" office:value-type="float" office:value="38700841" calcext:value-type="float">
            <text:p>38700841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550" calcext:value-type="float">
            <text:p>5550</text:p>
          </table:table-cell>
          <table:table-cell table:formula="of:=[.$L$4]+[.$M$4]*[.A707]+[.$N$4]*[.B707]+[.$O$4]*[.C707]+[.$P$4]*[.D707]" office:value-type="float" office:value="103" calcext:value-type="float">
            <text:p>103</text:p>
          </table:table-cell>
          <table:table-cell table:formula="of:=[.E707]-[.F707]" office:value-type="float" office:value="5447" calcext:value-type="float">
            <text:p>5447</text:p>
          </table:table-cell>
          <table:table-cell table:formula="of:=[.G707]*[.G707]" office:value-type="float" office:value="29669809" calcext:value-type="float">
            <text:p>29669809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410" calcext:value-type="float">
            <text:p>6410</text:p>
          </table:table-cell>
          <table:table-cell table:formula="of:=[.$L$4]+[.$M$4]*[.A708]+[.$N$4]*[.B708]+[.$O$4]*[.C708]+[.$P$4]*[.D708]" office:value-type="float" office:value="102" calcext:value-type="float">
            <text:p>102</text:p>
          </table:table-cell>
          <table:table-cell table:formula="of:=[.E708]-[.F708]" office:value-type="float" office:value="6308" calcext:value-type="float">
            <text:p>6308</text:p>
          </table:table-cell>
          <table:table-cell table:formula="of:=[.G708]*[.G708]" office:value-type="float" office:value="39790864" calcext:value-type="float">
            <text:p>39790864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230" calcext:value-type="float">
            <text:p>6230</text:p>
          </table:table-cell>
          <table:table-cell table:formula="of:=[.$L$4]+[.$M$4]*[.A709]+[.$N$4]*[.B709]+[.$O$4]*[.C709]+[.$P$4]*[.D709]" office:value-type="float" office:value="102" calcext:value-type="float">
            <text:p>102</text:p>
          </table:table-cell>
          <table:table-cell table:formula="of:=[.E709]-[.F709]" office:value-type="float" office:value="6128" calcext:value-type="float">
            <text:p>6128</text:p>
          </table:table-cell>
          <table:table-cell table:formula="of:=[.G709]*[.G709]" office:value-type="float" office:value="37552384" calcext:value-type="float">
            <text:p>37552384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240" calcext:value-type="float">
            <text:p>5240</text:p>
          </table:table-cell>
          <table:table-cell table:formula="of:=[.$L$4]+[.$M$4]*[.A710]+[.$N$4]*[.B710]+[.$O$4]*[.C710]+[.$P$4]*[.D710]" office:value-type="float" office:value="101" calcext:value-type="float">
            <text:p>101</text:p>
          </table:table-cell>
          <table:table-cell table:formula="of:=[.E710]-[.F710]" office:value-type="float" office:value="5139" calcext:value-type="float">
            <text:p>5139</text:p>
          </table:table-cell>
          <table:table-cell table:formula="of:=[.G710]*[.G710]" office:value-type="float" office:value="26409321" calcext:value-type="float">
            <text:p>26409321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920" calcext:value-type="float">
            <text:p>6920</text:p>
          </table:table-cell>
          <table:table-cell table:formula="of:=[.$L$4]+[.$M$4]*[.A711]+[.$N$4]*[.B711]+[.$O$4]*[.C711]+[.$P$4]*[.D711]" office:value-type="float" office:value="106" calcext:value-type="float">
            <text:p>106</text:p>
          </table:table-cell>
          <table:table-cell table:formula="of:=[.E711]-[.F711]" office:value-type="float" office:value="6814" calcext:value-type="float">
            <text:p>6814</text:p>
          </table:table-cell>
          <table:table-cell table:formula="of:=[.G711]*[.G711]" office:value-type="float" office:value="46430596" calcext:value-type="float">
            <text:p>46430596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210" calcext:value-type="float">
            <text:p>5210</text:p>
          </table:table-cell>
          <table:table-cell table:formula="of:=[.$L$4]+[.$M$4]*[.A712]+[.$N$4]*[.B712]+[.$O$4]*[.C712]+[.$P$4]*[.D712]" office:value-type="float" office:value="100" calcext:value-type="float">
            <text:p>100</text:p>
          </table:table-cell>
          <table:table-cell table:formula="of:=[.E712]-[.F712]" office:value-type="float" office:value="5110" calcext:value-type="float">
            <text:p>5110</text:p>
          </table:table-cell>
          <table:table-cell table:formula="of:=[.G712]*[.G712]" office:value-type="float" office:value="26112100" calcext:value-type="float">
            <text:p>26112100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40" calcext:value-type="float">
            <text:p>6440</text:p>
          </table:table-cell>
          <table:table-cell table:formula="of:=[.$L$4]+[.$M$4]*[.A713]+[.$N$4]*[.B713]+[.$O$4]*[.C713]+[.$P$4]*[.D713]" office:value-type="float" office:value="108" calcext:value-type="float">
            <text:p>108</text:p>
          </table:table-cell>
          <table:table-cell table:formula="of:=[.E713]-[.F713]" office:value-type="float" office:value="6332" calcext:value-type="float">
            <text:p>6332</text:p>
          </table:table-cell>
          <table:table-cell table:formula="of:=[.G713]*[.G713]" office:value-type="float" office:value="40094224" calcext:value-type="float">
            <text:p>40094224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520" calcext:value-type="float">
            <text:p>5520</text:p>
          </table:table-cell>
          <table:table-cell table:formula="of:=[.$L$4]+[.$M$4]*[.A714]+[.$N$4]*[.B714]+[.$O$4]*[.C714]+[.$P$4]*[.D714]" office:value-type="float" office:value="102" calcext:value-type="float">
            <text:p>102</text:p>
          </table:table-cell>
          <table:table-cell table:formula="of:=[.E714]-[.F714]" office:value-type="float" office:value="5418" calcext:value-type="float">
            <text:p>5418</text:p>
          </table:table-cell>
          <table:table-cell table:formula="of:=[.G714]*[.G714]" office:value-type="float" office:value="29354724" calcext:value-type="float">
            <text:p>29354724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540" calcext:value-type="float">
            <text:p>6540</text:p>
          </table:table-cell>
          <table:table-cell table:formula="of:=[.$L$4]+[.$M$4]*[.A715]+[.$N$4]*[.B715]+[.$O$4]*[.C715]+[.$P$4]*[.D715]" office:value-type="float" office:value="104" calcext:value-type="float">
            <text:p>104</text:p>
          </table:table-cell>
          <table:table-cell table:formula="of:=[.E715]-[.F715]" office:value-type="float" office:value="6436" calcext:value-type="float">
            <text:p>6436</text:p>
          </table:table-cell>
          <table:table-cell table:formula="of:=[.G715]*[.G715]" office:value-type="float" office:value="41422096" calcext:value-type="float">
            <text:p>41422096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880" calcext:value-type="float">
            <text:p>5880</text:p>
          </table:table-cell>
          <table:table-cell table:formula="of:=[.$L$4]+[.$M$4]*[.A716]+[.$N$4]*[.B716]+[.$O$4]*[.C716]+[.$P$4]*[.D716]" office:value-type="float" office:value="103" calcext:value-type="float">
            <text:p>103</text:p>
          </table:table-cell>
          <table:table-cell table:formula="of:=[.E716]-[.F716]" office:value-type="float" office:value="5777" calcext:value-type="float">
            <text:p>5777</text:p>
          </table:table-cell>
          <table:table-cell table:formula="of:=[.G716]*[.G716]" office:value-type="float" office:value="33373729" calcext:value-type="float">
            <text:p>33373729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710" calcext:value-type="float">
            <text:p>6710</text:p>
          </table:table-cell>
          <table:table-cell table:formula="of:=[.$L$4]+[.$M$4]*[.A717]+[.$N$4]*[.B717]+[.$O$4]*[.C717]+[.$P$4]*[.D717]" office:value-type="float" office:value="102" calcext:value-type="float">
            <text:p>102</text:p>
          </table:table-cell>
          <table:table-cell table:formula="of:=[.E717]-[.F717]" office:value-type="float" office:value="6608" calcext:value-type="float">
            <text:p>6608</text:p>
          </table:table-cell>
          <table:table-cell table:formula="of:=[.G717]*[.G717]" office:value-type="float" office:value="43665664" calcext:value-type="float">
            <text:p>43665664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770" calcext:value-type="float">
            <text:p>6770</text:p>
          </table:table-cell>
          <table:table-cell table:formula="of:=[.$L$4]+[.$M$4]*[.A718]+[.$N$4]*[.B718]+[.$O$4]*[.C718]+[.$P$4]*[.D718]" office:value-type="float" office:value="106" calcext:value-type="float">
            <text:p>106</text:p>
          </table:table-cell>
          <table:table-cell table:formula="of:=[.E718]-[.F718]" office:value-type="float" office:value="6664" calcext:value-type="float">
            <text:p>6664</text:p>
          </table:table-cell>
          <table:table-cell table:formula="of:=[.G718]*[.G718]" office:value-type="float" office:value="44408896" calcext:value-type="float">
            <text:p>44408896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680" calcext:value-type="float">
            <text:p>5680</text:p>
          </table:table-cell>
          <table:table-cell table:formula="of:=[.$L$4]+[.$M$4]*[.A719]+[.$N$4]*[.B719]+[.$O$4]*[.C719]+[.$P$4]*[.D719]" office:value-type="float" office:value="108" calcext:value-type="float">
            <text:p>108</text:p>
          </table:table-cell>
          <table:table-cell table:formula="of:=[.E719]-[.F719]" office:value-type="float" office:value="5572" calcext:value-type="float">
            <text:p>5572</text:p>
          </table:table-cell>
          <table:table-cell table:formula="of:=[.G719]*[.G719]" office:value-type="float" office:value="31047184" calcext:value-type="float">
            <text:p>31047184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480" calcext:value-type="float">
            <text:p>6480</text:p>
          </table:table-cell>
          <table:table-cell table:formula="of:=[.$L$4]+[.$M$4]*[.A720]+[.$N$4]*[.B720]+[.$O$4]*[.C720]+[.$P$4]*[.D720]" office:value-type="float" office:value="104" calcext:value-type="float">
            <text:p>104</text:p>
          </table:table-cell>
          <table:table-cell table:formula="of:=[.E720]-[.F720]" office:value-type="float" office:value="6376" calcext:value-type="float">
            <text:p>6376</text:p>
          </table:table-cell>
          <table:table-cell table:formula="of:=[.G720]*[.G720]" office:value-type="float" office:value="40653376" calcext:value-type="float">
            <text:p>40653376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440" calcext:value-type="float">
            <text:p>6440</text:p>
          </table:table-cell>
          <table:table-cell table:formula="of:=[.$L$4]+[.$M$4]*[.A721]+[.$N$4]*[.B721]+[.$O$4]*[.C721]+[.$P$4]*[.D721]" office:value-type="float" office:value="110" calcext:value-type="float">
            <text:p>110</text:p>
          </table:table-cell>
          <table:table-cell table:formula="of:=[.E721]-[.F721]" office:value-type="float" office:value="6330" calcext:value-type="float">
            <text:p>6330</text:p>
          </table:table-cell>
          <table:table-cell table:formula="of:=[.G721]*[.G721]" office:value-type="float" office:value="40068900" calcext:value-type="float">
            <text:p>4006890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330" calcext:value-type="float">
            <text:p>6330</text:p>
          </table:table-cell>
          <table:table-cell table:formula="of:=[.$L$4]+[.$M$4]*[.A722]+[.$N$4]*[.B722]+[.$O$4]*[.C722]+[.$P$4]*[.D722]" office:value-type="float" office:value="106" calcext:value-type="float">
            <text:p>106</text:p>
          </table:table-cell>
          <table:table-cell table:formula="of:=[.E722]-[.F722]" office:value-type="float" office:value="6224" calcext:value-type="float">
            <text:p>6224</text:p>
          </table:table-cell>
          <table:table-cell table:formula="of:=[.G722]*[.G722]" office:value-type="float" office:value="38738176" calcext:value-type="float">
            <text:p>38738176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30" calcext:value-type="float">
            <text:p>5530</text:p>
          </table:table-cell>
          <table:table-cell table:formula="of:=[.$L$4]+[.$M$4]*[.A723]+[.$N$4]*[.B723]+[.$O$4]*[.C723]+[.$P$4]*[.D723]" office:value-type="float" office:value="103" calcext:value-type="float">
            <text:p>103</text:p>
          </table:table-cell>
          <table:table-cell table:formula="of:=[.E723]-[.F723]" office:value-type="float" office:value="5427" calcext:value-type="float">
            <text:p>5427</text:p>
          </table:table-cell>
          <table:table-cell table:formula="of:=[.G723]*[.G723]" office:value-type="float" office:value="29452329" calcext:value-type="float">
            <text:p>29452329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840" calcext:value-type="float">
            <text:p>5840</text:p>
          </table:table-cell>
          <table:table-cell table:formula="of:=[.$L$4]+[.$M$4]*[.A724]+[.$N$4]*[.B724]+[.$O$4]*[.C724]+[.$P$4]*[.D724]" office:value-type="float" office:value="100" calcext:value-type="float">
            <text:p>100</text:p>
          </table:table-cell>
          <table:table-cell table:formula="of:=[.E724]-[.F724]" office:value-type="float" office:value="5740" calcext:value-type="float">
            <text:p>5740</text:p>
          </table:table-cell>
          <table:table-cell table:formula="of:=[.G724]*[.G724]" office:value-type="float" office:value="32947600" calcext:value-type="float">
            <text:p>32947600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500" calcext:value-type="float">
            <text:p>5500</text:p>
          </table:table-cell>
          <table:table-cell table:formula="of:=[.$L$4]+[.$M$4]*[.A725]+[.$N$4]*[.B725]+[.$O$4]*[.C725]+[.$P$4]*[.D725]" office:value-type="float" office:value="104" calcext:value-type="float">
            <text:p>104</text:p>
          </table:table-cell>
          <table:table-cell table:formula="of:=[.E725]-[.F725]" office:value-type="float" office:value="5396" calcext:value-type="float">
            <text:p>5396</text:p>
          </table:table-cell>
          <table:table-cell table:formula="of:=[.G725]*[.G725]" office:value-type="float" office:value="29116816" calcext:value-type="float">
            <text:p>29116816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610" calcext:value-type="float">
            <text:p>6610</text:p>
          </table:table-cell>
          <table:table-cell table:formula="of:=[.$L$4]+[.$M$4]*[.A726]+[.$N$4]*[.B726]+[.$O$4]*[.C726]+[.$P$4]*[.D726]" office:value-type="float" office:value="104" calcext:value-type="float">
            <text:p>104</text:p>
          </table:table-cell>
          <table:table-cell table:formula="of:=[.E726]-[.F726]" office:value-type="float" office:value="6506" calcext:value-type="float">
            <text:p>6506</text:p>
          </table:table-cell>
          <table:table-cell table:formula="of:=[.G726]*[.G726]" office:value-type="float" office:value="42328036" calcext:value-type="float">
            <text:p>42328036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100" calcext:value-type="float">
            <text:p>5100</text:p>
          </table:table-cell>
          <table:table-cell table:formula="of:=[.$L$4]+[.$M$4]*[.A727]+[.$N$4]*[.B727]+[.$O$4]*[.C727]+[.$P$4]*[.D727]" office:value-type="float" office:value="105" calcext:value-type="float">
            <text:p>105</text:p>
          </table:table-cell>
          <table:table-cell table:formula="of:=[.E727]-[.F727]" office:value-type="float" office:value="4995" calcext:value-type="float">
            <text:p>4995</text:p>
          </table:table-cell>
          <table:table-cell table:formula="of:=[.G727]*[.G727]" office:value-type="float" office:value="24950025" calcext:value-type="float">
            <text:p>24950025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350" calcext:value-type="float">
            <text:p>6350</text:p>
          </table:table-cell>
          <table:table-cell table:formula="of:=[.$L$4]+[.$M$4]*[.A728]+[.$N$4]*[.B728]+[.$O$4]*[.C728]+[.$P$4]*[.D728]" office:value-type="float" office:value="109" calcext:value-type="float">
            <text:p>109</text:p>
          </table:table-cell>
          <table:table-cell table:formula="of:=[.E728]-[.F728]" office:value-type="float" office:value="6241" calcext:value-type="float">
            <text:p>6241</text:p>
          </table:table-cell>
          <table:table-cell table:formula="of:=[.G728]*[.G728]" office:value-type="float" office:value="38950081" calcext:value-type="float">
            <text:p>38950081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270" calcext:value-type="float">
            <text:p>6270</text:p>
          </table:table-cell>
          <table:table-cell table:formula="of:=[.$L$4]+[.$M$4]*[.A729]+[.$N$4]*[.B729]+[.$O$4]*[.C729]+[.$P$4]*[.D729]" office:value-type="float" office:value="106" calcext:value-type="float">
            <text:p>106</text:p>
          </table:table-cell>
          <table:table-cell table:formula="of:=[.E729]-[.F729]" office:value-type="float" office:value="6164" calcext:value-type="float">
            <text:p>6164</text:p>
          </table:table-cell>
          <table:table-cell table:formula="of:=[.G729]*[.G729]" office:value-type="float" office:value="37994896" calcext:value-type="float">
            <text:p>379948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680" calcext:value-type="float">
            <text:p>5680</text:p>
          </table:table-cell>
          <table:table-cell table:formula="of:=[.$L$4]+[.$M$4]*[.A730]+[.$N$4]*[.B730]+[.$O$4]*[.C730]+[.$P$4]*[.D730]" office:value-type="float" office:value="100" calcext:value-type="float">
            <text:p>100</text:p>
          </table:table-cell>
          <table:table-cell table:formula="of:=[.E730]-[.F730]" office:value-type="float" office:value="5580" calcext:value-type="float">
            <text:p>5580</text:p>
          </table:table-cell>
          <table:table-cell table:formula="of:=[.G730]*[.G730]" office:value-type="float" office:value="31136400" calcext:value-type="float">
            <text:p>31136400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800" calcext:value-type="float">
            <text:p>5800</text:p>
          </table:table-cell>
          <table:table-cell table:formula="of:=[.$L$4]+[.$M$4]*[.A731]+[.$N$4]*[.B731]+[.$O$4]*[.C731]+[.$P$4]*[.D731]" office:value-type="float" office:value="110" calcext:value-type="float">
            <text:p>110</text:p>
          </table:table-cell>
          <table:table-cell table:formula="of:=[.E731]-[.F731]" office:value-type="float" office:value="5690" calcext:value-type="float">
            <text:p>5690</text:p>
          </table:table-cell>
          <table:table-cell table:formula="of:=[.G731]*[.G731]" office:value-type="float" office:value="32376100" calcext:value-type="float">
            <text:p>32376100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520" calcext:value-type="float">
            <text:p>5520</text:p>
          </table:table-cell>
          <table:table-cell table:formula="of:=[.$L$4]+[.$M$4]*[.A732]+[.$N$4]*[.B732]+[.$O$4]*[.C732]+[.$P$4]*[.D732]" office:value-type="float" office:value="104" calcext:value-type="float">
            <text:p>104</text:p>
          </table:table-cell>
          <table:table-cell table:formula="of:=[.E732]-[.F732]" office:value-type="float" office:value="5416" calcext:value-type="float">
            <text:p>5416</text:p>
          </table:table-cell>
          <table:table-cell table:formula="of:=[.G732]*[.G732]" office:value-type="float" office:value="29333056" calcext:value-type="float">
            <text:p>29333056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980" calcext:value-type="float">
            <text:p>5980</text:p>
          </table:table-cell>
          <table:table-cell table:formula="of:=[.$L$4]+[.$M$4]*[.A733]+[.$N$4]*[.B733]+[.$O$4]*[.C733]+[.$P$4]*[.D733]" office:value-type="float" office:value="108" calcext:value-type="float">
            <text:p>108</text:p>
          </table:table-cell>
          <table:table-cell table:formula="of:=[.E733]-[.F733]" office:value-type="float" office:value="5872" calcext:value-type="float">
            <text:p>5872</text:p>
          </table:table-cell>
          <table:table-cell table:formula="of:=[.G733]*[.G733]" office:value-type="float" office:value="34480384" calcext:value-type="float">
            <text:p>34480384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730" calcext:value-type="float">
            <text:p>6730</text:p>
          </table:table-cell>
          <table:table-cell table:formula="of:=[.$L$4]+[.$M$4]*[.A734]+[.$N$4]*[.B734]+[.$O$4]*[.C734]+[.$P$4]*[.D734]" office:value-type="float" office:value="100" calcext:value-type="float">
            <text:p>100</text:p>
          </table:table-cell>
          <table:table-cell table:formula="of:=[.E734]-[.F734]" office:value-type="float" office:value="6630" calcext:value-type="float">
            <text:p>6630</text:p>
          </table:table-cell>
          <table:table-cell table:formula="of:=[.G734]*[.G734]" office:value-type="float" office:value="43956900" calcext:value-type="float">
            <text:p>43956900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130" calcext:value-type="float">
            <text:p>6130</text:p>
          </table:table-cell>
          <table:table-cell table:formula="of:=[.$L$4]+[.$M$4]*[.A735]+[.$N$4]*[.B735]+[.$O$4]*[.C735]+[.$P$4]*[.D735]" office:value-type="float" office:value="108" calcext:value-type="float">
            <text:p>108</text:p>
          </table:table-cell>
          <table:table-cell table:formula="of:=[.E735]-[.F735]" office:value-type="float" office:value="6022" calcext:value-type="float">
            <text:p>6022</text:p>
          </table:table-cell>
          <table:table-cell table:formula="of:=[.G735]*[.G735]" office:value-type="float" office:value="36264484" calcext:value-type="float">
            <text:p>36264484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690" calcext:value-type="float">
            <text:p>4690</text:p>
          </table:table-cell>
          <table:table-cell table:formula="of:=[.$L$4]+[.$M$4]*[.A736]+[.$N$4]*[.B736]+[.$O$4]*[.C736]+[.$P$4]*[.D736]" office:value-type="float" office:value="101" calcext:value-type="float">
            <text:p>101</text:p>
          </table:table-cell>
          <table:table-cell table:formula="of:=[.E736]-[.F736]" office:value-type="float" office:value="4589" calcext:value-type="float">
            <text:p>4589</text:p>
          </table:table-cell>
          <table:table-cell table:formula="of:=[.G736]*[.G736]" office:value-type="float" office:value="21058921" calcext:value-type="float">
            <text:p>21058921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130" calcext:value-type="float">
            <text:p>6130</text:p>
          </table:table-cell>
          <table:table-cell table:formula="of:=[.$L$4]+[.$M$4]*[.A737]+[.$N$4]*[.B737]+[.$O$4]*[.C737]+[.$P$4]*[.D737]" office:value-type="float" office:value="101" calcext:value-type="float">
            <text:p>101</text:p>
          </table:table-cell>
          <table:table-cell table:formula="of:=[.E737]-[.F737]" office:value-type="float" office:value="6029" calcext:value-type="float">
            <text:p>6029</text:p>
          </table:table-cell>
          <table:table-cell table:formula="of:=[.G737]*[.G737]" office:value-type="float" office:value="36348841" calcext:value-type="float">
            <text:p>36348841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560" calcext:value-type="float">
            <text:p>6560</text:p>
          </table:table-cell>
          <table:table-cell table:formula="of:=[.$L$4]+[.$M$4]*[.A738]+[.$N$4]*[.B738]+[.$O$4]*[.C738]+[.$P$4]*[.D738]" office:value-type="float" office:value="108" calcext:value-type="float">
            <text:p>108</text:p>
          </table:table-cell>
          <table:table-cell table:formula="of:=[.E738]-[.F738]" office:value-type="float" office:value="6452" calcext:value-type="float">
            <text:p>6452</text:p>
          </table:table-cell>
          <table:table-cell table:formula="of:=[.G738]*[.G738]" office:value-type="float" office:value="41628304" calcext:value-type="float">
            <text:p>41628304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580" calcext:value-type="float">
            <text:p>6580</text:p>
          </table:table-cell>
          <table:table-cell table:formula="of:=[.$L$4]+[.$M$4]*[.A739]+[.$N$4]*[.B739]+[.$O$4]*[.C739]+[.$P$4]*[.D739]" office:value-type="float" office:value="107" calcext:value-type="float">
            <text:p>107</text:p>
          </table:table-cell>
          <table:table-cell table:formula="of:=[.E739]-[.F739]" office:value-type="float" office:value="6473" calcext:value-type="float">
            <text:p>6473</text:p>
          </table:table-cell>
          <table:table-cell table:formula="of:=[.G739]*[.G739]" office:value-type="float" office:value="41899729" calcext:value-type="float">
            <text:p>41899729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620" calcext:value-type="float">
            <text:p>6620</text:p>
          </table:table-cell>
          <table:table-cell table:formula="of:=[.$L$4]+[.$M$4]*[.A740]+[.$N$4]*[.B740]+[.$O$4]*[.C740]+[.$P$4]*[.D740]" office:value-type="float" office:value="105" calcext:value-type="float">
            <text:p>105</text:p>
          </table:table-cell>
          <table:table-cell table:formula="of:=[.E740]-[.F740]" office:value-type="float" office:value="6515" calcext:value-type="float">
            <text:p>6515</text:p>
          </table:table-cell>
          <table:table-cell table:formula="of:=[.G740]*[.G740]" office:value-type="float" office:value="42445225" calcext:value-type="float">
            <text:p>42445225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480" calcext:value-type="float">
            <text:p>6480</text:p>
          </table:table-cell>
          <table:table-cell table:formula="of:=[.$L$4]+[.$M$4]*[.A741]+[.$N$4]*[.B741]+[.$O$4]*[.C741]+[.$P$4]*[.D741]" office:value-type="float" office:value="110" calcext:value-type="float">
            <text:p>110</text:p>
          </table:table-cell>
          <table:table-cell table:formula="of:=[.E741]-[.F741]" office:value-type="float" office:value="6370" calcext:value-type="float">
            <text:p>6370</text:p>
          </table:table-cell>
          <table:table-cell table:formula="of:=[.G741]*[.G741]" office:value-type="float" office:value="40576900" calcext:value-type="float">
            <text:p>4057690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000" calcext:value-type="float">
            <text:p>6000</text:p>
          </table:table-cell>
          <table:table-cell table:formula="of:=[.$L$4]+[.$M$4]*[.A742]+[.$N$4]*[.B742]+[.$O$4]*[.C742]+[.$P$4]*[.D742]" office:value-type="float" office:value="103" calcext:value-type="float">
            <text:p>103</text:p>
          </table:table-cell>
          <table:table-cell table:formula="of:=[.E742]-[.F742]" office:value-type="float" office:value="5897" calcext:value-type="float">
            <text:p>5897</text:p>
          </table:table-cell>
          <table:table-cell table:formula="of:=[.G742]*[.G742]" office:value-type="float" office:value="34774609" calcext:value-type="float">
            <text:p>34774609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020" calcext:value-type="float">
            <text:p>7020</text:p>
          </table:table-cell>
          <table:table-cell table:formula="of:=[.$L$4]+[.$M$4]*[.A743]+[.$N$4]*[.B743]+[.$O$4]*[.C743]+[.$P$4]*[.D743]" office:value-type="float" office:value="110" calcext:value-type="float">
            <text:p>110</text:p>
          </table:table-cell>
          <table:table-cell table:formula="of:=[.E743]-[.F743]" office:value-type="float" office:value="6910" calcext:value-type="float">
            <text:p>6910</text:p>
          </table:table-cell>
          <table:table-cell table:formula="of:=[.G743]*[.G743]" office:value-type="float" office:value="47748100" calcext:value-type="float">
            <text:p>4774810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580" calcext:value-type="float">
            <text:p>6580</text:p>
          </table:table-cell>
          <table:table-cell table:formula="of:=[.$L$4]+[.$M$4]*[.A744]+[.$N$4]*[.B744]+[.$O$4]*[.C744]+[.$P$4]*[.D744]" office:value-type="float" office:value="107" calcext:value-type="float">
            <text:p>107</text:p>
          </table:table-cell>
          <table:table-cell table:formula="of:=[.E744]-[.F744]" office:value-type="float" office:value="6473" calcext:value-type="float">
            <text:p>6473</text:p>
          </table:table-cell>
          <table:table-cell table:formula="of:=[.G744]*[.G744]" office:value-type="float" office:value="41899729" calcext:value-type="float">
            <text:p>41899729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770" calcext:value-type="float">
            <text:p>5770</text:p>
          </table:table-cell>
          <table:table-cell table:formula="of:=[.$L$4]+[.$M$4]*[.A745]+[.$N$4]*[.B745]+[.$O$4]*[.C745]+[.$P$4]*[.D745]" office:value-type="float" office:value="107" calcext:value-type="float">
            <text:p>107</text:p>
          </table:table-cell>
          <table:table-cell table:formula="of:=[.E745]-[.F745]" office:value-type="float" office:value="5663" calcext:value-type="float">
            <text:p>5663</text:p>
          </table:table-cell>
          <table:table-cell table:formula="of:=[.G745]*[.G745]" office:value-type="float" office:value="32069569" calcext:value-type="float">
            <text:p>32069569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  <table:table-cell table:formula="of:=[.$L$4]+[.$M$4]*[.A746]+[.$N$4]*[.B746]+[.$O$4]*[.C746]+[.$P$4]*[.D746]" office:value-type="float" office:value="100" calcext:value-type="float">
            <text:p>100</text:p>
          </table:table-cell>
          <table:table-cell table:formula="of:=[.E746]-[.F746]" office:value-type="float" office:value="5800" calcext:value-type="float">
            <text:p>5800</text:p>
          </table:table-cell>
          <table:table-cell table:formula="of:=[.G746]*[.G746]" office:value-type="float" office:value="33640000" calcext:value-type="float">
            <text:p>3364000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60" calcext:value-type="float">
            <text:p>6060</text:p>
          </table:table-cell>
          <table:table-cell table:formula="of:=[.$L$4]+[.$M$4]*[.A747]+[.$N$4]*[.B747]+[.$O$4]*[.C747]+[.$P$4]*[.D747]" office:value-type="float" office:value="101" calcext:value-type="float">
            <text:p>101</text:p>
          </table:table-cell>
          <table:table-cell table:formula="of:=[.E747]-[.F747]" office:value-type="float" office:value="5959" calcext:value-type="float">
            <text:p>5959</text:p>
          </table:table-cell>
          <table:table-cell table:formula="of:=[.G747]*[.G747]" office:value-type="float" office:value="35509681" calcext:value-type="float">
            <text:p>35509681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90" calcext:value-type="float">
            <text:p>5090</text:p>
          </table:table-cell>
          <table:table-cell table:formula="of:=[.$L$4]+[.$M$4]*[.A748]+[.$N$4]*[.B748]+[.$O$4]*[.C748]+[.$P$4]*[.D748]" office:value-type="float" office:value="101" calcext:value-type="float">
            <text:p>101</text:p>
          </table:table-cell>
          <table:table-cell table:formula="of:=[.E748]-[.F748]" office:value-type="float" office:value="4989" calcext:value-type="float">
            <text:p>4989</text:p>
          </table:table-cell>
          <table:table-cell table:formula="of:=[.G748]*[.G748]" office:value-type="float" office:value="24890121" calcext:value-type="float">
            <text:p>24890121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800" calcext:value-type="float">
            <text:p>6800</text:p>
          </table:table-cell>
          <table:table-cell table:formula="of:=[.$L$4]+[.$M$4]*[.A749]+[.$N$4]*[.B749]+[.$O$4]*[.C749]+[.$P$4]*[.D749]" office:value-type="float" office:value="103" calcext:value-type="float">
            <text:p>103</text:p>
          </table:table-cell>
          <table:table-cell table:formula="of:=[.E749]-[.F749]" office:value-type="float" office:value="6697" calcext:value-type="float">
            <text:p>6697</text:p>
          </table:table-cell>
          <table:table-cell table:formula="of:=[.G749]*[.G749]" office:value-type="float" office:value="44849809" calcext:value-type="float">
            <text:p>44849809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090" calcext:value-type="float">
            <text:p>7090</text:p>
          </table:table-cell>
          <table:table-cell table:formula="of:=[.$L$4]+[.$M$4]*[.A750]+[.$N$4]*[.B750]+[.$O$4]*[.C750]+[.$P$4]*[.D750]" office:value-type="float" office:value="108" calcext:value-type="float">
            <text:p>108</text:p>
          </table:table-cell>
          <table:table-cell table:formula="of:=[.E750]-[.F750]" office:value-type="float" office:value="6982" calcext:value-type="float">
            <text:p>6982</text:p>
          </table:table-cell>
          <table:table-cell table:formula="of:=[.G750]*[.G750]" office:value-type="float" office:value="48748324" calcext:value-type="float">
            <text:p>48748324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910" calcext:value-type="float">
            <text:p>5910</text:p>
          </table:table-cell>
          <table:table-cell table:formula="of:=[.$L$4]+[.$M$4]*[.A751]+[.$N$4]*[.B751]+[.$O$4]*[.C751]+[.$P$4]*[.D751]" office:value-type="float" office:value="100" calcext:value-type="float">
            <text:p>100</text:p>
          </table:table-cell>
          <table:table-cell table:formula="of:=[.E751]-[.F751]" office:value-type="float" office:value="5810" calcext:value-type="float">
            <text:p>5810</text:p>
          </table:table-cell>
          <table:table-cell table:formula="of:=[.G751]*[.G751]" office:value-type="float" office:value="33756100" calcext:value-type="float">
            <text:p>3375610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780" calcext:value-type="float">
            <text:p>6780</text:p>
          </table:table-cell>
          <table:table-cell table:formula="of:=[.$L$4]+[.$M$4]*[.A752]+[.$N$4]*[.B752]+[.$O$4]*[.C752]+[.$P$4]*[.D752]" office:value-type="float" office:value="109" calcext:value-type="float">
            <text:p>109</text:p>
          </table:table-cell>
          <table:table-cell table:formula="of:=[.E752]-[.F752]" office:value-type="float" office:value="6671" calcext:value-type="float">
            <text:p>6671</text:p>
          </table:table-cell>
          <table:table-cell table:formula="of:=[.G752]*[.G752]" office:value-type="float" office:value="44502241" calcext:value-type="float">
            <text:p>44502241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690" calcext:value-type="float">
            <text:p>6690</text:p>
          </table:table-cell>
          <table:table-cell table:formula="of:=[.$L$4]+[.$M$4]*[.A753]+[.$N$4]*[.B753]+[.$O$4]*[.C753]+[.$P$4]*[.D753]" office:value-type="float" office:value="106" calcext:value-type="float">
            <text:p>106</text:p>
          </table:table-cell>
          <table:table-cell table:formula="of:=[.E753]-[.F753]" office:value-type="float" office:value="6584" calcext:value-type="float">
            <text:p>6584</text:p>
          </table:table-cell>
          <table:table-cell table:formula="of:=[.G753]*[.G753]" office:value-type="float" office:value="43349056" calcext:value-type="float">
            <text:p>43349056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940" calcext:value-type="float">
            <text:p>5940</text:p>
          </table:table-cell>
          <table:table-cell table:formula="of:=[.$L$4]+[.$M$4]*[.A754]+[.$N$4]*[.B754]+[.$O$4]*[.C754]+[.$P$4]*[.D754]" office:value-type="float" office:value="101" calcext:value-type="float">
            <text:p>101</text:p>
          </table:table-cell>
          <table:table-cell table:formula="of:=[.E754]-[.F754]" office:value-type="float" office:value="5839" calcext:value-type="float">
            <text:p>5839</text:p>
          </table:table-cell>
          <table:table-cell table:formula="of:=[.G754]*[.G754]" office:value-type="float" office:value="34093921" calcext:value-type="float">
            <text:p>34093921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950" calcext:value-type="float">
            <text:p>5950</text:p>
          </table:table-cell>
          <table:table-cell table:formula="of:=[.$L$4]+[.$M$4]*[.A755]+[.$N$4]*[.B755]+[.$O$4]*[.C755]+[.$P$4]*[.D755]" office:value-type="float" office:value="108" calcext:value-type="float">
            <text:p>108</text:p>
          </table:table-cell>
          <table:table-cell table:formula="of:=[.E755]-[.F755]" office:value-type="float" office:value="5842" calcext:value-type="float">
            <text:p>5842</text:p>
          </table:table-cell>
          <table:table-cell table:formula="of:=[.G755]*[.G755]" office:value-type="float" office:value="34128964" calcext:value-type="float">
            <text:p>34128964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260" calcext:value-type="float">
            <text:p>7260</text:p>
          </table:table-cell>
          <table:table-cell table:formula="of:=[.$L$4]+[.$M$4]*[.A756]+[.$N$4]*[.B756]+[.$O$4]*[.C756]+[.$P$4]*[.D756]" office:value-type="float" office:value="107" calcext:value-type="float">
            <text:p>107</text:p>
          </table:table-cell>
          <table:table-cell table:formula="of:=[.E756]-[.F756]" office:value-type="float" office:value="7153" calcext:value-type="float">
            <text:p>7153</text:p>
          </table:table-cell>
          <table:table-cell table:formula="of:=[.G756]*[.G756]" office:value-type="float" office:value="51165409" calcext:value-type="float">
            <text:p>51165409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730" calcext:value-type="float">
            <text:p>6730</text:p>
          </table:table-cell>
          <table:table-cell table:formula="of:=[.$L$4]+[.$M$4]*[.A757]+[.$N$4]*[.B757]+[.$O$4]*[.C757]+[.$P$4]*[.D757]" office:value-type="float" office:value="105" calcext:value-type="float">
            <text:p>105</text:p>
          </table:table-cell>
          <table:table-cell table:formula="of:=[.E757]-[.F757]" office:value-type="float" office:value="6625" calcext:value-type="float">
            <text:p>6625</text:p>
          </table:table-cell>
          <table:table-cell table:formula="of:=[.G757]*[.G757]" office:value-type="float" office:value="43890625" calcext:value-type="float">
            <text:p>43890625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810" calcext:value-type="float">
            <text:p>6810</text:p>
          </table:table-cell>
          <table:table-cell table:formula="of:=[.$L$4]+[.$M$4]*[.A758]+[.$N$4]*[.B758]+[.$O$4]*[.C758]+[.$P$4]*[.D758]" office:value-type="float" office:value="108" calcext:value-type="float">
            <text:p>108</text:p>
          </table:table-cell>
          <table:table-cell table:formula="of:=[.E758]-[.F758]" office:value-type="float" office:value="6702" calcext:value-type="float">
            <text:p>6702</text:p>
          </table:table-cell>
          <table:table-cell table:formula="of:=[.G758]*[.G758]" office:value-type="float" office:value="44916804" calcext:value-type="float">
            <text:p>44916804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720" calcext:value-type="float">
            <text:p>6720</text:p>
          </table:table-cell>
          <table:table-cell table:formula="of:=[.$L$4]+[.$M$4]*[.A759]+[.$N$4]*[.B759]+[.$O$4]*[.C759]+[.$P$4]*[.D759]" office:value-type="float" office:value="108" calcext:value-type="float">
            <text:p>108</text:p>
          </table:table-cell>
          <table:table-cell table:formula="of:=[.E759]-[.F759]" office:value-type="float" office:value="6612" calcext:value-type="float">
            <text:p>6612</text:p>
          </table:table-cell>
          <table:table-cell table:formula="of:=[.G759]*[.G759]" office:value-type="float" office:value="43718544" calcext:value-type="float">
            <text:p>43718544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950" calcext:value-type="float">
            <text:p>6950</text:p>
          </table:table-cell>
          <table:table-cell table:formula="of:=[.$L$4]+[.$M$4]*[.A760]+[.$N$4]*[.B760]+[.$O$4]*[.C760]+[.$P$4]*[.D760]" office:value-type="float" office:value="106" calcext:value-type="float">
            <text:p>106</text:p>
          </table:table-cell>
          <table:table-cell table:formula="of:=[.E760]-[.F760]" office:value-type="float" office:value="6844" calcext:value-type="float">
            <text:p>6844</text:p>
          </table:table-cell>
          <table:table-cell table:formula="of:=[.G760]*[.G760]" office:value-type="float" office:value="46840336" calcext:value-type="float">
            <text:p>46840336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510" calcext:value-type="float">
            <text:p>6510</text:p>
          </table:table-cell>
          <table:table-cell table:formula="of:=[.$L$4]+[.$M$4]*[.A761]+[.$N$4]*[.B761]+[.$O$4]*[.C761]+[.$P$4]*[.D761]" office:value-type="float" office:value="107" calcext:value-type="float">
            <text:p>107</text:p>
          </table:table-cell>
          <table:table-cell table:formula="of:=[.E761]-[.F761]" office:value-type="float" office:value="6403" calcext:value-type="float">
            <text:p>6403</text:p>
          </table:table-cell>
          <table:table-cell table:formula="of:=[.G761]*[.G761]" office:value-type="float" office:value="40998409" calcext:value-type="float">
            <text:p>40998409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310" calcext:value-type="float">
            <text:p>6310</text:p>
          </table:table-cell>
          <table:table-cell table:formula="of:=[.$L$4]+[.$M$4]*[.A762]+[.$N$4]*[.B762]+[.$O$4]*[.C762]+[.$P$4]*[.D762]" office:value-type="float" office:value="105" calcext:value-type="float">
            <text:p>105</text:p>
          </table:table-cell>
          <table:table-cell table:formula="of:=[.E762]-[.F762]" office:value-type="float" office:value="6205" calcext:value-type="float">
            <text:p>6205</text:p>
          </table:table-cell>
          <table:table-cell table:formula="of:=[.G762]*[.G762]" office:value-type="float" office:value="38502025" calcext:value-type="float">
            <text:p>38502025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460" calcext:value-type="float">
            <text:p>6460</text:p>
          </table:table-cell>
          <table:table-cell table:formula="of:=[.$L$4]+[.$M$4]*[.A763]+[.$N$4]*[.B763]+[.$O$4]*[.C763]+[.$P$4]*[.D763]" office:value-type="float" office:value="100" calcext:value-type="float">
            <text:p>100</text:p>
          </table:table-cell>
          <table:table-cell table:formula="of:=[.E763]-[.F763]" office:value-type="float" office:value="6360" calcext:value-type="float">
            <text:p>6360</text:p>
          </table:table-cell>
          <table:table-cell table:formula="of:=[.G763]*[.G763]" office:value-type="float" office:value="40449600" calcext:value-type="float">
            <text:p>4044960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330" calcext:value-type="float">
            <text:p>6330</text:p>
          </table:table-cell>
          <table:table-cell table:formula="of:=[.$L$4]+[.$M$4]*[.A764]+[.$N$4]*[.B764]+[.$O$4]*[.C764]+[.$P$4]*[.D764]" office:value-type="float" office:value="108" calcext:value-type="float">
            <text:p>108</text:p>
          </table:table-cell>
          <table:table-cell table:formula="of:=[.E764]-[.F764]" office:value-type="float" office:value="6222" calcext:value-type="float">
            <text:p>6222</text:p>
          </table:table-cell>
          <table:table-cell table:formula="of:=[.G764]*[.G764]" office:value-type="float" office:value="38713284" calcext:value-type="float">
            <text:p>38713284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870" calcext:value-type="float">
            <text:p>5870</text:p>
          </table:table-cell>
          <table:table-cell table:formula="of:=[.$L$4]+[.$M$4]*[.A765]+[.$N$4]*[.B765]+[.$O$4]*[.C765]+[.$P$4]*[.D765]" office:value-type="float" office:value="105" calcext:value-type="float">
            <text:p>105</text:p>
          </table:table-cell>
          <table:table-cell table:formula="of:=[.E765]-[.F765]" office:value-type="float" office:value="5765" calcext:value-type="float">
            <text:p>5765</text:p>
          </table:table-cell>
          <table:table-cell table:formula="of:=[.G765]*[.G765]" office:value-type="float" office:value="33235225" calcext:value-type="float">
            <text:p>33235225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780" calcext:value-type="float">
            <text:p>5780</text:p>
          </table:table-cell>
          <table:table-cell table:formula="of:=[.$L$4]+[.$M$4]*[.A766]+[.$N$4]*[.B766]+[.$O$4]*[.C766]+[.$P$4]*[.D766]" office:value-type="float" office:value="103" calcext:value-type="float">
            <text:p>103</text:p>
          </table:table-cell>
          <table:table-cell table:formula="of:=[.E766]-[.F766]" office:value-type="float" office:value="5677" calcext:value-type="float">
            <text:p>5677</text:p>
          </table:table-cell>
          <table:table-cell table:formula="of:=[.G766]*[.G766]" office:value-type="float" office:value="32228329" calcext:value-type="float">
            <text:p>32228329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630" calcext:value-type="float">
            <text:p>6630</text:p>
          </table:table-cell>
          <table:table-cell table:formula="of:=[.$L$4]+[.$M$4]*[.A767]+[.$N$4]*[.B767]+[.$O$4]*[.C767]+[.$P$4]*[.D767]" office:value-type="float" office:value="108" calcext:value-type="float">
            <text:p>108</text:p>
          </table:table-cell>
          <table:table-cell table:formula="of:=[.E767]-[.F767]" office:value-type="float" office:value="6522" calcext:value-type="float">
            <text:p>6522</text:p>
          </table:table-cell>
          <table:table-cell table:formula="of:=[.G767]*[.G767]" office:value-type="float" office:value="42536484" calcext:value-type="float">
            <text:p>42536484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870" calcext:value-type="float">
            <text:p>5870</text:p>
          </table:table-cell>
          <table:table-cell table:formula="of:=[.$L$4]+[.$M$4]*[.A768]+[.$N$4]*[.B768]+[.$O$4]*[.C768]+[.$P$4]*[.D768]" office:value-type="float" office:value="101" calcext:value-type="float">
            <text:p>101</text:p>
          </table:table-cell>
          <table:table-cell table:formula="of:=[.E768]-[.F768]" office:value-type="float" office:value="5769" calcext:value-type="float">
            <text:p>5769</text:p>
          </table:table-cell>
          <table:table-cell table:formula="of:=[.G768]*[.G768]" office:value-type="float" office:value="33281361" calcext:value-type="float">
            <text:p>33281361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330" calcext:value-type="float">
            <text:p>6330</text:p>
          </table:table-cell>
          <table:table-cell table:formula="of:=[.$L$4]+[.$M$4]*[.A769]+[.$N$4]*[.B769]+[.$O$4]*[.C769]+[.$P$4]*[.D769]" office:value-type="float" office:value="108" calcext:value-type="float">
            <text:p>108</text:p>
          </table:table-cell>
          <table:table-cell table:formula="of:=[.E769]-[.F769]" office:value-type="float" office:value="6222" calcext:value-type="float">
            <text:p>6222</text:p>
          </table:table-cell>
          <table:table-cell table:formula="of:=[.G769]*[.G769]" office:value-type="float" office:value="38713284" calcext:value-type="float">
            <text:p>38713284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060" calcext:value-type="float">
            <text:p>7060</text:p>
          </table:table-cell>
          <table:table-cell table:formula="of:=[.$L$4]+[.$M$4]*[.A770]+[.$N$4]*[.B770]+[.$O$4]*[.C770]+[.$P$4]*[.D770]" office:value-type="float" office:value="100" calcext:value-type="float">
            <text:p>100</text:p>
          </table:table-cell>
          <table:table-cell table:formula="of:=[.E770]-[.F770]" office:value-type="float" office:value="6960" calcext:value-type="float">
            <text:p>6960</text:p>
          </table:table-cell>
          <table:table-cell table:formula="of:=[.G770]*[.G770]" office:value-type="float" office:value="48441600" calcext:value-type="float">
            <text:p>4844160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380" calcext:value-type="float">
            <text:p>6380</text:p>
          </table:table-cell>
          <table:table-cell table:formula="of:=[.$L$4]+[.$M$4]*[.A771]+[.$N$4]*[.B771]+[.$O$4]*[.C771]+[.$P$4]*[.D771]" office:value-type="float" office:value="107" calcext:value-type="float">
            <text:p>107</text:p>
          </table:table-cell>
          <table:table-cell table:formula="of:=[.E771]-[.F771]" office:value-type="float" office:value="6273" calcext:value-type="float">
            <text:p>6273</text:p>
          </table:table-cell>
          <table:table-cell table:formula="of:=[.G771]*[.G771]" office:value-type="float" office:value="39350529" calcext:value-type="float">
            <text:p>39350529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130" calcext:value-type="float">
            <text:p>6130</text:p>
          </table:table-cell>
          <table:table-cell table:formula="of:=[.$L$4]+[.$M$4]*[.A772]+[.$N$4]*[.B772]+[.$O$4]*[.C772]+[.$P$4]*[.D772]" office:value-type="float" office:value="100" calcext:value-type="float">
            <text:p>100</text:p>
          </table:table-cell>
          <table:table-cell table:formula="of:=[.E772]-[.F772]" office:value-type="float" office:value="6030" calcext:value-type="float">
            <text:p>6030</text:p>
          </table:table-cell>
          <table:table-cell table:formula="of:=[.G772]*[.G772]" office:value-type="float" office:value="36360900" calcext:value-type="float">
            <text:p>3636090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480" calcext:value-type="float">
            <text:p>6480</text:p>
          </table:table-cell>
          <table:table-cell table:formula="of:=[.$L$4]+[.$M$4]*[.A773]+[.$N$4]*[.B773]+[.$O$4]*[.C773]+[.$P$4]*[.D773]" office:value-type="float" office:value="107" calcext:value-type="float">
            <text:p>107</text:p>
          </table:table-cell>
          <table:table-cell table:formula="of:=[.E773]-[.F773]" office:value-type="float" office:value="6373" calcext:value-type="float">
            <text:p>6373</text:p>
          </table:table-cell>
          <table:table-cell table:formula="of:=[.G773]*[.G773]" office:value-type="float" office:value="40615129" calcext:value-type="float">
            <text:p>40615129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500" calcext:value-type="float">
            <text:p>5500</text:p>
          </table:table-cell>
          <table:table-cell table:formula="of:=[.$L$4]+[.$M$4]*[.A774]+[.$N$4]*[.B774]+[.$O$4]*[.C774]+[.$P$4]*[.D774]" office:value-type="float" office:value="106" calcext:value-type="float">
            <text:p>106</text:p>
          </table:table-cell>
          <table:table-cell table:formula="of:=[.E774]-[.F774]" office:value-type="float" office:value="5394" calcext:value-type="float">
            <text:p>5394</text:p>
          </table:table-cell>
          <table:table-cell table:formula="of:=[.G774]*[.G774]" office:value-type="float" office:value="29095236" calcext:value-type="float">
            <text:p>29095236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330" calcext:value-type="float">
            <text:p>5330</text:p>
          </table:table-cell>
          <table:table-cell table:formula="of:=[.$L$4]+[.$M$4]*[.A775]+[.$N$4]*[.B775]+[.$O$4]*[.C775]+[.$P$4]*[.D775]" office:value-type="float" office:value="102" calcext:value-type="float">
            <text:p>102</text:p>
          </table:table-cell>
          <table:table-cell table:formula="of:=[.E775]-[.F775]" office:value-type="float" office:value="5228" calcext:value-type="float">
            <text:p>5228</text:p>
          </table:table-cell>
          <table:table-cell table:formula="of:=[.G775]*[.G775]" office:value-type="float" office:value="27331984" calcext:value-type="float">
            <text:p>27331984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850" calcext:value-type="float">
            <text:p>6850</text:p>
          </table:table-cell>
          <table:table-cell table:formula="of:=[.$L$4]+[.$M$4]*[.A776]+[.$N$4]*[.B776]+[.$O$4]*[.C776]+[.$P$4]*[.D776]" office:value-type="float" office:value="110" calcext:value-type="float">
            <text:p>110</text:p>
          </table:table-cell>
          <table:table-cell table:formula="of:=[.E776]-[.F776]" office:value-type="float" office:value="6740" calcext:value-type="float">
            <text:p>6740</text:p>
          </table:table-cell>
          <table:table-cell table:formula="of:=[.G776]*[.G776]" office:value-type="float" office:value="45427600" calcext:value-type="float">
            <text:p>45427600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870" calcext:value-type="float">
            <text:p>6870</text:p>
          </table:table-cell>
          <table:table-cell table:formula="of:=[.$L$4]+[.$M$4]*[.A777]+[.$N$4]*[.B777]+[.$O$4]*[.C777]+[.$P$4]*[.D777]" office:value-type="float" office:value="110" calcext:value-type="float">
            <text:p>110</text:p>
          </table:table-cell>
          <table:table-cell table:formula="of:=[.E777]-[.F777]" office:value-type="float" office:value="6760" calcext:value-type="float">
            <text:p>6760</text:p>
          </table:table-cell>
          <table:table-cell table:formula="of:=[.G777]*[.G777]" office:value-type="float" office:value="45697600" calcext:value-type="float">
            <text:p>45697600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850" calcext:value-type="float">
            <text:p>6850</text:p>
          </table:table-cell>
          <table:table-cell table:formula="of:=[.$L$4]+[.$M$4]*[.A778]+[.$N$4]*[.B778]+[.$O$4]*[.C778]+[.$P$4]*[.D778]" office:value-type="float" office:value="108" calcext:value-type="float">
            <text:p>108</text:p>
          </table:table-cell>
          <table:table-cell table:formula="of:=[.E778]-[.F778]" office:value-type="float" office:value="6742" calcext:value-type="float">
            <text:p>6742</text:p>
          </table:table-cell>
          <table:table-cell table:formula="of:=[.G778]*[.G778]" office:value-type="float" office:value="45454564" calcext:value-type="float">
            <text:p>45454564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320" calcext:value-type="float">
            <text:p>6320</text:p>
          </table:table-cell>
          <table:table-cell table:formula="of:=[.$L$4]+[.$M$4]*[.A779]+[.$N$4]*[.B779]+[.$O$4]*[.C779]+[.$P$4]*[.D779]" office:value-type="float" office:value="101" calcext:value-type="float">
            <text:p>101</text:p>
          </table:table-cell>
          <table:table-cell table:formula="of:=[.E779]-[.F779]" office:value-type="float" office:value="6219" calcext:value-type="float">
            <text:p>6219</text:p>
          </table:table-cell>
          <table:table-cell table:formula="of:=[.G779]*[.G779]" office:value-type="float" office:value="38675961" calcext:value-type="float">
            <text:p>38675961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130" calcext:value-type="float">
            <text:p>6130</text:p>
          </table:table-cell>
          <table:table-cell table:formula="of:=[.$L$4]+[.$M$4]*[.A780]+[.$N$4]*[.B780]+[.$O$4]*[.C780]+[.$P$4]*[.D780]" office:value-type="float" office:value="108" calcext:value-type="float">
            <text:p>108</text:p>
          </table:table-cell>
          <table:table-cell table:formula="of:=[.E780]-[.F780]" office:value-type="float" office:value="6022" calcext:value-type="float">
            <text:p>6022</text:p>
          </table:table-cell>
          <table:table-cell table:formula="of:=[.G780]*[.G780]" office:value-type="float" office:value="36264484" calcext:value-type="float">
            <text:p>36264484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720" calcext:value-type="float">
            <text:p>5720</text:p>
          </table:table-cell>
          <table:table-cell table:formula="of:=[.$L$4]+[.$M$4]*[.A781]+[.$N$4]*[.B781]+[.$O$4]*[.C781]+[.$P$4]*[.D781]" office:value-type="float" office:value="110" calcext:value-type="float">
            <text:p>110</text:p>
          </table:table-cell>
          <table:table-cell table:formula="of:=[.E781]-[.F781]" office:value-type="float" office:value="5610" calcext:value-type="float">
            <text:p>5610</text:p>
          </table:table-cell>
          <table:table-cell table:formula="of:=[.G781]*[.G781]" office:value-type="float" office:value="31472100" calcext:value-type="float">
            <text:p>3147210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930" calcext:value-type="float">
            <text:p>6930</text:p>
          </table:table-cell>
          <table:table-cell table:formula="of:=[.$L$4]+[.$M$4]*[.A782]+[.$N$4]*[.B782]+[.$O$4]*[.C782]+[.$P$4]*[.D782]" office:value-type="float" office:value="110" calcext:value-type="float">
            <text:p>110</text:p>
          </table:table-cell>
          <table:table-cell table:formula="of:=[.E782]-[.F782]" office:value-type="float" office:value="6820" calcext:value-type="float">
            <text:p>6820</text:p>
          </table:table-cell>
          <table:table-cell table:formula="of:=[.G782]*[.G782]" office:value-type="float" office:value="46512400" calcext:value-type="float">
            <text:p>4651240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180" calcext:value-type="float">
            <text:p>6180</text:p>
          </table:table-cell>
          <table:table-cell table:formula="of:=[.$L$4]+[.$M$4]*[.A783]+[.$N$4]*[.B783]+[.$O$4]*[.C783]+[.$P$4]*[.D783]" office:value-type="float" office:value="103" calcext:value-type="float">
            <text:p>103</text:p>
          </table:table-cell>
          <table:table-cell table:formula="of:=[.E783]-[.F783]" office:value-type="float" office:value="6077" calcext:value-type="float">
            <text:p>6077</text:p>
          </table:table-cell>
          <table:table-cell table:formula="of:=[.G783]*[.G783]" office:value-type="float" office:value="36929929" calcext:value-type="float">
            <text:p>36929929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140" calcext:value-type="float">
            <text:p>6140</text:p>
          </table:table-cell>
          <table:table-cell table:formula="of:=[.$L$4]+[.$M$4]*[.A784]+[.$N$4]*[.B784]+[.$O$4]*[.C784]+[.$P$4]*[.D784]" office:value-type="float" office:value="100" calcext:value-type="float">
            <text:p>100</text:p>
          </table:table-cell>
          <table:table-cell table:formula="of:=[.E784]-[.F784]" office:value-type="float" office:value="6040" calcext:value-type="float">
            <text:p>6040</text:p>
          </table:table-cell>
          <table:table-cell table:formula="of:=[.G784]*[.G784]" office:value-type="float" office:value="36481600" calcext:value-type="float">
            <text:p>3648160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640" calcext:value-type="float">
            <text:p>6640</text:p>
          </table:table-cell>
          <table:table-cell table:formula="of:=[.$L$4]+[.$M$4]*[.A785]+[.$N$4]*[.B785]+[.$O$4]*[.C785]+[.$P$4]*[.D785]" office:value-type="float" office:value="110" calcext:value-type="float">
            <text:p>110</text:p>
          </table:table-cell>
          <table:table-cell table:formula="of:=[.E785]-[.F785]" office:value-type="float" office:value="6530" calcext:value-type="float">
            <text:p>6530</text:p>
          </table:table-cell>
          <table:table-cell table:formula="of:=[.G785]*[.G785]" office:value-type="float" office:value="42640900" calcext:value-type="float">
            <text:p>42640900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080" calcext:value-type="float">
            <text:p>6080</text:p>
          </table:table-cell>
          <table:table-cell table:formula="of:=[.$L$4]+[.$M$4]*[.A786]+[.$N$4]*[.B786]+[.$O$4]*[.C786]+[.$P$4]*[.D786]" office:value-type="float" office:value="110" calcext:value-type="float">
            <text:p>110</text:p>
          </table:table-cell>
          <table:table-cell table:formula="of:=[.E786]-[.F786]" office:value-type="float" office:value="5970" calcext:value-type="float">
            <text:p>5970</text:p>
          </table:table-cell>
          <table:table-cell table:formula="of:=[.G786]*[.G786]" office:value-type="float" office:value="35640900" calcext:value-type="float">
            <text:p>3564090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120" calcext:value-type="float">
            <text:p>6120</text:p>
          </table:table-cell>
          <table:table-cell table:formula="of:=[.$L$4]+[.$M$4]*[.A787]+[.$N$4]*[.B787]+[.$O$4]*[.C787]+[.$P$4]*[.D787]" office:value-type="float" office:value="103" calcext:value-type="float">
            <text:p>103</text:p>
          </table:table-cell>
          <table:table-cell table:formula="of:=[.E787]-[.F787]" office:value-type="float" office:value="6017" calcext:value-type="float">
            <text:p>6017</text:p>
          </table:table-cell>
          <table:table-cell table:formula="of:=[.G787]*[.G787]" office:value-type="float" office:value="36204289" calcext:value-type="float">
            <text:p>36204289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830" calcext:value-type="float">
            <text:p>6830</text:p>
          </table:table-cell>
          <table:table-cell table:formula="of:=[.$L$4]+[.$M$4]*[.A788]+[.$N$4]*[.B788]+[.$O$4]*[.C788]+[.$P$4]*[.D788]" office:value-type="float" office:value="108" calcext:value-type="float">
            <text:p>108</text:p>
          </table:table-cell>
          <table:table-cell table:formula="of:=[.E788]-[.F788]" office:value-type="float" office:value="6722" calcext:value-type="float">
            <text:p>6722</text:p>
          </table:table-cell>
          <table:table-cell table:formula="of:=[.G788]*[.G788]" office:value-type="float" office:value="45185284" calcext:value-type="float">
            <text:p>45185284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780" calcext:value-type="float">
            <text:p>5780</text:p>
          </table:table-cell>
          <table:table-cell table:formula="of:=[.$L$4]+[.$M$4]*[.A789]+[.$N$4]*[.B789]+[.$O$4]*[.C789]+[.$P$4]*[.D789]" office:value-type="float" office:value="103" calcext:value-type="float">
            <text:p>103</text:p>
          </table:table-cell>
          <table:table-cell table:formula="of:=[.E789]-[.F789]" office:value-type="float" office:value="5677" calcext:value-type="float">
            <text:p>5677</text:p>
          </table:table-cell>
          <table:table-cell table:formula="of:=[.G789]*[.G789]" office:value-type="float" office:value="32228329" calcext:value-type="float">
            <text:p>32228329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830" calcext:value-type="float">
            <text:p>5830</text:p>
          </table:table-cell>
          <table:table-cell table:formula="of:=[.$L$4]+[.$M$4]*[.A790]+[.$N$4]*[.B790]+[.$O$4]*[.C790]+[.$P$4]*[.D790]" office:value-type="float" office:value="106" calcext:value-type="float">
            <text:p>106</text:p>
          </table:table-cell>
          <table:table-cell table:formula="of:=[.E790]-[.F790]" office:value-type="float" office:value="5724" calcext:value-type="float">
            <text:p>5724</text:p>
          </table:table-cell>
          <table:table-cell table:formula="of:=[.G790]*[.G790]" office:value-type="float" office:value="32764176" calcext:value-type="float">
            <text:p>32764176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070" calcext:value-type="float">
            <text:p>6070</text:p>
          </table:table-cell>
          <table:table-cell table:formula="of:=[.$L$4]+[.$M$4]*[.A791]+[.$N$4]*[.B791]+[.$O$4]*[.C791]+[.$P$4]*[.D791]" office:value-type="float" office:value="100" calcext:value-type="float">
            <text:p>100</text:p>
          </table:table-cell>
          <table:table-cell table:formula="of:=[.E791]-[.F791]" office:value-type="float" office:value="5970" calcext:value-type="float">
            <text:p>5970</text:p>
          </table:table-cell>
          <table:table-cell table:formula="of:=[.G791]*[.G791]" office:value-type="float" office:value="35640900" calcext:value-type="float">
            <text:p>3564090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830" calcext:value-type="float">
            <text:p>5830</text:p>
          </table:table-cell>
          <table:table-cell table:formula="of:=[.$L$4]+[.$M$4]*[.A792]+[.$N$4]*[.B792]+[.$O$4]*[.C792]+[.$P$4]*[.D792]" office:value-type="float" office:value="100" calcext:value-type="float">
            <text:p>100</text:p>
          </table:table-cell>
          <table:table-cell table:formula="of:=[.E792]-[.F792]" office:value-type="float" office:value="5730" calcext:value-type="float">
            <text:p>5730</text:p>
          </table:table-cell>
          <table:table-cell table:formula="of:=[.G792]*[.G792]" office:value-type="float" office:value="32832900" calcext:value-type="float">
            <text:p>32832900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0" calcext:value-type="float">
            <text:p>5890</text:p>
          </table:table-cell>
          <table:table-cell table:formula="of:=[.$L$4]+[.$M$4]*[.A793]+[.$N$4]*[.B793]+[.$O$4]*[.C793]+[.$P$4]*[.D793]" office:value-type="float" office:value="101" calcext:value-type="float">
            <text:p>101</text:p>
          </table:table-cell>
          <table:table-cell table:formula="of:=[.E793]-[.F793]" office:value-type="float" office:value="5789" calcext:value-type="float">
            <text:p>5789</text:p>
          </table:table-cell>
          <table:table-cell table:formula="of:=[.G793]*[.G793]" office:value-type="float" office:value="33512521" calcext:value-type="float">
            <text:p>33512521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660" calcext:value-type="float">
            <text:p>5660</text:p>
          </table:table-cell>
          <table:table-cell table:formula="of:=[.$L$4]+[.$M$4]*[.A794]+[.$N$4]*[.B794]+[.$O$4]*[.C794]+[.$P$4]*[.D794]" office:value-type="float" office:value="101" calcext:value-type="float">
            <text:p>101</text:p>
          </table:table-cell>
          <table:table-cell table:formula="of:=[.E794]-[.F794]" office:value-type="float" office:value="5559" calcext:value-type="float">
            <text:p>5559</text:p>
          </table:table-cell>
          <table:table-cell table:formula="of:=[.G794]*[.G794]" office:value-type="float" office:value="30902481" calcext:value-type="float">
            <text:p>30902481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240" calcext:value-type="float">
            <text:p>7240</text:p>
          </table:table-cell>
          <table:table-cell table:formula="of:=[.$L$4]+[.$M$4]*[.A795]+[.$N$4]*[.B795]+[.$O$4]*[.C795]+[.$P$4]*[.D795]" office:value-type="float" office:value="110" calcext:value-type="float">
            <text:p>110</text:p>
          </table:table-cell>
          <table:table-cell table:formula="of:=[.E795]-[.F795]" office:value-type="float" office:value="7130" calcext:value-type="float">
            <text:p>7130</text:p>
          </table:table-cell>
          <table:table-cell table:formula="of:=[.G795]*[.G795]" office:value-type="float" office:value="50836900" calcext:value-type="float">
            <text:p>5083690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560" calcext:value-type="float">
            <text:p>5560</text:p>
          </table:table-cell>
          <table:table-cell table:formula="of:=[.$L$4]+[.$M$4]*[.A796]+[.$N$4]*[.B796]+[.$O$4]*[.C796]+[.$P$4]*[.D796]" office:value-type="float" office:value="102" calcext:value-type="float">
            <text:p>102</text:p>
          </table:table-cell>
          <table:table-cell table:formula="of:=[.E796]-[.F796]" office:value-type="float" office:value="5458" calcext:value-type="float">
            <text:p>5458</text:p>
          </table:table-cell>
          <table:table-cell table:formula="of:=[.G796]*[.G796]" office:value-type="float" office:value="29789764" calcext:value-type="float">
            <text:p>29789764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260" calcext:value-type="float">
            <text:p>6260</text:p>
          </table:table-cell>
          <table:table-cell table:formula="of:=[.$L$4]+[.$M$4]*[.A797]+[.$N$4]*[.B797]+[.$O$4]*[.C797]+[.$P$4]*[.D797]" office:value-type="float" office:value="104" calcext:value-type="float">
            <text:p>104</text:p>
          </table:table-cell>
          <table:table-cell table:formula="of:=[.E797]-[.F797]" office:value-type="float" office:value="6156" calcext:value-type="float">
            <text:p>6156</text:p>
          </table:table-cell>
          <table:table-cell table:formula="of:=[.G797]*[.G797]" office:value-type="float" office:value="37896336" calcext:value-type="float">
            <text:p>37896336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350" calcext:value-type="float">
            <text:p>5350</text:p>
          </table:table-cell>
          <table:table-cell table:formula="of:=[.$L$4]+[.$M$4]*[.A798]+[.$N$4]*[.B798]+[.$O$4]*[.C798]+[.$P$4]*[.D798]" office:value-type="float" office:value="100" calcext:value-type="float">
            <text:p>100</text:p>
          </table:table-cell>
          <table:table-cell table:formula="of:=[.E798]-[.F798]" office:value-type="float" office:value="5250" calcext:value-type="float">
            <text:p>5250</text:p>
          </table:table-cell>
          <table:table-cell table:formula="of:=[.G798]*[.G798]" office:value-type="float" office:value="27562500" calcext:value-type="float">
            <text:p>2756250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790" calcext:value-type="float">
            <text:p>5790</text:p>
          </table:table-cell>
          <table:table-cell table:formula="of:=[.$L$4]+[.$M$4]*[.A799]+[.$N$4]*[.B799]+[.$O$4]*[.C799]+[.$P$4]*[.D799]" office:value-type="float" office:value="103" calcext:value-type="float">
            <text:p>103</text:p>
          </table:table-cell>
          <table:table-cell table:formula="of:=[.E799]-[.F799]" office:value-type="float" office:value="5687" calcext:value-type="float">
            <text:p>5687</text:p>
          </table:table-cell>
          <table:table-cell table:formula="of:=[.G799]*[.G799]" office:value-type="float" office:value="32341969" calcext:value-type="float">
            <text:p>32341969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850" calcext:value-type="float">
            <text:p>6850</text:p>
          </table:table-cell>
          <table:table-cell table:formula="of:=[.$L$4]+[.$M$4]*[.A800]+[.$N$4]*[.B800]+[.$O$4]*[.C800]+[.$P$4]*[.D800]" office:value-type="float" office:value="104" calcext:value-type="float">
            <text:p>104</text:p>
          </table:table-cell>
          <table:table-cell table:formula="of:=[.E800]-[.F800]" office:value-type="float" office:value="6746" calcext:value-type="float">
            <text:p>6746</text:p>
          </table:table-cell>
          <table:table-cell table:formula="of:=[.G800]*[.G800]" office:value-type="float" office:value="45508516" calcext:value-type="float">
            <text:p>45508516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410" calcext:value-type="float">
            <text:p>6410</text:p>
          </table:table-cell>
          <table:table-cell table:formula="of:=[.$L$4]+[.$M$4]*[.A801]+[.$N$4]*[.B801]+[.$O$4]*[.C801]+[.$P$4]*[.D801]" office:value-type="float" office:value="107" calcext:value-type="float">
            <text:p>107</text:p>
          </table:table-cell>
          <table:table-cell table:formula="of:=[.E801]-[.F801]" office:value-type="float" office:value="6303" calcext:value-type="float">
            <text:p>6303</text:p>
          </table:table-cell>
          <table:table-cell table:formula="of:=[.G801]*[.G801]" office:value-type="float" office:value="39727809" calcext:value-type="float">
            <text:p>39727809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740" calcext:value-type="float">
            <text:p>5740</text:p>
          </table:table-cell>
          <table:table-cell table:formula="of:=[.$L$4]+[.$M$4]*[.A802]+[.$N$4]*[.B802]+[.$O$4]*[.C802]+[.$P$4]*[.D802]" office:value-type="float" office:value="107" calcext:value-type="float">
            <text:p>107</text:p>
          </table:table-cell>
          <table:table-cell table:formula="of:=[.E802]-[.F802]" office:value-type="float" office:value="5633" calcext:value-type="float">
            <text:p>5633</text:p>
          </table:table-cell>
          <table:table-cell table:formula="of:=[.G802]*[.G802]" office:value-type="float" office:value="31730689" calcext:value-type="float">
            <text:p>31730689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900" calcext:value-type="float">
            <text:p>5900</text:p>
          </table:table-cell>
          <table:table-cell table:formula="of:=[.$L$4]+[.$M$4]*[.A803]+[.$N$4]*[.B803]+[.$O$4]*[.C803]+[.$P$4]*[.D803]" office:value-type="float" office:value="101" calcext:value-type="float">
            <text:p>101</text:p>
          </table:table-cell>
          <table:table-cell table:formula="of:=[.E803]-[.F803]" office:value-type="float" office:value="5799" calcext:value-type="float">
            <text:p>5799</text:p>
          </table:table-cell>
          <table:table-cell table:formula="of:=[.G803]*[.G803]" office:value-type="float" office:value="33628401" calcext:value-type="float">
            <text:p>33628401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720" calcext:value-type="float">
            <text:p>6720</text:p>
          </table:table-cell>
          <table:table-cell table:formula="of:=[.$L$4]+[.$M$4]*[.A804]+[.$N$4]*[.B804]+[.$O$4]*[.C804]+[.$P$4]*[.D804]" office:value-type="float" office:value="105" calcext:value-type="float">
            <text:p>105</text:p>
          </table:table-cell>
          <table:table-cell table:formula="of:=[.E804]-[.F804]" office:value-type="float" office:value="6615" calcext:value-type="float">
            <text:p>6615</text:p>
          </table:table-cell>
          <table:table-cell table:formula="of:=[.G804]*[.G804]" office:value-type="float" office:value="43758225" calcext:value-type="float">
            <text:p>43758225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270" calcext:value-type="float">
            <text:p>6270</text:p>
          </table:table-cell>
          <table:table-cell table:formula="of:=[.$L$4]+[.$M$4]*[.A805]+[.$N$4]*[.B805]+[.$O$4]*[.C805]+[.$P$4]*[.D805]" office:value-type="float" office:value="101" calcext:value-type="float">
            <text:p>101</text:p>
          </table:table-cell>
          <table:table-cell table:formula="of:=[.E805]-[.F805]" office:value-type="float" office:value="6169" calcext:value-type="float">
            <text:p>6169</text:p>
          </table:table-cell>
          <table:table-cell table:formula="of:=[.G805]*[.G805]" office:value-type="float" office:value="38056561" calcext:value-type="float">
            <text:p>38056561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130" calcext:value-type="float">
            <text:p>7130</text:p>
          </table:table-cell>
          <table:table-cell table:formula="of:=[.$L$4]+[.$M$4]*[.A806]+[.$N$4]*[.B806]+[.$O$4]*[.C806]+[.$P$4]*[.D806]" office:value-type="float" office:value="109" calcext:value-type="float">
            <text:p>109</text:p>
          </table:table-cell>
          <table:table-cell table:formula="of:=[.E806]-[.F806]" office:value-type="float" office:value="7021" calcext:value-type="float">
            <text:p>7021</text:p>
          </table:table-cell>
          <table:table-cell table:formula="of:=[.G806]*[.G806]" office:value-type="float" office:value="49294441" calcext:value-type="float">
            <text:p>49294441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820" calcext:value-type="float">
            <text:p>6820</text:p>
          </table:table-cell>
          <table:table-cell table:formula="of:=[.$L$4]+[.$M$4]*[.A807]+[.$N$4]*[.B807]+[.$O$4]*[.C807]+[.$P$4]*[.D807]" office:value-type="float" office:value="107" calcext:value-type="float">
            <text:p>107</text:p>
          </table:table-cell>
          <table:table-cell table:formula="of:=[.E807]-[.F807]" office:value-type="float" office:value="6713" calcext:value-type="float">
            <text:p>6713</text:p>
          </table:table-cell>
          <table:table-cell table:formula="of:=[.G807]*[.G807]" office:value-type="float" office:value="45064369" calcext:value-type="float">
            <text:p>45064369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350" calcext:value-type="float">
            <text:p>6350</text:p>
          </table:table-cell>
          <table:table-cell table:formula="of:=[.$L$4]+[.$M$4]*[.A808]+[.$N$4]*[.B808]+[.$O$4]*[.C808]+[.$P$4]*[.D808]" office:value-type="float" office:value="105" calcext:value-type="float">
            <text:p>105</text:p>
          </table:table-cell>
          <table:table-cell table:formula="of:=[.E808]-[.F808]" office:value-type="float" office:value="6245" calcext:value-type="float">
            <text:p>6245</text:p>
          </table:table-cell>
          <table:table-cell table:formula="of:=[.G808]*[.G808]" office:value-type="float" office:value="39000025" calcext:value-type="float">
            <text:p>39000025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930" calcext:value-type="float">
            <text:p>6930</text:p>
          </table:table-cell>
          <table:table-cell table:formula="of:=[.$L$4]+[.$M$4]*[.A809]+[.$N$4]*[.B809]+[.$O$4]*[.C809]+[.$P$4]*[.D809]" office:value-type="float" office:value="110" calcext:value-type="float">
            <text:p>110</text:p>
          </table:table-cell>
          <table:table-cell table:formula="of:=[.E809]-[.F809]" office:value-type="float" office:value="6820" calcext:value-type="float">
            <text:p>6820</text:p>
          </table:table-cell>
          <table:table-cell table:formula="of:=[.G809]*[.G809]" office:value-type="float" office:value="46512400" calcext:value-type="float">
            <text:p>4651240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870" calcext:value-type="float">
            <text:p>6870</text:p>
          </table:table-cell>
          <table:table-cell table:formula="of:=[.$L$4]+[.$M$4]*[.A810]+[.$N$4]*[.B810]+[.$O$4]*[.C810]+[.$P$4]*[.D810]" office:value-type="float" office:value="110" calcext:value-type="float">
            <text:p>110</text:p>
          </table:table-cell>
          <table:table-cell table:formula="of:=[.E810]-[.F810]" office:value-type="float" office:value="6760" calcext:value-type="float">
            <text:p>6760</text:p>
          </table:table-cell>
          <table:table-cell table:formula="of:=[.G810]*[.G810]" office:value-type="float" office:value="45697600" calcext:value-type="float">
            <text:p>4569760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670" calcext:value-type="float">
            <text:p>5670</text:p>
          </table:table-cell>
          <table:table-cell table:formula="of:=[.$L$4]+[.$M$4]*[.A811]+[.$N$4]*[.B811]+[.$O$4]*[.C811]+[.$P$4]*[.D811]" office:value-type="float" office:value="105" calcext:value-type="float">
            <text:p>105</text:p>
          </table:table-cell>
          <table:table-cell table:formula="of:=[.E811]-[.F811]" office:value-type="float" office:value="5565" calcext:value-type="float">
            <text:p>5565</text:p>
          </table:table-cell>
          <table:table-cell table:formula="of:=[.G811]*[.G811]" office:value-type="float" office:value="30969225" calcext:value-type="float">
            <text:p>30969225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600" calcext:value-type="float">
            <text:p>5600</text:p>
          </table:table-cell>
          <table:table-cell table:formula="of:=[.$L$4]+[.$M$4]*[.A812]+[.$N$4]*[.B812]+[.$O$4]*[.C812]+[.$P$4]*[.D812]" office:value-type="float" office:value="102" calcext:value-type="float">
            <text:p>102</text:p>
          </table:table-cell>
          <table:table-cell table:formula="of:=[.E812]-[.F812]" office:value-type="float" office:value="5498" calcext:value-type="float">
            <text:p>5498</text:p>
          </table:table-cell>
          <table:table-cell table:formula="of:=[.G812]*[.G812]" office:value-type="float" office:value="30228004" calcext:value-type="float">
            <text:p>30228004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960" calcext:value-type="float">
            <text:p>5960</text:p>
          </table:table-cell>
          <table:table-cell table:formula="of:=[.$L$4]+[.$M$4]*[.A813]+[.$N$4]*[.B813]+[.$O$4]*[.C813]+[.$P$4]*[.D813]" office:value-type="float" office:value="107" calcext:value-type="float">
            <text:p>107</text:p>
          </table:table-cell>
          <table:table-cell table:formula="of:=[.E813]-[.F813]" office:value-type="float" office:value="5853" calcext:value-type="float">
            <text:p>5853</text:p>
          </table:table-cell>
          <table:table-cell table:formula="of:=[.G813]*[.G813]" office:value-type="float" office:value="34257609" calcext:value-type="float">
            <text:p>34257609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890" calcext:value-type="float">
            <text:p>6890</text:p>
          </table:table-cell>
          <table:table-cell table:formula="of:=[.$L$4]+[.$M$4]*[.A814]+[.$N$4]*[.B814]+[.$O$4]*[.C814]+[.$P$4]*[.D814]" office:value-type="float" office:value="104" calcext:value-type="float">
            <text:p>104</text:p>
          </table:table-cell>
          <table:table-cell table:formula="of:=[.E814]-[.F814]" office:value-type="float" office:value="6786" calcext:value-type="float">
            <text:p>6786</text:p>
          </table:table-cell>
          <table:table-cell table:formula="of:=[.G814]*[.G814]" office:value-type="float" office:value="46049796" calcext:value-type="float">
            <text:p>46049796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640" calcext:value-type="float">
            <text:p>5640</text:p>
          </table:table-cell>
          <table:table-cell table:formula="of:=[.$L$4]+[.$M$4]*[.A815]+[.$N$4]*[.B815]+[.$O$4]*[.C815]+[.$P$4]*[.D815]" office:value-type="float" office:value="107" calcext:value-type="float">
            <text:p>107</text:p>
          </table:table-cell>
          <table:table-cell table:formula="of:=[.E815]-[.F815]" office:value-type="float" office:value="5533" calcext:value-type="float">
            <text:p>5533</text:p>
          </table:table-cell>
          <table:table-cell table:formula="of:=[.G815]*[.G815]" office:value-type="float" office:value="30614089" calcext:value-type="float">
            <text:p>30614089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400" calcext:value-type="float">
            <text:p>7400</text:p>
          </table:table-cell>
          <table:table-cell table:formula="of:=[.$L$4]+[.$M$4]*[.A816]+[.$N$4]*[.B816]+[.$O$4]*[.C816]+[.$P$4]*[.D816]" office:value-type="float" office:value="104" calcext:value-type="float">
            <text:p>104</text:p>
          </table:table-cell>
          <table:table-cell table:formula="of:=[.E816]-[.F816]" office:value-type="float" office:value="7296" calcext:value-type="float">
            <text:p>7296</text:p>
          </table:table-cell>
          <table:table-cell table:formula="of:=[.G816]*[.G816]" office:value-type="float" office:value="53231616" calcext:value-type="float">
            <text:p>53231616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630" calcext:value-type="float">
            <text:p>6630</text:p>
          </table:table-cell>
          <table:table-cell table:formula="of:=[.$L$4]+[.$M$4]*[.A817]+[.$N$4]*[.B817]+[.$O$4]*[.C817]+[.$P$4]*[.D817]" office:value-type="float" office:value="108" calcext:value-type="float">
            <text:p>108</text:p>
          </table:table-cell>
          <table:table-cell table:formula="of:=[.E817]-[.F817]" office:value-type="float" office:value="6522" calcext:value-type="float">
            <text:p>6522</text:p>
          </table:table-cell>
          <table:table-cell table:formula="of:=[.G817]*[.G817]" office:value-type="float" office:value="42536484" calcext:value-type="float">
            <text:p>42536484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650" calcext:value-type="float">
            <text:p>6650</text:p>
          </table:table-cell>
          <table:table-cell table:formula="of:=[.$L$4]+[.$M$4]*[.A818]+[.$N$4]*[.B818]+[.$O$4]*[.C818]+[.$P$4]*[.D818]" office:value-type="float" office:value="110" calcext:value-type="float">
            <text:p>110</text:p>
          </table:table-cell>
          <table:table-cell table:formula="of:=[.E818]-[.F818]" office:value-type="float" office:value="6540" calcext:value-type="float">
            <text:p>6540</text:p>
          </table:table-cell>
          <table:table-cell table:formula="of:=[.G818]*[.G818]" office:value-type="float" office:value="42771600" calcext:value-type="float">
            <text:p>4277160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340" calcext:value-type="float">
            <text:p>6340</text:p>
          </table:table-cell>
          <table:table-cell table:formula="of:=[.$L$4]+[.$M$4]*[.A819]+[.$N$4]*[.B819]+[.$O$4]*[.C819]+[.$P$4]*[.D819]" office:value-type="float" office:value="107" calcext:value-type="float">
            <text:p>107</text:p>
          </table:table-cell>
          <table:table-cell table:formula="of:=[.E819]-[.F819]" office:value-type="float" office:value="6233" calcext:value-type="float">
            <text:p>6233</text:p>
          </table:table-cell>
          <table:table-cell table:formula="of:=[.G819]*[.G819]" office:value-type="float" office:value="38850289" calcext:value-type="float">
            <text:p>38850289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180" calcext:value-type="float">
            <text:p>6180</text:p>
          </table:table-cell>
          <table:table-cell table:formula="of:=[.$L$4]+[.$M$4]*[.A820]+[.$N$4]*[.B820]+[.$O$4]*[.C820]+[.$P$4]*[.D820]" office:value-type="float" office:value="105" calcext:value-type="float">
            <text:p>105</text:p>
          </table:table-cell>
          <table:table-cell table:formula="of:=[.E820]-[.F820]" office:value-type="float" office:value="6075" calcext:value-type="float">
            <text:p>6075</text:p>
          </table:table-cell>
          <table:table-cell table:formula="of:=[.G820]*[.G820]" office:value-type="float" office:value="36905625" calcext:value-type="float">
            <text:p>36905625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990" calcext:value-type="float">
            <text:p>6990</text:p>
          </table:table-cell>
          <table:table-cell table:formula="of:=[.$L$4]+[.$M$4]*[.A821]+[.$N$4]*[.B821]+[.$O$4]*[.C821]+[.$P$4]*[.D821]" office:value-type="float" office:value="102" calcext:value-type="float">
            <text:p>102</text:p>
          </table:table-cell>
          <table:table-cell table:formula="of:=[.E821]-[.F821]" office:value-type="float" office:value="6888" calcext:value-type="float">
            <text:p>6888</text:p>
          </table:table-cell>
          <table:table-cell table:formula="of:=[.G821]*[.G821]" office:value-type="float" office:value="47444544" calcext:value-type="float">
            <text:p>47444544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400" calcext:value-type="float">
            <text:p>7400</text:p>
          </table:table-cell>
          <table:table-cell table:formula="of:=[.$L$4]+[.$M$4]*[.A822]+[.$N$4]*[.B822]+[.$O$4]*[.C822]+[.$P$4]*[.D822]" office:value-type="float" office:value="102" calcext:value-type="float">
            <text:p>102</text:p>
          </table:table-cell>
          <table:table-cell table:formula="of:=[.E822]-[.F822]" office:value-type="float" office:value="7298" calcext:value-type="float">
            <text:p>7298</text:p>
          </table:table-cell>
          <table:table-cell table:formula="of:=[.G822]*[.G822]" office:value-type="float" office:value="53260804" calcext:value-type="float">
            <text:p>53260804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060" calcext:value-type="float">
            <text:p>6060</text:p>
          </table:table-cell>
          <table:table-cell table:formula="of:=[.$L$4]+[.$M$4]*[.A823]+[.$N$4]*[.B823]+[.$O$4]*[.C823]+[.$P$4]*[.D823]" office:value-type="float" office:value="109" calcext:value-type="float">
            <text:p>109</text:p>
          </table:table-cell>
          <table:table-cell table:formula="of:=[.E823]-[.F823]" office:value-type="float" office:value="5951" calcext:value-type="float">
            <text:p>5951</text:p>
          </table:table-cell>
          <table:table-cell table:formula="of:=[.G823]*[.G823]" office:value-type="float" office:value="35414401" calcext:value-type="float">
            <text:p>35414401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220" calcext:value-type="float">
            <text:p>6220</text:p>
          </table:table-cell>
          <table:table-cell table:formula="of:=[.$L$4]+[.$M$4]*[.A824]+[.$N$4]*[.B824]+[.$O$4]*[.C824]+[.$P$4]*[.D824]" office:value-type="float" office:value="100" calcext:value-type="float">
            <text:p>100</text:p>
          </table:table-cell>
          <table:table-cell table:formula="of:=[.E824]-[.F824]" office:value-type="float" office:value="6120" calcext:value-type="float">
            <text:p>6120</text:p>
          </table:table-cell>
          <table:table-cell table:formula="of:=[.G824]*[.G824]" office:value-type="float" office:value="37454400" calcext:value-type="float">
            <text:p>3745440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360" calcext:value-type="float">
            <text:p>6360</text:p>
          </table:table-cell>
          <table:table-cell table:formula="of:=[.$L$4]+[.$M$4]*[.A825]+[.$N$4]*[.B825]+[.$O$4]*[.C825]+[.$P$4]*[.D825]" office:value-type="float" office:value="105" calcext:value-type="float">
            <text:p>105</text:p>
          </table:table-cell>
          <table:table-cell table:formula="of:=[.E825]-[.F825]" office:value-type="float" office:value="6255" calcext:value-type="float">
            <text:p>6255</text:p>
          </table:table-cell>
          <table:table-cell table:formula="of:=[.G825]*[.G825]" office:value-type="float" office:value="39125025" calcext:value-type="float">
            <text:p>39125025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500" calcext:value-type="float">
            <text:p>6500</text:p>
          </table:table-cell>
          <table:table-cell table:formula="of:=[.$L$4]+[.$M$4]*[.A826]+[.$N$4]*[.B826]+[.$O$4]*[.C826]+[.$P$4]*[.D826]" office:value-type="float" office:value="107" calcext:value-type="float">
            <text:p>107</text:p>
          </table:table-cell>
          <table:table-cell table:formula="of:=[.E826]-[.F826]" office:value-type="float" office:value="6393" calcext:value-type="float">
            <text:p>6393</text:p>
          </table:table-cell>
          <table:table-cell table:formula="of:=[.G826]*[.G826]" office:value-type="float" office:value="40870449" calcext:value-type="float">
            <text:p>40870449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940" calcext:value-type="float">
            <text:p>5940</text:p>
          </table:table-cell>
          <table:table-cell table:formula="of:=[.$L$4]+[.$M$4]*[.A827]+[.$N$4]*[.B827]+[.$O$4]*[.C827]+[.$P$4]*[.D827]" office:value-type="float" office:value="105" calcext:value-type="float">
            <text:p>105</text:p>
          </table:table-cell>
          <table:table-cell table:formula="of:=[.E827]-[.F827]" office:value-type="float" office:value="5835" calcext:value-type="float">
            <text:p>5835</text:p>
          </table:table-cell>
          <table:table-cell table:formula="of:=[.G827]*[.G827]" office:value-type="float" office:value="34047225" calcext:value-type="float">
            <text:p>34047225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780" calcext:value-type="float">
            <text:p>6780</text:p>
          </table:table-cell>
          <table:table-cell table:formula="of:=[.$L$4]+[.$M$4]*[.A828]+[.$N$4]*[.B828]+[.$O$4]*[.C828]+[.$P$4]*[.D828]" office:value-type="float" office:value="107" calcext:value-type="float">
            <text:p>107</text:p>
          </table:table-cell>
          <table:table-cell table:formula="of:=[.E828]-[.F828]" office:value-type="float" office:value="6673" calcext:value-type="float">
            <text:p>6673</text:p>
          </table:table-cell>
          <table:table-cell table:formula="of:=[.G828]*[.G828]" office:value-type="float" office:value="44528929" calcext:value-type="float">
            <text:p>44528929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820" calcext:value-type="float">
            <text:p>6820</text:p>
          </table:table-cell>
          <table:table-cell table:formula="of:=[.$L$4]+[.$M$4]*[.A829]+[.$N$4]*[.B829]+[.$O$4]*[.C829]+[.$P$4]*[.D829]" office:value-type="float" office:value="105" calcext:value-type="float">
            <text:p>105</text:p>
          </table:table-cell>
          <table:table-cell table:formula="of:=[.E829]-[.F829]" office:value-type="float" office:value="6715" calcext:value-type="float">
            <text:p>6715</text:p>
          </table:table-cell>
          <table:table-cell table:formula="of:=[.G829]*[.G829]" office:value-type="float" office:value="45091225" calcext:value-type="float">
            <text:p>45091225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890" calcext:value-type="float">
            <text:p>5890</text:p>
          </table:table-cell>
          <table:table-cell table:formula="of:=[.$L$4]+[.$M$4]*[.A830]+[.$N$4]*[.B830]+[.$O$4]*[.C830]+[.$P$4]*[.D830]" office:value-type="float" office:value="105" calcext:value-type="float">
            <text:p>105</text:p>
          </table:table-cell>
          <table:table-cell table:formula="of:=[.E830]-[.F830]" office:value-type="float" office:value="5785" calcext:value-type="float">
            <text:p>5785</text:p>
          </table:table-cell>
          <table:table-cell table:formula="of:=[.G830]*[.G830]" office:value-type="float" office:value="33466225" calcext:value-type="float">
            <text:p>33466225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520" calcext:value-type="float">
            <text:p>6520</text:p>
          </table:table-cell>
          <table:table-cell table:formula="of:=[.$L$4]+[.$M$4]*[.A831]+[.$N$4]*[.B831]+[.$O$4]*[.C831]+[.$P$4]*[.D831]" office:value-type="float" office:value="102" calcext:value-type="float">
            <text:p>102</text:p>
          </table:table-cell>
          <table:table-cell table:formula="of:=[.E831]-[.F831]" office:value-type="float" office:value="6418" calcext:value-type="float">
            <text:p>6418</text:p>
          </table:table-cell>
          <table:table-cell table:formula="of:=[.G831]*[.G831]" office:value-type="float" office:value="41190724" calcext:value-type="float">
            <text:p>41190724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480" calcext:value-type="float">
            <text:p>6480</text:p>
          </table:table-cell>
          <table:table-cell table:formula="of:=[.$L$4]+[.$M$4]*[.A832]+[.$N$4]*[.B832]+[.$O$4]*[.C832]+[.$P$4]*[.D832]" office:value-type="float" office:value="110" calcext:value-type="float">
            <text:p>110</text:p>
          </table:table-cell>
          <table:table-cell table:formula="of:=[.E832]-[.F832]" office:value-type="float" office:value="6370" calcext:value-type="float">
            <text:p>6370</text:p>
          </table:table-cell>
          <table:table-cell table:formula="of:=[.G832]*[.G832]" office:value-type="float" office:value="40576900" calcext:value-type="float">
            <text:p>4057690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780" calcext:value-type="float">
            <text:p>6780</text:p>
          </table:table-cell>
          <table:table-cell table:formula="of:=[.$L$4]+[.$M$4]*[.A833]+[.$N$4]*[.B833]+[.$O$4]*[.C833]+[.$P$4]*[.D833]" office:value-type="float" office:value="105" calcext:value-type="float">
            <text:p>105</text:p>
          </table:table-cell>
          <table:table-cell table:formula="of:=[.E833]-[.F833]" office:value-type="float" office:value="6675" calcext:value-type="float">
            <text:p>6675</text:p>
          </table:table-cell>
          <table:table-cell table:formula="of:=[.G833]*[.G833]" office:value-type="float" office:value="44555625" calcext:value-type="float">
            <text:p>44555625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660" calcext:value-type="float">
            <text:p>6660</text:p>
          </table:table-cell>
          <table:table-cell table:formula="of:=[.$L$4]+[.$M$4]*[.A834]+[.$N$4]*[.B834]+[.$O$4]*[.C834]+[.$P$4]*[.D834]" office:value-type="float" office:value="110" calcext:value-type="float">
            <text:p>110</text:p>
          </table:table-cell>
          <table:table-cell table:formula="of:=[.E834]-[.F834]" office:value-type="float" office:value="6550" calcext:value-type="float">
            <text:p>6550</text:p>
          </table:table-cell>
          <table:table-cell table:formula="of:=[.G834]*[.G834]" office:value-type="float" office:value="42902500" calcext:value-type="float">
            <text:p>42902500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950" calcext:value-type="float">
            <text:p>5950</text:p>
          </table:table-cell>
          <table:table-cell table:formula="of:=[.$L$4]+[.$M$4]*[.A835]+[.$N$4]*[.B835]+[.$O$4]*[.C835]+[.$P$4]*[.D835]" office:value-type="float" office:value="107" calcext:value-type="float">
            <text:p>107</text:p>
          </table:table-cell>
          <table:table-cell table:formula="of:=[.E835]-[.F835]" office:value-type="float" office:value="5843" calcext:value-type="float">
            <text:p>5843</text:p>
          </table:table-cell>
          <table:table-cell table:formula="of:=[.G835]*[.G835]" office:value-type="float" office:value="34140649" calcext:value-type="float">
            <text:p>34140649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900" calcext:value-type="float">
            <text:p>6900</text:p>
          </table:table-cell>
          <table:table-cell table:formula="of:=[.$L$4]+[.$M$4]*[.A836]+[.$N$4]*[.B836]+[.$O$4]*[.C836]+[.$P$4]*[.D836]" office:value-type="float" office:value="104" calcext:value-type="float">
            <text:p>104</text:p>
          </table:table-cell>
          <table:table-cell table:formula="of:=[.E836]-[.F836]" office:value-type="float" office:value="6796" calcext:value-type="float">
            <text:p>6796</text:p>
          </table:table-cell>
          <table:table-cell table:formula="of:=[.G836]*[.G836]" office:value-type="float" office:value="46185616" calcext:value-type="float">
            <text:p>46185616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850" calcext:value-type="float">
            <text:p>6850</text:p>
          </table:table-cell>
          <table:table-cell table:formula="of:=[.$L$4]+[.$M$4]*[.A837]+[.$N$4]*[.B837]+[.$O$4]*[.C837]+[.$P$4]*[.D837]" office:value-type="float" office:value="101" calcext:value-type="float">
            <text:p>101</text:p>
          </table:table-cell>
          <table:table-cell table:formula="of:=[.E837]-[.F837]" office:value-type="float" office:value="6749" calcext:value-type="float">
            <text:p>6749</text:p>
          </table:table-cell>
          <table:table-cell table:formula="of:=[.G837]*[.G837]" office:value-type="float" office:value="45549001" calcext:value-type="float">
            <text:p>45549001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030" calcext:value-type="float">
            <text:p>7030</text:p>
          </table:table-cell>
          <table:table-cell table:formula="of:=[.$L$4]+[.$M$4]*[.A838]+[.$N$4]*[.B838]+[.$O$4]*[.C838]+[.$P$4]*[.D838]" office:value-type="float" office:value="105" calcext:value-type="float">
            <text:p>105</text:p>
          </table:table-cell>
          <table:table-cell table:formula="of:=[.E838]-[.F838]" office:value-type="float" office:value="6925" calcext:value-type="float">
            <text:p>6925</text:p>
          </table:table-cell>
          <table:table-cell table:formula="of:=[.G838]*[.G838]" office:value-type="float" office:value="47955625" calcext:value-type="float">
            <text:p>47955625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060" calcext:value-type="float">
            <text:p>6060</text:p>
          </table:table-cell>
          <table:table-cell table:formula="of:=[.$L$4]+[.$M$4]*[.A839]+[.$N$4]*[.B839]+[.$O$4]*[.C839]+[.$P$4]*[.D839]" office:value-type="float" office:value="101" calcext:value-type="float">
            <text:p>101</text:p>
          </table:table-cell>
          <table:table-cell table:formula="of:=[.E839]-[.F839]" office:value-type="float" office:value="5959" calcext:value-type="float">
            <text:p>5959</text:p>
          </table:table-cell>
          <table:table-cell table:formula="of:=[.G839]*[.G839]" office:value-type="float" office:value="35509681" calcext:value-type="float">
            <text:p>35509681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340" calcext:value-type="float">
            <text:p>5340</text:p>
          </table:table-cell>
          <table:table-cell table:formula="of:=[.$L$4]+[.$M$4]*[.A840]+[.$N$4]*[.B840]+[.$O$4]*[.C840]+[.$P$4]*[.D840]" office:value-type="float" office:value="105" calcext:value-type="float">
            <text:p>105</text:p>
          </table:table-cell>
          <table:table-cell table:formula="of:=[.E840]-[.F840]" office:value-type="float" office:value="5235" calcext:value-type="float">
            <text:p>5235</text:p>
          </table:table-cell>
          <table:table-cell table:formula="of:=[.G840]*[.G840]" office:value-type="float" office:value="27405225" calcext:value-type="float">
            <text:p>27405225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970" calcext:value-type="float">
            <text:p>4970</text:p>
          </table:table-cell>
          <table:table-cell table:formula="of:=[.$L$4]+[.$M$4]*[.A841]+[.$N$4]*[.B841]+[.$O$4]*[.C841]+[.$P$4]*[.D841]" office:value-type="float" office:value="105" calcext:value-type="float">
            <text:p>105</text:p>
          </table:table-cell>
          <table:table-cell table:formula="of:=[.E841]-[.F841]" office:value-type="float" office:value="4865" calcext:value-type="float">
            <text:p>4865</text:p>
          </table:table-cell>
          <table:table-cell table:formula="of:=[.G841]*[.G841]" office:value-type="float" office:value="23668225" calcext:value-type="float">
            <text:p>23668225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920" calcext:value-type="float">
            <text:p>5920</text:p>
          </table:table-cell>
          <table:table-cell table:formula="of:=[.$L$4]+[.$M$4]*[.A842]+[.$N$4]*[.B842]+[.$O$4]*[.C842]+[.$P$4]*[.D842]" office:value-type="float" office:value="102" calcext:value-type="float">
            <text:p>102</text:p>
          </table:table-cell>
          <table:table-cell table:formula="of:=[.E842]-[.F842]" office:value-type="float" office:value="5818" calcext:value-type="float">
            <text:p>5818</text:p>
          </table:table-cell>
          <table:table-cell table:formula="of:=[.G842]*[.G842]" office:value-type="float" office:value="33849124" calcext:value-type="float">
            <text:p>33849124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760" calcext:value-type="float">
            <text:p>5760</text:p>
          </table:table-cell>
          <table:table-cell table:formula="of:=[.$L$4]+[.$M$4]*[.A843]+[.$N$4]*[.B843]+[.$O$4]*[.C843]+[.$P$4]*[.D843]" office:value-type="float" office:value="109" calcext:value-type="float">
            <text:p>109</text:p>
          </table:table-cell>
          <table:table-cell table:formula="of:=[.E843]-[.F843]" office:value-type="float" office:value="5651" calcext:value-type="float">
            <text:p>5651</text:p>
          </table:table-cell>
          <table:table-cell table:formula="of:=[.G843]*[.G843]" office:value-type="float" office:value="31933801" calcext:value-type="float">
            <text:p>31933801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930" calcext:value-type="float">
            <text:p>6930</text:p>
          </table:table-cell>
          <table:table-cell table:formula="of:=[.$L$4]+[.$M$4]*[.A844]+[.$N$4]*[.B844]+[.$O$4]*[.C844]+[.$P$4]*[.D844]" office:value-type="float" office:value="105" calcext:value-type="float">
            <text:p>105</text:p>
          </table:table-cell>
          <table:table-cell table:formula="of:=[.E844]-[.F844]" office:value-type="float" office:value="6825" calcext:value-type="float">
            <text:p>6825</text:p>
          </table:table-cell>
          <table:table-cell table:formula="of:=[.G844]*[.G844]" office:value-type="float" office:value="46580625" calcext:value-type="float">
            <text:p>46580625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620" calcext:value-type="float">
            <text:p>6620</text:p>
          </table:table-cell>
          <table:table-cell table:formula="of:=[.$L$4]+[.$M$4]*[.A845]+[.$N$4]*[.B845]+[.$O$4]*[.C845]+[.$P$4]*[.D845]" office:value-type="float" office:value="102" calcext:value-type="float">
            <text:p>102</text:p>
          </table:table-cell>
          <table:table-cell table:formula="of:=[.E845]-[.F845]" office:value-type="float" office:value="6518" calcext:value-type="float">
            <text:p>6518</text:p>
          </table:table-cell>
          <table:table-cell table:formula="of:=[.G845]*[.G845]" office:value-type="float" office:value="42484324" calcext:value-type="float">
            <text:p>42484324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020" calcext:value-type="float">
            <text:p>7020</text:p>
          </table:table-cell>
          <table:table-cell table:formula="of:=[.$L$4]+[.$M$4]*[.A846]+[.$N$4]*[.B846]+[.$O$4]*[.C846]+[.$P$4]*[.D846]" office:value-type="float" office:value="101" calcext:value-type="float">
            <text:p>101</text:p>
          </table:table-cell>
          <table:table-cell table:formula="of:=[.E846]-[.F846]" office:value-type="float" office:value="6919" calcext:value-type="float">
            <text:p>6919</text:p>
          </table:table-cell>
          <table:table-cell table:formula="of:=[.G846]*[.G846]" office:value-type="float" office:value="47872561" calcext:value-type="float">
            <text:p>47872561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080" calcext:value-type="float">
            <text:p>6080</text:p>
          </table:table-cell>
          <table:table-cell table:formula="of:=[.$L$4]+[.$M$4]*[.A847]+[.$N$4]*[.B847]+[.$O$4]*[.C847]+[.$P$4]*[.D847]" office:value-type="float" office:value="105" calcext:value-type="float">
            <text:p>105</text:p>
          </table:table-cell>
          <table:table-cell table:formula="of:=[.E847]-[.F847]" office:value-type="float" office:value="5975" calcext:value-type="float">
            <text:p>5975</text:p>
          </table:table-cell>
          <table:table-cell table:formula="of:=[.G847]*[.G847]" office:value-type="float" office:value="35700625" calcext:value-type="float">
            <text:p>35700625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430" calcext:value-type="float">
            <text:p>6430</text:p>
          </table:table-cell>
          <table:table-cell table:formula="of:=[.$L$4]+[.$M$4]*[.A848]+[.$N$4]*[.B848]+[.$O$4]*[.C848]+[.$P$4]*[.D848]" office:value-type="float" office:value="105" calcext:value-type="float">
            <text:p>105</text:p>
          </table:table-cell>
          <table:table-cell table:formula="of:=[.E848]-[.F848]" office:value-type="float" office:value="6325" calcext:value-type="float">
            <text:p>6325</text:p>
          </table:table-cell>
          <table:table-cell table:formula="of:=[.G848]*[.G848]" office:value-type="float" office:value="40005625" calcext:value-type="float">
            <text:p>40005625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830" calcext:value-type="float">
            <text:p>6830</text:p>
          </table:table-cell>
          <table:table-cell table:formula="of:=[.$L$4]+[.$M$4]*[.A849]+[.$N$4]*[.B849]+[.$O$4]*[.C849]+[.$P$4]*[.D849]" office:value-type="float" office:value="110" calcext:value-type="float">
            <text:p>110</text:p>
          </table:table-cell>
          <table:table-cell table:formula="of:=[.E849]-[.F849]" office:value-type="float" office:value="6720" calcext:value-type="float">
            <text:p>6720</text:p>
          </table:table-cell>
          <table:table-cell table:formula="of:=[.G849]*[.G849]" office:value-type="float" office:value="45158400" calcext:value-type="float">
            <text:p>45158400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290" calcext:value-type="float">
            <text:p>7290</text:p>
          </table:table-cell>
          <table:table-cell table:formula="of:=[.$L$4]+[.$M$4]*[.A850]+[.$N$4]*[.B850]+[.$O$4]*[.C850]+[.$P$4]*[.D850]" office:value-type="float" office:value="107" calcext:value-type="float">
            <text:p>107</text:p>
          </table:table-cell>
          <table:table-cell table:formula="of:=[.E850]-[.F850]" office:value-type="float" office:value="7183" calcext:value-type="float">
            <text:p>7183</text:p>
          </table:table-cell>
          <table:table-cell table:formula="of:=[.G850]*[.G850]" office:value-type="float" office:value="51595489" calcext:value-type="float">
            <text:p>51595489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950" calcext:value-type="float">
            <text:p>5950</text:p>
          </table:table-cell>
          <table:table-cell table:formula="of:=[.$L$4]+[.$M$4]*[.A851]+[.$N$4]*[.B851]+[.$O$4]*[.C851]+[.$P$4]*[.D851]" office:value-type="float" office:value="103" calcext:value-type="float">
            <text:p>103</text:p>
          </table:table-cell>
          <table:table-cell table:formula="of:=[.E851]-[.F851]" office:value-type="float" office:value="5847" calcext:value-type="float">
            <text:p>5847</text:p>
          </table:table-cell>
          <table:table-cell table:formula="of:=[.G851]*[.G851]" office:value-type="float" office:value="34187409" calcext:value-type="float">
            <text:p>34187409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560" calcext:value-type="float">
            <text:p>5560</text:p>
          </table:table-cell>
          <table:table-cell table:formula="of:=[.$L$4]+[.$M$4]*[.A852]+[.$N$4]*[.B852]+[.$O$4]*[.C852]+[.$P$4]*[.D852]" office:value-type="float" office:value="106" calcext:value-type="float">
            <text:p>106</text:p>
          </table:table-cell>
          <table:table-cell table:formula="of:=[.E852]-[.F852]" office:value-type="float" office:value="5454" calcext:value-type="float">
            <text:p>5454</text:p>
          </table:table-cell>
          <table:table-cell table:formula="of:=[.G852]*[.G852]" office:value-type="float" office:value="29746116" calcext:value-type="float">
            <text:p>29746116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380" calcext:value-type="float">
            <text:p>7380</text:p>
          </table:table-cell>
          <table:table-cell table:formula="of:=[.$L$4]+[.$M$4]*[.A853]+[.$N$4]*[.B853]+[.$O$4]*[.C853]+[.$P$4]*[.D853]" office:value-type="float" office:value="110" calcext:value-type="float">
            <text:p>110</text:p>
          </table:table-cell>
          <table:table-cell table:formula="of:=[.E853]-[.F853]" office:value-type="float" office:value="7270" calcext:value-type="float">
            <text:p>7270</text:p>
          </table:table-cell>
          <table:table-cell table:formula="of:=[.G853]*[.G853]" office:value-type="float" office:value="52852900" calcext:value-type="float">
            <text:p>52852900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890" calcext:value-type="float">
            <text:p>6890</text:p>
          </table:table-cell>
          <table:table-cell table:formula="of:=[.$L$4]+[.$M$4]*[.A854]+[.$N$4]*[.B854]+[.$O$4]*[.C854]+[.$P$4]*[.D854]" office:value-type="float" office:value="103" calcext:value-type="float">
            <text:p>103</text:p>
          </table:table-cell>
          <table:table-cell table:formula="of:=[.E854]-[.F854]" office:value-type="float" office:value="6787" calcext:value-type="float">
            <text:p>6787</text:p>
          </table:table-cell>
          <table:table-cell table:formula="of:=[.G854]*[.G854]" office:value-type="float" office:value="46063369" calcext:value-type="float">
            <text:p>46063369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560" calcext:value-type="float">
            <text:p>6560</text:p>
          </table:table-cell>
          <table:table-cell table:formula="of:=[.$L$4]+[.$M$4]*[.A855]+[.$N$4]*[.B855]+[.$O$4]*[.C855]+[.$P$4]*[.D855]" office:value-type="float" office:value="108" calcext:value-type="float">
            <text:p>108</text:p>
          </table:table-cell>
          <table:table-cell table:formula="of:=[.E855]-[.F855]" office:value-type="float" office:value="6452" calcext:value-type="float">
            <text:p>6452</text:p>
          </table:table-cell>
          <table:table-cell table:formula="of:=[.G855]*[.G855]" office:value-type="float" office:value="41628304" calcext:value-type="float">
            <text:p>41628304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740" calcext:value-type="float">
            <text:p>6740</text:p>
          </table:table-cell>
          <table:table-cell table:formula="of:=[.$L$4]+[.$M$4]*[.A856]+[.$N$4]*[.B856]+[.$O$4]*[.C856]+[.$P$4]*[.D856]" office:value-type="float" office:value="109" calcext:value-type="float">
            <text:p>109</text:p>
          </table:table-cell>
          <table:table-cell table:formula="of:=[.E856]-[.F856]" office:value-type="float" office:value="6631" calcext:value-type="float">
            <text:p>6631</text:p>
          </table:table-cell>
          <table:table-cell table:formula="of:=[.G856]*[.G856]" office:value-type="float" office:value="43970161" calcext:value-type="float">
            <text:p>43970161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700" calcext:value-type="float">
            <text:p>5700</text:p>
          </table:table-cell>
          <table:table-cell table:formula="of:=[.$L$4]+[.$M$4]*[.A857]+[.$N$4]*[.B857]+[.$O$4]*[.C857]+[.$P$4]*[.D857]" office:value-type="float" office:value="110" calcext:value-type="float">
            <text:p>110</text:p>
          </table:table-cell>
          <table:table-cell table:formula="of:=[.E857]-[.F857]" office:value-type="float" office:value="5590" calcext:value-type="float">
            <text:p>5590</text:p>
          </table:table-cell>
          <table:table-cell table:formula="of:=[.G857]*[.G857]" office:value-type="float" office:value="31248100" calcext:value-type="float">
            <text:p>3124810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740" calcext:value-type="float">
            <text:p>5740</text:p>
          </table:table-cell>
          <table:table-cell table:formula="of:=[.$L$4]+[.$M$4]*[.A858]+[.$N$4]*[.B858]+[.$O$4]*[.C858]+[.$P$4]*[.D858]" office:value-type="float" office:value="104" calcext:value-type="float">
            <text:p>104</text:p>
          </table:table-cell>
          <table:table-cell table:formula="of:=[.E858]-[.F858]" office:value-type="float" office:value="5636" calcext:value-type="float">
            <text:p>5636</text:p>
          </table:table-cell>
          <table:table-cell table:formula="of:=[.G858]*[.G858]" office:value-type="float" office:value="31764496" calcext:value-type="float">
            <text:p>31764496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600" calcext:value-type="float">
            <text:p>6600</text:p>
          </table:table-cell>
          <table:table-cell table:formula="of:=[.$L$4]+[.$M$4]*[.A859]+[.$N$4]*[.B859]+[.$O$4]*[.C859]+[.$P$4]*[.D859]" office:value-type="float" office:value="109" calcext:value-type="float">
            <text:p>109</text:p>
          </table:table-cell>
          <table:table-cell table:formula="of:=[.E859]-[.F859]" office:value-type="float" office:value="6491" calcext:value-type="float">
            <text:p>6491</text:p>
          </table:table-cell>
          <table:table-cell table:formula="of:=[.G859]*[.G859]" office:value-type="float" office:value="42133081" calcext:value-type="float">
            <text:p>42133081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390" calcext:value-type="float">
            <text:p>6390</text:p>
          </table:table-cell>
          <table:table-cell table:formula="of:=[.$L$4]+[.$M$4]*[.A860]+[.$N$4]*[.B860]+[.$O$4]*[.C860]+[.$P$4]*[.D860]" office:value-type="float" office:value="102" calcext:value-type="float">
            <text:p>102</text:p>
          </table:table-cell>
          <table:table-cell table:formula="of:=[.E860]-[.F860]" office:value-type="float" office:value="6288" calcext:value-type="float">
            <text:p>6288</text:p>
          </table:table-cell>
          <table:table-cell table:formula="of:=[.G860]*[.G860]" office:value-type="float" office:value="39538944" calcext:value-type="float">
            <text:p>39538944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220" calcext:value-type="float">
            <text:p>6220</text:p>
          </table:table-cell>
          <table:table-cell table:formula="of:=[.$L$4]+[.$M$4]*[.A861]+[.$N$4]*[.B861]+[.$O$4]*[.C861]+[.$P$4]*[.D861]" office:value-type="float" office:value="103" calcext:value-type="float">
            <text:p>103</text:p>
          </table:table-cell>
          <table:table-cell table:formula="of:=[.E861]-[.F861]" office:value-type="float" office:value="6117" calcext:value-type="float">
            <text:p>6117</text:p>
          </table:table-cell>
          <table:table-cell table:formula="of:=[.G861]*[.G861]" office:value-type="float" office:value="37417689" calcext:value-type="float">
            <text:p>37417689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640" calcext:value-type="float">
            <text:p>6640</text:p>
          </table:table-cell>
          <table:table-cell table:formula="of:=[.$L$4]+[.$M$4]*[.A862]+[.$N$4]*[.B862]+[.$O$4]*[.C862]+[.$P$4]*[.D862]" office:value-type="float" office:value="106" calcext:value-type="float">
            <text:p>106</text:p>
          </table:table-cell>
          <table:table-cell table:formula="of:=[.E862]-[.F862]" office:value-type="float" office:value="6534" calcext:value-type="float">
            <text:p>6534</text:p>
          </table:table-cell>
          <table:table-cell table:formula="of:=[.G862]*[.G862]" office:value-type="float" office:value="42693156" calcext:value-type="float">
            <text:p>42693156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170" calcext:value-type="float">
            <text:p>5170</text:p>
          </table:table-cell>
          <table:table-cell table:formula="of:=[.$L$4]+[.$M$4]*[.A863]+[.$N$4]*[.B863]+[.$O$4]*[.C863]+[.$P$4]*[.D863]" office:value-type="float" office:value="102" calcext:value-type="float">
            <text:p>102</text:p>
          </table:table-cell>
          <table:table-cell table:formula="of:=[.E863]-[.F863]" office:value-type="float" office:value="5068" calcext:value-type="float">
            <text:p>5068</text:p>
          </table:table-cell>
          <table:table-cell table:formula="of:=[.G863]*[.G863]" office:value-type="float" office:value="25684624" calcext:value-type="float">
            <text:p>25684624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660" calcext:value-type="float">
            <text:p>5660</text:p>
          </table:table-cell>
          <table:table-cell table:formula="of:=[.$L$4]+[.$M$4]*[.A864]+[.$N$4]*[.B864]+[.$O$4]*[.C864]+[.$P$4]*[.D864]" office:value-type="float" office:value="106" calcext:value-type="float">
            <text:p>106</text:p>
          </table:table-cell>
          <table:table-cell table:formula="of:=[.E864]-[.F864]" office:value-type="float" office:value="5554" calcext:value-type="float">
            <text:p>5554</text:p>
          </table:table-cell>
          <table:table-cell table:formula="of:=[.G864]*[.G864]" office:value-type="float" office:value="30846916" calcext:value-type="float">
            <text:p>30846916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640" calcext:value-type="float">
            <text:p>6640</text:p>
          </table:table-cell>
          <table:table-cell table:formula="of:=[.$L$4]+[.$M$4]*[.A865]+[.$N$4]*[.B865]+[.$O$4]*[.C865]+[.$P$4]*[.D865]" office:value-type="float" office:value="105" calcext:value-type="float">
            <text:p>105</text:p>
          </table:table-cell>
          <table:table-cell table:formula="of:=[.E865]-[.F865]" office:value-type="float" office:value="6535" calcext:value-type="float">
            <text:p>6535</text:p>
          </table:table-cell>
          <table:table-cell table:formula="of:=[.G865]*[.G865]" office:value-type="float" office:value="42706225" calcext:value-type="float">
            <text:p>42706225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890" calcext:value-type="float">
            <text:p>5890</text:p>
          </table:table-cell>
          <table:table-cell table:formula="of:=[.$L$4]+[.$M$4]*[.A866]+[.$N$4]*[.B866]+[.$O$4]*[.C866]+[.$P$4]*[.D866]" office:value-type="float" office:value="104" calcext:value-type="float">
            <text:p>104</text:p>
          </table:table-cell>
          <table:table-cell table:formula="of:=[.E866]-[.F866]" office:value-type="float" office:value="5786" calcext:value-type="float">
            <text:p>5786</text:p>
          </table:table-cell>
          <table:table-cell table:formula="of:=[.G866]*[.G866]" office:value-type="float" office:value="33477796" calcext:value-type="float">
            <text:p>33477796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570" calcext:value-type="float">
            <text:p>6570</text:p>
          </table:table-cell>
          <table:table-cell table:formula="of:=[.$L$4]+[.$M$4]*[.A867]+[.$N$4]*[.B867]+[.$O$4]*[.C867]+[.$P$4]*[.D867]" office:value-type="float" office:value="100" calcext:value-type="float">
            <text:p>100</text:p>
          </table:table-cell>
          <table:table-cell table:formula="of:=[.E867]-[.F867]" office:value-type="float" office:value="6470" calcext:value-type="float">
            <text:p>6470</text:p>
          </table:table-cell>
          <table:table-cell table:formula="of:=[.G867]*[.G867]" office:value-type="float" office:value="41860900" calcext:value-type="float">
            <text:p>41860900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400" calcext:value-type="float">
            <text:p>6400</text:p>
          </table:table-cell>
          <table:table-cell table:formula="of:=[.$L$4]+[.$M$4]*[.A868]+[.$N$4]*[.B868]+[.$O$4]*[.C868]+[.$P$4]*[.D868]" office:value-type="float" office:value="104" calcext:value-type="float">
            <text:p>104</text:p>
          </table:table-cell>
          <table:table-cell table:formula="of:=[.E868]-[.F868]" office:value-type="float" office:value="6296" calcext:value-type="float">
            <text:p>6296</text:p>
          </table:table-cell>
          <table:table-cell table:formula="of:=[.G868]*[.G868]" office:value-type="float" office:value="39639616" calcext:value-type="float">
            <text:p>39639616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160" calcext:value-type="float">
            <text:p>6160</text:p>
          </table:table-cell>
          <table:table-cell table:formula="of:=[.$L$4]+[.$M$4]*[.A869]+[.$N$4]*[.B869]+[.$O$4]*[.C869]+[.$P$4]*[.D869]" office:value-type="float" office:value="103" calcext:value-type="float">
            <text:p>103</text:p>
          </table:table-cell>
          <table:table-cell table:formula="of:=[.E869]-[.F869]" office:value-type="float" office:value="6057" calcext:value-type="float">
            <text:p>6057</text:p>
          </table:table-cell>
          <table:table-cell table:formula="of:=[.G869]*[.G869]" office:value-type="float" office:value="36687249" calcext:value-type="float">
            <text:p>36687249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810" calcext:value-type="float">
            <text:p>5810</text:p>
          </table:table-cell>
          <table:table-cell table:formula="of:=[.$L$4]+[.$M$4]*[.A870]+[.$N$4]*[.B870]+[.$O$4]*[.C870]+[.$P$4]*[.D870]" office:value-type="float" office:value="104" calcext:value-type="float">
            <text:p>104</text:p>
          </table:table-cell>
          <table:table-cell table:formula="of:=[.E870]-[.F870]" office:value-type="float" office:value="5706" calcext:value-type="float">
            <text:p>5706</text:p>
          </table:table-cell>
          <table:table-cell table:formula="of:=[.G870]*[.G870]" office:value-type="float" office:value="32558436" calcext:value-type="float">
            <text:p>32558436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860" calcext:value-type="float">
            <text:p>6860</text:p>
          </table:table-cell>
          <table:table-cell table:formula="of:=[.$L$4]+[.$M$4]*[.A871]+[.$N$4]*[.B871]+[.$O$4]*[.C871]+[.$P$4]*[.D871]" office:value-type="float" office:value="110" calcext:value-type="float">
            <text:p>110</text:p>
          </table:table-cell>
          <table:table-cell table:formula="of:=[.E871]-[.F871]" office:value-type="float" office:value="6750" calcext:value-type="float">
            <text:p>6750</text:p>
          </table:table-cell>
          <table:table-cell table:formula="of:=[.G871]*[.G871]" office:value-type="float" office:value="45562500" calcext:value-type="float">
            <text:p>45562500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520" calcext:value-type="float">
            <text:p>6520</text:p>
          </table:table-cell>
          <table:table-cell table:formula="of:=[.$L$4]+[.$M$4]*[.A872]+[.$N$4]*[.B872]+[.$O$4]*[.C872]+[.$P$4]*[.D872]" office:value-type="float" office:value="104" calcext:value-type="float">
            <text:p>104</text:p>
          </table:table-cell>
          <table:table-cell table:formula="of:=[.E872]-[.F872]" office:value-type="float" office:value="6416" calcext:value-type="float">
            <text:p>6416</text:p>
          </table:table-cell>
          <table:table-cell table:formula="of:=[.G872]*[.G872]" office:value-type="float" office:value="41165056" calcext:value-type="float">
            <text:p>41165056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710" calcext:value-type="float">
            <text:p>5710</text:p>
          </table:table-cell>
          <table:table-cell table:formula="of:=[.$L$4]+[.$M$4]*[.A873]+[.$N$4]*[.B873]+[.$O$4]*[.C873]+[.$P$4]*[.D873]" office:value-type="float" office:value="106" calcext:value-type="float">
            <text:p>106</text:p>
          </table:table-cell>
          <table:table-cell table:formula="of:=[.E873]-[.F873]" office:value-type="float" office:value="5604" calcext:value-type="float">
            <text:p>5604</text:p>
          </table:table-cell>
          <table:table-cell table:formula="of:=[.G873]*[.G873]" office:value-type="float" office:value="31404816" calcext:value-type="float">
            <text:p>31404816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250" calcext:value-type="float">
            <text:p>6250</text:p>
          </table:table-cell>
          <table:table-cell table:formula="of:=[.$L$4]+[.$M$4]*[.A874]+[.$N$4]*[.B874]+[.$O$4]*[.C874]+[.$P$4]*[.D874]" office:value-type="float" office:value="106" calcext:value-type="float">
            <text:p>106</text:p>
          </table:table-cell>
          <table:table-cell table:formula="of:=[.E874]-[.F874]" office:value-type="float" office:value="6144" calcext:value-type="float">
            <text:p>6144</text:p>
          </table:table-cell>
          <table:table-cell table:formula="of:=[.G874]*[.G874]" office:value-type="float" office:value="37748736" calcext:value-type="float">
            <text:p>37748736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460" calcext:value-type="float">
            <text:p>6460</text:p>
          </table:table-cell>
          <table:table-cell table:formula="of:=[.$L$4]+[.$M$4]*[.A875]+[.$N$4]*[.B875]+[.$O$4]*[.C875]+[.$P$4]*[.D875]" office:value-type="float" office:value="106" calcext:value-type="float">
            <text:p>106</text:p>
          </table:table-cell>
          <table:table-cell table:formula="of:=[.E875]-[.F875]" office:value-type="float" office:value="6354" calcext:value-type="float">
            <text:p>6354</text:p>
          </table:table-cell>
          <table:table-cell table:formula="of:=[.G875]*[.G875]" office:value-type="float" office:value="40373316" calcext:value-type="float">
            <text:p>40373316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360" calcext:value-type="float">
            <text:p>6360</text:p>
          </table:table-cell>
          <table:table-cell table:formula="of:=[.$L$4]+[.$M$4]*[.A876]+[.$N$4]*[.B876]+[.$O$4]*[.C876]+[.$P$4]*[.D876]" office:value-type="float" office:value="107" calcext:value-type="float">
            <text:p>107</text:p>
          </table:table-cell>
          <table:table-cell table:formula="of:=[.E876]-[.F876]" office:value-type="float" office:value="6253" calcext:value-type="float">
            <text:p>6253</text:p>
          </table:table-cell>
          <table:table-cell table:formula="of:=[.G876]*[.G876]" office:value-type="float" office:value="39100009" calcext:value-type="float">
            <text:p>39100009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950" calcext:value-type="float">
            <text:p>5950</text:p>
          </table:table-cell>
          <table:table-cell table:formula="of:=[.$L$4]+[.$M$4]*[.A877]+[.$N$4]*[.B877]+[.$O$4]*[.C877]+[.$P$4]*[.D877]" office:value-type="float" office:value="110" calcext:value-type="float">
            <text:p>110</text:p>
          </table:table-cell>
          <table:table-cell table:formula="of:=[.E877]-[.F877]" office:value-type="float" office:value="5840" calcext:value-type="float">
            <text:p>5840</text:p>
          </table:table-cell>
          <table:table-cell table:formula="of:=[.G877]*[.G877]" office:value-type="float" office:value="34105600" calcext:value-type="float">
            <text:p>3410560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230" calcext:value-type="float">
            <text:p>6230</text:p>
          </table:table-cell>
          <table:table-cell table:formula="of:=[.$L$4]+[.$M$4]*[.A878]+[.$N$4]*[.B878]+[.$O$4]*[.C878]+[.$P$4]*[.D878]" office:value-type="float" office:value="108" calcext:value-type="float">
            <text:p>108</text:p>
          </table:table-cell>
          <table:table-cell table:formula="of:=[.E878]-[.F878]" office:value-type="float" office:value="6122" calcext:value-type="float">
            <text:p>6122</text:p>
          </table:table-cell>
          <table:table-cell table:formula="of:=[.G878]*[.G878]" office:value-type="float" office:value="37478884" calcext:value-type="float">
            <text:p>37478884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910" calcext:value-type="float">
            <text:p>4910</text:p>
          </table:table-cell>
          <table:table-cell table:formula="of:=[.$L$4]+[.$M$4]*[.A879]+[.$N$4]*[.B879]+[.$O$4]*[.C879]+[.$P$4]*[.D879]" office:value-type="float" office:value="100" calcext:value-type="float">
            <text:p>100</text:p>
          </table:table-cell>
          <table:table-cell table:formula="of:=[.E879]-[.F879]" office:value-type="float" office:value="4810" calcext:value-type="float">
            <text:p>4810</text:p>
          </table:table-cell>
          <table:table-cell table:formula="of:=[.G879]*[.G879]" office:value-type="float" office:value="23136100" calcext:value-type="float">
            <text:p>2313610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800" calcext:value-type="float">
            <text:p>6800</text:p>
          </table:table-cell>
          <table:table-cell table:formula="of:=[.$L$4]+[.$M$4]*[.A880]+[.$N$4]*[.B880]+[.$O$4]*[.C880]+[.$P$4]*[.D880]" office:value-type="float" office:value="109" calcext:value-type="float">
            <text:p>109</text:p>
          </table:table-cell>
          <table:table-cell table:formula="of:=[.E880]-[.F880]" office:value-type="float" office:value="6691" calcext:value-type="float">
            <text:p>6691</text:p>
          </table:table-cell>
          <table:table-cell table:formula="of:=[.G880]*[.G880]" office:value-type="float" office:value="44769481" calcext:value-type="float">
            <text:p>44769481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110" calcext:value-type="float">
            <text:p>5110</text:p>
          </table:table-cell>
          <table:table-cell table:formula="of:=[.$L$4]+[.$M$4]*[.A881]+[.$N$4]*[.B881]+[.$O$4]*[.C881]+[.$P$4]*[.D881]" office:value-type="float" office:value="104" calcext:value-type="float">
            <text:p>104</text:p>
          </table:table-cell>
          <table:table-cell table:formula="of:=[.E881]-[.F881]" office:value-type="float" office:value="5006" calcext:value-type="float">
            <text:p>5006</text:p>
          </table:table-cell>
          <table:table-cell table:formula="of:=[.G881]*[.G881]" office:value-type="float" office:value="25060036" calcext:value-type="float">
            <text:p>25060036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590" calcext:value-type="float">
            <text:p>6590</text:p>
          </table:table-cell>
          <table:table-cell table:formula="of:=[.$L$4]+[.$M$4]*[.A882]+[.$N$4]*[.B882]+[.$O$4]*[.C882]+[.$P$4]*[.D882]" office:value-type="float" office:value="107" calcext:value-type="float">
            <text:p>107</text:p>
          </table:table-cell>
          <table:table-cell table:formula="of:=[.E882]-[.F882]" office:value-type="float" office:value="6483" calcext:value-type="float">
            <text:p>6483</text:p>
          </table:table-cell>
          <table:table-cell table:formula="of:=[.G882]*[.G882]" office:value-type="float" office:value="42029289" calcext:value-type="float">
            <text:p>42029289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380" calcext:value-type="float">
            <text:p>5380</text:p>
          </table:table-cell>
          <table:table-cell table:formula="of:=[.$L$4]+[.$M$4]*[.A883]+[.$N$4]*[.B883]+[.$O$4]*[.C883]+[.$P$4]*[.D883]" office:value-type="float" office:value="102" calcext:value-type="float">
            <text:p>102</text:p>
          </table:table-cell>
          <table:table-cell table:formula="of:=[.E883]-[.F883]" office:value-type="float" office:value="5278" calcext:value-type="float">
            <text:p>5278</text:p>
          </table:table-cell>
          <table:table-cell table:formula="of:=[.G883]*[.G883]" office:value-type="float" office:value="27857284" calcext:value-type="float">
            <text:p>27857284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370" calcext:value-type="float">
            <text:p>5370</text:p>
          </table:table-cell>
          <table:table-cell table:formula="of:=[.$L$4]+[.$M$4]*[.A884]+[.$N$4]*[.B884]+[.$O$4]*[.C884]+[.$P$4]*[.D884]" office:value-type="float" office:value="100" calcext:value-type="float">
            <text:p>100</text:p>
          </table:table-cell>
          <table:table-cell table:formula="of:=[.E884]-[.F884]" office:value-type="float" office:value="5270" calcext:value-type="float">
            <text:p>5270</text:p>
          </table:table-cell>
          <table:table-cell table:formula="of:=[.G884]*[.G884]" office:value-type="float" office:value="27772900" calcext:value-type="float">
            <text:p>2777290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760" calcext:value-type="float">
            <text:p>6760</text:p>
          </table:table-cell>
          <table:table-cell table:formula="of:=[.$L$4]+[.$M$4]*[.A885]+[.$N$4]*[.B885]+[.$O$4]*[.C885]+[.$P$4]*[.D885]" office:value-type="float" office:value="110" calcext:value-type="float">
            <text:p>110</text:p>
          </table:table-cell>
          <table:table-cell table:formula="of:=[.E885]-[.F885]" office:value-type="float" office:value="6650" calcext:value-type="float">
            <text:p>6650</text:p>
          </table:table-cell>
          <table:table-cell table:formula="of:=[.G885]*[.G885]" office:value-type="float" office:value="44222500" calcext:value-type="float">
            <text:p>4422250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920" calcext:value-type="float">
            <text:p>5920</text:p>
          </table:table-cell>
          <table:table-cell table:formula="of:=[.$L$4]+[.$M$4]*[.A886]+[.$N$4]*[.B886]+[.$O$4]*[.C886]+[.$P$4]*[.D886]" office:value-type="float" office:value="104" calcext:value-type="float">
            <text:p>104</text:p>
          </table:table-cell>
          <table:table-cell table:formula="of:=[.E886]-[.F886]" office:value-type="float" office:value="5816" calcext:value-type="float">
            <text:p>5816</text:p>
          </table:table-cell>
          <table:table-cell table:formula="of:=[.G886]*[.G886]" office:value-type="float" office:value="33825856" calcext:value-type="float">
            <text:p>33825856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090" calcext:value-type="float">
            <text:p>6090</text:p>
          </table:table-cell>
          <table:table-cell table:formula="of:=[.$L$4]+[.$M$4]*[.A887]+[.$N$4]*[.B887]+[.$O$4]*[.C887]+[.$P$4]*[.D887]" office:value-type="float" office:value="105" calcext:value-type="float">
            <text:p>105</text:p>
          </table:table-cell>
          <table:table-cell table:formula="of:=[.E887]-[.F887]" office:value-type="float" office:value="5985" calcext:value-type="float">
            <text:p>5985</text:p>
          </table:table-cell>
          <table:table-cell table:formula="of:=[.G887]*[.G887]" office:value-type="float" office:value="35820225" calcext:value-type="float">
            <text:p>35820225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60" calcext:value-type="float">
            <text:p>6060</text:p>
          </table:table-cell>
          <table:table-cell table:formula="of:=[.$L$4]+[.$M$4]*[.A888]+[.$N$4]*[.B888]+[.$O$4]*[.C888]+[.$P$4]*[.D888]" office:value-type="float" office:value="103" calcext:value-type="float">
            <text:p>103</text:p>
          </table:table-cell>
          <table:table-cell table:formula="of:=[.E888]-[.F888]" office:value-type="float" office:value="5957" calcext:value-type="float">
            <text:p>5957</text:p>
          </table:table-cell>
          <table:table-cell table:formula="of:=[.G888]*[.G888]" office:value-type="float" office:value="35485849" calcext:value-type="float">
            <text:p>35485849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310" calcext:value-type="float">
            <text:p>6310</text:p>
          </table:table-cell>
          <table:table-cell table:formula="of:=[.$L$4]+[.$M$4]*[.A889]+[.$N$4]*[.B889]+[.$O$4]*[.C889]+[.$P$4]*[.D889]" office:value-type="float" office:value="110" calcext:value-type="float">
            <text:p>110</text:p>
          </table:table-cell>
          <table:table-cell table:formula="of:=[.E889]-[.F889]" office:value-type="float" office:value="6200" calcext:value-type="float">
            <text:p>6200</text:p>
          </table:table-cell>
          <table:table-cell table:formula="of:=[.G889]*[.G889]" office:value-type="float" office:value="38440000" calcext:value-type="float">
            <text:p>38440000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720" calcext:value-type="float">
            <text:p>5720</text:p>
          </table:table-cell>
          <table:table-cell table:formula="of:=[.$L$4]+[.$M$4]*[.A890]+[.$N$4]*[.B890]+[.$O$4]*[.C890]+[.$P$4]*[.D890]" office:value-type="float" office:value="100" calcext:value-type="float">
            <text:p>100</text:p>
          </table:table-cell>
          <table:table-cell table:formula="of:=[.E890]-[.F890]" office:value-type="float" office:value="5620" calcext:value-type="float">
            <text:p>5620</text:p>
          </table:table-cell>
          <table:table-cell table:formula="of:=[.G890]*[.G890]" office:value-type="float" office:value="31584400" calcext:value-type="float">
            <text:p>3158440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890" calcext:value-type="float">
            <text:p>6890</text:p>
          </table:table-cell>
          <table:table-cell table:formula="of:=[.$L$4]+[.$M$4]*[.A891]+[.$N$4]*[.B891]+[.$O$4]*[.C891]+[.$P$4]*[.D891]" office:value-type="float" office:value="110" calcext:value-type="float">
            <text:p>110</text:p>
          </table:table-cell>
          <table:table-cell table:formula="of:=[.E891]-[.F891]" office:value-type="float" office:value="6780" calcext:value-type="float">
            <text:p>6780</text:p>
          </table:table-cell>
          <table:table-cell table:formula="of:=[.G891]*[.G891]" office:value-type="float" office:value="45968400" calcext:value-type="float">
            <text:p>4596840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220" calcext:value-type="float">
            <text:p>6220</text:p>
          </table:table-cell>
          <table:table-cell table:formula="of:=[.$L$4]+[.$M$4]*[.A892]+[.$N$4]*[.B892]+[.$O$4]*[.C892]+[.$P$4]*[.D892]" office:value-type="float" office:value="108" calcext:value-type="float">
            <text:p>108</text:p>
          </table:table-cell>
          <table:table-cell table:formula="of:=[.E892]-[.F892]" office:value-type="float" office:value="6112" calcext:value-type="float">
            <text:p>6112</text:p>
          </table:table-cell>
          <table:table-cell table:formula="of:=[.G892]*[.G892]" office:value-type="float" office:value="37356544" calcext:value-type="float">
            <text:p>37356544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810" calcext:value-type="float">
            <text:p>6810</text:p>
          </table:table-cell>
          <table:table-cell table:formula="of:=[.$L$4]+[.$M$4]*[.A893]+[.$N$4]*[.B893]+[.$O$4]*[.C893]+[.$P$4]*[.D893]" office:value-type="float" office:value="103" calcext:value-type="float">
            <text:p>103</text:p>
          </table:table-cell>
          <table:table-cell table:formula="of:=[.E893]-[.F893]" office:value-type="float" office:value="6707" calcext:value-type="float">
            <text:p>6707</text:p>
          </table:table-cell>
          <table:table-cell table:formula="of:=[.G893]*[.G893]" office:value-type="float" office:value="44983849" calcext:value-type="float">
            <text:p>44983849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860" calcext:value-type="float">
            <text:p>6860</text:p>
          </table:table-cell>
          <table:table-cell table:formula="of:=[.$L$4]+[.$M$4]*[.A894]+[.$N$4]*[.B894]+[.$O$4]*[.C894]+[.$P$4]*[.D894]" office:value-type="float" office:value="108" calcext:value-type="float">
            <text:p>108</text:p>
          </table:table-cell>
          <table:table-cell table:formula="of:=[.E894]-[.F894]" office:value-type="float" office:value="6752" calcext:value-type="float">
            <text:p>6752</text:p>
          </table:table-cell>
          <table:table-cell table:formula="of:=[.G894]*[.G894]" office:value-type="float" office:value="45589504" calcext:value-type="float">
            <text:p>45589504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110" calcext:value-type="float">
            <text:p>6110</text:p>
          </table:table-cell>
          <table:table-cell table:formula="of:=[.$L$4]+[.$M$4]*[.A895]+[.$N$4]*[.B895]+[.$O$4]*[.C895]+[.$P$4]*[.D895]" office:value-type="float" office:value="107" calcext:value-type="float">
            <text:p>107</text:p>
          </table:table-cell>
          <table:table-cell table:formula="of:=[.E895]-[.F895]" office:value-type="float" office:value="6003" calcext:value-type="float">
            <text:p>6003</text:p>
          </table:table-cell>
          <table:table-cell table:formula="of:=[.G895]*[.G895]" office:value-type="float" office:value="36036009" calcext:value-type="float">
            <text:p>36036009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400" calcext:value-type="float">
            <text:p>6400</text:p>
          </table:table-cell>
          <table:table-cell table:formula="of:=[.$L$4]+[.$M$4]*[.A896]+[.$N$4]*[.B896]+[.$O$4]*[.C896]+[.$P$4]*[.D896]" office:value-type="float" office:value="101" calcext:value-type="float">
            <text:p>101</text:p>
          </table:table-cell>
          <table:table-cell table:formula="of:=[.E896]-[.F896]" office:value-type="float" office:value="6299" calcext:value-type="float">
            <text:p>6299</text:p>
          </table:table-cell>
          <table:table-cell table:formula="of:=[.G896]*[.G896]" office:value-type="float" office:value="39677401" calcext:value-type="float">
            <text:p>39677401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940" calcext:value-type="float">
            <text:p>5940</text:p>
          </table:table-cell>
          <table:table-cell table:formula="of:=[.$L$4]+[.$M$4]*[.A897]+[.$N$4]*[.B897]+[.$O$4]*[.C897]+[.$P$4]*[.D897]" office:value-type="float" office:value="104" calcext:value-type="float">
            <text:p>104</text:p>
          </table:table-cell>
          <table:table-cell table:formula="of:=[.E897]-[.F897]" office:value-type="float" office:value="5836" calcext:value-type="float">
            <text:p>5836</text:p>
          </table:table-cell>
          <table:table-cell table:formula="of:=[.G897]*[.G897]" office:value-type="float" office:value="34058896" calcext:value-type="float">
            <text:p>34058896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30" calcext:value-type="float">
            <text:p>6030</text:p>
          </table:table-cell>
          <table:table-cell table:formula="of:=[.$L$4]+[.$M$4]*[.A898]+[.$N$4]*[.B898]+[.$O$4]*[.C898]+[.$P$4]*[.D898]" office:value-type="float" office:value="103" calcext:value-type="float">
            <text:p>103</text:p>
          </table:table-cell>
          <table:table-cell table:formula="of:=[.E898]-[.F898]" office:value-type="float" office:value="5927" calcext:value-type="float">
            <text:p>5927</text:p>
          </table:table-cell>
          <table:table-cell table:formula="of:=[.G898]*[.G898]" office:value-type="float" office:value="35129329" calcext:value-type="float">
            <text:p>35129329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850" calcext:value-type="float">
            <text:p>5850</text:p>
          </table:table-cell>
          <table:table-cell table:formula="of:=[.$L$4]+[.$M$4]*[.A899]+[.$N$4]*[.B899]+[.$O$4]*[.C899]+[.$P$4]*[.D899]" office:value-type="float" office:value="105" calcext:value-type="float">
            <text:p>105</text:p>
          </table:table-cell>
          <table:table-cell table:formula="of:=[.E899]-[.F899]" office:value-type="float" office:value="5745" calcext:value-type="float">
            <text:p>5745</text:p>
          </table:table-cell>
          <table:table-cell table:formula="of:=[.G899]*[.G899]" office:value-type="float" office:value="33005025" calcext:value-type="float">
            <text:p>33005025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840" calcext:value-type="float">
            <text:p>6840</text:p>
          </table:table-cell>
          <table:table-cell table:formula="of:=[.$L$4]+[.$M$4]*[.A900]+[.$N$4]*[.B900]+[.$O$4]*[.C900]+[.$P$4]*[.D900]" office:value-type="float" office:value="107" calcext:value-type="float">
            <text:p>107</text:p>
          </table:table-cell>
          <table:table-cell table:formula="of:=[.E900]-[.F900]" office:value-type="float" office:value="6733" calcext:value-type="float">
            <text:p>6733</text:p>
          </table:table-cell>
          <table:table-cell table:formula="of:=[.G900]*[.G900]" office:value-type="float" office:value="45333289" calcext:value-type="float">
            <text:p>45333289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990" calcext:value-type="float">
            <text:p>5990</text:p>
          </table:table-cell>
          <table:table-cell table:formula="of:=[.$L$4]+[.$M$4]*[.A901]+[.$N$4]*[.B901]+[.$O$4]*[.C901]+[.$P$4]*[.D901]" office:value-type="float" office:value="104" calcext:value-type="float">
            <text:p>104</text:p>
          </table:table-cell>
          <table:table-cell table:formula="of:=[.E901]-[.F901]" office:value-type="float" office:value="5886" calcext:value-type="float">
            <text:p>5886</text:p>
          </table:table-cell>
          <table:table-cell table:formula="of:=[.G901]*[.G901]" office:value-type="float" office:value="34644996" calcext:value-type="float">
            <text:p>34644996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090" calcext:value-type="float">
            <text:p>7090</text:p>
          </table:table-cell>
          <table:table-cell table:formula="of:=[.$L$4]+[.$M$4]*[.A902]+[.$N$4]*[.B902]+[.$O$4]*[.C902]+[.$P$4]*[.D902]" office:value-type="float" office:value="108" calcext:value-type="float">
            <text:p>108</text:p>
          </table:table-cell>
          <table:table-cell table:formula="of:=[.E902]-[.F902]" office:value-type="float" office:value="6982" calcext:value-type="float">
            <text:p>6982</text:p>
          </table:table-cell>
          <table:table-cell table:formula="of:=[.G902]*[.G902]" office:value-type="float" office:value="48748324" calcext:value-type="float">
            <text:p>48748324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040" calcext:value-type="float">
            <text:p>6040</text:p>
          </table:table-cell>
          <table:table-cell table:formula="of:=[.$L$4]+[.$M$4]*[.A903]+[.$N$4]*[.B903]+[.$O$4]*[.C903]+[.$P$4]*[.D903]" office:value-type="float" office:value="103" calcext:value-type="float">
            <text:p>103</text:p>
          </table:table-cell>
          <table:table-cell table:formula="of:=[.E903]-[.F903]" office:value-type="float" office:value="5937" calcext:value-type="float">
            <text:p>5937</text:p>
          </table:table-cell>
          <table:table-cell table:formula="of:=[.G903]*[.G903]" office:value-type="float" office:value="35247969" calcext:value-type="float">
            <text:p>35247969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210" calcext:value-type="float">
            <text:p>6210</text:p>
          </table:table-cell>
          <table:table-cell table:formula="of:=[.$L$4]+[.$M$4]*[.A904]+[.$N$4]*[.B904]+[.$O$4]*[.C904]+[.$P$4]*[.D904]" office:value-type="float" office:value="108" calcext:value-type="float">
            <text:p>108</text:p>
          </table:table-cell>
          <table:table-cell table:formula="of:=[.E904]-[.F904]" office:value-type="float" office:value="6102" calcext:value-type="float">
            <text:p>6102</text:p>
          </table:table-cell>
          <table:table-cell table:formula="of:=[.G904]*[.G904]" office:value-type="float" office:value="37234404" calcext:value-type="float">
            <text:p>37234404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660" calcext:value-type="float">
            <text:p>5660</text:p>
          </table:table-cell>
          <table:table-cell table:formula="of:=[.$L$4]+[.$M$4]*[.A905]+[.$N$4]*[.B905]+[.$O$4]*[.C905]+[.$P$4]*[.D905]" office:value-type="float" office:value="101" calcext:value-type="float">
            <text:p>101</text:p>
          </table:table-cell>
          <table:table-cell table:formula="of:=[.E905]-[.F905]" office:value-type="float" office:value="5559" calcext:value-type="float">
            <text:p>5559</text:p>
          </table:table-cell>
          <table:table-cell table:formula="of:=[.G905]*[.G905]" office:value-type="float" office:value="30902481" calcext:value-type="float">
            <text:p>30902481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390" calcext:value-type="float">
            <text:p>6390</text:p>
          </table:table-cell>
          <table:table-cell table:formula="of:=[.$L$4]+[.$M$4]*[.A906]+[.$N$4]*[.B906]+[.$O$4]*[.C906]+[.$P$4]*[.D906]" office:value-type="float" office:value="109" calcext:value-type="float">
            <text:p>109</text:p>
          </table:table-cell>
          <table:table-cell table:formula="of:=[.E906]-[.F906]" office:value-type="float" office:value="6281" calcext:value-type="float">
            <text:p>6281</text:p>
          </table:table-cell>
          <table:table-cell table:formula="of:=[.G906]*[.G906]" office:value-type="float" office:value="39450961" calcext:value-type="float">
            <text:p>39450961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030" calcext:value-type="float">
            <text:p>7030</text:p>
          </table:table-cell>
          <table:table-cell table:formula="of:=[.$L$4]+[.$M$4]*[.A907]+[.$N$4]*[.B907]+[.$O$4]*[.C907]+[.$P$4]*[.D907]" office:value-type="float" office:value="106" calcext:value-type="float">
            <text:p>106</text:p>
          </table:table-cell>
          <table:table-cell table:formula="of:=[.E907]-[.F907]" office:value-type="float" office:value="6924" calcext:value-type="float">
            <text:p>6924</text:p>
          </table:table-cell>
          <table:table-cell table:formula="of:=[.G907]*[.G907]" office:value-type="float" office:value="47941776" calcext:value-type="float">
            <text:p>47941776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900" calcext:value-type="float">
            <text:p>5900</text:p>
          </table:table-cell>
          <table:table-cell table:formula="of:=[.$L$4]+[.$M$4]*[.A908]+[.$N$4]*[.B908]+[.$O$4]*[.C908]+[.$P$4]*[.D908]" office:value-type="float" office:value="104" calcext:value-type="float">
            <text:p>104</text:p>
          </table:table-cell>
          <table:table-cell table:formula="of:=[.E908]-[.F908]" office:value-type="float" office:value="5796" calcext:value-type="float">
            <text:p>5796</text:p>
          </table:table-cell>
          <table:table-cell table:formula="of:=[.G908]*[.G908]" office:value-type="float" office:value="33593616" calcext:value-type="float">
            <text:p>33593616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140" calcext:value-type="float">
            <text:p>6140</text:p>
          </table:table-cell>
          <table:table-cell table:formula="of:=[.$L$4]+[.$M$4]*[.A909]+[.$N$4]*[.B909]+[.$O$4]*[.C909]+[.$P$4]*[.D909]" office:value-type="float" office:value="104" calcext:value-type="float">
            <text:p>104</text:p>
          </table:table-cell>
          <table:table-cell table:formula="of:=[.E909]-[.F909]" office:value-type="float" office:value="6036" calcext:value-type="float">
            <text:p>6036</text:p>
          </table:table-cell>
          <table:table-cell table:formula="of:=[.G909]*[.G909]" office:value-type="float" office:value="36433296" calcext:value-type="float">
            <text:p>36433296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030" calcext:value-type="float">
            <text:p>6030</text:p>
          </table:table-cell>
          <table:table-cell table:formula="of:=[.$L$4]+[.$M$4]*[.A910]+[.$N$4]*[.B910]+[.$O$4]*[.C910]+[.$P$4]*[.D910]" office:value-type="float" office:value="102" calcext:value-type="float">
            <text:p>102</text:p>
          </table:table-cell>
          <table:table-cell table:formula="of:=[.E910]-[.F910]" office:value-type="float" office:value="5928" calcext:value-type="float">
            <text:p>5928</text:p>
          </table:table-cell>
          <table:table-cell table:formula="of:=[.G910]*[.G910]" office:value-type="float" office:value="35141184" calcext:value-type="float">
            <text:p>35141184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540" calcext:value-type="float">
            <text:p>6540</text:p>
          </table:table-cell>
          <table:table-cell table:formula="of:=[.$L$4]+[.$M$4]*[.A911]+[.$N$4]*[.B911]+[.$O$4]*[.C911]+[.$P$4]*[.D911]" office:value-type="float" office:value="103" calcext:value-type="float">
            <text:p>103</text:p>
          </table:table-cell>
          <table:table-cell table:formula="of:=[.E911]-[.F911]" office:value-type="float" office:value="6437" calcext:value-type="float">
            <text:p>6437</text:p>
          </table:table-cell>
          <table:table-cell table:formula="of:=[.G911]*[.G911]" office:value-type="float" office:value="41434969" calcext:value-type="float">
            <text:p>41434969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050" calcext:value-type="float">
            <text:p>6050</text:p>
          </table:table-cell>
          <table:table-cell table:formula="of:=[.$L$4]+[.$M$4]*[.A912]+[.$N$4]*[.B912]+[.$O$4]*[.C912]+[.$P$4]*[.D912]" office:value-type="float" office:value="105" calcext:value-type="float">
            <text:p>105</text:p>
          </table:table-cell>
          <table:table-cell table:formula="of:=[.E912]-[.F912]" office:value-type="float" office:value="5945" calcext:value-type="float">
            <text:p>5945</text:p>
          </table:table-cell>
          <table:table-cell table:formula="of:=[.G912]*[.G912]" office:value-type="float" office:value="35343025" calcext:value-type="float">
            <text:p>35343025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130" calcext:value-type="float">
            <text:p>7130</text:p>
          </table:table-cell>
          <table:table-cell table:formula="of:=[.$L$4]+[.$M$4]*[.A913]+[.$N$4]*[.B913]+[.$O$4]*[.C913]+[.$P$4]*[.D913]" office:value-type="float" office:value="104" calcext:value-type="float">
            <text:p>104</text:p>
          </table:table-cell>
          <table:table-cell table:formula="of:=[.E913]-[.F913]" office:value-type="float" office:value="7026" calcext:value-type="float">
            <text:p>7026</text:p>
          </table:table-cell>
          <table:table-cell table:formula="of:=[.G913]*[.G913]" office:value-type="float" office:value="49364676" calcext:value-type="float">
            <text:p>49364676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690" calcext:value-type="float">
            <text:p>5690</text:p>
          </table:table-cell>
          <table:table-cell table:formula="of:=[.$L$4]+[.$M$4]*[.A914]+[.$N$4]*[.B914]+[.$O$4]*[.C914]+[.$P$4]*[.D914]" office:value-type="float" office:value="102" calcext:value-type="float">
            <text:p>102</text:p>
          </table:table-cell>
          <table:table-cell table:formula="of:=[.E914]-[.F914]" office:value-type="float" office:value="5588" calcext:value-type="float">
            <text:p>5588</text:p>
          </table:table-cell>
          <table:table-cell table:formula="of:=[.G914]*[.G914]" office:value-type="float" office:value="31225744" calcext:value-type="float">
            <text:p>31225744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830" calcext:value-type="float">
            <text:p>6830</text:p>
          </table:table-cell>
          <table:table-cell table:formula="of:=[.$L$4]+[.$M$4]*[.A915]+[.$N$4]*[.B915]+[.$O$4]*[.C915]+[.$P$4]*[.D915]" office:value-type="float" office:value="106" calcext:value-type="float">
            <text:p>106</text:p>
          </table:table-cell>
          <table:table-cell table:formula="of:=[.E915]-[.F915]" office:value-type="float" office:value="6724" calcext:value-type="float">
            <text:p>6724</text:p>
          </table:table-cell>
          <table:table-cell table:formula="of:=[.G915]*[.G915]" office:value-type="float" office:value="45212176" calcext:value-type="float">
            <text:p>45212176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890" calcext:value-type="float">
            <text:p>6890</text:p>
          </table:table-cell>
          <table:table-cell table:formula="of:=[.$L$4]+[.$M$4]*[.A916]+[.$N$4]*[.B916]+[.$O$4]*[.C916]+[.$P$4]*[.D916]" office:value-type="float" office:value="110" calcext:value-type="float">
            <text:p>110</text:p>
          </table:table-cell>
          <table:table-cell table:formula="of:=[.E916]-[.F916]" office:value-type="float" office:value="6780" calcext:value-type="float">
            <text:p>6780</text:p>
          </table:table-cell>
          <table:table-cell table:formula="of:=[.G916]*[.G916]" office:value-type="float" office:value="45968400" calcext:value-type="float">
            <text:p>4596840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410" calcext:value-type="float">
            <text:p>6410</text:p>
          </table:table-cell>
          <table:table-cell table:formula="of:=[.$L$4]+[.$M$4]*[.A917]+[.$N$4]*[.B917]+[.$O$4]*[.C917]+[.$P$4]*[.D917]" office:value-type="float" office:value="110" calcext:value-type="float">
            <text:p>110</text:p>
          </table:table-cell>
          <table:table-cell table:formula="of:=[.E917]-[.F917]" office:value-type="float" office:value="6300" calcext:value-type="float">
            <text:p>6300</text:p>
          </table:table-cell>
          <table:table-cell table:formula="of:=[.G917]*[.G917]" office:value-type="float" office:value="39690000" calcext:value-type="float">
            <text:p>39690000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240" calcext:value-type="float">
            <text:p>5240</text:p>
          </table:table-cell>
          <table:table-cell table:formula="of:=[.$L$4]+[.$M$4]*[.A918]+[.$N$4]*[.B918]+[.$O$4]*[.C918]+[.$P$4]*[.D918]" office:value-type="float" office:value="107" calcext:value-type="float">
            <text:p>107</text:p>
          </table:table-cell>
          <table:table-cell table:formula="of:=[.E918]-[.F918]" office:value-type="float" office:value="5133" calcext:value-type="float">
            <text:p>5133</text:p>
          </table:table-cell>
          <table:table-cell table:formula="of:=[.G918]*[.G918]" office:value-type="float" office:value="26347689" calcext:value-type="float">
            <text:p>26347689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410" calcext:value-type="float">
            <text:p>6410</text:p>
          </table:table-cell>
          <table:table-cell table:formula="of:=[.$L$4]+[.$M$4]*[.A919]+[.$N$4]*[.B919]+[.$O$4]*[.C919]+[.$P$4]*[.D919]" office:value-type="float" office:value="105" calcext:value-type="float">
            <text:p>105</text:p>
          </table:table-cell>
          <table:table-cell table:formula="of:=[.E919]-[.F919]" office:value-type="float" office:value="6305" calcext:value-type="float">
            <text:p>6305</text:p>
          </table:table-cell>
          <table:table-cell table:formula="of:=[.G919]*[.G919]" office:value-type="float" office:value="39753025" calcext:value-type="float">
            <text:p>39753025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420" calcext:value-type="float">
            <text:p>6420</text:p>
          </table:table-cell>
          <table:table-cell table:formula="of:=[.$L$4]+[.$M$4]*[.A920]+[.$N$4]*[.B920]+[.$O$4]*[.C920]+[.$P$4]*[.D920]" office:value-type="float" office:value="105" calcext:value-type="float">
            <text:p>105</text:p>
          </table:table-cell>
          <table:table-cell table:formula="of:=[.E920]-[.F920]" office:value-type="float" office:value="6315" calcext:value-type="float">
            <text:p>6315</text:p>
          </table:table-cell>
          <table:table-cell table:formula="of:=[.G920]*[.G920]" office:value-type="float" office:value="39879225" calcext:value-type="float">
            <text:p>39879225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440" calcext:value-type="float">
            <text:p>6440</text:p>
          </table:table-cell>
          <table:table-cell table:formula="of:=[.$L$4]+[.$M$4]*[.A921]+[.$N$4]*[.B921]+[.$O$4]*[.C921]+[.$P$4]*[.D921]" office:value-type="float" office:value="103" calcext:value-type="float">
            <text:p>103</text:p>
          </table:table-cell>
          <table:table-cell table:formula="of:=[.E921]-[.F921]" office:value-type="float" office:value="6337" calcext:value-type="float">
            <text:p>6337</text:p>
          </table:table-cell>
          <table:table-cell table:formula="of:=[.G921]*[.G921]" office:value-type="float" office:value="40157569" calcext:value-type="float">
            <text:p>40157569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770" calcext:value-type="float">
            <text:p>5770</text:p>
          </table:table-cell>
          <table:table-cell table:formula="of:=[.$L$4]+[.$M$4]*[.A922]+[.$N$4]*[.B922]+[.$O$4]*[.C922]+[.$P$4]*[.D922]" office:value-type="float" office:value="102" calcext:value-type="float">
            <text:p>102</text:p>
          </table:table-cell>
          <table:table-cell table:formula="of:=[.E922]-[.F922]" office:value-type="float" office:value="5668" calcext:value-type="float">
            <text:p>5668</text:p>
          </table:table-cell>
          <table:table-cell table:formula="of:=[.G922]*[.G922]" office:value-type="float" office:value="32126224" calcext:value-type="float">
            <text:p>32126224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680" calcext:value-type="float">
            <text:p>5680</text:p>
          </table:table-cell>
          <table:table-cell table:formula="of:=[.$L$4]+[.$M$4]*[.A923]+[.$N$4]*[.B923]+[.$O$4]*[.C923]+[.$P$4]*[.D923]" office:value-type="float" office:value="104" calcext:value-type="float">
            <text:p>104</text:p>
          </table:table-cell>
          <table:table-cell table:formula="of:=[.E923]-[.F923]" office:value-type="float" office:value="5576" calcext:value-type="float">
            <text:p>5576</text:p>
          </table:table-cell>
          <table:table-cell table:formula="of:=[.G923]*[.G923]" office:value-type="float" office:value="31091776" calcext:value-type="float">
            <text:p>31091776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110" calcext:value-type="float">
            <text:p>6110</text:p>
          </table:table-cell>
          <table:table-cell table:formula="of:=[.$L$4]+[.$M$4]*[.A924]+[.$N$4]*[.B924]+[.$O$4]*[.C924]+[.$P$4]*[.D924]" office:value-type="float" office:value="103" calcext:value-type="float">
            <text:p>103</text:p>
          </table:table-cell>
          <table:table-cell table:formula="of:=[.E924]-[.F924]" office:value-type="float" office:value="6007" calcext:value-type="float">
            <text:p>6007</text:p>
          </table:table-cell>
          <table:table-cell table:formula="of:=[.G924]*[.G924]" office:value-type="float" office:value="36084049" calcext:value-type="float">
            <text:p>36084049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700" calcext:value-type="float">
            <text:p>5700</text:p>
          </table:table-cell>
          <table:table-cell table:formula="of:=[.$L$4]+[.$M$4]*[.A925]+[.$N$4]*[.B925]+[.$O$4]*[.C925]+[.$P$4]*[.D925]" office:value-type="float" office:value="104" calcext:value-type="float">
            <text:p>104</text:p>
          </table:table-cell>
          <table:table-cell table:formula="of:=[.E925]-[.F925]" office:value-type="float" office:value="5596" calcext:value-type="float">
            <text:p>5596</text:p>
          </table:table-cell>
          <table:table-cell table:formula="of:=[.G925]*[.G925]" office:value-type="float" office:value="31315216" calcext:value-type="float">
            <text:p>3131521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150" calcext:value-type="float">
            <text:p>6150</text:p>
          </table:table-cell>
          <table:table-cell table:formula="of:=[.$L$4]+[.$M$4]*[.A926]+[.$N$4]*[.B926]+[.$O$4]*[.C926]+[.$P$4]*[.D926]" office:value-type="float" office:value="109" calcext:value-type="float">
            <text:p>109</text:p>
          </table:table-cell>
          <table:table-cell table:formula="of:=[.E926]-[.F926]" office:value-type="float" office:value="6041" calcext:value-type="float">
            <text:p>6041</text:p>
          </table:table-cell>
          <table:table-cell table:formula="of:=[.G926]*[.G926]" office:value-type="float" office:value="36493681" calcext:value-type="float">
            <text:p>36493681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890" calcext:value-type="float">
            <text:p>6890</text:p>
          </table:table-cell>
          <table:table-cell table:formula="of:=[.$L$4]+[.$M$4]*[.A927]+[.$N$4]*[.B927]+[.$O$4]*[.C927]+[.$P$4]*[.D927]" office:value-type="float" office:value="108" calcext:value-type="float">
            <text:p>108</text:p>
          </table:table-cell>
          <table:table-cell table:formula="of:=[.E927]-[.F927]" office:value-type="float" office:value="6782" calcext:value-type="float">
            <text:p>6782</text:p>
          </table:table-cell>
          <table:table-cell table:formula="of:=[.G927]*[.G927]" office:value-type="float" office:value="45995524" calcext:value-type="float">
            <text:p>45995524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910" calcext:value-type="float">
            <text:p>6910</text:p>
          </table:table-cell>
          <table:table-cell table:formula="of:=[.$L$4]+[.$M$4]*[.A928]+[.$N$4]*[.B928]+[.$O$4]*[.C928]+[.$P$4]*[.D928]" office:value-type="float" office:value="105" calcext:value-type="float">
            <text:p>105</text:p>
          </table:table-cell>
          <table:table-cell table:formula="of:=[.E928]-[.F928]" office:value-type="float" office:value="6805" calcext:value-type="float">
            <text:p>6805</text:p>
          </table:table-cell>
          <table:table-cell table:formula="of:=[.G928]*[.G928]" office:value-type="float" office:value="46308025" calcext:value-type="float">
            <text:p>46308025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680" calcext:value-type="float">
            <text:p>6680</text:p>
          </table:table-cell>
          <table:table-cell table:formula="of:=[.$L$4]+[.$M$4]*[.A929]+[.$N$4]*[.B929]+[.$O$4]*[.C929]+[.$P$4]*[.D929]" office:value-type="float" office:value="103" calcext:value-type="float">
            <text:p>103</text:p>
          </table:table-cell>
          <table:table-cell table:formula="of:=[.E929]-[.F929]" office:value-type="float" office:value="6577" calcext:value-type="float">
            <text:p>6577</text:p>
          </table:table-cell>
          <table:table-cell table:formula="of:=[.G929]*[.G929]" office:value-type="float" office:value="43256929" calcext:value-type="float">
            <text:p>43256929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630" calcext:value-type="float">
            <text:p>6630</text:p>
          </table:table-cell>
          <table:table-cell table:formula="of:=[.$L$4]+[.$M$4]*[.A930]+[.$N$4]*[.B930]+[.$O$4]*[.C930]+[.$P$4]*[.D930]" office:value-type="float" office:value="101" calcext:value-type="float">
            <text:p>101</text:p>
          </table:table-cell>
          <table:table-cell table:formula="of:=[.E930]-[.F930]" office:value-type="float" office:value="6529" calcext:value-type="float">
            <text:p>6529</text:p>
          </table:table-cell>
          <table:table-cell table:formula="of:=[.G930]*[.G930]" office:value-type="float" office:value="42627841" calcext:value-type="float">
            <text:p>42627841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700" calcext:value-type="float">
            <text:p>6700</text:p>
          </table:table-cell>
          <table:table-cell table:formula="of:=[.$L$4]+[.$M$4]*[.A931]+[.$N$4]*[.B931]+[.$O$4]*[.C931]+[.$P$4]*[.D931]" office:value-type="float" office:value="109" calcext:value-type="float">
            <text:p>109</text:p>
          </table:table-cell>
          <table:table-cell table:formula="of:=[.E931]-[.F931]" office:value-type="float" office:value="6591" calcext:value-type="float">
            <text:p>6591</text:p>
          </table:table-cell>
          <table:table-cell table:formula="of:=[.G931]*[.G931]" office:value-type="float" office:value="43441281" calcext:value-type="float">
            <text:p>43441281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960" calcext:value-type="float">
            <text:p>5960</text:p>
          </table:table-cell>
          <table:table-cell table:formula="of:=[.$L$4]+[.$M$4]*[.A932]+[.$N$4]*[.B932]+[.$O$4]*[.C932]+[.$P$4]*[.D932]" office:value-type="float" office:value="104" calcext:value-type="float">
            <text:p>104</text:p>
          </table:table-cell>
          <table:table-cell table:formula="of:=[.E932]-[.F932]" office:value-type="float" office:value="5856" calcext:value-type="float">
            <text:p>5856</text:p>
          </table:table-cell>
          <table:table-cell table:formula="of:=[.G932]*[.G932]" office:value-type="float" office:value="34292736" calcext:value-type="float">
            <text:p>34292736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950" calcext:value-type="float">
            <text:p>5950</text:p>
          </table:table-cell>
          <table:table-cell table:formula="of:=[.$L$4]+[.$M$4]*[.A933]+[.$N$4]*[.B933]+[.$O$4]*[.C933]+[.$P$4]*[.D933]" office:value-type="float" office:value="107" calcext:value-type="float">
            <text:p>107</text:p>
          </table:table-cell>
          <table:table-cell table:formula="of:=[.E933]-[.F933]" office:value-type="float" office:value="5843" calcext:value-type="float">
            <text:p>5843</text:p>
          </table:table-cell>
          <table:table-cell table:formula="of:=[.G933]*[.G933]" office:value-type="float" office:value="34140649" calcext:value-type="float">
            <text:p>34140649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190" calcext:value-type="float">
            <text:p>6190</text:p>
          </table:table-cell>
          <table:table-cell table:formula="of:=[.$L$4]+[.$M$4]*[.A934]+[.$N$4]*[.B934]+[.$O$4]*[.C934]+[.$P$4]*[.D934]" office:value-type="float" office:value="103" calcext:value-type="float">
            <text:p>103</text:p>
          </table:table-cell>
          <table:table-cell table:formula="of:=[.E934]-[.F934]" office:value-type="float" office:value="6087" calcext:value-type="float">
            <text:p>6087</text:p>
          </table:table-cell>
          <table:table-cell table:formula="of:=[.G934]*[.G934]" office:value-type="float" office:value="37051569" calcext:value-type="float">
            <text:p>37051569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210" calcext:value-type="float">
            <text:p>6210</text:p>
          </table:table-cell>
          <table:table-cell table:formula="of:=[.$L$4]+[.$M$4]*[.A935]+[.$N$4]*[.B935]+[.$O$4]*[.C935]+[.$P$4]*[.D935]" office:value-type="float" office:value="101" calcext:value-type="float">
            <text:p>101</text:p>
          </table:table-cell>
          <table:table-cell table:formula="of:=[.E935]-[.F935]" office:value-type="float" office:value="6109" calcext:value-type="float">
            <text:p>6109</text:p>
          </table:table-cell>
          <table:table-cell table:formula="of:=[.G935]*[.G935]" office:value-type="float" office:value="37319881" calcext:value-type="float">
            <text:p>37319881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610" calcext:value-type="float">
            <text:p>5610</text:p>
          </table:table-cell>
          <table:table-cell table:formula="of:=[.$L$4]+[.$M$4]*[.A936]+[.$N$4]*[.B936]+[.$O$4]*[.C936]+[.$P$4]*[.D936]" office:value-type="float" office:value="103" calcext:value-type="float">
            <text:p>103</text:p>
          </table:table-cell>
          <table:table-cell table:formula="of:=[.E936]-[.F936]" office:value-type="float" office:value="5507" calcext:value-type="float">
            <text:p>5507</text:p>
          </table:table-cell>
          <table:table-cell table:formula="of:=[.G936]*[.G936]" office:value-type="float" office:value="30327049" calcext:value-type="float">
            <text:p>30327049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240" calcext:value-type="float">
            <text:p>6240</text:p>
          </table:table-cell>
          <table:table-cell table:formula="of:=[.$L$4]+[.$M$4]*[.A937]+[.$N$4]*[.B937]+[.$O$4]*[.C937]+[.$P$4]*[.D937]" office:value-type="float" office:value="103" calcext:value-type="float">
            <text:p>103</text:p>
          </table:table-cell>
          <table:table-cell table:formula="of:=[.E937]-[.F937]" office:value-type="float" office:value="6137" calcext:value-type="float">
            <text:p>6137</text:p>
          </table:table-cell>
          <table:table-cell table:formula="of:=[.G937]*[.G937]" office:value-type="float" office:value="37662769" calcext:value-type="float">
            <text:p>37662769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500" calcext:value-type="float">
            <text:p>6500</text:p>
          </table:table-cell>
          <table:table-cell table:formula="of:=[.$L$4]+[.$M$4]*[.A938]+[.$N$4]*[.B938]+[.$O$4]*[.C938]+[.$P$4]*[.D938]" office:value-type="float" office:value="106" calcext:value-type="float">
            <text:p>106</text:p>
          </table:table-cell>
          <table:table-cell table:formula="of:=[.E938]-[.F938]" office:value-type="float" office:value="6394" calcext:value-type="float">
            <text:p>6394</text:p>
          </table:table-cell>
          <table:table-cell table:formula="of:=[.G938]*[.G938]" office:value-type="float" office:value="40883236" calcext:value-type="float">
            <text:p>40883236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360" calcext:value-type="float">
            <text:p>6360</text:p>
          </table:table-cell>
          <table:table-cell table:formula="of:=[.$L$4]+[.$M$4]*[.A939]+[.$N$4]*[.B939]+[.$O$4]*[.C939]+[.$P$4]*[.D939]" office:value-type="float" office:value="101" calcext:value-type="float">
            <text:p>101</text:p>
          </table:table-cell>
          <table:table-cell table:formula="of:=[.E939]-[.F939]" office:value-type="float" office:value="6259" calcext:value-type="float">
            <text:p>6259</text:p>
          </table:table-cell>
          <table:table-cell table:formula="of:=[.G939]*[.G939]" office:value-type="float" office:value="39175081" calcext:value-type="float">
            <text:p>39175081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470" calcext:value-type="float">
            <text:p>5470</text:p>
          </table:table-cell>
          <table:table-cell table:formula="of:=[.$L$4]+[.$M$4]*[.A940]+[.$N$4]*[.B940]+[.$O$4]*[.C940]+[.$P$4]*[.D940]" office:value-type="float" office:value="104" calcext:value-type="float">
            <text:p>104</text:p>
          </table:table-cell>
          <table:table-cell table:formula="of:=[.E940]-[.F940]" office:value-type="float" office:value="5366" calcext:value-type="float">
            <text:p>5366</text:p>
          </table:table-cell>
          <table:table-cell table:formula="of:=[.G940]*[.G940]" office:value-type="float" office:value="28793956" calcext:value-type="float">
            <text:p>28793956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870" calcext:value-type="float">
            <text:p>5870</text:p>
          </table:table-cell>
          <table:table-cell table:formula="of:=[.$L$4]+[.$M$4]*[.A941]+[.$N$4]*[.B941]+[.$O$4]*[.C941]+[.$P$4]*[.D941]" office:value-type="float" office:value="107" calcext:value-type="float">
            <text:p>107</text:p>
          </table:table-cell>
          <table:table-cell table:formula="of:=[.E941]-[.F941]" office:value-type="float" office:value="5763" calcext:value-type="float">
            <text:p>5763</text:p>
          </table:table-cell>
          <table:table-cell table:formula="of:=[.G941]*[.G941]" office:value-type="float" office:value="33212169" calcext:value-type="float">
            <text:p>33212169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930" calcext:value-type="float">
            <text:p>6930</text:p>
          </table:table-cell>
          <table:table-cell table:formula="of:=[.$L$4]+[.$M$4]*[.A942]+[.$N$4]*[.B942]+[.$O$4]*[.C942]+[.$P$4]*[.D942]" office:value-type="float" office:value="109" calcext:value-type="float">
            <text:p>109</text:p>
          </table:table-cell>
          <table:table-cell table:formula="of:=[.E942]-[.F942]" office:value-type="float" office:value="6821" calcext:value-type="float">
            <text:p>6821</text:p>
          </table:table-cell>
          <table:table-cell table:formula="of:=[.G942]*[.G942]" office:value-type="float" office:value="46526041" calcext:value-type="float">
            <text:p>46526041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300" calcext:value-type="float">
            <text:p>6300</text:p>
          </table:table-cell>
          <table:table-cell table:formula="of:=[.$L$4]+[.$M$4]*[.A943]+[.$N$4]*[.B943]+[.$O$4]*[.C943]+[.$P$4]*[.D943]" office:value-type="float" office:value="108" calcext:value-type="float">
            <text:p>108</text:p>
          </table:table-cell>
          <table:table-cell table:formula="of:=[.E943]-[.F943]" office:value-type="float" office:value="6192" calcext:value-type="float">
            <text:p>6192</text:p>
          </table:table-cell>
          <table:table-cell table:formula="of:=[.G943]*[.G943]" office:value-type="float" office:value="38340864" calcext:value-type="float">
            <text:p>38340864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030" calcext:value-type="float">
            <text:p>7030</text:p>
          </table:table-cell>
          <table:table-cell table:formula="of:=[.$L$4]+[.$M$4]*[.A944]+[.$N$4]*[.B944]+[.$O$4]*[.C944]+[.$P$4]*[.D944]" office:value-type="float" office:value="109" calcext:value-type="float">
            <text:p>109</text:p>
          </table:table-cell>
          <table:table-cell table:formula="of:=[.E944]-[.F944]" office:value-type="float" office:value="6921" calcext:value-type="float">
            <text:p>6921</text:p>
          </table:table-cell>
          <table:table-cell table:formula="of:=[.G944]*[.G944]" office:value-type="float" office:value="47900241" calcext:value-type="float">
            <text:p>47900241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340" calcext:value-type="float">
            <text:p>6340</text:p>
          </table:table-cell>
          <table:table-cell table:formula="of:=[.$L$4]+[.$M$4]*[.A945]+[.$N$4]*[.B945]+[.$O$4]*[.C945]+[.$P$4]*[.D945]" office:value-type="float" office:value="108" calcext:value-type="float">
            <text:p>108</text:p>
          </table:table-cell>
          <table:table-cell table:formula="of:=[.E945]-[.F945]" office:value-type="float" office:value="6232" calcext:value-type="float">
            <text:p>6232</text:p>
          </table:table-cell>
          <table:table-cell table:formula="of:=[.G945]*[.G945]" office:value-type="float" office:value="38837824" calcext:value-type="float">
            <text:p>38837824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830" calcext:value-type="float">
            <text:p>6830</text:p>
          </table:table-cell>
          <table:table-cell table:formula="of:=[.$L$4]+[.$M$4]*[.A946]+[.$N$4]*[.B946]+[.$O$4]*[.C946]+[.$P$4]*[.D946]" office:value-type="float" office:value="109" calcext:value-type="float">
            <text:p>109</text:p>
          </table:table-cell>
          <table:table-cell table:formula="of:=[.E946]-[.F946]" office:value-type="float" office:value="6721" calcext:value-type="float">
            <text:p>6721</text:p>
          </table:table-cell>
          <table:table-cell table:formula="of:=[.G946]*[.G946]" office:value-type="float" office:value="45171841" calcext:value-type="float">
            <text:p>45171841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480" calcext:value-type="float">
            <text:p>6480</text:p>
          </table:table-cell>
          <table:table-cell table:formula="of:=[.$L$4]+[.$M$4]*[.A947]+[.$N$4]*[.B947]+[.$O$4]*[.C947]+[.$P$4]*[.D947]" office:value-type="float" office:value="110" calcext:value-type="float">
            <text:p>110</text:p>
          </table:table-cell>
          <table:table-cell table:formula="of:=[.E947]-[.F947]" office:value-type="float" office:value="6370" calcext:value-type="float">
            <text:p>6370</text:p>
          </table:table-cell>
          <table:table-cell table:formula="of:=[.G947]*[.G947]" office:value-type="float" office:value="40576900" calcext:value-type="float">
            <text:p>4057690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650" calcext:value-type="float">
            <text:p>5650</text:p>
          </table:table-cell>
          <table:table-cell table:formula="of:=[.$L$4]+[.$M$4]*[.A948]+[.$N$4]*[.B948]+[.$O$4]*[.C948]+[.$P$4]*[.D948]" office:value-type="float" office:value="101" calcext:value-type="float">
            <text:p>101</text:p>
          </table:table-cell>
          <table:table-cell table:formula="of:=[.E948]-[.F948]" office:value-type="float" office:value="5549" calcext:value-type="float">
            <text:p>5549</text:p>
          </table:table-cell>
          <table:table-cell table:formula="of:=[.G948]*[.G948]" office:value-type="float" office:value="30791401" calcext:value-type="float">
            <text:p>30791401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420" calcext:value-type="float">
            <text:p>6420</text:p>
          </table:table-cell>
          <table:table-cell table:formula="of:=[.$L$4]+[.$M$4]*[.A949]+[.$N$4]*[.B949]+[.$O$4]*[.C949]+[.$P$4]*[.D949]" office:value-type="float" office:value="106" calcext:value-type="float">
            <text:p>106</text:p>
          </table:table-cell>
          <table:table-cell table:formula="of:=[.E949]-[.F949]" office:value-type="float" office:value="6314" calcext:value-type="float">
            <text:p>6314</text:p>
          </table:table-cell>
          <table:table-cell table:formula="of:=[.G949]*[.G949]" office:value-type="float" office:value="39866596" calcext:value-type="float">
            <text:p>39866596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900" calcext:value-type="float">
            <text:p>5900</text:p>
          </table:table-cell>
          <table:table-cell table:formula="of:=[.$L$4]+[.$M$4]*[.A950]+[.$N$4]*[.B950]+[.$O$4]*[.C950]+[.$P$4]*[.D950]" office:value-type="float" office:value="109" calcext:value-type="float">
            <text:p>109</text:p>
          </table:table-cell>
          <table:table-cell table:formula="of:=[.E950]-[.F950]" office:value-type="float" office:value="5791" calcext:value-type="float">
            <text:p>5791</text:p>
          </table:table-cell>
          <table:table-cell table:formula="of:=[.G950]*[.G950]" office:value-type="float" office:value="33535681" calcext:value-type="float">
            <text:p>33535681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990" calcext:value-type="float">
            <text:p>6990</text:p>
          </table:table-cell>
          <table:table-cell table:formula="of:=[.$L$4]+[.$M$4]*[.A951]+[.$N$4]*[.B951]+[.$O$4]*[.C951]+[.$P$4]*[.D951]" office:value-type="float" office:value="110" calcext:value-type="float">
            <text:p>110</text:p>
          </table:table-cell>
          <table:table-cell table:formula="of:=[.E951]-[.F951]" office:value-type="float" office:value="6880" calcext:value-type="float">
            <text:p>6880</text:p>
          </table:table-cell>
          <table:table-cell table:formula="of:=[.G951]*[.G951]" office:value-type="float" office:value="47334400" calcext:value-type="float">
            <text:p>4733440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350" calcext:value-type="float">
            <text:p>6350</text:p>
          </table:table-cell>
          <table:table-cell table:formula="of:=[.$L$4]+[.$M$4]*[.A952]+[.$N$4]*[.B952]+[.$O$4]*[.C952]+[.$P$4]*[.D952]" office:value-type="float" office:value="110" calcext:value-type="float">
            <text:p>110</text:p>
          </table:table-cell>
          <table:table-cell table:formula="of:=[.E952]-[.F952]" office:value-type="float" office:value="6240" calcext:value-type="float">
            <text:p>6240</text:p>
          </table:table-cell>
          <table:table-cell table:formula="of:=[.G952]*[.G952]" office:value-type="float" office:value="38937600" calcext:value-type="float">
            <text:p>3893760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430" calcext:value-type="float">
            <text:p>6430</text:p>
          </table:table-cell>
          <table:table-cell table:formula="of:=[.$L$4]+[.$M$4]*[.A953]+[.$N$4]*[.B953]+[.$O$4]*[.C953]+[.$P$4]*[.D953]" office:value-type="float" office:value="109" calcext:value-type="float">
            <text:p>109</text:p>
          </table:table-cell>
          <table:table-cell table:formula="of:=[.E953]-[.F953]" office:value-type="float" office:value="6321" calcext:value-type="float">
            <text:p>6321</text:p>
          </table:table-cell>
          <table:table-cell table:formula="of:=[.G953]*[.G953]" office:value-type="float" office:value="39955041" calcext:value-type="float">
            <text:p>39955041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360" calcext:value-type="float">
            <text:p>7360</text:p>
          </table:table-cell>
          <table:table-cell table:formula="of:=[.$L$4]+[.$M$4]*[.A954]+[.$N$4]*[.B954]+[.$O$4]*[.C954]+[.$P$4]*[.D954]" office:value-type="float" office:value="110" calcext:value-type="float">
            <text:p>110</text:p>
          </table:table-cell>
          <table:table-cell table:formula="of:=[.E954]-[.F954]" office:value-type="float" office:value="7250" calcext:value-type="float">
            <text:p>7250</text:p>
          </table:table-cell>
          <table:table-cell table:formula="of:=[.G954]*[.G954]" office:value-type="float" office:value="52562500" calcext:value-type="float">
            <text:p>5256250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240" calcext:value-type="float">
            <text:p>6240</text:p>
          </table:table-cell>
          <table:table-cell table:formula="of:=[.$L$4]+[.$M$4]*[.A955]+[.$N$4]*[.B955]+[.$O$4]*[.C955]+[.$P$4]*[.D955]" office:value-type="float" office:value="107" calcext:value-type="float">
            <text:p>107</text:p>
          </table:table-cell>
          <table:table-cell table:formula="of:=[.E955]-[.F955]" office:value-type="float" office:value="6133" calcext:value-type="float">
            <text:p>6133</text:p>
          </table:table-cell>
          <table:table-cell table:formula="of:=[.G955]*[.G955]" office:value-type="float" office:value="37613689" calcext:value-type="float">
            <text:p>37613689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40" calcext:value-type="float">
            <text:p>6040</text:p>
          </table:table-cell>
          <table:table-cell table:formula="of:=[.$L$4]+[.$M$4]*[.A956]+[.$N$4]*[.B956]+[.$O$4]*[.C956]+[.$P$4]*[.D956]" office:value-type="float" office:value="100" calcext:value-type="float">
            <text:p>100</text:p>
          </table:table-cell>
          <table:table-cell table:formula="of:=[.E956]-[.F956]" office:value-type="float" office:value="5940" calcext:value-type="float">
            <text:p>5940</text:p>
          </table:table-cell>
          <table:table-cell table:formula="of:=[.G956]*[.G956]" office:value-type="float" office:value="35283600" calcext:value-type="float">
            <text:p>3528360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950" calcext:value-type="float">
            <text:p>6950</text:p>
          </table:table-cell>
          <table:table-cell table:formula="of:=[.$L$4]+[.$M$4]*[.A957]+[.$N$4]*[.B957]+[.$O$4]*[.C957]+[.$P$4]*[.D957]" office:value-type="float" office:value="110" calcext:value-type="float">
            <text:p>110</text:p>
          </table:table-cell>
          <table:table-cell table:formula="of:=[.E957]-[.F957]" office:value-type="float" office:value="6840" calcext:value-type="float">
            <text:p>6840</text:p>
          </table:table-cell>
          <table:table-cell table:formula="of:=[.G957]*[.G957]" office:value-type="float" office:value="46785600" calcext:value-type="float">
            <text:p>4678560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540" calcext:value-type="float">
            <text:p>5540</text:p>
          </table:table-cell>
          <table:table-cell table:formula="of:=[.$L$4]+[.$M$4]*[.A958]+[.$N$4]*[.B958]+[.$O$4]*[.C958]+[.$P$4]*[.D958]" office:value-type="float" office:value="101" calcext:value-type="float">
            <text:p>101</text:p>
          </table:table-cell>
          <table:table-cell table:formula="of:=[.E958]-[.F958]" office:value-type="float" office:value="5439" calcext:value-type="float">
            <text:p>5439</text:p>
          </table:table-cell>
          <table:table-cell table:formula="of:=[.G958]*[.G958]" office:value-type="float" office:value="29582721" calcext:value-type="float">
            <text:p>29582721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660" calcext:value-type="float">
            <text:p>6660</text:p>
          </table:table-cell>
          <table:table-cell table:formula="of:=[.$L$4]+[.$M$4]*[.A959]+[.$N$4]*[.B959]+[.$O$4]*[.C959]+[.$P$4]*[.D959]" office:value-type="float" office:value="101" calcext:value-type="float">
            <text:p>101</text:p>
          </table:table-cell>
          <table:table-cell table:formula="of:=[.E959]-[.F959]" office:value-type="float" office:value="6559" calcext:value-type="float">
            <text:p>6559</text:p>
          </table:table-cell>
          <table:table-cell table:formula="of:=[.G959]*[.G959]" office:value-type="float" office:value="43020481" calcext:value-type="float">
            <text:p>43020481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220" calcext:value-type="float">
            <text:p>5220</text:p>
          </table:table-cell>
          <table:table-cell table:formula="of:=[.$L$4]+[.$M$4]*[.A960]+[.$N$4]*[.B960]+[.$O$4]*[.C960]+[.$P$4]*[.D960]" office:value-type="float" office:value="101" calcext:value-type="float">
            <text:p>101</text:p>
          </table:table-cell>
          <table:table-cell table:formula="of:=[.E960]-[.F960]" office:value-type="float" office:value="5119" calcext:value-type="float">
            <text:p>5119</text:p>
          </table:table-cell>
          <table:table-cell table:formula="of:=[.G960]*[.G960]" office:value-type="float" office:value="26204161" calcext:value-type="float">
            <text:p>26204161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380" calcext:value-type="float">
            <text:p>6380</text:p>
          </table:table-cell>
          <table:table-cell table:formula="of:=[.$L$4]+[.$M$4]*[.A961]+[.$N$4]*[.B961]+[.$O$4]*[.C961]+[.$P$4]*[.D961]" office:value-type="float" office:value="101" calcext:value-type="float">
            <text:p>101</text:p>
          </table:table-cell>
          <table:table-cell table:formula="of:=[.E961]-[.F961]" office:value-type="float" office:value="6279" calcext:value-type="float">
            <text:p>6279</text:p>
          </table:table-cell>
          <table:table-cell table:formula="of:=[.G961]*[.G961]" office:value-type="float" office:value="39425841" calcext:value-type="float">
            <text:p>39425841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890" calcext:value-type="float">
            <text:p>6890</text:p>
          </table:table-cell>
          <table:table-cell table:formula="of:=[.$L$4]+[.$M$4]*[.A962]+[.$N$4]*[.B962]+[.$O$4]*[.C962]+[.$P$4]*[.D962]" office:value-type="float" office:value="104" calcext:value-type="float">
            <text:p>104</text:p>
          </table:table-cell>
          <table:table-cell table:formula="of:=[.E962]-[.F962]" office:value-type="float" office:value="6786" calcext:value-type="float">
            <text:p>6786</text:p>
          </table:table-cell>
          <table:table-cell table:formula="of:=[.G962]*[.G962]" office:value-type="float" office:value="46049796" calcext:value-type="float">
            <text:p>46049796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750" calcext:value-type="float">
            <text:p>5750</text:p>
          </table:table-cell>
          <table:table-cell table:formula="of:=[.$L$4]+[.$M$4]*[.A963]+[.$N$4]*[.B963]+[.$O$4]*[.C963]+[.$P$4]*[.D963]" office:value-type="float" office:value="106" calcext:value-type="float">
            <text:p>106</text:p>
          </table:table-cell>
          <table:table-cell table:formula="of:=[.E963]-[.F963]" office:value-type="float" office:value="5644" calcext:value-type="float">
            <text:p>5644</text:p>
          </table:table-cell>
          <table:table-cell table:formula="of:=[.G963]*[.G963]" office:value-type="float" office:value="31854736" calcext:value-type="float">
            <text:p>3185473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350" calcext:value-type="float">
            <text:p>6350</text:p>
          </table:table-cell>
          <table:table-cell table:formula="of:=[.$L$4]+[.$M$4]*[.A964]+[.$N$4]*[.B964]+[.$O$4]*[.C964]+[.$P$4]*[.D964]" office:value-type="float" office:value="105" calcext:value-type="float">
            <text:p>105</text:p>
          </table:table-cell>
          <table:table-cell table:formula="of:=[.E964]-[.F964]" office:value-type="float" office:value="6245" calcext:value-type="float">
            <text:p>6245</text:p>
          </table:table-cell>
          <table:table-cell table:formula="of:=[.G964]*[.G964]" office:value-type="float" office:value="39000025" calcext:value-type="float">
            <text:p>39000025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table:formula="of:=[.$L$4]+[.$M$4]*[.A965]+[.$N$4]*[.B965]+[.$O$4]*[.C965]+[.$P$4]*[.D965]" office:value-type="float" office:value="106" calcext:value-type="float">
            <text:p>106</text:p>
          </table:table-cell>
          <table:table-cell table:formula="of:=[.E965]-[.F965]" office:value-type="float" office:value="5894" calcext:value-type="float">
            <text:p>5894</text:p>
          </table:table-cell>
          <table:table-cell table:formula="of:=[.G965]*[.G965]" office:value-type="float" office:value="34739236" calcext:value-type="float">
            <text:p>34739236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650" calcext:value-type="float">
            <text:p>6650</text:p>
          </table:table-cell>
          <table:table-cell table:formula="of:=[.$L$4]+[.$M$4]*[.A966]+[.$N$4]*[.B966]+[.$O$4]*[.C966]+[.$P$4]*[.D966]" office:value-type="float" office:value="107" calcext:value-type="float">
            <text:p>107</text:p>
          </table:table-cell>
          <table:table-cell table:formula="of:=[.E966]-[.F966]" office:value-type="float" office:value="6543" calcext:value-type="float">
            <text:p>6543</text:p>
          </table:table-cell>
          <table:table-cell table:formula="of:=[.G966]*[.G966]" office:value-type="float" office:value="42810849" calcext:value-type="float">
            <text:p>42810849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160" calcext:value-type="float">
            <text:p>7160</text:p>
          </table:table-cell>
          <table:table-cell table:formula="of:=[.$L$4]+[.$M$4]*[.A967]+[.$N$4]*[.B967]+[.$O$4]*[.C967]+[.$P$4]*[.D967]" office:value-type="float" office:value="107" calcext:value-type="float">
            <text:p>107</text:p>
          </table:table-cell>
          <table:table-cell table:formula="of:=[.E967]-[.F967]" office:value-type="float" office:value="7053" calcext:value-type="float">
            <text:p>7053</text:p>
          </table:table-cell>
          <table:table-cell table:formula="of:=[.G967]*[.G967]" office:value-type="float" office:value="49744809" calcext:value-type="float">
            <text:p>49744809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850" calcext:value-type="float">
            <text:p>6850</text:p>
          </table:table-cell>
          <table:table-cell table:formula="of:=[.$L$4]+[.$M$4]*[.A968]+[.$N$4]*[.B968]+[.$O$4]*[.C968]+[.$P$4]*[.D968]" office:value-type="float" office:value="109" calcext:value-type="float">
            <text:p>109</text:p>
          </table:table-cell>
          <table:table-cell table:formula="of:=[.E968]-[.F968]" office:value-type="float" office:value="6741" calcext:value-type="float">
            <text:p>6741</text:p>
          </table:table-cell>
          <table:table-cell table:formula="of:=[.G968]*[.G968]" office:value-type="float" office:value="45441081" calcext:value-type="float">
            <text:p>45441081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30" calcext:value-type="float">
            <text:p>6030</text:p>
          </table:table-cell>
          <table:table-cell table:formula="of:=[.$L$4]+[.$M$4]*[.A969]+[.$N$4]*[.B969]+[.$O$4]*[.C969]+[.$P$4]*[.D969]" office:value-type="float" office:value="103" calcext:value-type="float">
            <text:p>103</text:p>
          </table:table-cell>
          <table:table-cell table:formula="of:=[.E969]-[.F969]" office:value-type="float" office:value="5927" calcext:value-type="float">
            <text:p>5927</text:p>
          </table:table-cell>
          <table:table-cell table:formula="of:=[.G969]*[.G969]" office:value-type="float" office:value="35129329" calcext:value-type="float">
            <text:p>35129329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280" calcext:value-type="float">
            <text:p>7280</text:p>
          </table:table-cell>
          <table:table-cell table:formula="of:=[.$L$4]+[.$M$4]*[.A970]+[.$N$4]*[.B970]+[.$O$4]*[.C970]+[.$P$4]*[.D970]" office:value-type="float" office:value="109" calcext:value-type="float">
            <text:p>109</text:p>
          </table:table-cell>
          <table:table-cell table:formula="of:=[.E970]-[.F970]" office:value-type="float" office:value="7171" calcext:value-type="float">
            <text:p>7171</text:p>
          </table:table-cell>
          <table:table-cell table:formula="of:=[.G970]*[.G970]" office:value-type="float" office:value="51423241" calcext:value-type="float">
            <text:p>51423241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430" calcext:value-type="float">
            <text:p>6430</text:p>
          </table:table-cell>
          <table:table-cell table:formula="of:=[.$L$4]+[.$M$4]*[.A971]+[.$N$4]*[.B971]+[.$O$4]*[.C971]+[.$P$4]*[.D971]" office:value-type="float" office:value="107" calcext:value-type="float">
            <text:p>107</text:p>
          </table:table-cell>
          <table:table-cell table:formula="of:=[.E971]-[.F971]" office:value-type="float" office:value="6323" calcext:value-type="float">
            <text:p>6323</text:p>
          </table:table-cell>
          <table:table-cell table:formula="of:=[.G971]*[.G971]" office:value-type="float" office:value="39980329" calcext:value-type="float">
            <text:p>39980329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830" calcext:value-type="float">
            <text:p>6830</text:p>
          </table:table-cell>
          <table:table-cell table:formula="of:=[.$L$4]+[.$M$4]*[.A972]+[.$N$4]*[.B972]+[.$O$4]*[.C972]+[.$P$4]*[.D972]" office:value-type="float" office:value="109" calcext:value-type="float">
            <text:p>109</text:p>
          </table:table-cell>
          <table:table-cell table:formula="of:=[.E972]-[.F972]" office:value-type="float" office:value="6721" calcext:value-type="float">
            <text:p>6721</text:p>
          </table:table-cell>
          <table:table-cell table:formula="of:=[.G972]*[.G972]" office:value-type="float" office:value="45171841" calcext:value-type="float">
            <text:p>45171841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130" calcext:value-type="float">
            <text:p>6130</text:p>
          </table:table-cell>
          <table:table-cell table:formula="of:=[.$L$4]+[.$M$4]*[.A973]+[.$N$4]*[.B973]+[.$O$4]*[.C973]+[.$P$4]*[.D973]" office:value-type="float" office:value="104" calcext:value-type="float">
            <text:p>104</text:p>
          </table:table-cell>
          <table:table-cell table:formula="of:=[.E973]-[.F973]" office:value-type="float" office:value="6026" calcext:value-type="float">
            <text:p>6026</text:p>
          </table:table-cell>
          <table:table-cell table:formula="of:=[.G973]*[.G973]" office:value-type="float" office:value="36312676" calcext:value-type="float">
            <text:p>36312676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750" calcext:value-type="float">
            <text:p>5750</text:p>
          </table:table-cell>
          <table:table-cell table:formula="of:=[.$L$4]+[.$M$4]*[.A974]+[.$N$4]*[.B974]+[.$O$4]*[.C974]+[.$P$4]*[.D974]" office:value-type="float" office:value="102" calcext:value-type="float">
            <text:p>102</text:p>
          </table:table-cell>
          <table:table-cell table:formula="of:=[.E974]-[.F974]" office:value-type="float" office:value="5648" calcext:value-type="float">
            <text:p>5648</text:p>
          </table:table-cell>
          <table:table-cell table:formula="of:=[.G974]*[.G974]" office:value-type="float" office:value="31899904" calcext:value-type="float">
            <text:p>31899904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530" calcext:value-type="float">
            <text:p>6530</text:p>
          </table:table-cell>
          <table:table-cell table:formula="of:=[.$L$4]+[.$M$4]*[.A975]+[.$N$4]*[.B975]+[.$O$4]*[.C975]+[.$P$4]*[.D975]" office:value-type="float" office:value="102" calcext:value-type="float">
            <text:p>102</text:p>
          </table:table-cell>
          <table:table-cell table:formula="of:=[.E975]-[.F975]" office:value-type="float" office:value="6428" calcext:value-type="float">
            <text:p>6428</text:p>
          </table:table-cell>
          <table:table-cell table:formula="of:=[.G975]*[.G975]" office:value-type="float" office:value="41319184" calcext:value-type="float">
            <text:p>41319184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740" calcext:value-type="float">
            <text:p>5740</text:p>
          </table:table-cell>
          <table:table-cell table:formula="of:=[.$L$4]+[.$M$4]*[.A976]+[.$N$4]*[.B976]+[.$O$4]*[.C976]+[.$P$4]*[.D976]" office:value-type="float" office:value="104" calcext:value-type="float">
            <text:p>104</text:p>
          </table:table-cell>
          <table:table-cell table:formula="of:=[.E976]-[.F976]" office:value-type="float" office:value="5636" calcext:value-type="float">
            <text:p>5636</text:p>
          </table:table-cell>
          <table:table-cell table:formula="of:=[.G976]*[.G976]" office:value-type="float" office:value="31764496" calcext:value-type="float">
            <text:p>31764496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090" calcext:value-type="float">
            <text:p>6090</text:p>
          </table:table-cell>
          <table:table-cell table:formula="of:=[.$L$4]+[.$M$4]*[.A977]+[.$N$4]*[.B977]+[.$O$4]*[.C977]+[.$P$4]*[.D977]" office:value-type="float" office:value="107" calcext:value-type="float">
            <text:p>107</text:p>
          </table:table-cell>
          <table:table-cell table:formula="of:=[.E977]-[.F977]" office:value-type="float" office:value="5983" calcext:value-type="float">
            <text:p>5983</text:p>
          </table:table-cell>
          <table:table-cell table:formula="of:=[.G977]*[.G977]" office:value-type="float" office:value="35796289" calcext:value-type="float">
            <text:p>35796289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60" calcext:value-type="float">
            <text:p>5060</text:p>
          </table:table-cell>
          <table:table-cell table:formula="of:=[.$L$4]+[.$M$4]*[.A978]+[.$N$4]*[.B978]+[.$O$4]*[.C978]+[.$P$4]*[.D978]" office:value-type="float" office:value="104" calcext:value-type="float">
            <text:p>104</text:p>
          </table:table-cell>
          <table:table-cell table:formula="of:=[.E978]-[.F978]" office:value-type="float" office:value="4956" calcext:value-type="float">
            <text:p>4956</text:p>
          </table:table-cell>
          <table:table-cell table:formula="of:=[.G978]*[.G978]" office:value-type="float" office:value="24561936" calcext:value-type="float">
            <text:p>24561936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190" calcext:value-type="float">
            <text:p>6190</text:p>
          </table:table-cell>
          <table:table-cell table:formula="of:=[.$L$4]+[.$M$4]*[.A979]+[.$N$4]*[.B979]+[.$O$4]*[.C979]+[.$P$4]*[.D979]" office:value-type="float" office:value="107" calcext:value-type="float">
            <text:p>107</text:p>
          </table:table-cell>
          <table:table-cell table:formula="of:=[.E979]-[.F979]" office:value-type="float" office:value="6083" calcext:value-type="float">
            <text:p>6083</text:p>
          </table:table-cell>
          <table:table-cell table:formula="of:=[.G979]*[.G979]" office:value-type="float" office:value="37002889" calcext:value-type="float">
            <text:p>37002889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960" calcext:value-type="float">
            <text:p>4960</text:p>
          </table:table-cell>
          <table:table-cell table:formula="of:=[.$L$4]+[.$M$4]*[.A980]+[.$N$4]*[.B980]+[.$O$4]*[.C980]+[.$P$4]*[.D980]" office:value-type="float" office:value="101" calcext:value-type="float">
            <text:p>101</text:p>
          </table:table-cell>
          <table:table-cell table:formula="of:=[.E980]-[.F980]" office:value-type="float" office:value="4859" calcext:value-type="float">
            <text:p>4859</text:p>
          </table:table-cell>
          <table:table-cell table:formula="of:=[.G980]*[.G980]" office:value-type="float" office:value="23609881" calcext:value-type="float">
            <text:p>23609881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550" calcext:value-type="float">
            <text:p>6550</text:p>
          </table:table-cell>
          <table:table-cell table:formula="of:=[.$L$4]+[.$M$4]*[.A981]+[.$N$4]*[.B981]+[.$O$4]*[.C981]+[.$P$4]*[.D981]" office:value-type="float" office:value="104" calcext:value-type="float">
            <text:p>104</text:p>
          </table:table-cell>
          <table:table-cell table:formula="of:=[.E981]-[.F981]" office:value-type="float" office:value="6446" calcext:value-type="float">
            <text:p>6446</text:p>
          </table:table-cell>
          <table:table-cell table:formula="of:=[.G981]*[.G981]" office:value-type="float" office:value="41550916" calcext:value-type="float">
            <text:p>41550916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590" calcext:value-type="float">
            <text:p>5590</text:p>
          </table:table-cell>
          <table:table-cell table:formula="of:=[.$L$4]+[.$M$4]*[.A982]+[.$N$4]*[.B982]+[.$O$4]*[.C982]+[.$P$4]*[.D982]" office:value-type="float" office:value="104" calcext:value-type="float">
            <text:p>104</text:p>
          </table:table-cell>
          <table:table-cell table:formula="of:=[.E982]-[.F982]" office:value-type="float" office:value="5486" calcext:value-type="float">
            <text:p>5486</text:p>
          </table:table-cell>
          <table:table-cell table:formula="of:=[.G982]*[.G982]" office:value-type="float" office:value="30096196" calcext:value-type="float">
            <text:p>30096196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20" calcext:value-type="float">
            <text:p>6020</text:p>
          </table:table-cell>
          <table:table-cell table:formula="of:=[.$L$4]+[.$M$4]*[.A983]+[.$N$4]*[.B983]+[.$O$4]*[.C983]+[.$P$4]*[.D983]" office:value-type="float" office:value="102" calcext:value-type="float">
            <text:p>102</text:p>
          </table:table-cell>
          <table:table-cell table:formula="of:=[.E983]-[.F983]" office:value-type="float" office:value="5918" calcext:value-type="float">
            <text:p>5918</text:p>
          </table:table-cell>
          <table:table-cell table:formula="of:=[.G983]*[.G983]" office:value-type="float" office:value="35022724" calcext:value-type="float">
            <text:p>35022724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020" calcext:value-type="float">
            <text:p>7020</text:p>
          </table:table-cell>
          <table:table-cell table:formula="of:=[.$L$4]+[.$M$4]*[.A984]+[.$N$4]*[.B984]+[.$O$4]*[.C984]+[.$P$4]*[.D984]" office:value-type="float" office:value="106" calcext:value-type="float">
            <text:p>106</text:p>
          </table:table-cell>
          <table:table-cell table:formula="of:=[.E984]-[.F984]" office:value-type="float" office:value="6914" calcext:value-type="float">
            <text:p>6914</text:p>
          </table:table-cell>
          <table:table-cell table:formula="of:=[.G984]*[.G984]" office:value-type="float" office:value="47803396" calcext:value-type="float">
            <text:p>47803396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820" calcext:value-type="float">
            <text:p>5820</text:p>
          </table:table-cell>
          <table:table-cell table:formula="of:=[.$L$4]+[.$M$4]*[.A985]+[.$N$4]*[.B985]+[.$O$4]*[.C985]+[.$P$4]*[.D985]" office:value-type="float" office:value="103" calcext:value-type="float">
            <text:p>103</text:p>
          </table:table-cell>
          <table:table-cell table:formula="of:=[.E985]-[.F985]" office:value-type="float" office:value="5717" calcext:value-type="float">
            <text:p>5717</text:p>
          </table:table-cell>
          <table:table-cell table:formula="of:=[.G985]*[.G985]" office:value-type="float" office:value="32684089" calcext:value-type="float">
            <text:p>32684089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060" calcext:value-type="float">
            <text:p>6060</text:p>
          </table:table-cell>
          <table:table-cell table:formula="of:=[.$L$4]+[.$M$4]*[.A986]+[.$N$4]*[.B986]+[.$O$4]*[.C986]+[.$P$4]*[.D986]" office:value-type="float" office:value="100" calcext:value-type="float">
            <text:p>100</text:p>
          </table:table-cell>
          <table:table-cell table:formula="of:=[.E986]-[.F986]" office:value-type="float" office:value="5960" calcext:value-type="float">
            <text:p>5960</text:p>
          </table:table-cell>
          <table:table-cell table:formula="of:=[.G986]*[.G986]" office:value-type="float" office:value="35521600" calcext:value-type="float">
            <text:p>35521600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510" calcext:value-type="float">
            <text:p>6510</text:p>
          </table:table-cell>
          <table:table-cell table:formula="of:=[.$L$4]+[.$M$4]*[.A987]+[.$N$4]*[.B987]+[.$O$4]*[.C987]+[.$P$4]*[.D987]" office:value-type="float" office:value="103" calcext:value-type="float">
            <text:p>103</text:p>
          </table:table-cell>
          <table:table-cell table:formula="of:=[.E987]-[.F987]" office:value-type="float" office:value="6407" calcext:value-type="float">
            <text:p>6407</text:p>
          </table:table-cell>
          <table:table-cell table:formula="of:=[.G987]*[.G987]" office:value-type="float" office:value="41049649" calcext:value-type="float">
            <text:p>41049649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190" calcext:value-type="float">
            <text:p>6190</text:p>
          </table:table-cell>
          <table:table-cell table:formula="of:=[.$L$4]+[.$M$4]*[.A988]+[.$N$4]*[.B988]+[.$O$4]*[.C988]+[.$P$4]*[.D988]" office:value-type="float" office:value="109" calcext:value-type="float">
            <text:p>109</text:p>
          </table:table-cell>
          <table:table-cell table:formula="of:=[.E988]-[.F988]" office:value-type="float" office:value="6081" calcext:value-type="float">
            <text:p>6081</text:p>
          </table:table-cell>
          <table:table-cell table:formula="of:=[.G988]*[.G988]" office:value-type="float" office:value="36978561" calcext:value-type="float">
            <text:p>36978561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820" calcext:value-type="float">
            <text:p>6820</text:p>
          </table:table-cell>
          <table:table-cell table:formula="of:=[.$L$4]+[.$M$4]*[.A989]+[.$N$4]*[.B989]+[.$O$4]*[.C989]+[.$P$4]*[.D989]" office:value-type="float" office:value="104" calcext:value-type="float">
            <text:p>104</text:p>
          </table:table-cell>
          <table:table-cell table:formula="of:=[.E989]-[.F989]" office:value-type="float" office:value="6716" calcext:value-type="float">
            <text:p>6716</text:p>
          </table:table-cell>
          <table:table-cell table:formula="of:=[.G989]*[.G989]" office:value-type="float" office:value="45104656" calcext:value-type="float">
            <text:p>45104656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380" calcext:value-type="float">
            <text:p>5380</text:p>
          </table:table-cell>
          <table:table-cell table:formula="of:=[.$L$4]+[.$M$4]*[.A990]+[.$N$4]*[.B990]+[.$O$4]*[.C990]+[.$P$4]*[.D990]" office:value-type="float" office:value="103" calcext:value-type="float">
            <text:p>103</text:p>
          </table:table-cell>
          <table:table-cell table:formula="of:=[.E990]-[.F990]" office:value-type="float" office:value="5277" calcext:value-type="float">
            <text:p>5277</text:p>
          </table:table-cell>
          <table:table-cell table:formula="of:=[.G990]*[.G990]" office:value-type="float" office:value="27846729" calcext:value-type="float">
            <text:p>27846729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580" calcext:value-type="float">
            <text:p>6580</text:p>
          </table:table-cell>
          <table:table-cell table:formula="of:=[.$L$4]+[.$M$4]*[.A991]+[.$N$4]*[.B991]+[.$O$4]*[.C991]+[.$P$4]*[.D991]" office:value-type="float" office:value="103" calcext:value-type="float">
            <text:p>103</text:p>
          </table:table-cell>
          <table:table-cell table:formula="of:=[.E991]-[.F991]" office:value-type="float" office:value="6477" calcext:value-type="float">
            <text:p>6477</text:p>
          </table:table-cell>
          <table:table-cell table:formula="of:=[.G991]*[.G991]" office:value-type="float" office:value="41951529" calcext:value-type="float">
            <text:p>41951529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960" calcext:value-type="float">
            <text:p>5960</text:p>
          </table:table-cell>
          <table:table-cell table:formula="of:=[.$L$4]+[.$M$4]*[.A992]+[.$N$4]*[.B992]+[.$O$4]*[.C992]+[.$P$4]*[.D992]" office:value-type="float" office:value="102" calcext:value-type="float">
            <text:p>102</text:p>
          </table:table-cell>
          <table:table-cell table:formula="of:=[.E992]-[.F992]" office:value-type="float" office:value="5858" calcext:value-type="float">
            <text:p>5858</text:p>
          </table:table-cell>
          <table:table-cell table:formula="of:=[.G992]*[.G992]" office:value-type="float" office:value="34316164" calcext:value-type="float">
            <text:p>34316164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280" calcext:value-type="float">
            <text:p>6280</text:p>
          </table:table-cell>
          <table:table-cell table:formula="of:=[.$L$4]+[.$M$4]*[.A993]+[.$N$4]*[.B993]+[.$O$4]*[.C993]+[.$P$4]*[.D993]" office:value-type="float" office:value="103" calcext:value-type="float">
            <text:p>103</text:p>
          </table:table-cell>
          <table:table-cell table:formula="of:=[.E993]-[.F993]" office:value-type="float" office:value="6177" calcext:value-type="float">
            <text:p>6177</text:p>
          </table:table-cell>
          <table:table-cell table:formula="of:=[.G993]*[.G993]" office:value-type="float" office:value="38155329" calcext:value-type="float">
            <text:p>38155329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170" calcext:value-type="float">
            <text:p>6170</text:p>
          </table:table-cell>
          <table:table-cell table:formula="of:=[.$L$4]+[.$M$4]*[.A994]+[.$N$4]*[.B994]+[.$O$4]*[.C994]+[.$P$4]*[.D994]" office:value-type="float" office:value="100" calcext:value-type="float">
            <text:p>100</text:p>
          </table:table-cell>
          <table:table-cell table:formula="of:=[.E994]-[.F994]" office:value-type="float" office:value="6070" calcext:value-type="float">
            <text:p>6070</text:p>
          </table:table-cell>
          <table:table-cell table:formula="of:=[.G994]*[.G994]" office:value-type="float" office:value="36844900" calcext:value-type="float">
            <text:p>3684490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140" calcext:value-type="float">
            <text:p>6140</text:p>
          </table:table-cell>
          <table:table-cell table:formula="of:=[.$L$4]+[.$M$4]*[.A995]+[.$N$4]*[.B995]+[.$O$4]*[.C995]+[.$P$4]*[.D995]" office:value-type="float" office:value="102" calcext:value-type="float">
            <text:p>102</text:p>
          </table:table-cell>
          <table:table-cell table:formula="of:=[.E995]-[.F995]" office:value-type="float" office:value="6038" calcext:value-type="float">
            <text:p>6038</text:p>
          </table:table-cell>
          <table:table-cell table:formula="of:=[.G995]*[.G995]" office:value-type="float" office:value="36457444" calcext:value-type="float">
            <text:p>36457444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140" calcext:value-type="float">
            <text:p>5140</text:p>
          </table:table-cell>
          <table:table-cell table:formula="of:=[.$L$4]+[.$M$4]*[.A996]+[.$N$4]*[.B996]+[.$O$4]*[.C996]+[.$P$4]*[.D996]" office:value-type="float" office:value="101" calcext:value-type="float">
            <text:p>101</text:p>
          </table:table-cell>
          <table:table-cell table:formula="of:=[.E996]-[.F996]" office:value-type="float" office:value="5039" calcext:value-type="float">
            <text:p>5039</text:p>
          </table:table-cell>
          <table:table-cell table:formula="of:=[.G996]*[.G996]" office:value-type="float" office:value="25391521" calcext:value-type="float">
            <text:p>25391521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390" calcext:value-type="float">
            <text:p>6390</text:p>
          </table:table-cell>
          <table:table-cell table:formula="of:=[.$L$4]+[.$M$4]*[.A997]+[.$N$4]*[.B997]+[.$O$4]*[.C997]+[.$P$4]*[.D997]" office:value-type="float" office:value="103" calcext:value-type="float">
            <text:p>103</text:p>
          </table:table-cell>
          <table:table-cell table:formula="of:=[.E997]-[.F997]" office:value-type="float" office:value="6287" calcext:value-type="float">
            <text:p>6287</text:p>
          </table:table-cell>
          <table:table-cell table:formula="of:=[.G997]*[.G997]" office:value-type="float" office:value="39526369" calcext:value-type="float">
            <text:p>39526369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980" calcext:value-type="float">
            <text:p>4980</text:p>
          </table:table-cell>
          <table:table-cell table:formula="of:=[.$L$4]+[.$M$4]*[.A998]+[.$N$4]*[.B998]+[.$O$4]*[.C998]+[.$P$4]*[.D998]" office:value-type="float" office:value="104" calcext:value-type="float">
            <text:p>104</text:p>
          </table:table-cell>
          <table:table-cell table:formula="of:=[.E998]-[.F998]" office:value-type="float" office:value="4876" calcext:value-type="float">
            <text:p>4876</text:p>
          </table:table-cell>
          <table:table-cell table:formula="of:=[.G998]*[.G998]" office:value-type="float" office:value="23775376" calcext:value-type="float">
            <text:p>2377537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560" calcext:value-type="float">
            <text:p>5560</text:p>
          </table:table-cell>
          <table:table-cell table:formula="of:=[.$L$4]+[.$M$4]*[.A999]+[.$N$4]*[.B999]+[.$O$4]*[.C999]+[.$P$4]*[.D999]" office:value-type="float" office:value="102" calcext:value-type="float">
            <text:p>102</text:p>
          </table:table-cell>
          <table:table-cell table:formula="of:=[.E999]-[.F999]" office:value-type="float" office:value="5458" calcext:value-type="float">
            <text:p>5458</text:p>
          </table:table-cell>
          <table:table-cell table:formula="of:=[.G999]*[.G999]" office:value-type="float" office:value="29789764" calcext:value-type="float">
            <text:p>29789764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330" calcext:value-type="float">
            <text:p>7330</text:p>
          </table:table-cell>
          <table:table-cell table:formula="of:=[.$L$4]+[.$M$4]*[.A1000]+[.$N$4]*[.B1000]+[.$O$4]*[.C1000]+[.$P$4]*[.D1000]" office:value-type="float" office:value="109" calcext:value-type="float">
            <text:p>109</text:p>
          </table:table-cell>
          <table:table-cell table:formula="of:=[.E1000]-[.F1000]" office:value-type="float" office:value="7221" calcext:value-type="float">
            <text:p>7221</text:p>
          </table:table-cell>
          <table:table-cell table:formula="of:=[.G1000]*[.G1000]" office:value-type="float" office:value="52142841" calcext:value-type="float">
            <text:p>52142841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480" calcext:value-type="float">
            <text:p>6480</text:p>
          </table:table-cell>
          <table:table-cell table:formula="of:=[.$L$4]+[.$M$4]*[.A1001]+[.$N$4]*[.B1001]+[.$O$4]*[.C1001]+[.$P$4]*[.D1001]" office:value-type="float" office:value="102" calcext:value-type="float">
            <text:p>102</text:p>
          </table:table-cell>
          <table:table-cell table:formula="of:=[.E1001]-[.F1001]" office:value-type="float" office:value="6378" calcext:value-type="float">
            <text:p>6378</text:p>
          </table:table-cell>
          <table:table-cell table:formula="of:=[.G1001]*[.G1001]" office:value-type="float" office:value="40678884" calcext:value-type="float">
            <text:p>4067888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24T23:06:02.034245023</dc:date>
    <meta:editing-duration>PT7M30S</meta:editing-duration>
    <meta:editing-cycles>1</meta:editing-cycles>
    <meta:document-statistic meta:table-count="1" meta:cell-count="8022" meta:object-count="0"/>
    <meta:generator>LibreOffice/5.2.7.2$Linux_X86_64 LibreOffice_project/20m0$Build-2</meta:generator>
  </office:meta>
</office:document-meta>
</file>